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si__arg-dblim=0-num=5-min=25-thr=100-db=data_training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4" table:default-cell-style-name="Default"/>
        <table:table-row table:style-name="ro1" table:visibility="collapse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visibility="collapse">
          <table:table-cell table:number-columns-repeated="10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4420607116913" calcext:value-type="float">
            <text:p>2.24420607116913</text:p>
          </table:table-cell>
          <table:table-cell office:value-type="float" office:value="0.928144636765583" calcext:value-type="float">
            <text:p>0.928144636765583</text:p>
          </table:table-cell>
          <table:table-cell office:value-type="float" office:value="0.863004669771079" calcext:value-type="float">
            <text:p>0.863004669771079</text:p>
          </table:table-cell>
          <table:table-cell office:value-type="float" office:value="1.20953508018179" calcext:value-type="float">
            <text:p>1.20953508018179</text:p>
          </table:table-cell>
          <table:table-cell office:value-type="float" office:value="-0.429253958601495" calcext:value-type="float">
            <text:p>-0.4292539586014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3085032656787" calcext:value-type="float">
            <text:p>1.63085032656787</text:p>
          </table:table-cell>
          <table:table-cell office:value-type="float" office:value="-0.165839818840861" calcext:value-type="float">
            <text:p>-0.165839818840861</text:p>
          </table:table-cell>
          <table:table-cell office:value-type="float" office:value="0.400705029481218" calcext:value-type="float">
            <text:p>0.400705029481218</text:p>
          </table:table-cell>
          <table:table-cell office:value-type="float" office:value="0.879693171554664" calcext:value-type="float">
            <text:p>0.879693171554664</text:p>
          </table:table-cell>
          <table:table-cell office:value-type="float" office:value="-0.415378225045919" calcext:value-type="float">
            <text:p>-0.41537822504591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7873365243889" calcext:value-type="float">
            <text:p>1.37873365243889</text:p>
          </table:table-cell>
          <table:table-cell office:value-type="float" office:value="-0.351335852873551" calcext:value-type="float">
            <text:p>-0.351335852873551</text:p>
          </table:table-cell>
          <table:table-cell office:value-type="float" office:value="0.352670164760797" calcext:value-type="float">
            <text:p>0.352670164760797</text:p>
          </table:table-cell>
          <table:table-cell office:value-type="float" office:value="0.6527324210672" calcext:value-type="float">
            <text:p>0.6527324210672</text:p>
          </table:table-cell>
          <table:table-cell office:value-type="float" office:value="-0.152743950258101" calcext:value-type="float">
            <text:p>-0.1527439502581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2782374232301" calcext:value-type="float">
            <text:p>3.02782374232301</text:p>
          </table:table-cell>
          <table:table-cell office:value-type="float" office:value="1.41693294537012" calcext:value-type="float">
            <text:p>1.41693294537012</text:p>
          </table:table-cell>
          <table:table-cell office:value-type="float" office:value="1.93690638235628" calcext:value-type="float">
            <text:p>1.93690638235628</text:p>
          </table:table-cell>
          <table:table-cell office:value-type="float" office:value="0.101144951846038" calcext:value-type="float">
            <text:p>0.101144951846038</text:p>
          </table:table-cell>
          <table:table-cell office:value-type="float" office:value="-0.269599605471696" calcext:value-type="float">
            <text:p>-0.2695996054716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21903324021078" calcext:value-type="float">
            <text:p>0.921903324021078</text:p>
          </table:table-cell>
          <table:table-cell office:value-type="float" office:value="0.546966641908675" calcext:value-type="float">
            <text:p>0.546966641908675</text:p>
          </table:table-cell>
          <table:table-cell office:value-type="float" office:value="-0.224618484357326" calcext:value-type="float">
            <text:p>-0.224618484357326</text:p>
          </table:table-cell>
          <table:table-cell office:value-type="float" office:value="0.126148498760311" calcext:value-type="float">
            <text:p>0.126148498760311</text:p>
          </table:table-cell>
          <table:table-cell office:value-type="float" office:value="1.3301192881647" calcext:value-type="float">
            <text:p>1.33011928816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0284496364284" calcext:value-type="float">
            <text:p>1.80284496364284</text:p>
          </table:table-cell>
          <table:table-cell office:value-type="float" office:value="0.484508551060803" calcext:value-type="float">
            <text:p>0.484508551060803</text:p>
          </table:table-cell>
          <table:table-cell office:value-type="float" office:value="0.680278264063121" calcext:value-type="float">
            <text:p>0.680278264063121</text:p>
          </table:table-cell>
          <table:table-cell office:value-type="float" office:value="1.1151734418628" calcext:value-type="float">
            <text:p>1.1151734418628</text:p>
          </table:table-cell>
          <table:table-cell office:value-type="float" office:value="-0.0821230825118078" calcext:value-type="float">
            <text:p>-0.0821230825118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4581416968809" calcext:value-type="float">
            <text:p>1.54581416968809</text:p>
          </table:table-cell>
          <table:table-cell office:value-type="float" office:value="0.350721801482263" calcext:value-type="float">
            <text:p>0.350721801482263</text:p>
          </table:table-cell>
          <table:table-cell office:value-type="float" office:value="-1.22491501306345" calcext:value-type="float">
            <text:p>-1.22491501306345</text:p>
          </table:table-cell>
          <table:table-cell office:value-type="float" office:value="0.181945621622258" calcext:value-type="float">
            <text:p>0.181945621622258</text:p>
          </table:table-cell>
          <table:table-cell office:value-type="float" office:value="-0.0561616984363714" calcext:value-type="float">
            <text:p>-0.0561616984363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9459455576366" calcext:value-type="float">
            <text:p>1.89459455576366</text:p>
          </table:table-cell>
          <table:table-cell office:value-type="float" office:value="-0.182399490238571" calcext:value-type="float">
            <text:p>-0.182399490238571</text:p>
          </table:table-cell>
          <table:table-cell office:value-type="float" office:value="0.873647580540847" calcext:value-type="float">
            <text:p>0.873647580540847</text:p>
          </table:table-cell>
          <table:table-cell office:value-type="float" office:value="0.375295336627836" calcext:value-type="float">
            <text:p>0.375295336627836</text:p>
          </table:table-cell>
          <table:table-cell office:value-type="float" office:value="-0.420737953896817" calcext:value-type="float">
            <text:p>-0.4207379538968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1774439866674" calcext:value-type="float">
            <text:p>1.51774439866674</text:p>
          </table:table-cell>
          <table:table-cell office:value-type="float" office:value="0.668343084608559" calcext:value-type="float">
            <text:p>0.668343084608559</text:p>
          </table:table-cell>
          <table:table-cell office:value-type="float" office:value="0.957397942947711" calcext:value-type="float">
            <text:p>0.957397942947711</text:p>
          </table:table-cell>
          <table:table-cell office:value-type="float" office:value="0.338407036372194" calcext:value-type="float">
            <text:p>0.338407036372194</text:p>
          </table:table-cell>
          <table:table-cell office:value-type="float" office:value="-0.634617268202125" calcext:value-type="float">
            <text:p>-0.63461726820212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8350413982811" calcext:value-type="float">
            <text:p>1.98350413982811</text:p>
          </table:table-cell>
          <table:table-cell office:value-type="float" office:value="0.564560332055882" calcext:value-type="float">
            <text:p>0.564560332055882</text:p>
          </table:table-cell>
          <table:table-cell office:value-type="float" office:value="0.745058897082538" calcext:value-type="float">
            <text:p>0.745058897082538</text:p>
          </table:table-cell>
          <table:table-cell office:value-type="float" office:value="0.373422471911449" calcext:value-type="float">
            <text:p>0.373422471911449</text:p>
          </table:table-cell>
          <table:table-cell office:value-type="float" office:value="-0.11521465318407" calcext:value-type="float">
            <text:p>-0.115214653184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51815223588409" calcext:value-type="float">
            <text:p>5.51815223588409</text:p>
          </table:table-cell>
          <table:table-cell office:value-type="float" office:value="2.55368180300002" calcext:value-type="float">
            <text:p>2.55368180300002</text:p>
          </table:table-cell>
          <table:table-cell office:value-type="float" office:value="1.35829943062069" calcext:value-type="float">
            <text:p>1.35829943062069</text:p>
          </table:table-cell>
          <table:table-cell office:value-type="float" office:value="0.172269740046821" calcext:value-type="float">
            <text:p>0.172269740046821</text:p>
          </table:table-cell>
          <table:table-cell office:value-type="float" office:value="-0.890067608357213" calcext:value-type="float">
            <text:p>-0.8900676083572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556539882958" calcext:value-type="float">
            <text:p>2.5556539882958</text:p>
          </table:table-cell>
          <table:table-cell office:value-type="float" office:value="0.45279431490118" calcext:value-type="float">
            <text:p>0.45279431490118</text:p>
          </table:table-cell>
          <table:table-cell office:value-type="float" office:value="0.667047838924533" calcext:value-type="float">
            <text:p>0.667047838924533</text:p>
          </table:table-cell>
          <table:table-cell office:value-type="float" office:value="1.28380910699129" calcext:value-type="float">
            <text:p>1.28380910699129</text:p>
          </table:table-cell>
          <table:table-cell office:value-type="float" office:value="-0.759364472074994" calcext:value-type="float">
            <text:p>-0.7593644720749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5587311624675" calcext:value-type="float">
            <text:p>2.55587311624675</text:p>
          </table:table-cell>
          <table:table-cell office:value-type="float" office:value="0.510218030005907" calcext:value-type="float">
            <text:p>0.510218030005907</text:p>
          </table:table-cell>
          <table:table-cell office:value-type="float" office:value="0.578824195041307" calcext:value-type="float">
            <text:p>0.578824195041307</text:p>
          </table:table-cell>
          <table:table-cell office:value-type="float" office:value="1.2875673201383" calcext:value-type="float">
            <text:p>1.2875673201383</text:p>
          </table:table-cell>
          <table:table-cell office:value-type="float" office:value="-0.743360230632336" calcext:value-type="float">
            <text:p>-0.7433602306323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31890878743557" calcext:value-type="float">
            <text:p>5.31890878743557</text:p>
          </table:table-cell>
          <table:table-cell office:value-type="float" office:value="1.88608082709311" calcext:value-type="float">
            <text:p>1.88608082709311</text:p>
          </table:table-cell>
          <table:table-cell office:value-type="float" office:value="1.58051652428055" calcext:value-type="float">
            <text:p>1.58051652428055</text:p>
          </table:table-cell>
          <table:table-cell office:value-type="float" office:value="2.12850569988628" calcext:value-type="float">
            <text:p>2.12850569988628</text:p>
          </table:table-cell>
          <table:table-cell office:value-type="float" office:value="-0.110669058296174" calcext:value-type="float">
            <text:p>-0.1106690582961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3230843479599" calcext:value-type="float">
            <text:p>2.33230843479599</text:p>
          </table:table-cell>
          <table:table-cell office:value-type="float" office:value="0.796924157137105" calcext:value-type="float">
            <text:p>0.796924157137105</text:p>
          </table:table-cell>
          <table:table-cell office:value-type="float" office:value="1.22480160899255" calcext:value-type="float">
            <text:p>1.22480160899255</text:p>
          </table:table-cell>
          <table:table-cell office:value-type="float" office:value="0.771205090178707" calcext:value-type="float">
            <text:p>0.771205090178707</text:p>
          </table:table-cell>
          <table:table-cell office:value-type="float" office:value="-0.355347150949042" calcext:value-type="float">
            <text:p>-0.3553471509490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58578146939609" calcext:value-type="float">
            <text:p>0.958578146939609</text:p>
          </table:table-cell>
          <table:table-cell office:value-type="float" office:value="0.249893153549251" calcext:value-type="float">
            <text:p>0.249893153549251</text:p>
          </table:table-cell>
          <table:table-cell office:value-type="float" office:value="-0.500462616122403" calcext:value-type="float">
            <text:p>-0.500462616122403</text:p>
          </table:table-cell>
          <table:table-cell office:value-type="float" office:value="-0.0510506016739337" calcext:value-type="float">
            <text:p>-0.051050601673934</text:p>
          </table:table-cell>
          <table:table-cell office:value-type="float" office:value="0.296926450038413" calcext:value-type="float">
            <text:p>0.2969264500384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3126830726824" calcext:value-type="float">
            <text:p>2.53126830726824</text:p>
          </table:table-cell>
          <table:table-cell office:value-type="float" office:value="0.881583887152427" calcext:value-type="float">
            <text:p>0.881583887152427</text:p>
          </table:table-cell>
          <table:table-cell office:value-type="float" office:value="0.897484930985007" calcext:value-type="float">
            <text:p>0.897484930985007</text:p>
          </table:table-cell>
          <table:table-cell office:value-type="float" office:value="1.29378182043872" calcext:value-type="float">
            <text:p>1.29378182043872</text:p>
          </table:table-cell>
          <table:table-cell office:value-type="float" office:value="-0.996422164129539" calcext:value-type="float">
            <text:p>-0.99642216412953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8507277891442" calcext:value-type="float">
            <text:p>3.08507277891442</text:p>
          </table:table-cell>
          <table:table-cell office:value-type="float" office:value="0.940489662713522" calcext:value-type="float">
            <text:p>0.940489662713522</text:p>
          </table:table-cell>
          <table:table-cell office:value-type="float" office:value="1.27109076173834" calcext:value-type="float">
            <text:p>1.27109076173834</text:p>
          </table:table-cell>
          <table:table-cell office:value-type="float" office:value="1.79480496975942" calcext:value-type="float">
            <text:p>1.79480496975942</text:p>
          </table:table-cell>
          <table:table-cell office:value-type="float" office:value="-0.346408639444608" calcext:value-type="float">
            <text:p>-0.3464086394446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5414235528704" calcext:value-type="float">
            <text:p>4.35414235528704</text:p>
          </table:table-cell>
          <table:table-cell office:value-type="float" office:value="1.75959315162805" calcext:value-type="float">
            <text:p>1.75959315162805</text:p>
          </table:table-cell>
          <table:table-cell office:value-type="float" office:value="1.98932271888572" calcext:value-type="float">
            <text:p>1.98932271888572</text:p>
          </table:table-cell>
          <table:table-cell office:value-type="float" office:value="1.25307725420848" calcext:value-type="float">
            <text:p>1.25307725420848</text:p>
          </table:table-cell>
          <table:table-cell office:value-type="float" office:value="-0.307653875492654" calcext:value-type="float">
            <text:p>-0.3076538754926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7880125473034" calcext:value-type="float">
            <text:p>2.17880125473034</text:p>
          </table:table-cell>
          <table:table-cell office:value-type="float" office:value="0.970450646121754" calcext:value-type="float">
            <text:p>0.970450646121754</text:p>
          </table:table-cell>
          <table:table-cell office:value-type="float" office:value="0.487137664078159" calcext:value-type="float">
            <text:p>0.487137664078159</text:p>
          </table:table-cell>
          <table:table-cell office:value-type="float" office:value="0.362310125989325" calcext:value-type="float">
            <text:p>0.362310125989325</text:p>
          </table:table-cell>
          <table:table-cell office:value-type="float" office:value="-0.15455496814375" calcext:value-type="float">
            <text:p>-0.154554968143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27701799344301" calcext:value-type="float">
            <text:p>5.27701799344301</text:p>
          </table:table-cell>
          <table:table-cell office:value-type="float" office:value="2.52812976420076" calcext:value-type="float">
            <text:p>2.52812976420076</text:p>
          </table:table-cell>
          <table:table-cell office:value-type="float" office:value="4.43563861708446" calcext:value-type="float">
            <text:p>4.43563861708446</text:p>
          </table:table-cell>
          <table:table-cell office:value-type="float" office:value="3.53998349488173" calcext:value-type="float">
            <text:p>3.53998349488173</text:p>
          </table:table-cell>
          <table:table-cell office:value-type="float" office:value="0.00683308898333844" calcext:value-type="float">
            <text:p>0.00683308898333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1600248721166" calcext:value-type="float">
            <text:p>2.51600248721166</text:p>
          </table:table-cell>
          <table:table-cell office:value-type="float" office:value="0.262632479037887" calcext:value-type="float">
            <text:p>0.262632479037887</text:p>
          </table:table-cell>
          <table:table-cell office:value-type="float" office:value="0.73719085878436" calcext:value-type="float">
            <text:p>0.73719085878436</text:p>
          </table:table-cell>
          <table:table-cell office:value-type="float" office:value="1.09374475054433" calcext:value-type="float">
            <text:p>1.09374475054433</text:p>
          </table:table-cell>
          <table:table-cell office:value-type="float" office:value="-0.426389798148907" calcext:value-type="float">
            <text:p>-0.4263897981489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1300993870594" calcext:value-type="float">
            <text:p>2.01300993870594</text:p>
          </table:table-cell>
          <table:table-cell office:value-type="float" office:value="0.716874202310928" calcext:value-type="float">
            <text:p>0.716874202310928</text:p>
          </table:table-cell>
          <table:table-cell office:value-type="float" office:value="1.09762183908516" calcext:value-type="float">
            <text:p>1.09762183908516</text:p>
          </table:table-cell>
          <table:table-cell office:value-type="float" office:value="0.574978874018722" calcext:value-type="float">
            <text:p>0.574978874018722</text:p>
          </table:table-cell>
          <table:table-cell office:value-type="float" office:value="-0.354599236964354" calcext:value-type="float">
            <text:p>-0.3545992369643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024989512432" calcext:value-type="float">
            <text:p>4.3024989512432</text:p>
          </table:table-cell>
          <table:table-cell office:value-type="float" office:value="2.14885965056947" calcext:value-type="float">
            <text:p>2.14885965056947</text:p>
          </table:table-cell>
          <table:table-cell office:value-type="float" office:value="0.896626065887995" calcext:value-type="float">
            <text:p>0.896626065887995</text:p>
          </table:table-cell>
          <table:table-cell office:value-type="float" office:value="0.836601937356133" calcext:value-type="float">
            <text:p>0.836601937356133</text:p>
          </table:table-cell>
          <table:table-cell office:value-type="float" office:value="1.20916897643562" calcext:value-type="float">
            <text:p>1.209168976435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4159921099896" calcext:value-type="float">
            <text:p>3.14159921099896</text:p>
          </table:table-cell>
          <table:table-cell office:value-type="float" office:value="1.24581775162672" calcext:value-type="float">
            <text:p>1.24581775162672</text:p>
          </table:table-cell>
          <table:table-cell office:value-type="float" office:value="1.9733776047789" calcext:value-type="float">
            <text:p>1.9733776047789</text:p>
          </table:table-cell>
          <table:table-cell office:value-type="float" office:value="0.399072791264706" calcext:value-type="float">
            <text:p>0.399072791264706</text:p>
          </table:table-cell>
          <table:table-cell office:value-type="float" office:value="0.0603778305184004" calcext:value-type="float">
            <text:p>0.060377830518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0683635343444" calcext:value-type="float">
            <text:p>3.40683635343444</text:p>
          </table:table-cell>
          <table:table-cell office:value-type="float" office:value="1.05540133410897" calcext:value-type="float">
            <text:p>1.05540133410897</text:p>
          </table:table-cell>
          <table:table-cell office:value-type="float" office:value="1.77549016733489" calcext:value-type="float">
            <text:p>1.77549016733489</text:p>
          </table:table-cell>
          <table:table-cell office:value-type="float" office:value="1.69646395643726" calcext:value-type="float">
            <text:p>1.69646395643726</text:p>
          </table:table-cell>
          <table:table-cell office:value-type="float" office:value="-0.386049171336982" calcext:value-type="float">
            <text:p>-0.38604917133698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9791459217846" calcext:value-type="float">
            <text:p>1.99791459217846</text:p>
          </table:table-cell>
          <table:table-cell office:value-type="float" office:value="0.529749638318957" calcext:value-type="float">
            <text:p>0.529749638318957</text:p>
          </table:table-cell>
          <table:table-cell office:value-type="float" office:value="1.16698981806129" calcext:value-type="float">
            <text:p>1.16698981806129</text:p>
          </table:table-cell>
          <table:table-cell office:value-type="float" office:value="1.23525285811512" calcext:value-type="float">
            <text:p>1.23525285811512</text:p>
          </table:table-cell>
          <table:table-cell office:value-type="float" office:value="-0.425492697642942" calcext:value-type="float">
            <text:p>-0.425492697642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6890221063205" calcext:value-type="float">
            <text:p>1.26890221063205</text:p>
          </table:table-cell>
          <table:table-cell office:value-type="float" office:value="0.41887170614806" calcext:value-type="float">
            <text:p>0.41887170614806</text:p>
          </table:table-cell>
          <table:table-cell office:value-type="float" office:value="1.24429721499567" calcext:value-type="float">
            <text:p>1.24429721499567</text:p>
          </table:table-cell>
          <table:table-cell office:value-type="float" office:value="0.96538036349394" calcext:value-type="float">
            <text:p>0.96538036349394</text:p>
          </table:table-cell>
          <table:table-cell office:value-type="float" office:value="0.0195286375067366" calcext:value-type="float">
            <text:p>0.0195286375067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.14272181179146" calcext:value-type="float">
            <text:p>7.14272181179146</text:p>
          </table:table-cell>
          <table:table-cell office:value-type="float" office:value="3.0495606335166" calcext:value-type="float">
            <text:p>3.0495606335166</text:p>
          </table:table-cell>
          <table:table-cell office:value-type="float" office:value="-0.584335891711194" calcext:value-type="float">
            <text:p>-0.584335891711194</text:p>
          </table:table-cell>
          <table:table-cell office:value-type="float" office:value="1.18381894907537" calcext:value-type="float">
            <text:p>1.18381894907537</text:p>
          </table:table-cell>
          <table:table-cell office:value-type="float" office:value="1.94007937576887" calcext:value-type="float">
            <text:p>1.940079375768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2188899754755" calcext:value-type="float">
            <text:p>2.12188899754755</text:p>
          </table:table-cell>
          <table:table-cell office:value-type="float" office:value="1.05363352082653" calcext:value-type="float">
            <text:p>1.05363352082653</text:p>
          </table:table-cell>
          <table:table-cell office:value-type="float" office:value="1.137581642931" calcext:value-type="float">
            <text:p>1.137581642931</text:p>
          </table:table-cell>
          <table:table-cell office:value-type="float" office:value="0.0832241008376361" calcext:value-type="float">
            <text:p>0.083224100837636</text:p>
          </table:table-cell>
          <table:table-cell office:value-type="float" office:value="0.165541391059818" calcext:value-type="float">
            <text:p>0.1655413910598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3741636495996" calcext:value-type="float">
            <text:p>1.63741636495996</text:p>
          </table:table-cell>
          <table:table-cell office:value-type="float" office:value="-0.0685543406034995" calcext:value-type="float">
            <text:p>-0.0685543406035</text:p>
          </table:table-cell>
          <table:table-cell office:value-type="float" office:value="1.00456014287731" calcext:value-type="float">
            <text:p>1.00456014287731</text:p>
          </table:table-cell>
          <table:table-cell office:value-type="float" office:value="0.860152552927941" calcext:value-type="float">
            <text:p>0.860152552927941</text:p>
          </table:table-cell>
          <table:table-cell office:value-type="float" office:value="-0.185258246992894" calcext:value-type="float">
            <text:p>-0.1852582469928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4210852275844" calcext:value-type="float">
            <text:p>1.24210852275844</text:p>
          </table:table-cell>
          <table:table-cell office:value-type="float" office:value="-0.567596684506005" calcext:value-type="float">
            <text:p>-0.567596684506005</text:p>
          </table:table-cell>
          <table:table-cell office:value-type="float" office:value="0.487429489425648" calcext:value-type="float">
            <text:p>0.487429489425648</text:p>
          </table:table-cell>
          <table:table-cell office:value-type="float" office:value="0.54018253629948" calcext:value-type="float">
            <text:p>0.54018253629948</text:p>
          </table:table-cell>
          <table:table-cell office:value-type="float" office:value="0.212173335124353" calcext:value-type="float">
            <text:p>0.21217333512435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2615092439919" calcext:value-type="float">
            <text:p>2.22615092439919</text:p>
          </table:table-cell>
          <table:table-cell office:value-type="float" office:value="0.403485433929099" calcext:value-type="float">
            <text:p>0.403485433929099</text:p>
          </table:table-cell>
          <table:table-cell office:value-type="float" office:value="1.45156144532731" calcext:value-type="float">
            <text:p>1.45156144532731</text:p>
          </table:table-cell>
          <table:table-cell office:value-type="float" office:value="0.954796330077763" calcext:value-type="float">
            <text:p>0.954796330077763</text:p>
          </table:table-cell>
          <table:table-cell office:value-type="float" office:value="0.330681151521957" calcext:value-type="float">
            <text:p>0.33068115152195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0668052785172" calcext:value-type="float">
            <text:p>2.90668052785172</text:p>
          </table:table-cell>
          <table:table-cell office:value-type="float" office:value="0.599270427241473" calcext:value-type="float">
            <text:p>0.599270427241473</text:p>
          </table:table-cell>
          <table:table-cell office:value-type="float" office:value="-0.0863684151767032" calcext:value-type="float">
            <text:p>-0.086368415176703</text:p>
          </table:table-cell>
          <table:table-cell office:value-type="float" office:value="1.24365425769712" calcext:value-type="float">
            <text:p>1.24365425769712</text:p>
          </table:table-cell>
          <table:table-cell office:value-type="float" office:value="-0.222500226128373" calcext:value-type="float">
            <text:p>-0.22250022612837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6324646923963" calcext:value-type="float">
            <text:p>3.46324646923963</text:p>
          </table:table-cell>
          <table:table-cell office:value-type="float" office:value="1.9439460729213" calcext:value-type="float">
            <text:p>1.9439460729213</text:p>
          </table:table-cell>
          <table:table-cell office:value-type="float" office:value="1.36345512361451" calcext:value-type="float">
            <text:p>1.36345512361451</text:p>
          </table:table-cell>
          <table:table-cell office:value-type="float" office:value="-2.13087066536669" calcext:value-type="float">
            <text:p>-2.13087066536669</text:p>
          </table:table-cell>
          <table:table-cell office:value-type="float" office:value="0.139903960962517" calcext:value-type="float">
            <text:p>0.1399039609625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7534237184854" calcext:value-type="float">
            <text:p>3.87534237184854</text:p>
          </table:table-cell>
          <table:table-cell office:value-type="float" office:value="0.471784883340001" calcext:value-type="float">
            <text:p>0.471784883340001</text:p>
          </table:table-cell>
          <table:table-cell office:value-type="float" office:value="1.90981523315463" calcext:value-type="float">
            <text:p>1.90981523315463</text:p>
          </table:table-cell>
          <table:table-cell office:value-type="float" office:value="-0.516763786232582" calcext:value-type="float">
            <text:p>-0.516763786232582</text:p>
          </table:table-cell>
          <table:table-cell office:value-type="float" office:value="-0.738878223634112" calcext:value-type="float">
            <text:p>-0.7388782236341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2424216584643" calcext:value-type="float">
            <text:p>2.72424216584643</text:p>
          </table:table-cell>
          <table:table-cell office:value-type="float" office:value="0.609464128162944" calcext:value-type="float">
            <text:p>0.609464128162944</text:p>
          </table:table-cell>
          <table:table-cell office:value-type="float" office:value="1.77065139557003" calcext:value-type="float">
            <text:p>1.77065139557003</text:p>
          </table:table-cell>
          <table:table-cell office:value-type="float" office:value="1.55776901947377" calcext:value-type="float">
            <text:p>1.55776901947377</text:p>
          </table:table-cell>
          <table:table-cell office:value-type="float" office:value="-0.642854298533336" calcext:value-type="float">
            <text:p>-0.6428542985333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819037940558195" calcext:value-type="float">
            <text:p>0.819037940558195</text:p>
          </table:table-cell>
          <table:table-cell office:value-type="float" office:value="0.224497790765469" calcext:value-type="float">
            <text:p>0.224497790765469</text:p>
          </table:table-cell>
          <table:table-cell office:value-type="float" office:value="0.542944230450814" calcext:value-type="float">
            <text:p>0.542944230450814</text:p>
          </table:table-cell>
          <table:table-cell office:value-type="float" office:value="0.267053515921679" calcext:value-type="float">
            <text:p>0.267053515921679</text:p>
          </table:table-cell>
          <table:table-cell office:value-type="float" office:value="0.207940397616915" calcext:value-type="float">
            <text:p>0.20794039761691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5134020476386" calcext:value-type="float">
            <text:p>4.25134020476386</text:p>
          </table:table-cell>
          <table:table-cell office:value-type="float" office:value="1.62641906407141" calcext:value-type="float">
            <text:p>1.62641906407141</text:p>
          </table:table-cell>
          <table:table-cell office:value-type="float" office:value="1.36021908131295" calcext:value-type="float">
            <text:p>1.36021908131295</text:p>
          </table:table-cell>
          <table:table-cell office:value-type="float" office:value="-1.91654246042406" calcext:value-type="float">
            <text:p>-1.91654246042406</text:p>
          </table:table-cell>
          <table:table-cell office:value-type="float" office:value="-1.05298362849911" calcext:value-type="float">
            <text:p>-1.052983628499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5080630717076" calcext:value-type="float">
            <text:p>3.35080630717076</text:p>
          </table:table-cell>
          <table:table-cell office:value-type="float" office:value="1.12398408310516" calcext:value-type="float">
            <text:p>1.12398408310516</text:p>
          </table:table-cell>
          <table:table-cell office:value-type="float" office:value="2.08384804892402" calcext:value-type="float">
            <text:p>2.08384804892402</text:p>
          </table:table-cell>
          <table:table-cell office:value-type="float" office:value="-0.547818610225211" calcext:value-type="float">
            <text:p>-0.547818610225211</text:p>
          </table:table-cell>
          <table:table-cell office:value-type="float" office:value="-1.01702620020395" calcext:value-type="float">
            <text:p>-1.017026200203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4717994663963" calcext:value-type="float">
            <text:p>4.94717994663963</text:p>
          </table:table-cell>
          <table:table-cell office:value-type="float" office:value="2.47758334568627" calcext:value-type="float">
            <text:p>2.47758334568627</text:p>
          </table:table-cell>
          <table:table-cell office:value-type="float" office:value="2.41711197327416" calcext:value-type="float">
            <text:p>2.41711197327416</text:p>
          </table:table-cell>
          <table:table-cell office:value-type="float" office:value="2.00922945742367" calcext:value-type="float">
            <text:p>2.00922945742367</text:p>
          </table:table-cell>
          <table:table-cell office:value-type="float" office:value="-0.0623456371804021" calcext:value-type="float">
            <text:p>-0.0623456371804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2414211902731" calcext:value-type="float">
            <text:p>1.52414211902731</text:p>
          </table:table-cell>
          <table:table-cell office:value-type="float" office:value="0.576406724603025" calcext:value-type="float">
            <text:p>0.576406724603025</text:p>
          </table:table-cell>
          <table:table-cell office:value-type="float" office:value="0.797173124968488" calcext:value-type="float">
            <text:p>0.797173124968488</text:p>
          </table:table-cell>
          <table:table-cell office:value-type="float" office:value="0.250345146244693" calcext:value-type="float">
            <text:p>0.250345146244693</text:p>
          </table:table-cell>
          <table:table-cell office:value-type="float" office:value="-0.00824949541700233" calcext:value-type="float">
            <text:p>-0.0082494954170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3225611026606" calcext:value-type="float">
            <text:p>3.03225611026606</text:p>
          </table:table-cell>
          <table:table-cell office:value-type="float" office:value="0.0507232967838702" calcext:value-type="float">
            <text:p>0.05072329678387</text:p>
          </table:table-cell>
          <table:table-cell office:value-type="float" office:value="1.54131055729898" calcext:value-type="float">
            <text:p>1.54131055729898</text:p>
          </table:table-cell>
          <table:table-cell office:value-type="float" office:value="1.65554167123001" calcext:value-type="float">
            <text:p>1.65554167123001</text:p>
          </table:table-cell>
          <table:table-cell office:value-type="float" office:value="0.357875748481802" calcext:value-type="float">
            <text:p>0.3578757484818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8346326597762" calcext:value-type="float">
            <text:p>1.68346326597762</text:p>
          </table:table-cell>
          <table:table-cell office:value-type="float" office:value="0.795373121265719" calcext:value-type="float">
            <text:p>0.795373121265719</text:p>
          </table:table-cell>
          <table:table-cell office:value-type="float" office:value="1.43378619814747" calcext:value-type="float">
            <text:p>1.43378619814747</text:p>
          </table:table-cell>
          <table:table-cell office:value-type="float" office:value="1.03433731532693" calcext:value-type="float">
            <text:p>1.03433731532693</text:p>
          </table:table-cell>
          <table:table-cell office:value-type="float" office:value="-0.192649543981868" calcext:value-type="float">
            <text:p>-0.1926495439818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9699759528943" calcext:value-type="float">
            <text:p>2.29699759528943</text:p>
          </table:table-cell>
          <table:table-cell office:value-type="float" office:value="1.09177676970333" calcext:value-type="float">
            <text:p>1.09177676970333</text:p>
          </table:table-cell>
          <table:table-cell office:value-type="float" office:value="0.541935127162762" calcext:value-type="float">
            <text:p>0.541935127162762</text:p>
          </table:table-cell>
          <table:table-cell office:value-type="float" office:value="-0.853388177148793" calcext:value-type="float">
            <text:p>-0.853388177148793</text:p>
          </table:table-cell>
          <table:table-cell office:value-type="float" office:value="-0.207909290712943" calcext:value-type="float">
            <text:p>-0.20790929071294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81840939840504" calcext:value-type="float">
            <text:p>4.81840939840504</text:p>
          </table:table-cell>
          <table:table-cell office:value-type="float" office:value="2.43783922493067" calcext:value-type="float">
            <text:p>2.43783922493067</text:p>
          </table:table-cell>
          <table:table-cell office:value-type="float" office:value="0.626015976230766" calcext:value-type="float">
            <text:p>0.626015976230766</text:p>
          </table:table-cell>
          <table:table-cell office:value-type="float" office:value="-0.214885050290453" calcext:value-type="float">
            <text:p>-0.214885050290453</text:p>
          </table:table-cell>
          <table:table-cell office:value-type="float" office:value="-0.412562488531013" calcext:value-type="float">
            <text:p>-0.4125624885310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0001658729062131" calcext:value-type="float">
            <text:p>0.000165872906213</text:p>
          </table:table-cell>
          <table:table-cell office:value-type="float" office:value="0.000081022144357552" calcext:value-type="float">
            <text:p>8.1022144357552E-05</text:p>
          </table:table-cell>
          <table:table-cell office:value-type="float" office:value="0.000338313676193813" calcext:value-type="float">
            <text:p>0.000338313676194</text:p>
          </table:table-cell>
          <table:table-cell office:value-type="float" office:value="0.000306650989985162" calcext:value-type="float">
            <text:p>0.000306650989985</text:p>
          </table:table-cell>
          <table:table-cell office:value-type="float" office:value="-0.000149315324942279" calcext:value-type="float">
            <text:p>-0.0001493153249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1237062376167" calcext:value-type="float">
            <text:p>2.41237062376167</text:p>
          </table:table-cell>
          <table:table-cell office:value-type="float" office:value="0.858389533572107" calcext:value-type="float">
            <text:p>0.858389533572107</text:p>
          </table:table-cell>
          <table:table-cell office:value-type="float" office:value="1.26224103132245" calcext:value-type="float">
            <text:p>1.26224103132245</text:p>
          </table:table-cell>
          <table:table-cell office:value-type="float" office:value="-0.107775526203206" calcext:value-type="float">
            <text:p>-0.107775526203206</text:p>
          </table:table-cell>
          <table:table-cell office:value-type="float" office:value="-0.65952987268244" calcext:value-type="float">
            <text:p>-0.659529872682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2031668622107" calcext:value-type="float">
            <text:p>3.52031668622107</text:p>
          </table:table-cell>
          <table:table-cell office:value-type="float" office:value="2.12798127896606" calcext:value-type="float">
            <text:p>2.12798127896606</text:p>
          </table:table-cell>
          <table:table-cell office:value-type="float" office:value="0.632813449755682" calcext:value-type="float">
            <text:p>0.632813449755682</text:p>
          </table:table-cell>
          <table:table-cell office:value-type="float" office:value="-4.45177343992732" calcext:value-type="float">
            <text:p>-4.45177343992732</text:p>
          </table:table-cell>
          <table:table-cell office:value-type="float" office:value="-0.414648475604859" calcext:value-type="float">
            <text:p>-0.4146484756048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3776075773668" calcext:value-type="float">
            <text:p>1.73776075773668</text:p>
          </table:table-cell>
          <table:table-cell office:value-type="float" office:value="0.104454727904214" calcext:value-type="float">
            <text:p>0.104454727904214</text:p>
          </table:table-cell>
          <table:table-cell office:value-type="float" office:value="0.225834710569811" calcext:value-type="float">
            <text:p>0.225834710569811</text:p>
          </table:table-cell>
          <table:table-cell office:value-type="float" office:value="0.301867184192071" calcext:value-type="float">
            <text:p>0.301867184192071</text:p>
          </table:table-cell>
          <table:table-cell office:value-type="float" office:value="0.204727480318598" calcext:value-type="float">
            <text:p>0.2047274803185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94346004369" calcext:value-type="float">
            <text:p>1.994346004369</text:p>
          </table:table-cell>
          <table:table-cell office:value-type="float" office:value="0.881107254847459" calcext:value-type="float">
            <text:p>0.881107254847459</text:p>
          </table:table-cell>
          <table:table-cell office:value-type="float" office:value="1.51042732097473" calcext:value-type="float">
            <text:p>1.51042732097473</text:p>
          </table:table-cell>
          <table:table-cell office:value-type="float" office:value="1.27809219456659" calcext:value-type="float">
            <text:p>1.27809219456659</text:p>
          </table:table-cell>
          <table:table-cell office:value-type="float" office:value="-1.43943430204238" calcext:value-type="float">
            <text:p>-1.4394343020423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3302581118449" calcext:value-type="float">
            <text:p>2.73302581118449</text:p>
          </table:table-cell>
          <table:table-cell office:value-type="float" office:value="0.616702550947967" calcext:value-type="float">
            <text:p>0.616702550947967</text:p>
          </table:table-cell>
          <table:table-cell office:value-type="float" office:value="0.966923183161197" calcext:value-type="float">
            <text:p>0.966923183161197</text:p>
          </table:table-cell>
          <table:table-cell office:value-type="float" office:value="1.02430348995113" calcext:value-type="float">
            <text:p>1.02430348995113</text:p>
          </table:table-cell>
          <table:table-cell office:value-type="float" office:value="-0.08018210104494" calcext:value-type="float">
            <text:p>-0.080182101044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8702007905722" calcext:value-type="float">
            <text:p>3.88702007905722</text:p>
          </table:table-cell>
          <table:table-cell office:value-type="float" office:value="1.99758306560193" calcext:value-type="float">
            <text:p>1.99758306560193</text:p>
          </table:table-cell>
          <table:table-cell office:value-type="float" office:value="2.14925709638984" calcext:value-type="float">
            <text:p>2.14925709638984</text:p>
          </table:table-cell>
          <table:table-cell office:value-type="float" office:value="1.13685770665963" calcext:value-type="float">
            <text:p>1.13685770665963</text:p>
          </table:table-cell>
          <table:table-cell office:value-type="float" office:value="-0.205191380734295" calcext:value-type="float">
            <text:p>-0.2051913807342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9185149789018" calcext:value-type="float">
            <text:p>2.09185149789018</text:p>
          </table:table-cell>
          <table:table-cell office:value-type="float" office:value="0.348996588341919" calcext:value-type="float">
            <text:p>0.348996588341919</text:p>
          </table:table-cell>
          <table:table-cell office:value-type="float" office:value="1.16457569213664" calcext:value-type="float">
            <text:p>1.16457569213664</text:p>
          </table:table-cell>
          <table:table-cell office:value-type="float" office:value="1.31100643688505" calcext:value-type="float">
            <text:p>1.31100643688505</text:p>
          </table:table-cell>
          <table:table-cell office:value-type="float" office:value="-0.228749147427575" calcext:value-type="float">
            <text:p>-0.2287491474275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1506578114646" calcext:value-type="float">
            <text:p>4.11506578114646</text:p>
          </table:table-cell>
          <table:table-cell office:value-type="float" office:value="1.79630682509883" calcext:value-type="float">
            <text:p>1.79630682509883</text:p>
          </table:table-cell>
          <table:table-cell office:value-type="float" office:value="-1.45874348900814" calcext:value-type="float">
            <text:p>-1.45874348900814</text:p>
          </table:table-cell>
          <table:table-cell office:value-type="float" office:value="0.743213474456363" calcext:value-type="float">
            <text:p>0.743213474456363</text:p>
          </table:table-cell>
          <table:table-cell office:value-type="float" office:value="1.36966432548548" calcext:value-type="float">
            <text:p>1.3696643254854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7727930046545" calcext:value-type="float">
            <text:p>2.87727930046545</text:p>
          </table:table-cell>
          <table:table-cell office:value-type="float" office:value="1.08833559516971" calcext:value-type="float">
            <text:p>1.08833559516971</text:p>
          </table:table-cell>
          <table:table-cell office:value-type="float" office:value="0.756673225104361" calcext:value-type="float">
            <text:p>0.756673225104361</text:p>
          </table:table-cell>
          <table:table-cell office:value-type="float" office:value="-0.985444807468274" calcext:value-type="float">
            <text:p>-0.985444807468274</text:p>
          </table:table-cell>
          <table:table-cell office:value-type="float" office:value="-0.537665438273511" calcext:value-type="float">
            <text:p>-0.5376654382735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4123829758921" calcext:value-type="float">
            <text:p>1.44123829758921</text:p>
          </table:table-cell>
          <table:table-cell office:value-type="float" office:value="0.716023444483244" calcext:value-type="float">
            <text:p>0.716023444483244</text:p>
          </table:table-cell>
          <table:table-cell office:value-type="float" office:value="0.501027638452011" calcext:value-type="float">
            <text:p>0.501027638452011</text:p>
          </table:table-cell>
          <table:table-cell office:value-type="float" office:value="-0.697098056296527" calcext:value-type="float">
            <text:p>-0.697098056296527</text:p>
          </table:table-cell>
          <table:table-cell office:value-type="float" office:value="-0.281861244258523" calcext:value-type="float">
            <text:p>-0.28186124425852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86651338964638" calcext:value-type="float">
            <text:p>5.86651338964638</text:p>
          </table:table-cell>
          <table:table-cell office:value-type="float" office:value="2.62539289320963" calcext:value-type="float">
            <text:p>2.62539289320963</text:p>
          </table:table-cell>
          <table:table-cell office:value-type="float" office:value="0.951411793620777" calcext:value-type="float">
            <text:p>0.951411793620777</text:p>
          </table:table-cell>
          <table:table-cell office:value-type="float" office:value="0.806904612071301" calcext:value-type="float">
            <text:p>0.806904612071301</text:p>
          </table:table-cell>
          <table:table-cell office:value-type="float" office:value="0.425025056078311" calcext:value-type="float">
            <text:p>0.4250250560783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9439383724128" calcext:value-type="float">
            <text:p>3.59439383724128</text:p>
          </table:table-cell>
          <table:table-cell office:value-type="float" office:value="1.49794700354851" calcext:value-type="float">
            <text:p>1.49794700354851</text:p>
          </table:table-cell>
          <table:table-cell office:value-type="float" office:value="2.5061949441863" calcext:value-type="float">
            <text:p>2.5061949441863</text:p>
          </table:table-cell>
          <table:table-cell office:value-type="float" office:value="-0.325930753120679" calcext:value-type="float">
            <text:p>-0.325930753120679</text:p>
          </table:table-cell>
          <table:table-cell office:value-type="float" office:value="-1.88111751000589" calcext:value-type="float">
            <text:p>-1.881117510005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6667584715254" calcext:value-type="float">
            <text:p>1.76667584715254</text:p>
          </table:table-cell>
          <table:table-cell office:value-type="float" office:value="0.623038303735565" calcext:value-type="float">
            <text:p>0.623038303735565</text:p>
          </table:table-cell>
          <table:table-cell office:value-type="float" office:value="0.65286997822603" calcext:value-type="float">
            <text:p>0.65286997822603</text:p>
          </table:table-cell>
          <table:table-cell office:value-type="float" office:value="0.725298284794835" calcext:value-type="float">
            <text:p>0.725298284794835</text:p>
          </table:table-cell>
          <table:table-cell office:value-type="float" office:value="-0.790181400108947" calcext:value-type="float">
            <text:p>-0.7901814001089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9746770340996" calcext:value-type="float">
            <text:p>3.09746770340996</text:p>
          </table:table-cell>
          <table:table-cell office:value-type="float" office:value="1.26656995815198" calcext:value-type="float">
            <text:p>1.26656995815198</text:p>
          </table:table-cell>
          <table:table-cell office:value-type="float" office:value="0.364001688781087" calcext:value-type="float">
            <text:p>0.364001688781087</text:p>
          </table:table-cell>
          <table:table-cell office:value-type="float" office:value="-0.442898214186155" calcext:value-type="float">
            <text:p>-0.442898214186155</text:p>
          </table:table-cell>
          <table:table-cell office:value-type="float" office:value="-0.0739659285562724" calcext:value-type="float">
            <text:p>-0.07396592855627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1672995638113" calcext:value-type="float">
            <text:p>1.71672995638113</text:p>
          </table:table-cell>
          <table:table-cell office:value-type="float" office:value="0.0966507032737387" calcext:value-type="float">
            <text:p>0.096650703273739</text:p>
          </table:table-cell>
          <table:table-cell office:value-type="float" office:value="1.13173893256752" calcext:value-type="float">
            <text:p>1.13173893256752</text:p>
          </table:table-cell>
          <table:table-cell office:value-type="float" office:value="0.266711566736039" calcext:value-type="float">
            <text:p>0.266711566736039</text:p>
          </table:table-cell>
          <table:table-cell office:value-type="float" office:value="-0.180989625474818" calcext:value-type="float">
            <text:p>-0.1809896254748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4382098387043" calcext:value-type="float">
            <text:p>2.44382098387043</text:p>
          </table:table-cell>
          <table:table-cell office:value-type="float" office:value="0.919102681683355" calcext:value-type="float">
            <text:p>0.919102681683355</text:p>
          </table:table-cell>
          <table:table-cell office:value-type="float" office:value="1.87371165378469" calcext:value-type="float">
            <text:p>1.87371165378469</text:p>
          </table:table-cell>
          <table:table-cell office:value-type="float" office:value="2.05398556202813" calcext:value-type="float">
            <text:p>2.05398556202813</text:p>
          </table:table-cell>
          <table:table-cell office:value-type="float" office:value="-1.09943458263938" calcext:value-type="float">
            <text:p>-1.0994345826393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99612603546228" calcext:value-type="float">
            <text:p>5.99612603546228</text:p>
          </table:table-cell>
          <table:table-cell office:value-type="float" office:value="2.34552189279329" calcext:value-type="float">
            <text:p>2.34552189279329</text:p>
          </table:table-cell>
          <table:table-cell office:value-type="float" office:value="1.74023895312272" calcext:value-type="float">
            <text:p>1.74023895312272</text:p>
          </table:table-cell>
          <table:table-cell office:value-type="float" office:value="1.92935918530577" calcext:value-type="float">
            <text:p>1.92935918530577</text:p>
          </table:table-cell>
          <table:table-cell office:value-type="float" office:value="-0.0750399059850359" calcext:value-type="float">
            <text:p>-0.0750399059850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44658655727668" calcext:value-type="float">
            <text:p>5.44658655727668</text:p>
          </table:table-cell>
          <table:table-cell office:value-type="float" office:value="2.83992398172409" calcext:value-type="float">
            <text:p>2.83992398172409</text:p>
          </table:table-cell>
          <table:table-cell office:value-type="float" office:value="1.60072865496043" calcext:value-type="float">
            <text:p>1.60072865496043</text:p>
          </table:table-cell>
          <table:table-cell office:value-type="float" office:value="1.07934568665125" calcext:value-type="float">
            <text:p>1.07934568665125</text:p>
          </table:table-cell>
          <table:table-cell office:value-type="float" office:value="0.50879421982848" calcext:value-type="float">
            <text:p>0.5087942198284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7518951459358" calcext:value-type="float">
            <text:p>2.07518951459358</text:p>
          </table:table-cell>
          <table:table-cell office:value-type="float" office:value="0.977678014261956" calcext:value-type="float">
            <text:p>0.977678014261956</text:p>
          </table:table-cell>
          <table:table-cell office:value-type="float" office:value="0.945433164996349" calcext:value-type="float">
            <text:p>0.945433164996349</text:p>
          </table:table-cell>
          <table:table-cell office:value-type="float" office:value="-3.3846680947912" calcext:value-type="float">
            <text:p>-3.3846680947912</text:p>
          </table:table-cell>
          <table:table-cell office:value-type="float" office:value="-0.919983040332922" calcext:value-type="float">
            <text:p>-0.9199830403329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6803608579136" calcext:value-type="float">
            <text:p>2.66803608579136</text:p>
          </table:table-cell>
          <table:table-cell office:value-type="float" office:value="0.757868669575206" calcext:value-type="float">
            <text:p>0.757868669575206</text:p>
          </table:table-cell>
          <table:table-cell office:value-type="float" office:value="1.208979380227" calcext:value-type="float">
            <text:p>1.208979380227</text:p>
          </table:table-cell>
          <table:table-cell office:value-type="float" office:value="0.228755647766669" calcext:value-type="float">
            <text:p>0.228755647766669</text:p>
          </table:table-cell>
          <table:table-cell office:value-type="float" office:value="0.144335629703912" calcext:value-type="float">
            <text:p>0.144335629703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872016715170997" calcext:value-type="float">
            <text:p>0.872016715170997</text:p>
          </table:table-cell>
          <table:table-cell office:value-type="float" office:value="0.242561459685366" calcext:value-type="float">
            <text:p>0.242561459685366</text:p>
          </table:table-cell>
          <table:table-cell office:value-type="float" office:value="0.153431549210448" calcext:value-type="float">
            <text:p>0.153431549210448</text:p>
          </table:table-cell>
          <table:table-cell office:value-type="float" office:value="0.215567797296877" calcext:value-type="float">
            <text:p>0.215567797296877</text:p>
          </table:table-cell>
          <table:table-cell office:value-type="float" office:value="0.133862088925095" calcext:value-type="float">
            <text:p>0.1338620889250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2608547855838" calcext:value-type="float">
            <text:p>2.52608547855838</text:p>
          </table:table-cell>
          <table:table-cell office:value-type="float" office:value="1.03984075382766" calcext:value-type="float">
            <text:p>1.03984075382766</text:p>
          </table:table-cell>
          <table:table-cell office:value-type="float" office:value="1.62734451585656" calcext:value-type="float">
            <text:p>1.62734451585656</text:p>
          </table:table-cell>
          <table:table-cell office:value-type="float" office:value="-0.135401824456142" calcext:value-type="float">
            <text:p>-0.135401824456142</text:p>
          </table:table-cell>
          <table:table-cell office:value-type="float" office:value="-0.0822673068614138" calcext:value-type="float">
            <text:p>-0.0822673068614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5360605570362" calcext:value-type="float">
            <text:p>4.75360605570362</text:p>
          </table:table-cell>
          <table:table-cell office:value-type="float" office:value="1.92041531929248" calcext:value-type="float">
            <text:p>1.92041531929248</text:p>
          </table:table-cell>
          <table:table-cell office:value-type="float" office:value="-1.95425477284907" calcext:value-type="float">
            <text:p>-1.95425477284907</text:p>
          </table:table-cell>
          <table:table-cell office:value-type="float" office:value="-1.94201448070151" calcext:value-type="float">
            <text:p>-1.94201448070151</text:p>
          </table:table-cell>
          <table:table-cell office:value-type="float" office:value="1.17032365385246" calcext:value-type="float">
            <text:p>1.1703236538524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444647760984" calcext:value-type="float">
            <text:p>1.8444647760984</text:p>
          </table:table-cell>
          <table:table-cell office:value-type="float" office:value="0.382473120298312" calcext:value-type="float">
            <text:p>0.382473120298312</text:p>
          </table:table-cell>
          <table:table-cell office:value-type="float" office:value="1.53002896701951" calcext:value-type="float">
            <text:p>1.53002896701951</text:p>
          </table:table-cell>
          <table:table-cell office:value-type="float" office:value="0.506545558359365" calcext:value-type="float">
            <text:p>0.506545558359365</text:p>
          </table:table-cell>
          <table:table-cell office:value-type="float" office:value="0.15274115892803" calcext:value-type="float">
            <text:p>0.152741158928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4137867772565" calcext:value-type="float">
            <text:p>3.04137867772565</text:p>
          </table:table-cell>
          <table:table-cell office:value-type="float" office:value="0.878997132989038" calcext:value-type="float">
            <text:p>0.878997132989038</text:p>
          </table:table-cell>
          <table:table-cell office:value-type="float" office:value="1.95852953247128" calcext:value-type="float">
            <text:p>1.95852953247128</text:p>
          </table:table-cell>
          <table:table-cell office:value-type="float" office:value="-0.627481931961189" calcext:value-type="float">
            <text:p>-0.627481931961189</text:p>
          </table:table-cell>
          <table:table-cell office:value-type="float" office:value="-0.679473101153012" calcext:value-type="float">
            <text:p>-0.6794731011530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35216376210358" calcext:value-type="float">
            <text:p>0.935216376210358</text:p>
          </table:table-cell>
          <table:table-cell office:value-type="float" office:value="0.226561398476683" calcext:value-type="float">
            <text:p>0.226561398476683</text:p>
          </table:table-cell>
          <table:table-cell office:value-type="float" office:value="0.412611780419744" calcext:value-type="float">
            <text:p>0.412611780419744</text:p>
          </table:table-cell>
          <table:table-cell office:value-type="float" office:value="0.58185542557134" calcext:value-type="float">
            <text:p>0.58185542557134</text:p>
          </table:table-cell>
          <table:table-cell office:value-type="float" office:value="0.322315113675116" calcext:value-type="float">
            <text:p>0.3223151136751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8191082872305" calcext:value-type="float">
            <text:p>2.18191082872305</text:p>
          </table:table-cell>
          <table:table-cell office:value-type="float" office:value="0.744314921454564" calcext:value-type="float">
            <text:p>0.744314921454564</text:p>
          </table:table-cell>
          <table:table-cell office:value-type="float" office:value="0.444699088427292" calcext:value-type="float">
            <text:p>0.444699088427292</text:p>
          </table:table-cell>
          <table:table-cell office:value-type="float" office:value="0.658114441683663" calcext:value-type="float">
            <text:p>0.658114441683663</text:p>
          </table:table-cell>
          <table:table-cell office:value-type="float" office:value="0.138752592157385" calcext:value-type="float">
            <text:p>0.13875259215738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1176487922161" calcext:value-type="float">
            <text:p>2.61176487922161</text:p>
          </table:table-cell>
          <table:table-cell office:value-type="float" office:value="0.67629670208255" calcext:value-type="float">
            <text:p>0.67629670208255</text:p>
          </table:table-cell>
          <table:table-cell office:value-type="float" office:value="0.791044804308055" calcext:value-type="float">
            <text:p>0.791044804308055</text:p>
          </table:table-cell>
          <table:table-cell office:value-type="float" office:value="0.41331722650606" calcext:value-type="float">
            <text:p>0.41331722650606</text:p>
          </table:table-cell>
          <table:table-cell office:value-type="float" office:value="-0.224975238201362" calcext:value-type="float">
            <text:p>-0.2249752382013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58976469024765" calcext:value-type="float">
            <text:p>6.58976469024765</text:p>
          </table:table-cell>
          <table:table-cell office:value-type="float" office:value="3.50712620213224" calcext:value-type="float">
            <text:p>3.50712620213224</text:p>
          </table:table-cell>
          <table:table-cell office:value-type="float" office:value="4.81485554861497" calcext:value-type="float">
            <text:p>4.81485554861497</text:p>
          </table:table-cell>
          <table:table-cell office:value-type="float" office:value="-2.7945801816035" calcext:value-type="float">
            <text:p>-2.7945801816035</text:p>
          </table:table-cell>
          <table:table-cell office:value-type="float" office:value="0.024164250007672" calcext:value-type="float">
            <text:p>0.02416425000767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4277384459615" calcext:value-type="float">
            <text:p>2.84277384459615</text:p>
          </table:table-cell>
          <table:table-cell office:value-type="float" office:value="1.39858176238439" calcext:value-type="float">
            <text:p>1.39858176238439</text:p>
          </table:table-cell>
          <table:table-cell office:value-type="float" office:value="1.01902477920883" calcext:value-type="float">
            <text:p>1.01902477920883</text:p>
          </table:table-cell>
          <table:table-cell office:value-type="float" office:value="-0.0888704726790661" calcext:value-type="float">
            <text:p>-0.088870472679066</text:p>
          </table:table-cell>
          <table:table-cell office:value-type="float" office:value="0.470574336664912" calcext:value-type="float">
            <text:p>0.470574336664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2933210723392" calcext:value-type="float">
            <text:p>2.82933210723392</text:p>
          </table:table-cell>
          <table:table-cell office:value-type="float" office:value="0.508607087288395" calcext:value-type="float">
            <text:p>0.508607087288395</text:p>
          </table:table-cell>
          <table:table-cell office:value-type="float" office:value="1.51381023093978" calcext:value-type="float">
            <text:p>1.51381023093978</text:p>
          </table:table-cell>
          <table:table-cell office:value-type="float" office:value="1.35423022870157" calcext:value-type="float">
            <text:p>1.35423022870157</text:p>
          </table:table-cell>
          <table:table-cell office:value-type="float" office:value="-0.099107307154576" calcext:value-type="float">
            <text:p>-0.09910730715457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6797500739893" calcext:value-type="float">
            <text:p>1.06797500739893</text:p>
          </table:table-cell>
          <table:table-cell office:value-type="float" office:value="0.198379084453835" calcext:value-type="float">
            <text:p>0.198379084453835</text:p>
          </table:table-cell>
          <table:table-cell office:value-type="float" office:value="0.363457483537157" calcext:value-type="float">
            <text:p>0.363457483537157</text:p>
          </table:table-cell>
          <table:table-cell office:value-type="float" office:value="0.353525652356519" calcext:value-type="float">
            <text:p>0.353525652356519</text:p>
          </table:table-cell>
          <table:table-cell office:value-type="float" office:value="-0.245807453332785" calcext:value-type="float">
            <text:p>-0.24580745333278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1999425108577" calcext:value-type="float">
            <text:p>2.31999425108577</text:p>
          </table:table-cell>
          <table:table-cell office:value-type="float" office:value="0.620262984932175" calcext:value-type="float">
            <text:p>0.620262984932175</text:p>
          </table:table-cell>
          <table:table-cell office:value-type="float" office:value="1.08890455623729" calcext:value-type="float">
            <text:p>1.08890455623729</text:p>
          </table:table-cell>
          <table:table-cell office:value-type="float" office:value="0.458146457736073" calcext:value-type="float">
            <text:p>0.458146457736073</text:p>
          </table:table-cell>
          <table:table-cell office:value-type="float" office:value="-0.237401333376159" calcext:value-type="float">
            <text:p>-0.2374013333761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8398648916002" calcext:value-type="float">
            <text:p>4.48398648916002</text:p>
          </table:table-cell>
          <table:table-cell office:value-type="float" office:value="1.63582368396768" calcext:value-type="float">
            <text:p>1.63582368396768</text:p>
          </table:table-cell>
          <table:table-cell office:value-type="float" office:value="0.0829308708262563" calcext:value-type="float">
            <text:p>0.082930870826256</text:p>
          </table:table-cell>
          <table:table-cell office:value-type="float" office:value="0.344204659477741" calcext:value-type="float">
            <text:p>0.344204659477741</text:p>
          </table:table-cell>
          <table:table-cell office:value-type="float" office:value="0.835510252997799" calcext:value-type="float">
            <text:p>0.8355102529977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2982639157497" calcext:value-type="float">
            <text:p>1.62982639157497</text:p>
          </table:table-cell>
          <table:table-cell office:value-type="float" office:value="0.479813608992194" calcext:value-type="float">
            <text:p>0.479813608992194</text:p>
          </table:table-cell>
          <table:table-cell office:value-type="float" office:value="1.16191560373684" calcext:value-type="float">
            <text:p>1.16191560373684</text:p>
          </table:table-cell>
          <table:table-cell office:value-type="float" office:value="1.05915415955369" calcext:value-type="float">
            <text:p>1.05915415955369</text:p>
          </table:table-cell>
          <table:table-cell office:value-type="float" office:value="0.108673089793526" calcext:value-type="float">
            <text:p>0.1086730897935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6644360933098" calcext:value-type="float">
            <text:p>1.76644360933098</text:p>
          </table:table-cell>
          <table:table-cell office:value-type="float" office:value="0.642725155645716" calcext:value-type="float">
            <text:p>0.642725155645716</text:p>
          </table:table-cell>
          <table:table-cell office:value-type="float" office:value="1.30475680961434" calcext:value-type="float">
            <text:p>1.30475680961434</text:p>
          </table:table-cell>
          <table:table-cell office:value-type="float" office:value="0.788982326368403" calcext:value-type="float">
            <text:p>0.788982326368403</text:p>
          </table:table-cell>
          <table:table-cell office:value-type="float" office:value="-0.0719184611959118" calcext:value-type="float">
            <text:p>-0.071918461195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2013768337346" calcext:value-type="float">
            <text:p>2.52013768337346</text:p>
          </table:table-cell>
          <table:table-cell office:value-type="float" office:value="0.549960840865986" calcext:value-type="float">
            <text:p>0.549960840865986</text:p>
          </table:table-cell>
          <table:table-cell office:value-type="float" office:value="1.60257198815307" calcext:value-type="float">
            <text:p>1.60257198815307</text:p>
          </table:table-cell>
          <table:table-cell office:value-type="float" office:value="0.535965821875971" calcext:value-type="float">
            <text:p>0.535965821875971</text:p>
          </table:table-cell>
          <table:table-cell office:value-type="float" office:value="-0.339706334568632" calcext:value-type="float">
            <text:p>-0.3397063345686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0541087525411" calcext:value-type="float">
            <text:p>4.70541087525411</text:p>
          </table:table-cell>
          <table:table-cell office:value-type="float" office:value="2.37696154012925" calcext:value-type="float">
            <text:p>2.37696154012925</text:p>
          </table:table-cell>
          <table:table-cell office:value-type="float" office:value="0.442309482306734" calcext:value-type="float">
            <text:p>0.442309482306734</text:p>
          </table:table-cell>
          <table:table-cell office:value-type="float" office:value="-0.0049139360357867" calcext:value-type="float">
            <text:p>-0.004913936035787</text:p>
          </table:table-cell>
          <table:table-cell office:value-type="float" office:value="2.23264628425041" calcext:value-type="float">
            <text:p>2.232646284250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4638576687057" calcext:value-type="float">
            <text:p>1.24638576687057</text:p>
          </table:table-cell>
          <table:table-cell office:value-type="float" office:value="0.178289666877961" calcext:value-type="float">
            <text:p>0.178289666877961</text:p>
          </table:table-cell>
          <table:table-cell office:value-type="float" office:value="0.738564457755595" calcext:value-type="float">
            <text:p>0.738564457755595</text:p>
          </table:table-cell>
          <table:table-cell office:value-type="float" office:value="0.255890128063217" calcext:value-type="float">
            <text:p>0.255890128063217</text:p>
          </table:table-cell>
          <table:table-cell office:value-type="float" office:value="-0.271958626666302" calcext:value-type="float">
            <text:p>-0.2719586266663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3616737209348" calcext:value-type="float">
            <text:p>1.53616737209348</text:p>
          </table:table-cell>
          <table:table-cell office:value-type="float" office:value="0.62238357938661" calcext:value-type="float">
            <text:p>0.62238357938661</text:p>
          </table:table-cell>
          <table:table-cell office:value-type="float" office:value="1.09580860333229" calcext:value-type="float">
            <text:p>1.09580860333229</text:p>
          </table:table-cell>
          <table:table-cell office:value-type="float" office:value="0.136110334834523" calcext:value-type="float">
            <text:p>0.136110334834523</text:p>
          </table:table-cell>
          <table:table-cell office:value-type="float" office:value="-0.253033139130296" calcext:value-type="float">
            <text:p>-0.2530331391302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7063323464258" calcext:value-type="float">
            <text:p>1.37063323464258</text:p>
          </table:table-cell>
          <table:table-cell office:value-type="float" office:value="0.0271655688273613" calcext:value-type="float">
            <text:p>0.027165568827361</text:p>
          </table:table-cell>
          <table:table-cell office:value-type="float" office:value="0.966310370260565" calcext:value-type="float">
            <text:p>0.966310370260565</text:p>
          </table:table-cell>
          <table:table-cell office:value-type="float" office:value="0.743455660485898" calcext:value-type="float">
            <text:p>0.743455660485898</text:p>
          </table:table-cell>
          <table:table-cell office:value-type="float" office:value="-0.0676480939820365" calcext:value-type="float">
            <text:p>-0.0676480939820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7810001550811" calcext:value-type="float">
            <text:p>1.07810001550811</text:p>
          </table:table-cell>
          <table:table-cell office:value-type="float" office:value="0.438588948371537" calcext:value-type="float">
            <text:p>0.438588948371537</text:p>
          </table:table-cell>
          <table:table-cell office:value-type="float" office:value="0.819790202636383" calcext:value-type="float">
            <text:p>0.819790202636383</text:p>
          </table:table-cell>
          <table:table-cell office:value-type="float" office:value="0.94089517720825" calcext:value-type="float">
            <text:p>0.94089517720825</text:p>
          </table:table-cell>
          <table:table-cell office:value-type="float" office:value="0.110608935847976" calcext:value-type="float">
            <text:p>0.11060893584797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5032819695918" calcext:value-type="float">
            <text:p>3.05032819695918</text:p>
          </table:table-cell>
          <table:table-cell office:value-type="float" office:value="0.932554848668308" calcext:value-type="float">
            <text:p>0.932554848668308</text:p>
          </table:table-cell>
          <table:table-cell office:value-type="float" office:value="1.01374965800892" calcext:value-type="float">
            <text:p>1.01374965800892</text:p>
          </table:table-cell>
          <table:table-cell office:value-type="float" office:value="0.450239336905018" calcext:value-type="float">
            <text:p>0.450239336905018</text:p>
          </table:table-cell>
          <table:table-cell office:value-type="float" office:value="-0.414482186030203" calcext:value-type="float">
            <text:p>-0.4144821860302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7805299602755" calcext:value-type="float">
            <text:p>3.17805299602755</text:p>
          </table:table-cell>
          <table:table-cell office:value-type="float" office:value="1.2697414580048" calcext:value-type="float">
            <text:p>1.2697414580048</text:p>
          </table:table-cell>
          <table:table-cell office:value-type="float" office:value="0.804341695696167" calcext:value-type="float">
            <text:p>0.804341695696167</text:p>
          </table:table-cell>
          <table:table-cell office:value-type="float" office:value="-1.60602850800238" calcext:value-type="float">
            <text:p>-1.60602850800238</text:p>
          </table:table-cell>
          <table:table-cell office:value-type="float" office:value="-0.643945525542879" calcext:value-type="float">
            <text:p>-0.6439455255428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2927555534559" calcext:value-type="float">
            <text:p>2.52927555534559</text:p>
          </table:table-cell>
          <table:table-cell office:value-type="float" office:value="1.31093583425472" calcext:value-type="float">
            <text:p>1.31093583425472</text:p>
          </table:table-cell>
          <table:table-cell office:value-type="float" office:value="2.05310686127372" calcext:value-type="float">
            <text:p>2.05310686127372</text:p>
          </table:table-cell>
          <table:table-cell office:value-type="float" office:value="1.21194489011748" calcext:value-type="float">
            <text:p>1.21194489011748</text:p>
          </table:table-cell>
          <table:table-cell office:value-type="float" office:value="-0.638544191714907" calcext:value-type="float">
            <text:p>-0.6385441917149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3831680980588" calcext:value-type="float">
            <text:p>3.63831680980588</text:p>
          </table:table-cell>
          <table:table-cell office:value-type="float" office:value="0.159716265971947" calcext:value-type="float">
            <text:p>0.159716265971947</text:p>
          </table:table-cell>
          <table:table-cell office:value-type="float" office:value="-0.219416572723729" calcext:value-type="float">
            <text:p>-0.219416572723729</text:p>
          </table:table-cell>
          <table:table-cell office:value-type="float" office:value="-0.0704862413919367" calcext:value-type="float">
            <text:p>-0.070486241391937</text:p>
          </table:table-cell>
          <table:table-cell office:value-type="float" office:value="-0.570011948974563" calcext:value-type="float">
            <text:p>-0.57001194897456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422270949731" calcext:value-type="float">
            <text:p>3.8422270949731</text:p>
          </table:table-cell>
          <table:table-cell office:value-type="float" office:value="0.864525089156142" calcext:value-type="float">
            <text:p>0.864525089156142</text:p>
          </table:table-cell>
          <table:table-cell office:value-type="float" office:value="1.447158391617" calcext:value-type="float">
            <text:p>1.447158391617</text:p>
          </table:table-cell>
          <table:table-cell office:value-type="float" office:value="1.35083367888597" calcext:value-type="float">
            <text:p>1.35083367888597</text:p>
          </table:table-cell>
          <table:table-cell office:value-type="float" office:value="-0.359354704477262" calcext:value-type="float">
            <text:p>-0.3593547044772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2536284452785" calcext:value-type="float">
            <text:p>3.42536284452785</text:p>
          </table:table-cell>
          <table:table-cell office:value-type="float" office:value="1.67205355946317" calcext:value-type="float">
            <text:p>1.67205355946317</text:p>
          </table:table-cell>
          <table:table-cell office:value-type="float" office:value="0.847387532071479" calcext:value-type="float">
            <text:p>0.847387532071479</text:p>
          </table:table-cell>
          <table:table-cell office:value-type="float" office:value="-0.0379146435773852" calcext:value-type="float">
            <text:p>-0.037914643577385</text:p>
          </table:table-cell>
          <table:table-cell office:value-type="float" office:value="0.139868879121137" calcext:value-type="float">
            <text:p>0.1398688791211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7175853944992" calcext:value-type="float">
            <text:p>4.27175853944992</text:p>
          </table:table-cell>
          <table:table-cell office:value-type="float" office:value="1.62118605699772" calcext:value-type="float">
            <text:p>1.62118605699772</text:p>
          </table:table-cell>
          <table:table-cell office:value-type="float" office:value="0.603629655830568" calcext:value-type="float">
            <text:p>0.603629655830568</text:p>
          </table:table-cell>
          <table:table-cell office:value-type="float" office:value="-0.145461594956355" calcext:value-type="float">
            <text:p>-0.145461594956355</text:p>
          </table:table-cell>
          <table:table-cell office:value-type="float" office:value="-0.727208042983644" calcext:value-type="float">
            <text:p>-0.7272080429836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.12724707360218" calcext:value-type="float">
            <text:p>8.12724707360218</text:p>
          </table:table-cell>
          <table:table-cell office:value-type="float" office:value="3.6570455646138" calcext:value-type="float">
            <text:p>3.6570455646138</text:p>
          </table:table-cell>
          <table:table-cell office:value-type="float" office:value="-1.44100176642172" calcext:value-type="float">
            <text:p>-1.44100176642172</text:p>
          </table:table-cell>
          <table:table-cell office:value-type="float" office:value="0.545581820366973" calcext:value-type="float">
            <text:p>0.545581820366973</text:p>
          </table:table-cell>
          <table:table-cell office:value-type="float" office:value="4.70804002907921" calcext:value-type="float">
            <text:p>4.708040029079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655776521012" calcext:value-type="float">
            <text:p>2.8655776521012</text:p>
          </table:table-cell>
          <table:table-cell office:value-type="float" office:value="1.39658983608778" calcext:value-type="float">
            <text:p>1.39658983608778</text:p>
          </table:table-cell>
          <table:table-cell office:value-type="float" office:value="1.40014980604622" calcext:value-type="float">
            <text:p>1.40014980604622</text:p>
          </table:table-cell>
          <table:table-cell office:value-type="float" office:value="1.62437173922529" calcext:value-type="float">
            <text:p>1.62437173922529</text:p>
          </table:table-cell>
          <table:table-cell office:value-type="float" office:value="0.0507771035568757" calcext:value-type="float">
            <text:p>0.05077710355687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9184447322492" calcext:value-type="float">
            <text:p>4.19184447322492</text:p>
          </table:table-cell>
          <table:table-cell office:value-type="float" office:value="1.64827538071635" calcext:value-type="float">
            <text:p>1.64827538071635</text:p>
          </table:table-cell>
          <table:table-cell office:value-type="float" office:value="2.26252017093356" calcext:value-type="float">
            <text:p>2.26252017093356</text:p>
          </table:table-cell>
          <table:table-cell office:value-type="float" office:value="-0.12015493251719" calcext:value-type="float">
            <text:p>-0.12015493251719</text:p>
          </table:table-cell>
          <table:table-cell office:value-type="float" office:value="-0.917859245120026" calcext:value-type="float">
            <text:p>-0.9178592451200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8489219685415" calcext:value-type="float">
            <text:p>3.58489219685415</text:p>
          </table:table-cell>
          <table:table-cell office:value-type="float" office:value="2.18490138116504" calcext:value-type="float">
            <text:p>2.18490138116504</text:p>
          </table:table-cell>
          <table:table-cell office:value-type="float" office:value="2.03624078102352" calcext:value-type="float">
            <text:p>2.03624078102352</text:p>
          </table:table-cell>
          <table:table-cell office:value-type="float" office:value="-2.91000955355624" calcext:value-type="float">
            <text:p>-2.91000955355624</text:p>
          </table:table-cell>
          <table:table-cell office:value-type="float" office:value="-0.626035518004014" calcext:value-type="float">
            <text:p>-0.6260355180040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6201294460924" calcext:value-type="float">
            <text:p>3.36201294460924</text:p>
          </table:table-cell>
          <table:table-cell office:value-type="float" office:value="1.16326862631657" calcext:value-type="float">
            <text:p>1.16326862631657</text:p>
          </table:table-cell>
          <table:table-cell office:value-type="float" office:value="-0.314135722400271" calcext:value-type="float">
            <text:p>-0.314135722400271</text:p>
          </table:table-cell>
          <table:table-cell office:value-type="float" office:value="0.454780406501621" calcext:value-type="float">
            <text:p>0.454780406501621</text:p>
          </table:table-cell>
          <table:table-cell office:value-type="float" office:value="1.69649093717177" calcext:value-type="float">
            <text:p>1.696490937171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4627127921785" calcext:value-type="float">
            <text:p>2.44627127921785</text:p>
          </table:table-cell>
          <table:table-cell office:value-type="float" office:value="0.922115589977948" calcext:value-type="float">
            <text:p>0.922115589977948</text:p>
          </table:table-cell>
          <table:table-cell office:value-type="float" office:value="1.42800660524676" calcext:value-type="float">
            <text:p>1.42800660524676</text:p>
          </table:table-cell>
          <table:table-cell office:value-type="float" office:value="1.11192335236605" calcext:value-type="float">
            <text:p>1.11192335236605</text:p>
          </table:table-cell>
          <table:table-cell office:value-type="float" office:value="-0.0429939045971508" calcext:value-type="float">
            <text:p>-0.04299390459715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3191714375301" calcext:value-type="float">
            <text:p>3.33191714375301</text:p>
          </table:table-cell>
          <table:table-cell office:value-type="float" office:value="0.634626550382137" calcext:value-type="float">
            <text:p>0.634626550382137</text:p>
          </table:table-cell>
          <table:table-cell office:value-type="float" office:value="-0.506669343977409" calcext:value-type="float">
            <text:p>-0.506669343977409</text:p>
          </table:table-cell>
          <table:table-cell office:value-type="float" office:value="-0.0684800138291579" calcext:value-type="float">
            <text:p>-0.068480013829158</text:p>
          </table:table-cell>
          <table:table-cell office:value-type="float" office:value="0.245280999712389" calcext:value-type="float">
            <text:p>0.2452809997123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5491679391594" calcext:value-type="float">
            <text:p>2.65491679391594</text:p>
          </table:table-cell>
          <table:table-cell office:value-type="float" office:value="0.444474853920204" calcext:value-type="float">
            <text:p>0.444474853920204</text:p>
          </table:table-cell>
          <table:table-cell office:value-type="float" office:value="1.71502275052345" calcext:value-type="float">
            <text:p>1.71502275052345</text:p>
          </table:table-cell>
          <table:table-cell office:value-type="float" office:value="0.838840022940451" calcext:value-type="float">
            <text:p>0.838840022940451</text:p>
          </table:table-cell>
          <table:table-cell office:value-type="float" office:value="-0.309619260693326" calcext:value-type="float">
            <text:p>-0.3096192606933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8428271719678" calcext:value-type="float">
            <text:p>2.88428271719678</text:p>
          </table:table-cell>
          <table:table-cell office:value-type="float" office:value="1.06717652796222" calcext:value-type="float">
            <text:p>1.06717652796222</text:p>
          </table:table-cell>
          <table:table-cell office:value-type="float" office:value="1.66786259217064" calcext:value-type="float">
            <text:p>1.66786259217064</text:p>
          </table:table-cell>
          <table:table-cell office:value-type="float" office:value="-0.787171222010372" calcext:value-type="float">
            <text:p>-0.787171222010372</text:p>
          </table:table-cell>
          <table:table-cell office:value-type="float" office:value="-0.645735317167803" calcext:value-type="float">
            <text:p>-0.6457353171678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1992744668531" calcext:value-type="float">
            <text:p>1.21992744668531</text:p>
          </table:table-cell>
          <table:table-cell office:value-type="float" office:value="0.628985976249069" calcext:value-type="float">
            <text:p>0.628985976249069</text:p>
          </table:table-cell>
          <table:table-cell office:value-type="float" office:value="1.0607081668198" calcext:value-type="float">
            <text:p>1.0607081668198</text:p>
          </table:table-cell>
          <table:table-cell office:value-type="float" office:value="1.11914745122665" calcext:value-type="float">
            <text:p>1.11914745122665</text:p>
          </table:table-cell>
          <table:table-cell office:value-type="float" office:value="-0.0710277577825307" calcext:value-type="float">
            <text:p>-0.0710277577825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951540396025" calcext:value-type="float">
            <text:p>3.1951540396025</text:p>
          </table:table-cell>
          <table:table-cell office:value-type="float" office:value="0.888957466800082" calcext:value-type="float">
            <text:p>0.888957466800082</text:p>
          </table:table-cell>
          <table:table-cell office:value-type="float" office:value="-0.625423527295529" calcext:value-type="float">
            <text:p>-0.625423527295529</text:p>
          </table:table-cell>
          <table:table-cell office:value-type="float" office:value="0.538806626731152" calcext:value-type="float">
            <text:p>0.538806626731152</text:p>
          </table:table-cell>
          <table:table-cell office:value-type="float" office:value="1.27434170077645" calcext:value-type="float">
            <text:p>1.2743417007764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0268197463325" calcext:value-type="float">
            <text:p>6.0268197463325</text:p>
          </table:table-cell>
          <table:table-cell office:value-type="float" office:value="3.02096685827344" calcext:value-type="float">
            <text:p>3.02096685827344</text:p>
          </table:table-cell>
          <table:table-cell office:value-type="float" office:value="1.10370238491046" calcext:value-type="float">
            <text:p>1.10370238491046</text:p>
          </table:table-cell>
          <table:table-cell office:value-type="float" office:value="0.759569185150358" calcext:value-type="float">
            <text:p>0.759569185150358</text:p>
          </table:table-cell>
          <table:table-cell office:value-type="float" office:value="4.08968503211535" calcext:value-type="float">
            <text:p>4.089685032115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5159517987673" calcext:value-type="float">
            <text:p>1.65159517987673</text:p>
          </table:table-cell>
          <table:table-cell office:value-type="float" office:value="0.560159823433004" calcext:value-type="float">
            <text:p>0.560159823433004</text:p>
          </table:table-cell>
          <table:table-cell office:value-type="float" office:value="0.941239906247969" calcext:value-type="float">
            <text:p>0.941239906247969</text:p>
          </table:table-cell>
          <table:table-cell office:value-type="float" office:value="1.14024564028436" calcext:value-type="float">
            <text:p>1.14024564028436</text:p>
          </table:table-cell>
          <table:table-cell office:value-type="float" office:value="-0.156819788036114" calcext:value-type="float">
            <text:p>-0.1568197880361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3072882003038" calcext:value-type="float">
            <text:p>2.63072882003038</text:p>
          </table:table-cell>
          <table:table-cell office:value-type="float" office:value="1.23807410053488" calcext:value-type="float">
            <text:p>1.23807410053488</text:p>
          </table:table-cell>
          <table:table-cell office:value-type="float" office:value="0.534130551827511" calcext:value-type="float">
            <text:p>0.534130551827511</text:p>
          </table:table-cell>
          <table:table-cell office:value-type="float" office:value="-1.47141603146528" calcext:value-type="float">
            <text:p>-1.47141603146528</text:p>
          </table:table-cell>
          <table:table-cell office:value-type="float" office:value="0.0113182014187876" calcext:value-type="float">
            <text:p>0.01131820141878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5493133031523" calcext:value-type="float">
            <text:p>2.65493133031523</text:p>
          </table:table-cell>
          <table:table-cell office:value-type="float" office:value="1.46672351188363" calcext:value-type="float">
            <text:p>1.46672351188363</text:p>
          </table:table-cell>
          <table:table-cell office:value-type="float" office:value="-0.331168842145445" calcext:value-type="float">
            <text:p>-0.331168842145445</text:p>
          </table:table-cell>
          <table:table-cell office:value-type="float" office:value="0.0967552573115286" calcext:value-type="float">
            <text:p>0.096755257311529</text:p>
          </table:table-cell>
          <table:table-cell office:value-type="float" office:value="-0.0593130042941134" calcext:value-type="float">
            <text:p>-0.0593130042941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6131106847399" calcext:value-type="float">
            <text:p>4.66131106847399</text:p>
          </table:table-cell>
          <table:table-cell office:value-type="float" office:value="1.79089130506846" calcext:value-type="float">
            <text:p>1.79089130506846</text:p>
          </table:table-cell>
          <table:table-cell office:value-type="float" office:value="-0.60342302987349" calcext:value-type="float">
            <text:p>-0.60342302987349</text:p>
          </table:table-cell>
          <table:table-cell office:value-type="float" office:value="-2.75167201883841" calcext:value-type="float">
            <text:p>-2.75167201883841</text:p>
          </table:table-cell>
          <table:table-cell office:value-type="float" office:value="-0.489903924739777" calcext:value-type="float">
            <text:p>-0.4899039247397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3131893210324" calcext:value-type="float">
            <text:p>1.33131893210324</text:p>
          </table:table-cell>
          <table:table-cell office:value-type="float" office:value="0.544772339711643" calcext:value-type="float">
            <text:p>0.544772339711643</text:p>
          </table:table-cell>
          <table:table-cell office:value-type="float" office:value="1.25825555871155" calcext:value-type="float">
            <text:p>1.25825555871155</text:p>
          </table:table-cell>
          <table:table-cell office:value-type="float" office:value="0.918559611746224" calcext:value-type="float">
            <text:p>0.918559611746224</text:p>
          </table:table-cell>
          <table:table-cell office:value-type="float" office:value="-0.0537547627921328" calcext:value-type="float">
            <text:p>-0.0537547627921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1138570858074" calcext:value-type="float">
            <text:p>2.01138570858074</text:p>
          </table:table-cell>
          <table:table-cell office:value-type="float" office:value="0.676748821915371" calcext:value-type="float">
            <text:p>0.676748821915371</text:p>
          </table:table-cell>
          <table:table-cell office:value-type="float" office:value="-0.088277735960463" calcext:value-type="float">
            <text:p>-0.088277735960463</text:p>
          </table:table-cell>
          <table:table-cell office:value-type="float" office:value="0.433332249515245" calcext:value-type="float">
            <text:p>0.433332249515245</text:p>
          </table:table-cell>
          <table:table-cell office:value-type="float" office:value="0.479206115647294" calcext:value-type="float">
            <text:p>0.4792061156472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6917871896572" calcext:value-type="float">
            <text:p>5.16917871896572</text:p>
          </table:table-cell>
          <table:table-cell office:value-type="float" office:value="2.80705164682492" calcext:value-type="float">
            <text:p>2.80705164682492</text:p>
          </table:table-cell>
          <table:table-cell office:value-type="float" office:value="2.10068410268259" calcext:value-type="float">
            <text:p>2.10068410268259</text:p>
          </table:table-cell>
          <table:table-cell office:value-type="float" office:value="-1.63426375108911" calcext:value-type="float">
            <text:p>-1.63426375108911</text:p>
          </table:table-cell>
          <table:table-cell office:value-type="float" office:value="0.927043198557261" calcext:value-type="float">
            <text:p>0.92704319855726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4684010470987" calcext:value-type="float">
            <text:p>2.04684010470987</text:p>
          </table:table-cell>
          <table:table-cell office:value-type="float" office:value="0.822766671022216" calcext:value-type="float">
            <text:p>0.822766671022216</text:p>
          </table:table-cell>
          <table:table-cell office:value-type="float" office:value="-0.181825963988418" calcext:value-type="float">
            <text:p>-0.181825963988418</text:p>
          </table:table-cell>
          <table:table-cell office:value-type="float" office:value="-0.634267856698951" calcext:value-type="float">
            <text:p>-0.634267856698951</text:p>
          </table:table-cell>
          <table:table-cell office:value-type="float" office:value="-0.381430752011297" calcext:value-type="float">
            <text:p>-0.38143075201129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6033562663601" calcext:value-type="float">
            <text:p>5.06033562663601</text:p>
          </table:table-cell>
          <table:table-cell office:value-type="float" office:value="2.07706103552127" calcext:value-type="float">
            <text:p>2.07706103552127</text:p>
          </table:table-cell>
          <table:table-cell office:value-type="float" office:value="2.08917855165883" calcext:value-type="float">
            <text:p>2.08917855165883</text:p>
          </table:table-cell>
          <table:table-cell office:value-type="float" office:value="0.68003051357706" calcext:value-type="float">
            <text:p>0.68003051357706</text:p>
          </table:table-cell>
          <table:table-cell office:value-type="float" office:value="-0.115947148688245" calcext:value-type="float">
            <text:p>-0.11594714868824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8453359901274" calcext:value-type="float">
            <text:p>1.38453359901274</text:p>
          </table:table-cell>
          <table:table-cell office:value-type="float" office:value="0.189734053846113" calcext:value-type="float">
            <text:p>0.189734053846113</text:p>
          </table:table-cell>
          <table:table-cell office:value-type="float" office:value="0.195431871290846" calcext:value-type="float">
            <text:p>0.195431871290846</text:p>
          </table:table-cell>
          <table:table-cell office:value-type="float" office:value="0.116108992012061" calcext:value-type="float">
            <text:p>0.116108992012061</text:p>
          </table:table-cell>
          <table:table-cell office:value-type="float" office:value="0.000788196029540803" calcext:value-type="float">
            <text:p>0.0007881960295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4724148150916" calcext:value-type="float">
            <text:p>1.04724148150916</text:p>
          </table:table-cell>
          <table:table-cell office:value-type="float" office:value="0.471842781993706" calcext:value-type="float">
            <text:p>0.471842781993706</text:p>
          </table:table-cell>
          <table:table-cell office:value-type="float" office:value="0.697865518061784" calcext:value-type="float">
            <text:p>0.697865518061784</text:p>
          </table:table-cell>
          <table:table-cell office:value-type="float" office:value="0.146013306660653" calcext:value-type="float">
            <text:p>0.146013306660653</text:p>
          </table:table-cell>
          <table:table-cell office:value-type="float" office:value="0.00830295631869645" calcext:value-type="float">
            <text:p>0.0083029563186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5268157208851" calcext:value-type="float">
            <text:p>1.85268157208851</text:p>
          </table:table-cell>
          <table:table-cell office:value-type="float" office:value="0.699985688588681" calcext:value-type="float">
            <text:p>0.699985688588681</text:p>
          </table:table-cell>
          <table:table-cell office:value-type="float" office:value="1.46770493221766" calcext:value-type="float">
            <text:p>1.46770493221766</text:p>
          </table:table-cell>
          <table:table-cell office:value-type="float" office:value="0.770852232788066" calcext:value-type="float">
            <text:p>0.770852232788066</text:p>
          </table:table-cell>
          <table:table-cell office:value-type="float" office:value="0.139729243719477" calcext:value-type="float">
            <text:p>0.1397292437194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6069137649513" calcext:value-type="float">
            <text:p>3.36069137649513</text:p>
          </table:table-cell>
          <table:table-cell office:value-type="float" office:value="0.450907829409115" calcext:value-type="float">
            <text:p>0.450907829409115</text:p>
          </table:table-cell>
          <table:table-cell office:value-type="float" office:value="1.9186486917812" calcext:value-type="float">
            <text:p>1.9186486917812</text:p>
          </table:table-cell>
          <table:table-cell office:value-type="float" office:value="0.320295771454492" calcext:value-type="float">
            <text:p>0.320295771454492</text:p>
          </table:table-cell>
          <table:table-cell office:value-type="float" office:value="0.567513355402071" calcext:value-type="float">
            <text:p>0.5675133554020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9112708740887" calcext:value-type="float">
            <text:p>1.89112708740887</text:p>
          </table:table-cell>
          <table:table-cell office:value-type="float" office:value="0.121248019975649" calcext:value-type="float">
            <text:p>0.121248019975649</text:p>
          </table:table-cell>
          <table:table-cell office:value-type="float" office:value="0.73004911364766" calcext:value-type="float">
            <text:p>0.73004911364766</text:p>
          </table:table-cell>
          <table:table-cell office:value-type="float" office:value="0.670326052613789" calcext:value-type="float">
            <text:p>0.670326052613789</text:p>
          </table:table-cell>
          <table:table-cell office:value-type="float" office:value="-0.40619928474016" calcext:value-type="float">
            <text:p>-0.406199284740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2958872075482" calcext:value-type="float">
            <text:p>2.02958872075482</text:p>
          </table:table-cell>
          <table:table-cell office:value-type="float" office:value="0.336370637139482" calcext:value-type="float">
            <text:p>0.336370637139482</text:p>
          </table:table-cell>
          <table:table-cell office:value-type="float" office:value="0.767278839794558" calcext:value-type="float">
            <text:p>0.767278839794558</text:p>
          </table:table-cell>
          <table:table-cell office:value-type="float" office:value="0.326014976412579" calcext:value-type="float">
            <text:p>0.326014976412579</text:p>
          </table:table-cell>
          <table:table-cell office:value-type="float" office:value="-0.221615391916313" calcext:value-type="float">
            <text:p>-0.2216153919163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7100252107232" calcext:value-type="float">
            <text:p>1.97100252107232</text:p>
          </table:table-cell>
          <table:table-cell office:value-type="float" office:value="1.25896254641046" calcext:value-type="float">
            <text:p>1.25896254641046</text:p>
          </table:table-cell>
          <table:table-cell office:value-type="float" office:value="1.24395994621204" calcext:value-type="float">
            <text:p>1.24395994621204</text:p>
          </table:table-cell>
          <table:table-cell office:value-type="float" office:value="0.536565393996311" calcext:value-type="float">
            <text:p>0.536565393996311</text:p>
          </table:table-cell>
          <table:table-cell office:value-type="float" office:value="0.407611152093066" calcext:value-type="float">
            <text:p>0.40761115209306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1400005893764" calcext:value-type="float">
            <text:p>1.31400005893764</text:p>
          </table:table-cell>
          <table:table-cell office:value-type="float" office:value="0.404303676321503" calcext:value-type="float">
            <text:p>0.404303676321503</text:p>
          </table:table-cell>
          <table:table-cell office:value-type="float" office:value="0.807348322999101" calcext:value-type="float">
            <text:p>0.807348322999101</text:p>
          </table:table-cell>
          <table:table-cell office:value-type="float" office:value="0.345988060270793" calcext:value-type="float">
            <text:p>0.345988060270793</text:p>
          </table:table-cell>
          <table:table-cell office:value-type="float" office:value="0.146760059751578" calcext:value-type="float">
            <text:p>0.1467600597515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1085606223097" calcext:value-type="float">
            <text:p>3.61085606223097</text:p>
          </table:table-cell>
          <table:table-cell office:value-type="float" office:value="0.886440741945111" calcext:value-type="float">
            <text:p>0.886440741945111</text:p>
          </table:table-cell>
          <table:table-cell office:value-type="float" office:value="0.164281089531535" calcext:value-type="float">
            <text:p>0.164281089531535</text:p>
          </table:table-cell>
          <table:table-cell office:value-type="float" office:value="-0.137776631746916" calcext:value-type="float">
            <text:p>-0.137776631746916</text:p>
          </table:table-cell>
          <table:table-cell office:value-type="float" office:value="-1.72012326419124" calcext:value-type="float">
            <text:p>-1.720123264191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4688434328374" calcext:value-type="float">
            <text:p>3.74688434328374</text:p>
          </table:table-cell>
          <table:table-cell office:value-type="float" office:value="1.35607588171638" calcext:value-type="float">
            <text:p>1.35607588171638</text:p>
          </table:table-cell>
          <table:table-cell office:value-type="float" office:value="2.29602930751575" calcext:value-type="float">
            <text:p>2.29602930751575</text:p>
          </table:table-cell>
          <table:table-cell office:value-type="float" office:value="-0.158741349192774" calcext:value-type="float">
            <text:p>-0.158741349192774</text:p>
          </table:table-cell>
          <table:table-cell office:value-type="float" office:value="0.313690322901025" calcext:value-type="float">
            <text:p>0.31369032290102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363888087258" calcext:value-type="float">
            <text:p>3.0363888087258</text:p>
          </table:table-cell>
          <table:table-cell office:value-type="float" office:value="1.26442399919631" calcext:value-type="float">
            <text:p>1.26442399919631</text:p>
          </table:table-cell>
          <table:table-cell office:value-type="float" office:value="-0.249446724921199" calcext:value-type="float">
            <text:p>-0.249446724921199</text:p>
          </table:table-cell>
          <table:table-cell office:value-type="float" office:value="0.121583661371721" calcext:value-type="float">
            <text:p>0.121583661371721</text:p>
          </table:table-cell>
          <table:table-cell office:value-type="float" office:value="0.414781886302213" calcext:value-type="float">
            <text:p>0.4147818863022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8572567800269" calcext:value-type="float">
            <text:p>2.18572567800269</text:p>
          </table:table-cell>
          <table:table-cell office:value-type="float" office:value="0.0586305511846593" calcext:value-type="float">
            <text:p>0.058630551184659</text:p>
          </table:table-cell>
          <table:table-cell office:value-type="float" office:value="1.00963803044071" calcext:value-type="float">
            <text:p>1.00963803044071</text:p>
          </table:table-cell>
          <table:table-cell office:value-type="float" office:value="-1.3373269796539" calcext:value-type="float">
            <text:p>-1.3373269796539</text:p>
          </table:table-cell>
          <table:table-cell office:value-type="float" office:value="-0.344233571755349" calcext:value-type="float">
            <text:p>-0.34423357175534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9975111132458" calcext:value-type="float">
            <text:p>5.9975111132458</text:p>
          </table:table-cell>
          <table:table-cell office:value-type="float" office:value="2.12998757537893" calcext:value-type="float">
            <text:p>2.12998757537893</text:p>
          </table:table-cell>
          <table:table-cell office:value-type="float" office:value="0.45971717977737" calcext:value-type="float">
            <text:p>0.45971717977737</text:p>
          </table:table-cell>
          <table:table-cell office:value-type="float" office:value="-1.14240005766781" calcext:value-type="float">
            <text:p>-1.14240005766781</text:p>
          </table:table-cell>
          <table:table-cell office:value-type="float" office:value="-1.18814424679523" calcext:value-type="float">
            <text:p>-1.1881442467952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9415549769665" calcext:value-type="float">
            <text:p>1.79415549769665</text:p>
          </table:table-cell>
          <table:table-cell office:value-type="float" office:value="0.767743176963656" calcext:value-type="float">
            <text:p>0.767743176963656</text:p>
          </table:table-cell>
          <table:table-cell office:value-type="float" office:value="1.50366129200858" calcext:value-type="float">
            <text:p>1.50366129200858</text:p>
          </table:table-cell>
          <table:table-cell office:value-type="float" office:value="1.1239052509002" calcext:value-type="float">
            <text:p>1.1239052509002</text:p>
          </table:table-cell>
          <table:table-cell office:value-type="float" office:value="-0.292791420341928" calcext:value-type="float">
            <text:p>-0.29279142034192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6289789713792" calcext:value-type="float">
            <text:p>2.76289789713792</text:p>
          </table:table-cell>
          <table:table-cell office:value-type="float" office:value="1.03288644958644" calcext:value-type="float">
            <text:p>1.03288644958644</text:p>
          </table:table-cell>
          <table:table-cell office:value-type="float" office:value="1.37001074567985" calcext:value-type="float">
            <text:p>1.37001074567985</text:p>
          </table:table-cell>
          <table:table-cell office:value-type="float" office:value="0.884879705463906" calcext:value-type="float">
            <text:p>0.884879705463906</text:p>
          </table:table-cell>
          <table:table-cell office:value-type="float" office:value="0.483877867435087" calcext:value-type="float">
            <text:p>0.4838778674350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0282124191284" calcext:value-type="float">
            <text:p>2.80282124191284</text:p>
          </table:table-cell>
          <table:table-cell office:value-type="float" office:value="1.05330112544987" calcext:value-type="float">
            <text:p>1.05330112544987</text:p>
          </table:table-cell>
          <table:table-cell office:value-type="float" office:value="1.99606315682401" calcext:value-type="float">
            <text:p>1.99606315682401</text:p>
          </table:table-cell>
          <table:table-cell office:value-type="float" office:value="1.50383872344739" calcext:value-type="float">
            <text:p>1.50383872344739</text:p>
          </table:table-cell>
          <table:table-cell office:value-type="float" office:value="-0.983951726880607" calcext:value-type="float">
            <text:p>-0.9839517268806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9180517810733" calcext:value-type="float">
            <text:p>4.49180517810733</text:p>
          </table:table-cell>
          <table:table-cell office:value-type="float" office:value="1.95049754708891" calcext:value-type="float">
            <text:p>1.95049754708891</text:p>
          </table:table-cell>
          <table:table-cell office:value-type="float" office:value="1.30994241386857" calcext:value-type="float">
            <text:p>1.30994241386857</text:p>
          </table:table-cell>
          <table:table-cell office:value-type="float" office:value="1.70341639368432" calcext:value-type="float">
            <text:p>1.70341639368432</text:p>
          </table:table-cell>
          <table:table-cell office:value-type="float" office:value="-0.195309133387842" calcext:value-type="float">
            <text:p>-0.1953091333878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5530767782919" calcext:value-type="float">
            <text:p>2.65530767782919</text:p>
          </table:table-cell>
          <table:table-cell office:value-type="float" office:value="0.465233305796712" calcext:value-type="float">
            <text:p>0.465233305796712</text:p>
          </table:table-cell>
          <table:table-cell office:value-type="float" office:value="1.12765157633503" calcext:value-type="float">
            <text:p>1.12765157633503</text:p>
          </table:table-cell>
          <table:table-cell office:value-type="float" office:value="0.933096090818685" calcext:value-type="float">
            <text:p>0.933096090818685</text:p>
          </table:table-cell>
          <table:table-cell office:value-type="float" office:value="-0.87525530323433" calcext:value-type="float">
            <text:p>-0.875255303234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6298002787675" calcext:value-type="float">
            <text:p>2.36298002787675</text:p>
          </table:table-cell>
          <table:table-cell office:value-type="float" office:value="0.810338156901109" calcext:value-type="float">
            <text:p>0.810338156901109</text:p>
          </table:table-cell>
          <table:table-cell office:value-type="float" office:value="1.4390388101149" calcext:value-type="float">
            <text:p>1.4390388101149</text:p>
          </table:table-cell>
          <table:table-cell office:value-type="float" office:value="0.929248153979564" calcext:value-type="float">
            <text:p>0.929248153979564</text:p>
          </table:table-cell>
          <table:table-cell office:value-type="float" office:value="-0.455303621473518" calcext:value-type="float">
            <text:p>-0.4553036214735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2118225130029" calcext:value-type="float">
            <text:p>2.72118225130029</text:p>
          </table:table-cell>
          <table:table-cell office:value-type="float" office:value="1.16474949468806" calcext:value-type="float">
            <text:p>1.16474949468806</text:p>
          </table:table-cell>
          <table:table-cell office:value-type="float" office:value="1.33774542601897" calcext:value-type="float">
            <text:p>1.33774542601897</text:p>
          </table:table-cell>
          <table:table-cell office:value-type="float" office:value="0.17817586160303" calcext:value-type="float">
            <text:p>0.17817586160303</text:p>
          </table:table-cell>
          <table:table-cell office:value-type="float" office:value="-0.300607443789472" calcext:value-type="float">
            <text:p>-0.30060744378947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1134961304796" calcext:value-type="float">
            <text:p>2.41134961304796</text:p>
          </table:table-cell>
          <table:table-cell office:value-type="float" office:value="0.973485921189165" calcext:value-type="float">
            <text:p>0.973485921189165</text:p>
          </table:table-cell>
          <table:table-cell office:value-type="float" office:value="0.00997087938122653" calcext:value-type="float">
            <text:p>0.009970879381227</text:p>
          </table:table-cell>
          <table:table-cell office:value-type="float" office:value="-1.62182812746206" calcext:value-type="float">
            <text:p>-1.62182812746206</text:p>
          </table:table-cell>
          <table:table-cell office:value-type="float" office:value="0.388467531880999" calcext:value-type="float">
            <text:p>0.3884675318809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3405144211853" calcext:value-type="float">
            <text:p>2.03405144211853</text:p>
          </table:table-cell>
          <table:table-cell office:value-type="float" office:value="0.846934007427008" calcext:value-type="float">
            <text:p>0.846934007427008</text:p>
          </table:table-cell>
          <table:table-cell office:value-type="float" office:value="1.05411962553278" calcext:value-type="float">
            <text:p>1.05411962553278</text:p>
          </table:table-cell>
          <table:table-cell office:value-type="float" office:value="0.618445902219784" calcext:value-type="float">
            <text:p>0.618445902219784</text:p>
          </table:table-cell>
          <table:table-cell office:value-type="float" office:value="-0.464217092475155" calcext:value-type="float">
            <text:p>-0.46421709247515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9361650759999" calcext:value-type="float">
            <text:p>2.19361650759999</text:p>
          </table:table-cell>
          <table:table-cell office:value-type="float" office:value="0.836507080813293" calcext:value-type="float">
            <text:p>0.836507080813293</text:p>
          </table:table-cell>
          <table:table-cell office:value-type="float" office:value="1.11614178361281" calcext:value-type="float">
            <text:p>1.11614178361281</text:p>
          </table:table-cell>
          <table:table-cell office:value-type="float" office:value="0.813692462980096" calcext:value-type="float">
            <text:p>0.813692462980096</text:p>
          </table:table-cell>
          <table:table-cell office:value-type="float" office:value="-0.245586284042918" calcext:value-type="float">
            <text:p>-0.2455862840429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9822191283098" calcext:value-type="float">
            <text:p>3.79822191283098</text:p>
          </table:table-cell>
          <table:table-cell office:value-type="float" office:value="1.52103046600365" calcext:value-type="float">
            <text:p>1.52103046600365</text:p>
          </table:table-cell>
          <table:table-cell office:value-type="float" office:value="1.97074621104871" calcext:value-type="float">
            <text:p>1.97074621104871</text:p>
          </table:table-cell>
          <table:table-cell office:value-type="float" office:value="0.373621774913767" calcext:value-type="float">
            <text:p>0.373621774913767</text:p>
          </table:table-cell>
          <table:table-cell office:value-type="float" office:value="0.446386501601793" calcext:value-type="float">
            <text:p>0.4463865016017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1159611363214" calcext:value-type="float">
            <text:p>4.61159611363214</text:p>
          </table:table-cell>
          <table:table-cell office:value-type="float" office:value="2.0657759354211" calcext:value-type="float">
            <text:p>2.0657759354211</text:p>
          </table:table-cell>
          <table:table-cell office:value-type="float" office:value="2.90901495380612" calcext:value-type="float">
            <text:p>2.90901495380612</text:p>
          </table:table-cell>
          <table:table-cell office:value-type="float" office:value="1.06309422423096" calcext:value-type="float">
            <text:p>1.06309422423096</text:p>
          </table:table-cell>
          <table:table-cell office:value-type="float" office:value="-0.152178440434889" calcext:value-type="float">
            <text:p>-0.1521784404348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6015977219076" calcext:value-type="float">
            <text:p>4.96015977219076</text:p>
          </table:table-cell>
          <table:table-cell office:value-type="float" office:value="0.51890687182283" calcext:value-type="float">
            <text:p>0.51890687182283</text:p>
          </table:table-cell>
          <table:table-cell office:value-type="float" office:value="2.69653790392232" calcext:value-type="float">
            <text:p>2.69653790392232</text:p>
          </table:table-cell>
          <table:table-cell office:value-type="float" office:value="3.11082202814803" calcext:value-type="float">
            <text:p>3.11082202814803</text:p>
          </table:table-cell>
          <table:table-cell office:value-type="float" office:value="-0.720262018861585" calcext:value-type="float">
            <text:p>-0.72026201886158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4601121994496" calcext:value-type="float">
            <text:p>6.4601121994496</text:p>
          </table:table-cell>
          <table:table-cell office:value-type="float" office:value="2.30974485842181" calcext:value-type="float">
            <text:p>2.30974485842181</text:p>
          </table:table-cell>
          <table:table-cell office:value-type="float" office:value="-2.28803949420261" calcext:value-type="float">
            <text:p>-2.28803949420261</text:p>
          </table:table-cell>
          <table:table-cell office:value-type="float" office:value="0.573132625453412" calcext:value-type="float">
            <text:p>0.573132625453412</text:p>
          </table:table-cell>
          <table:table-cell office:value-type="float" office:value="1.11528487972531" calcext:value-type="float">
            <text:p>1.115284879725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7617499194937" calcext:value-type="float">
            <text:p>1.97617499194937</text:p>
          </table:table-cell>
          <table:table-cell office:value-type="float" office:value="0.867125743483859" calcext:value-type="float">
            <text:p>0.867125743483859</text:p>
          </table:table-cell>
          <table:table-cell office:value-type="float" office:value="1.17163844553735" calcext:value-type="float">
            <text:p>1.17163844553735</text:p>
          </table:table-cell>
          <table:table-cell office:value-type="float" office:value="0.548299379264277" calcext:value-type="float">
            <text:p>0.548299379264277</text:p>
          </table:table-cell>
          <table:table-cell office:value-type="float" office:value="-0.0645881459482532" calcext:value-type="float">
            <text:p>-0.06458814594825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9770776639614" calcext:value-type="float">
            <text:p>4.99770776639614</text:p>
          </table:table-cell>
          <table:table-cell office:value-type="float" office:value="1.67365650670585" calcext:value-type="float">
            <text:p>1.67365650670585</text:p>
          </table:table-cell>
          <table:table-cell office:value-type="float" office:value="1.59357910108963" calcext:value-type="float">
            <text:p>1.59357910108963</text:p>
          </table:table-cell>
          <table:table-cell office:value-type="float" office:value="-1.14385768480775" calcext:value-type="float">
            <text:p>-1.14385768480775</text:p>
          </table:table-cell>
          <table:table-cell office:value-type="float" office:value="-0.568549603814381" calcext:value-type="float">
            <text:p>-0.56854960381438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2425019219288" calcext:value-type="float">
            <text:p>3.52425019219288</text:p>
          </table:table-cell>
          <table:table-cell office:value-type="float" office:value="1.53065318823109" calcext:value-type="float">
            <text:p>1.53065318823109</text:p>
          </table:table-cell>
          <table:table-cell office:value-type="float" office:value="2.09341095419688" calcext:value-type="float">
            <text:p>2.09341095419688</text:p>
          </table:table-cell>
          <table:table-cell office:value-type="float" office:value="1.05668698361368" calcext:value-type="float">
            <text:p>1.05668698361368</text:p>
          </table:table-cell>
          <table:table-cell office:value-type="float" office:value="0.238092114109544" calcext:value-type="float">
            <text:p>0.2380921141095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1182358834716" calcext:value-type="float">
            <text:p>1.91182358834716</text:p>
          </table:table-cell>
          <table:table-cell office:value-type="float" office:value="1.0623346470445" calcext:value-type="float">
            <text:p>1.0623346470445</text:p>
          </table:table-cell>
          <table:table-cell office:value-type="float" office:value="-0.323732947931081" calcext:value-type="float">
            <text:p>-0.323732947931081</text:p>
          </table:table-cell>
          <table:table-cell office:value-type="float" office:value="-1.57872468304312" calcext:value-type="float">
            <text:p>-1.57872468304312</text:p>
          </table:table-cell>
          <table:table-cell office:value-type="float" office:value="0.139744477501013" calcext:value-type="float">
            <text:p>0.1397444775010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6254148535492" calcext:value-type="float">
            <text:p>1.76254148535492</text:p>
          </table:table-cell>
          <table:table-cell office:value-type="float" office:value="0.690119499922315" calcext:value-type="float">
            <text:p>0.690119499922315</text:p>
          </table:table-cell>
          <table:table-cell office:value-type="float" office:value="1.09744385061177" calcext:value-type="float">
            <text:p>1.09744385061177</text:p>
          </table:table-cell>
          <table:table-cell office:value-type="float" office:value="0.0722216761019207" calcext:value-type="float">
            <text:p>0.072221676101921</text:p>
          </table:table-cell>
          <table:table-cell office:value-type="float" office:value="0.209545539415414" calcext:value-type="float">
            <text:p>0.2095455394154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1790750547722" calcext:value-type="float">
            <text:p>2.71790750547722</text:p>
          </table:table-cell>
          <table:table-cell office:value-type="float" office:value="1.0257576164534" calcext:value-type="float">
            <text:p>1.0257576164534</text:p>
          </table:table-cell>
          <table:table-cell office:value-type="float" office:value="2.0807670913483" calcext:value-type="float">
            <text:p>2.0807670913483</text:p>
          </table:table-cell>
          <table:table-cell office:value-type="float" office:value="1.59958198659662" calcext:value-type="float">
            <text:p>1.59958198659662</text:p>
          </table:table-cell>
          <table:table-cell office:value-type="float" office:value="-0.596628154858774" calcext:value-type="float">
            <text:p>-0.5966281548587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23371494551964" calcext:value-type="float">
            <text:p>6.23371494551964</text:p>
          </table:table-cell>
          <table:table-cell office:value-type="float" office:value="2.11218884875876" calcext:value-type="float">
            <text:p>2.11218884875876</text:p>
          </table:table-cell>
          <table:table-cell office:value-type="float" office:value="2.23539488761448" calcext:value-type="float">
            <text:p>2.23539488761448</text:p>
          </table:table-cell>
          <table:table-cell office:value-type="float" office:value="1.95516323884193" calcext:value-type="float">
            <text:p>1.95516323884193</text:p>
          </table:table-cell>
          <table:table-cell office:value-type="float" office:value="-0.0401012449332162" calcext:value-type="float">
            <text:p>-0.0401012449332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54755729374682" calcext:value-type="float">
            <text:p>0.954755729374682</text:p>
          </table:table-cell>
          <table:table-cell office:value-type="float" office:value="0.427132110665814" calcext:value-type="float">
            <text:p>0.427132110665814</text:p>
          </table:table-cell>
          <table:table-cell office:value-type="float" office:value="0.522448656021551" calcext:value-type="float">
            <text:p>0.522448656021551</text:p>
          </table:table-cell>
          <table:table-cell office:value-type="float" office:value="0.393028765725864" calcext:value-type="float">
            <text:p>0.393028765725864</text:p>
          </table:table-cell>
          <table:table-cell office:value-type="float" office:value="-0.166784726711321" calcext:value-type="float">
            <text:p>-0.1667847267113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8259727410718" calcext:value-type="float">
            <text:p>2.88259727410718</text:p>
          </table:table-cell>
          <table:table-cell office:value-type="float" office:value="1.44812115764475" calcext:value-type="float">
            <text:p>1.44812115764475</text:p>
          </table:table-cell>
          <table:table-cell office:value-type="float" office:value="2.31277438155311" calcext:value-type="float">
            <text:p>2.31277438155311</text:p>
          </table:table-cell>
          <table:table-cell office:value-type="float" office:value="1.85866362681004" calcext:value-type="float">
            <text:p>1.85866362681004</text:p>
          </table:table-cell>
          <table:table-cell office:value-type="float" office:value="-0.229873451310581" calcext:value-type="float">
            <text:p>-0.22987345131058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3736967842039" calcext:value-type="float">
            <text:p>3.63736967842039</text:p>
          </table:table-cell>
          <table:table-cell office:value-type="float" office:value="0.979740710055244" calcext:value-type="float">
            <text:p>0.979740710055244</text:p>
          </table:table-cell>
          <table:table-cell office:value-type="float" office:value="-0.0880622366516082" calcext:value-type="float">
            <text:p>-0.088062236651608</text:p>
          </table:table-cell>
          <table:table-cell office:value-type="float" office:value="-0.914562911694771" calcext:value-type="float">
            <text:p>-0.914562911694771</text:p>
          </table:table-cell>
          <table:table-cell office:value-type="float" office:value="0.251989542486156" calcext:value-type="float">
            <text:p>0.2519895424861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3122923029986" calcext:value-type="float">
            <text:p>2.73122923029986</text:p>
          </table:table-cell>
          <table:table-cell office:value-type="float" office:value="0.321770143126018" calcext:value-type="float">
            <text:p>0.321770143126018</text:p>
          </table:table-cell>
          <table:table-cell office:value-type="float" office:value="-0.58642615560053" calcext:value-type="float">
            <text:p>-0.58642615560053</text:p>
          </table:table-cell>
          <table:table-cell office:value-type="float" office:value="0.29983186807725" calcext:value-type="float">
            <text:p>0.29983186807725</text:p>
          </table:table-cell>
          <table:table-cell office:value-type="float" office:value="-0.242515956132055" calcext:value-type="float">
            <text:p>-0.24251595613205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6052567587014" calcext:value-type="float">
            <text:p>1.96052567587014</text:p>
          </table:table-cell>
          <table:table-cell office:value-type="float" office:value="0.544061557048033" calcext:value-type="float">
            <text:p>0.544061557048033</text:p>
          </table:table-cell>
          <table:table-cell office:value-type="float" office:value="1.03547034532829" calcext:value-type="float">
            <text:p>1.03547034532829</text:p>
          </table:table-cell>
          <table:table-cell office:value-type="float" office:value="0.607581524070501" calcext:value-type="float">
            <text:p>0.607581524070501</text:p>
          </table:table-cell>
          <table:table-cell office:value-type="float" office:value="-0.41267186284355" calcext:value-type="float">
            <text:p>-0.4126718628435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0705636414461" calcext:value-type="float">
            <text:p>3.90705636414461</text:p>
          </table:table-cell>
          <table:table-cell office:value-type="float" office:value="1.5478872819592" calcext:value-type="float">
            <text:p>1.5478872819592</text:p>
          </table:table-cell>
          <table:table-cell office:value-type="float" office:value="1.89359401684589" calcext:value-type="float">
            <text:p>1.89359401684589</text:p>
          </table:table-cell>
          <table:table-cell office:value-type="float" office:value="-2.30339629583884" calcext:value-type="float">
            <text:p>-2.30339629583884</text:p>
          </table:table-cell>
          <table:table-cell office:value-type="float" office:value="0.222563012791875" calcext:value-type="float">
            <text:p>0.2225630127918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28946598741203" calcext:value-type="float">
            <text:p>5.28946598741203</text:p>
          </table:table-cell>
          <table:table-cell office:value-type="float" office:value="2.06888051260859" calcext:value-type="float">
            <text:p>2.06888051260859</text:p>
          </table:table-cell>
          <table:table-cell office:value-type="float" office:value="1.91774087825679" calcext:value-type="float">
            <text:p>1.91774087825679</text:p>
          </table:table-cell>
          <table:table-cell office:value-type="float" office:value="1.30892312158777" calcext:value-type="float">
            <text:p>1.30892312158777</text:p>
          </table:table-cell>
          <table:table-cell office:value-type="float" office:value="-0.138194872949895" calcext:value-type="float">
            <text:p>-0.1381948729498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5957277827219" calcext:value-type="float">
            <text:p>1.35957277827219</text:p>
          </table:table-cell>
          <table:table-cell office:value-type="float" office:value="0.141607565561084" calcext:value-type="float">
            <text:p>0.141607565561084</text:p>
          </table:table-cell>
          <table:table-cell office:value-type="float" office:value="0.962499005579542" calcext:value-type="float">
            <text:p>0.962499005579542</text:p>
          </table:table-cell>
          <table:table-cell office:value-type="float" office:value="0.187847444201753" calcext:value-type="float">
            <text:p>0.187847444201753</text:p>
          </table:table-cell>
          <table:table-cell office:value-type="float" office:value="-0.493970599274511" calcext:value-type="float">
            <text:p>-0.4939705992745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73995061380626" calcext:value-type="float">
            <text:p>6.73995061380626</text:p>
          </table:table-cell>
          <table:table-cell office:value-type="float" office:value="3.04756461776482" calcext:value-type="float">
            <text:p>3.04756461776482</text:p>
          </table:table-cell>
          <table:table-cell office:value-type="float" office:value="1.44874381445216" calcext:value-type="float">
            <text:p>1.44874381445216</text:p>
          </table:table-cell>
          <table:table-cell office:value-type="float" office:value="-5.21891387103709" calcext:value-type="float">
            <text:p>-5.21891387103709</text:p>
          </table:table-cell>
          <table:table-cell office:value-type="float" office:value="-0.38935999546566" calcext:value-type="float">
            <text:p>-0.3893599954656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54555129364666" calcext:value-type="float">
            <text:p>4.54555129364666</text:p>
          </table:table-cell>
          <table:table-cell office:value-type="float" office:value="2.35038798830134" calcext:value-type="float">
            <text:p>2.35038798830134</text:p>
          </table:table-cell>
          <table:table-cell office:value-type="float" office:value="2.72155338208328" calcext:value-type="float">
            <text:p>2.72155338208328</text:p>
          </table:table-cell>
          <table:table-cell office:value-type="float" office:value="-2.72577650181925" calcext:value-type="float">
            <text:p>-2.72577650181925</text:p>
          </table:table-cell>
          <table:table-cell office:value-type="float" office:value="-0.131789525146211" calcext:value-type="float">
            <text:p>-0.1317895251462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3206142872776" calcext:value-type="float">
            <text:p>2.23206142872776</text:p>
          </table:table-cell>
          <table:table-cell office:value-type="float" office:value="1.00904543977078" calcext:value-type="float">
            <text:p>1.00904543977078</text:p>
          </table:table-cell>
          <table:table-cell office:value-type="float" office:value="1.90321697126376" calcext:value-type="float">
            <text:p>1.90321697126376</text:p>
          </table:table-cell>
          <table:table-cell office:value-type="float" office:value="1.0482310248821" calcext:value-type="float">
            <text:p>1.0482310248821</text:p>
          </table:table-cell>
          <table:table-cell office:value-type="float" office:value="-0.0234298296335892" calcext:value-type="float">
            <text:p>-0.0234298296335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745399799974679" calcext:value-type="float">
            <text:p>0.745399799974679</text:p>
          </table:table-cell>
          <table:table-cell office:value-type="float" office:value="0.450886727700792" calcext:value-type="float">
            <text:p>0.450886727700792</text:p>
          </table:table-cell>
          <table:table-cell office:value-type="float" office:value="0.23111878165643" calcext:value-type="float">
            <text:p>0.23111878165643</text:p>
          </table:table-cell>
          <table:table-cell office:value-type="float" office:value="0.148458880472666" calcext:value-type="float">
            <text:p>0.148458880472666</text:p>
          </table:table-cell>
          <table:table-cell office:value-type="float" office:value="0.239281621218781" calcext:value-type="float">
            <text:p>0.23928162121878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8188716329863" calcext:value-type="float">
            <text:p>1.98188716329863</text:p>
          </table:table-cell>
          <table:table-cell office:value-type="float" office:value="0.765532748472017" calcext:value-type="float">
            <text:p>0.765532748472017</text:p>
          </table:table-cell>
          <table:table-cell office:value-type="float" office:value="1.55437338098263" calcext:value-type="float">
            <text:p>1.55437338098263</text:p>
          </table:table-cell>
          <table:table-cell office:value-type="float" office:value="0.426791921838876" calcext:value-type="float">
            <text:p>0.426791921838876</text:p>
          </table:table-cell>
          <table:table-cell office:value-type="float" office:value="-0.216260289058193" calcext:value-type="float">
            <text:p>-0.2162602890581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3761015888365" calcext:value-type="float">
            <text:p>4.63761015888365</text:p>
          </table:table-cell>
          <table:table-cell office:value-type="float" office:value="1.70603595397181" calcext:value-type="float">
            <text:p>1.70603595397181</text:p>
          </table:table-cell>
          <table:table-cell office:value-type="float" office:value="0.198474092201206" calcext:value-type="float">
            <text:p>0.198474092201206</text:p>
          </table:table-cell>
          <table:table-cell office:value-type="float" office:value="-0.483256654814464" calcext:value-type="float">
            <text:p>-0.483256654814464</text:p>
          </table:table-cell>
          <table:table-cell office:value-type="float" office:value="2.57428472936393" calcext:value-type="float">
            <text:p>2.574284729363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4615303482655" calcext:value-type="float">
            <text:p>1.84615303482655</text:p>
          </table:table-cell>
          <table:table-cell office:value-type="float" office:value="-0.290015971124417" calcext:value-type="float">
            <text:p>-0.290015971124417</text:p>
          </table:table-cell>
          <table:table-cell office:value-type="float" office:value="0.992993529832361" calcext:value-type="float">
            <text:p>0.992993529832361</text:p>
          </table:table-cell>
          <table:table-cell office:value-type="float" office:value="0.439297710676606" calcext:value-type="float">
            <text:p>0.439297710676606</text:p>
          </table:table-cell>
          <table:table-cell office:value-type="float" office:value="-0.314856910729789" calcext:value-type="float">
            <text:p>-0.3148569107297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5583874016627" calcext:value-type="float">
            <text:p>5.5583874016627</text:p>
          </table:table-cell>
          <table:table-cell office:value-type="float" office:value="3.11889952284142" calcext:value-type="float">
            <text:p>3.11889952284142</text:p>
          </table:table-cell>
          <table:table-cell office:value-type="float" office:value="2.21494528187352" calcext:value-type="float">
            <text:p>2.21494528187352</text:p>
          </table:table-cell>
          <table:table-cell office:value-type="float" office:value="0.886889411765104" calcext:value-type="float">
            <text:p>0.886889411765104</text:p>
          </table:table-cell>
          <table:table-cell office:value-type="float" office:value="2.86009100418935" calcext:value-type="float">
            <text:p>2.860091004189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0576176531695" calcext:value-type="float">
            <text:p>3.90576176531695</text:p>
          </table:table-cell>
          <table:table-cell office:value-type="float" office:value="1.36225994743943" calcext:value-type="float">
            <text:p>1.36225994743943</text:p>
          </table:table-cell>
          <table:table-cell office:value-type="float" office:value="1.40375867132751" calcext:value-type="float">
            <text:p>1.40375867132751</text:p>
          </table:table-cell>
          <table:table-cell office:value-type="float" office:value="-0.513677562897052" calcext:value-type="float">
            <text:p>-0.513677562897052</text:p>
          </table:table-cell>
          <table:table-cell office:value-type="float" office:value="-0.0670959914060218" calcext:value-type="float">
            <text:p>-0.0670959914060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5451173373108" calcext:value-type="float">
            <text:p>2.75451173373108</text:p>
          </table:table-cell>
          <table:table-cell office:value-type="float" office:value="1.27537051483707" calcext:value-type="float">
            <text:p>1.27537051483707</text:p>
          </table:table-cell>
          <table:table-cell office:value-type="float" office:value="0.321949447937982" calcext:value-type="float">
            <text:p>0.321949447937982</text:p>
          </table:table-cell>
          <table:table-cell office:value-type="float" office:value="0.340323693055963" calcext:value-type="float">
            <text:p>0.340323693055963</text:p>
          </table:table-cell>
          <table:table-cell office:value-type="float" office:value="0.423673042991706" calcext:value-type="float">
            <text:p>0.42367304299170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219390581625" calcext:value-type="float">
            <text:p>2.7219390581625</text:p>
          </table:table-cell>
          <table:table-cell office:value-type="float" office:value="1.20067001239504" calcext:value-type="float">
            <text:p>1.20067001239504</text:p>
          </table:table-cell>
          <table:table-cell office:value-type="float" office:value="1.70665097364758" calcext:value-type="float">
            <text:p>1.70665097364758</text:p>
          </table:table-cell>
          <table:table-cell office:value-type="float" office:value="0.796546544528311" calcext:value-type="float">
            <text:p>0.796546544528311</text:p>
          </table:table-cell>
          <table:table-cell office:value-type="float" office:value="-0.401787066397339" calcext:value-type="float">
            <text:p>-0.40178706639733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8540194993739" calcext:value-type="float">
            <text:p>3.98540194993739</text:p>
          </table:table-cell>
          <table:table-cell office:value-type="float" office:value="-0.195337981914284" calcext:value-type="float">
            <text:p>-0.195337981914284</text:p>
          </table:table-cell>
          <table:table-cell office:value-type="float" office:value="0.978913815627003" calcext:value-type="float">
            <text:p>0.978913815627003</text:p>
          </table:table-cell>
          <table:table-cell office:value-type="float" office:value="-0.0305115997063394" calcext:value-type="float">
            <text:p>-0.03051159970634</text:p>
          </table:table-cell>
          <table:table-cell office:value-type="float" office:value="-0.157742832484149" calcext:value-type="float">
            <text:p>-0.15774283248414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8681027032014" calcext:value-type="float">
            <text:p>3.48681027032014</text:p>
          </table:table-cell>
          <table:table-cell office:value-type="float" office:value="1.93318139717179" calcext:value-type="float">
            <text:p>1.93318139717179</text:p>
          </table:table-cell>
          <table:table-cell office:value-type="float" office:value="1.54293157213659" calcext:value-type="float">
            <text:p>1.54293157213659</text:p>
          </table:table-cell>
          <table:table-cell office:value-type="float" office:value="0.782976180198694" calcext:value-type="float">
            <text:p>0.782976180198694</text:p>
          </table:table-cell>
          <table:table-cell office:value-type="float" office:value="1.18585803985275" calcext:value-type="float">
            <text:p>1.185858039852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3573282010776" calcext:value-type="float">
            <text:p>1.33573282010776</text:p>
          </table:table-cell>
          <table:table-cell office:value-type="float" office:value="0.720572412518656" calcext:value-type="float">
            <text:p>0.720572412518656</text:p>
          </table:table-cell>
          <table:table-cell office:value-type="float" office:value="0.738172257826705" calcext:value-type="float">
            <text:p>0.738172257826705</text:p>
          </table:table-cell>
          <table:table-cell office:value-type="float" office:value="0.365321782880023" calcext:value-type="float">
            <text:p>0.365321782880023</text:p>
          </table:table-cell>
          <table:table-cell office:value-type="float" office:value="0.0081139716566315" calcext:value-type="float">
            <text:p>0.0081139716566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8156039608253" calcext:value-type="float">
            <text:p>1.48156039608253</text:p>
          </table:table-cell>
          <table:table-cell office:value-type="float" office:value="0.19039586358021" calcext:value-type="float">
            <text:p>0.19039586358021</text:p>
          </table:table-cell>
          <table:table-cell office:value-type="float" office:value="1.02475804095163" calcext:value-type="float">
            <text:p>1.02475804095163</text:p>
          </table:table-cell>
          <table:table-cell office:value-type="float" office:value="0.441578049892529" calcext:value-type="float">
            <text:p>0.441578049892529</text:p>
          </table:table-cell>
          <table:table-cell office:value-type="float" office:value="-0.563381608875658" calcext:value-type="float">
            <text:p>-0.56338160887565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0810052042177" calcext:value-type="float">
            <text:p>1.40810052042177</text:p>
          </table:table-cell>
          <table:table-cell office:value-type="float" office:value="0.435340928361675" calcext:value-type="float">
            <text:p>0.435340928361675</text:p>
          </table:table-cell>
          <table:table-cell office:value-type="float" office:value="0.760426029229874" calcext:value-type="float">
            <text:p>0.760426029229874</text:p>
          </table:table-cell>
          <table:table-cell office:value-type="float" office:value="0.315320476925004" calcext:value-type="float">
            <text:p>0.315320476925004</text:p>
          </table:table-cell>
          <table:table-cell office:value-type="float" office:value="0.0438189578222813" calcext:value-type="float">
            <text:p>0.04381895782228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0410184792322" calcext:value-type="float">
            <text:p>3.30410184792322</text:p>
          </table:table-cell>
          <table:table-cell office:value-type="float" office:value="1.24927101237933" calcext:value-type="float">
            <text:p>1.24927101237933</text:p>
          </table:table-cell>
          <table:table-cell office:value-type="float" office:value="-0.104866169984835" calcext:value-type="float">
            <text:p>-0.104866169984835</text:p>
          </table:table-cell>
          <table:table-cell office:value-type="float" office:value="0.569698478360529" calcext:value-type="float">
            <text:p>0.569698478360529</text:p>
          </table:table-cell>
          <table:table-cell office:value-type="float" office:value="1.16319130171464" calcext:value-type="float">
            <text:p>1.1631913017146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9235340602395" calcext:value-type="float">
            <text:p>3.39235340602395</text:p>
          </table:table-cell>
          <table:table-cell office:value-type="float" office:value="1.29478848580795" calcext:value-type="float">
            <text:p>1.29478848580795</text:p>
          </table:table-cell>
          <table:table-cell office:value-type="float" office:value="2.01091859343565" calcext:value-type="float">
            <text:p>2.01091859343565</text:p>
          </table:table-cell>
          <table:table-cell office:value-type="float" office:value="0.694794391164327" calcext:value-type="float">
            <text:p>0.694794391164327</text:p>
          </table:table-cell>
          <table:table-cell office:value-type="float" office:value="-0.287632782686102" calcext:value-type="float">
            <text:p>-0.2876327826861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2798951139876" calcext:value-type="float">
            <text:p>2.82798951139876</text:p>
          </table:table-cell>
          <table:table-cell office:value-type="float" office:value="0.806595077532223" calcext:value-type="float">
            <text:p>0.806595077532223</text:p>
          </table:table-cell>
          <table:table-cell office:value-type="float" office:value="1.33189813081919" calcext:value-type="float">
            <text:p>1.33189813081919</text:p>
          </table:table-cell>
          <table:table-cell office:value-type="float" office:value="0.992444515020354" calcext:value-type="float">
            <text:p>0.992444515020354</text:p>
          </table:table-cell>
          <table:table-cell office:value-type="float" office:value="-0.0613107773373598" calcext:value-type="float">
            <text:p>-0.061310777337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1129707608707" calcext:value-type="float">
            <text:p>4.71129707608707</text:p>
          </table:table-cell>
          <table:table-cell office:value-type="float" office:value="1.62601341723112" calcext:value-type="float">
            <text:p>1.62601341723112</text:p>
          </table:table-cell>
          <table:table-cell office:value-type="float" office:value="1.91986768310552" calcext:value-type="float">
            <text:p>1.91986768310552</text:p>
          </table:table-cell>
          <table:table-cell office:value-type="float" office:value="1.44699396393594" calcext:value-type="float">
            <text:p>1.44699396393594</text:p>
          </table:table-cell>
          <table:table-cell office:value-type="float" office:value="-0.568316528176532" calcext:value-type="float">
            <text:p>-0.5683165281765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.22736756206334" calcext:value-type="float">
            <text:p>8.22736756206334</text:p>
          </table:table-cell>
          <table:table-cell office:value-type="float" office:value="3.78047910481194" calcext:value-type="float">
            <text:p>3.78047910481194</text:p>
          </table:table-cell>
          <table:table-cell office:value-type="float" office:value="5.27603188286316" calcext:value-type="float">
            <text:p>5.27603188286316</text:p>
          </table:table-cell>
          <table:table-cell office:value-type="float" office:value="3.03805515127747" calcext:value-type="float">
            <text:p>3.03805515127747</text:p>
          </table:table-cell>
          <table:table-cell office:value-type="float" office:value="0.517794568766343" calcext:value-type="float">
            <text:p>0.51779456876634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153806572414" calcext:value-type="float">
            <text:p>2.0153806572414</text:p>
          </table:table-cell>
          <table:table-cell office:value-type="float" office:value="0.625322936358546" calcext:value-type="float">
            <text:p>0.625322936358546</text:p>
          </table:table-cell>
          <table:table-cell office:value-type="float" office:value="0.59746584713713" calcext:value-type="float">
            <text:p>0.59746584713713</text:p>
          </table:table-cell>
          <table:table-cell office:value-type="float" office:value="0.136022042785925" calcext:value-type="float">
            <text:p>0.136022042785925</text:p>
          </table:table-cell>
          <table:table-cell office:value-type="float" office:value="0.561374188267047" calcext:value-type="float">
            <text:p>0.5613741882670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0319061859515" calcext:value-type="float">
            <text:p>1.60319061859515</text:p>
          </table:table-cell>
          <table:table-cell office:value-type="float" office:value="0.477732979720719" calcext:value-type="float">
            <text:p>0.477732979720719</text:p>
          </table:table-cell>
          <table:table-cell office:value-type="float" office:value="1.01493670814589" calcext:value-type="float">
            <text:p>1.01493670814589</text:p>
          </table:table-cell>
          <table:table-cell office:value-type="float" office:value="0.658783276084243" calcext:value-type="float">
            <text:p>0.658783276084243</text:p>
          </table:table-cell>
          <table:table-cell office:value-type="float" office:value="0.437461390998112" calcext:value-type="float">
            <text:p>0.4374613909981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7524146546965" calcext:value-type="float">
            <text:p>3.47524146546965</text:p>
          </table:table-cell>
          <table:table-cell office:value-type="float" office:value="1.21235398292551" calcext:value-type="float">
            <text:p>1.21235398292551</text:p>
          </table:table-cell>
          <table:table-cell office:value-type="float" office:value="2.00644437280214" calcext:value-type="float">
            <text:p>2.00644437280214</text:p>
          </table:table-cell>
          <table:table-cell office:value-type="float" office:value="2.43502617384179" calcext:value-type="float">
            <text:p>2.43502617384179</text:p>
          </table:table-cell>
          <table:table-cell office:value-type="float" office:value="-0.451432585765689" calcext:value-type="float">
            <text:p>-0.4514325857656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8115426048192" calcext:value-type="float">
            <text:p>1.18115426048192</text:p>
          </table:table-cell>
          <table:table-cell office:value-type="float" office:value="0.440987547534149" calcext:value-type="float">
            <text:p>0.440987547534149</text:p>
          </table:table-cell>
          <table:table-cell office:value-type="float" office:value="0.125598990529501" calcext:value-type="float">
            <text:p>0.125598990529501</text:p>
          </table:table-cell>
          <table:table-cell office:value-type="float" office:value="0.175641218407418" calcext:value-type="float">
            <text:p>0.175641218407418</text:p>
          </table:table-cell>
          <table:table-cell office:value-type="float" office:value="0.0732319120216876" calcext:value-type="float">
            <text:p>0.07323191202168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8353767383841" calcext:value-type="float">
            <text:p>2.48353767383841</text:p>
          </table:table-cell>
          <table:table-cell office:value-type="float" office:value="0.834596708362663" calcext:value-type="float">
            <text:p>0.834596708362663</text:p>
          </table:table-cell>
          <table:table-cell office:value-type="float" office:value="-1.06263125227082" calcext:value-type="float">
            <text:p>-1.06263125227082</text:p>
          </table:table-cell>
          <table:table-cell office:value-type="float" office:value="0.112889071618383" calcext:value-type="float">
            <text:p>0.112889071618383</text:p>
          </table:table-cell>
          <table:table-cell office:value-type="float" office:value="0.854329550637976" calcext:value-type="float">
            <text:p>0.85432955063797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9164187866317" calcext:value-type="float">
            <text:p>2.39164187866317</text:p>
          </table:table-cell>
          <table:table-cell office:value-type="float" office:value="0.770801925095486" calcext:value-type="float">
            <text:p>0.770801925095486</text:p>
          </table:table-cell>
          <table:table-cell office:value-type="float" office:value="0.704599637412136" calcext:value-type="float">
            <text:p>0.704599637412136</text:p>
          </table:table-cell>
          <table:table-cell office:value-type="float" office:value="0.983118489955967" calcext:value-type="float">
            <text:p>0.983118489955967</text:p>
          </table:table-cell>
          <table:table-cell office:value-type="float" office:value="0.218838242660294" calcext:value-type="float">
            <text:p>0.2188382426602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78941401263" calcext:value-type="float">
            <text:p>2.678941401263</text:p>
          </table:table-cell>
          <table:table-cell office:value-type="float" office:value="0.469675124887278" calcext:value-type="float">
            <text:p>0.469675124887278</text:p>
          </table:table-cell>
          <table:table-cell office:value-type="float" office:value="0.60454623731329" calcext:value-type="float">
            <text:p>0.60454623731329</text:p>
          </table:table-cell>
          <table:table-cell office:value-type="float" office:value="0.687455578162844" calcext:value-type="float">
            <text:p>0.687455578162844</text:p>
          </table:table-cell>
          <table:table-cell office:value-type="float" office:value="0.407797640245128" calcext:value-type="float">
            <text:p>0.40779764024512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245634164359" calcext:value-type="float">
            <text:p>3.8245634164359</text:p>
          </table:table-cell>
          <table:table-cell office:value-type="float" office:value="1.07400703947961" calcext:value-type="float">
            <text:p>1.07400703947961</text:p>
          </table:table-cell>
          <table:table-cell office:value-type="float" office:value="1.78667462748476" calcext:value-type="float">
            <text:p>1.78667462748476</text:p>
          </table:table-cell>
          <table:table-cell office:value-type="float" office:value="1.72066111015424" calcext:value-type="float">
            <text:p>1.72066111015424</text:p>
          </table:table-cell>
          <table:table-cell office:value-type="float" office:value="-0.603161561786375" calcext:value-type="float">
            <text:p>-0.6031615617863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5534218511512" calcext:value-type="float">
            <text:p>2.95534218511512</text:p>
          </table:table-cell>
          <table:table-cell office:value-type="float" office:value="0.362983903592112" calcext:value-type="float">
            <text:p>0.362983903592112</text:p>
          </table:table-cell>
          <table:table-cell office:value-type="float" office:value="0.0693798812874994" calcext:value-type="float">
            <text:p>0.069379881287499</text:p>
          </table:table-cell>
          <table:table-cell office:value-type="float" office:value="0.637943425182527" calcext:value-type="float">
            <text:p>0.637943425182527</text:p>
          </table:table-cell>
          <table:table-cell office:value-type="float" office:value="-0.762008791719957" calcext:value-type="float">
            <text:p>-0.76200879171995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5329327151304" calcext:value-type="float">
            <text:p>3.05329327151304</text:p>
          </table:table-cell>
          <table:table-cell office:value-type="float" office:value="0.608433633200469" calcext:value-type="float">
            <text:p>0.608433633200469</text:p>
          </table:table-cell>
          <table:table-cell office:value-type="float" office:value="0.831162980090674" calcext:value-type="float">
            <text:p>0.831162980090674</text:p>
          </table:table-cell>
          <table:table-cell office:value-type="float" office:value="1.6268513295463" calcext:value-type="float">
            <text:p>1.6268513295463</text:p>
          </table:table-cell>
          <table:table-cell office:value-type="float" office:value="-1.09418744151895" calcext:value-type="float">
            <text:p>-1.094187441518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7164379150235" calcext:value-type="float">
            <text:p>3.97164379150235</text:p>
          </table:table-cell>
          <table:table-cell office:value-type="float" office:value="0.107610554349825" calcext:value-type="float">
            <text:p>0.107610554349825</text:p>
          </table:table-cell>
          <table:table-cell office:value-type="float" office:value="-0.34565763463892" calcext:value-type="float">
            <text:p>-0.34565763463892</text:p>
          </table:table-cell>
          <table:table-cell office:value-type="float" office:value="0.423838724522128" calcext:value-type="float">
            <text:p>0.423838724522128</text:p>
          </table:table-cell>
          <table:table-cell office:value-type="float" office:value="-0.0837040765922539" calcext:value-type="float">
            <text:p>-0.0837040765922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.42889005843233" calcext:value-type="float">
            <text:p>9.42889005843233</text:p>
          </table:table-cell>
          <table:table-cell office:value-type="float" office:value="1.78008119911135" calcext:value-type="float">
            <text:p>1.78008119911135</text:p>
          </table:table-cell>
          <table:table-cell office:value-type="float" office:value="0.479549481728235" calcext:value-type="float">
            <text:p>0.479549481728235</text:p>
          </table:table-cell>
          <table:table-cell office:value-type="float" office:value="-1.54119049870805" calcext:value-type="float">
            <text:p>-1.54119049870805</text:p>
          </table:table-cell>
          <table:table-cell office:value-type="float" office:value="0.220331534991336" calcext:value-type="float">
            <text:p>0.2203315349913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79768551028712" calcext:value-type="float">
            <text:p>5.79768551028712</text:p>
          </table:table-cell>
          <table:table-cell office:value-type="float" office:value="2.4147292425921" calcext:value-type="float">
            <text:p>2.4147292425921</text:p>
          </table:table-cell>
          <table:table-cell office:value-type="float" office:value="0.562371155210699" calcext:value-type="float">
            <text:p>0.562371155210699</text:p>
          </table:table-cell>
          <table:table-cell office:value-type="float" office:value="0.574184312208306" calcext:value-type="float">
            <text:p>0.574184312208306</text:p>
          </table:table-cell>
          <table:table-cell office:value-type="float" office:value="0.339986753414122" calcext:value-type="float">
            <text:p>0.3399867534141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1877641651772" calcext:value-type="float">
            <text:p>2.21877641651772</text:p>
          </table:table-cell>
          <table:table-cell office:value-type="float" office:value="1.37420347175181" calcext:value-type="float">
            <text:p>1.37420347175181</text:p>
          </table:table-cell>
          <table:table-cell office:value-type="float" office:value="1.06045975209367" calcext:value-type="float">
            <text:p>1.06045975209367</text:p>
          </table:table-cell>
          <table:table-cell office:value-type="float" office:value="-0.600474437688171" calcext:value-type="float">
            <text:p>-0.600474437688171</text:p>
          </table:table-cell>
          <table:table-cell office:value-type="float" office:value="0.206796428530355" calcext:value-type="float">
            <text:p>0.20679642853035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0837603761797" calcext:value-type="float">
            <text:p>4.20837603761797</text:p>
          </table:table-cell>
          <table:table-cell office:value-type="float" office:value="1.47689867709149" calcext:value-type="float">
            <text:p>1.47689867709149</text:p>
          </table:table-cell>
          <table:table-cell office:value-type="float" office:value="1.86677222273844" calcext:value-type="float">
            <text:p>1.86677222273844</text:p>
          </table:table-cell>
          <table:table-cell office:value-type="float" office:value="1.77996980538421" calcext:value-type="float">
            <text:p>1.77996980538421</text:p>
          </table:table-cell>
          <table:table-cell office:value-type="float" office:value="-0.34092005310295" calcext:value-type="float">
            <text:p>-0.340920053102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8178981998656" calcext:value-type="float">
            <text:p>2.68178981998656</text:p>
          </table:table-cell>
          <table:table-cell office:value-type="float" office:value="1.19607215077347" calcext:value-type="float">
            <text:p>1.19607215077347</text:p>
          </table:table-cell>
          <table:table-cell office:value-type="float" office:value="1.07805013502404" calcext:value-type="float">
            <text:p>1.07805013502404</text:p>
          </table:table-cell>
          <table:table-cell office:value-type="float" office:value="1.28766294721634" calcext:value-type="float">
            <text:p>1.28766294721634</text:p>
          </table:table-cell>
          <table:table-cell office:value-type="float" office:value="-0.258842521630279" calcext:value-type="float">
            <text:p>-0.2588425216302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93951295739801" calcext:value-type="float">
            <text:p>6.93951295739801</text:p>
          </table:table-cell>
          <table:table-cell office:value-type="float" office:value="1.98240772738753" calcext:value-type="float">
            <text:p>1.98240772738753</text:p>
          </table:table-cell>
          <table:table-cell office:value-type="float" office:value="1.83417702688625" calcext:value-type="float">
            <text:p>1.83417702688625</text:p>
          </table:table-cell>
          <table:table-cell office:value-type="float" office:value="1.27899937054823" calcext:value-type="float">
            <text:p>1.27899937054823</text:p>
          </table:table-cell>
          <table:table-cell office:value-type="float" office:value="-1.25287039800671" calcext:value-type="float">
            <text:p>-1.252870398006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4351307080856" calcext:value-type="float">
            <text:p>1.94351307080856</text:p>
          </table:table-cell>
          <table:table-cell office:value-type="float" office:value="0.834565265341221" calcext:value-type="float">
            <text:p>0.834565265341221</text:p>
          </table:table-cell>
          <table:table-cell office:value-type="float" office:value="1.0143774251286" calcext:value-type="float">
            <text:p>1.0143774251286</text:p>
          </table:table-cell>
          <table:table-cell office:value-type="float" office:value="0.626156369530172" calcext:value-type="float">
            <text:p>0.626156369530172</text:p>
          </table:table-cell>
          <table:table-cell office:value-type="float" office:value="-0.0306687836399001" calcext:value-type="float">
            <text:p>-0.03066878363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4521360619747" calcext:value-type="float">
            <text:p>1.34521360619747</text:p>
          </table:table-cell>
          <table:table-cell office:value-type="float" office:value="0.31467586482421" calcext:value-type="float">
            <text:p>0.31467586482421</text:p>
          </table:table-cell>
          <table:table-cell office:value-type="float" office:value="0.939083689627775" calcext:value-type="float">
            <text:p>0.939083689627775</text:p>
          </table:table-cell>
          <table:table-cell office:value-type="float" office:value="0.476722975689164" calcext:value-type="float">
            <text:p>0.476722975689164</text:p>
          </table:table-cell>
          <table:table-cell office:value-type="float" office:value="-0.387934158286974" calcext:value-type="float">
            <text:p>-0.3879341582869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3865027371854" calcext:value-type="float">
            <text:p>3.13865027371854</text:p>
          </table:table-cell>
          <table:table-cell office:value-type="float" office:value="0.687433386388216" calcext:value-type="float">
            <text:p>0.687433386388216</text:p>
          </table:table-cell>
          <table:table-cell office:value-type="float" office:value="0.0636479183632638" calcext:value-type="float">
            <text:p>0.063647918363264</text:p>
          </table:table-cell>
          <table:table-cell office:value-type="float" office:value="0.731186581411333" calcext:value-type="float">
            <text:p>0.731186581411333</text:p>
          </table:table-cell>
          <table:table-cell office:value-type="float" office:value="-0.0335809093305698" calcext:value-type="float">
            <text:p>-0.0335809093305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2644172127958" calcext:value-type="float">
            <text:p>4.02644172127958</text:p>
          </table:table-cell>
          <table:table-cell office:value-type="float" office:value="-0.896518053006312" calcext:value-type="float">
            <text:p>-0.896518053006312</text:p>
          </table:table-cell>
          <table:table-cell office:value-type="float" office:value="0.733851469677524" calcext:value-type="float">
            <text:p>0.733851469677524</text:p>
          </table:table-cell>
          <table:table-cell office:value-type="float" office:value="1.07802896206808" calcext:value-type="float">
            <text:p>1.07802896206808</text:p>
          </table:table-cell>
          <table:table-cell office:value-type="float" office:value="1.81182147212516" calcext:value-type="float">
            <text:p>1.811821472125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9622641261555" calcext:value-type="float">
            <text:p>2.39622641261555</text:p>
          </table:table-cell>
          <table:table-cell office:value-type="float" office:value="1.05057559445328" calcext:value-type="float">
            <text:p>1.05057559445328</text:p>
          </table:table-cell>
          <table:table-cell office:value-type="float" office:value="2.19630069572046" calcext:value-type="float">
            <text:p>2.19630069572046</text:p>
          </table:table-cell>
          <table:table-cell office:value-type="float" office:value="0.994607987806689" calcext:value-type="float">
            <text:p>0.994607987806689</text:p>
          </table:table-cell>
          <table:table-cell office:value-type="float" office:value="0.295235867741586" calcext:value-type="float">
            <text:p>0.29523586774158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559844357911" calcext:value-type="float">
            <text:p>4.1559844357911</text:p>
          </table:table-cell>
          <table:table-cell office:value-type="float" office:value="0.619300774444932" calcext:value-type="float">
            <text:p>0.619300774444932</text:p>
          </table:table-cell>
          <table:table-cell office:value-type="float" office:value="1.96138811299216" calcext:value-type="float">
            <text:p>1.96138811299216</text:p>
          </table:table-cell>
          <table:table-cell office:value-type="float" office:value="1.60061140327971" calcext:value-type="float">
            <text:p>1.60061140327971</text:p>
          </table:table-cell>
          <table:table-cell office:value-type="float" office:value="-0.865259707945442" calcext:value-type="float">
            <text:p>-0.8652597079454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5228933882968" calcext:value-type="float">
            <text:p>3.85228933882968</text:p>
          </table:table-cell>
          <table:table-cell office:value-type="float" office:value="1.1699869529694" calcext:value-type="float">
            <text:p>1.1699869529694</text:p>
          </table:table-cell>
          <table:table-cell office:value-type="float" office:value="-0.312827554771728" calcext:value-type="float">
            <text:p>-0.312827554771728</text:p>
          </table:table-cell>
          <table:table-cell office:value-type="float" office:value="1.15102799040421" calcext:value-type="float">
            <text:p>1.15102799040421</text:p>
          </table:table-cell>
          <table:table-cell office:value-type="float" office:value="0.272678033222633" calcext:value-type="float">
            <text:p>0.2726780332226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3267928999862" calcext:value-type="float">
            <text:p>3.93267928999862</text:p>
          </table:table-cell>
          <table:table-cell office:value-type="float" office:value="0.910631041961995" calcext:value-type="float">
            <text:p>0.910631041961995</text:p>
          </table:table-cell>
          <table:table-cell office:value-type="float" office:value="2.27511574278425" calcext:value-type="float">
            <text:p>2.27511574278425</text:p>
          </table:table-cell>
          <table:table-cell office:value-type="float" office:value="1.80846618765474" calcext:value-type="float">
            <text:p>1.80846618765474</text:p>
          </table:table-cell>
          <table:table-cell office:value-type="float" office:value="-0.257276994329241" calcext:value-type="float">
            <text:p>-0.2572769943292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1050362011562" calcext:value-type="float">
            <text:p>2.91050362011562</text:p>
          </table:table-cell>
          <table:table-cell office:value-type="float" office:value="0.761862272976528" calcext:value-type="float">
            <text:p>0.761862272976528</text:p>
          </table:table-cell>
          <table:table-cell office:value-type="float" office:value="0.0583047795408978" calcext:value-type="float">
            <text:p>0.058304779540898</text:p>
          </table:table-cell>
          <table:table-cell office:value-type="float" office:value="-0.409958281214164" calcext:value-type="float">
            <text:p>-0.409958281214164</text:p>
          </table:table-cell>
          <table:table-cell office:value-type="float" office:value="0.215503438662303" calcext:value-type="float">
            <text:p>0.2155034386623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5530240885325" calcext:value-type="float">
            <text:p>2.95530240885325</text:p>
          </table:table-cell>
          <table:table-cell office:value-type="float" office:value="1.60430531844072" calcext:value-type="float">
            <text:p>1.60430531844072</text:p>
          </table:table-cell>
          <table:table-cell office:value-type="float" office:value="1.51608813800338" calcext:value-type="float">
            <text:p>1.51608813800338</text:p>
          </table:table-cell>
          <table:table-cell office:value-type="float" office:value="-2.8760146500872" calcext:value-type="float">
            <text:p>-2.8760146500872</text:p>
          </table:table-cell>
          <table:table-cell office:value-type="float" office:value="-0.433792988390837" calcext:value-type="float">
            <text:p>-0.4337929883908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4457258518491" calcext:value-type="float">
            <text:p>2.14457258518491</text:p>
          </table:table-cell>
          <table:table-cell office:value-type="float" office:value="0.802197870441641" calcext:value-type="float">
            <text:p>0.802197870441641</text:p>
          </table:table-cell>
          <table:table-cell office:value-type="float" office:value="1.48677230703518" calcext:value-type="float">
            <text:p>1.48677230703518</text:p>
          </table:table-cell>
          <table:table-cell office:value-type="float" office:value="-0.0503336034385372" calcext:value-type="float">
            <text:p>-0.050333603438537</text:p>
          </table:table-cell>
          <table:table-cell office:value-type="float" office:value="0.132173386811183" calcext:value-type="float">
            <text:p>0.1321733868111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4552462202568" calcext:value-type="float">
            <text:p>1.84552462202568</text:p>
          </table:table-cell>
          <table:table-cell office:value-type="float" office:value="0.485352247673584" calcext:value-type="float">
            <text:p>0.485352247673584</text:p>
          </table:table-cell>
          <table:table-cell office:value-type="float" office:value="1.50737020726006" calcext:value-type="float">
            <text:p>1.50737020726006</text:p>
          </table:table-cell>
          <table:table-cell office:value-type="float" office:value="0.890798010575909" calcext:value-type="float">
            <text:p>0.890798010575909</text:p>
          </table:table-cell>
          <table:table-cell office:value-type="float" office:value="0.0476372623411288" calcext:value-type="float">
            <text:p>0.04763726234112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2023078894042" calcext:value-type="float">
            <text:p>2.02023078894042</text:p>
          </table:table-cell>
          <table:table-cell office:value-type="float" office:value="-0.375592997980485" calcext:value-type="float">
            <text:p>-0.375592997980485</text:p>
          </table:table-cell>
          <table:table-cell office:value-type="float" office:value="0.766688579108455" calcext:value-type="float">
            <text:p>0.766688579108455</text:p>
          </table:table-cell>
          <table:table-cell office:value-type="float" office:value="0.601484541178924" calcext:value-type="float">
            <text:p>0.601484541178924</text:p>
          </table:table-cell>
          <table:table-cell office:value-type="float" office:value="-0.461123819049565" calcext:value-type="float">
            <text:p>-0.4611238190495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5702157535636" calcext:value-type="float">
            <text:p>2.15702157535636</text:p>
          </table:table-cell>
          <table:table-cell office:value-type="float" office:value="0.732978267448666" calcext:value-type="float">
            <text:p>0.732978267448666</text:p>
          </table:table-cell>
          <table:table-cell office:value-type="float" office:value="0.371979143250006" calcext:value-type="float">
            <text:p>0.371979143250006</text:p>
          </table:table-cell>
          <table:table-cell office:value-type="float" office:value="0.119932072648839" calcext:value-type="float">
            <text:p>0.119932072648839</text:p>
          </table:table-cell>
          <table:table-cell office:value-type="float" office:value="-0.197586221615205" calcext:value-type="float">
            <text:p>-0.1975862216152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5038861312842" calcext:value-type="float">
            <text:p>1.95038861312842</text:p>
          </table:table-cell>
          <table:table-cell office:value-type="float" office:value="0.802929084050694" calcext:value-type="float">
            <text:p>0.802929084050694</text:p>
          </table:table-cell>
          <table:table-cell office:value-type="float" office:value="0.874418210298363" calcext:value-type="float">
            <text:p>0.874418210298363</text:p>
          </table:table-cell>
          <table:table-cell office:value-type="float" office:value="0.0649327278377177" calcext:value-type="float">
            <text:p>0.064932727837718</text:p>
          </table:table-cell>
          <table:table-cell office:value-type="float" office:value="-0.0526895503186979" calcext:value-type="float">
            <text:p>-0.0526895503186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4669707274807" calcext:value-type="float">
            <text:p>3.64669707274807</text:p>
          </table:table-cell>
          <table:table-cell office:value-type="float" office:value="2.09426282123819" calcext:value-type="float">
            <text:p>2.09426282123819</text:p>
          </table:table-cell>
          <table:table-cell office:value-type="float" office:value="0.557042062999775" calcext:value-type="float">
            <text:p>0.557042062999775</text:p>
          </table:table-cell>
          <table:table-cell office:value-type="float" office:value="-0.0709074073825641" calcext:value-type="float">
            <text:p>-0.070907407382564</text:p>
          </table:table-cell>
          <table:table-cell office:value-type="float" office:value="0.880591599258622" calcext:value-type="float">
            <text:p>0.8805915992586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6224642812569" calcext:value-type="float">
            <text:p>4.06224642812569</text:p>
          </table:table-cell>
          <table:table-cell office:value-type="float" office:value="2.02569120775063" calcext:value-type="float">
            <text:p>2.02569120775063</text:p>
          </table:table-cell>
          <table:table-cell office:value-type="float" office:value="2.5866635029545" calcext:value-type="float">
            <text:p>2.5866635029545</text:p>
          </table:table-cell>
          <table:table-cell office:value-type="float" office:value="0.911198195078338" calcext:value-type="float">
            <text:p>0.911198195078338</text:p>
          </table:table-cell>
          <table:table-cell office:value-type="float" office:value="0.793108388838505" calcext:value-type="float">
            <text:p>0.7931083888385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9634200402673" calcext:value-type="float">
            <text:p>3.49634200402673</text:p>
          </table:table-cell>
          <table:table-cell office:value-type="float" office:value="1.63795533867138" calcext:value-type="float">
            <text:p>1.63795533867138</text:p>
          </table:table-cell>
          <table:table-cell office:value-type="float" office:value="1.26870421135608" calcext:value-type="float">
            <text:p>1.26870421135608</text:p>
          </table:table-cell>
          <table:table-cell office:value-type="float" office:value="1.51650361430962" calcext:value-type="float">
            <text:p>1.51650361430962</text:p>
          </table:table-cell>
          <table:table-cell office:value-type="float" office:value="-0.61065312071715" calcext:value-type="float">
            <text:p>-0.6106531207171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8867780621678" calcext:value-type="float">
            <text:p>2.98867780621678</text:p>
          </table:table-cell>
          <table:table-cell office:value-type="float" office:value="0.47860303000151" calcext:value-type="float">
            <text:p>0.47860303000151</text:p>
          </table:table-cell>
          <table:table-cell office:value-type="float" office:value="0.504240435215457" calcext:value-type="float">
            <text:p>0.504240435215457</text:p>
          </table:table-cell>
          <table:table-cell office:value-type="float" office:value="0.882770291050693" calcext:value-type="float">
            <text:p>0.882770291050693</text:p>
          </table:table-cell>
          <table:table-cell office:value-type="float" office:value="0.00377548024460352" calcext:value-type="float">
            <text:p>0.00377548024460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1437786544704" calcext:value-type="float">
            <text:p>2.61437786544704</text:p>
          </table:table-cell>
          <table:table-cell office:value-type="float" office:value="-0.377912513835858" calcext:value-type="float">
            <text:p>-0.377912513835858</text:p>
          </table:table-cell>
          <table:table-cell office:value-type="float" office:value="1.25490568148685" calcext:value-type="float">
            <text:p>1.25490568148685</text:p>
          </table:table-cell>
          <table:table-cell office:value-type="float" office:value="1.48542896159423" calcext:value-type="float">
            <text:p>1.48542896159423</text:p>
          </table:table-cell>
          <table:table-cell office:value-type="float" office:value="0.322299316157498" calcext:value-type="float">
            <text:p>0.3222993161574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5102000725097" calcext:value-type="float">
            <text:p>1.55102000725097</text:p>
          </table:table-cell>
          <table:table-cell office:value-type="float" office:value="0.898013947843879" calcext:value-type="float">
            <text:p>0.898013947843879</text:p>
          </table:table-cell>
          <table:table-cell office:value-type="float" office:value="0.151157538735255" calcext:value-type="float">
            <text:p>0.151157538735255</text:p>
          </table:table-cell>
          <table:table-cell office:value-type="float" office:value="-0.0107732702921902" calcext:value-type="float">
            <text:p>-0.01077327029219</text:p>
          </table:table-cell>
          <table:table-cell office:value-type="float" office:value="1.01045738754977" calcext:value-type="float">
            <text:p>1.010457387549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92098313943125" calcext:value-type="float">
            <text:p>5.92098313943125</text:p>
          </table:table-cell>
          <table:table-cell office:value-type="float" office:value="1.63104215040871" calcext:value-type="float">
            <text:p>1.63104215040871</text:p>
          </table:table-cell>
          <table:table-cell office:value-type="float" office:value="1.2110996533319" calcext:value-type="float">
            <text:p>1.2110996533319</text:p>
          </table:table-cell>
          <table:table-cell office:value-type="float" office:value="-3.62751085959334" calcext:value-type="float">
            <text:p>-3.62751085959334</text:p>
          </table:table-cell>
          <table:table-cell office:value-type="float" office:value="-0.524704745775856" calcext:value-type="float">
            <text:p>-0.5247047457758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5094853473008" calcext:value-type="float">
            <text:p>3.25094853473008</text:p>
          </table:table-cell>
          <table:table-cell office:value-type="float" office:value="0.968177045204546" calcext:value-type="float">
            <text:p>0.968177045204546</text:p>
          </table:table-cell>
          <table:table-cell office:value-type="float" office:value="1.73152988420167" calcext:value-type="float">
            <text:p>1.73152988420167</text:p>
          </table:table-cell>
          <table:table-cell office:value-type="float" office:value="1.4181047723569" calcext:value-type="float">
            <text:p>1.4181047723569</text:p>
          </table:table-cell>
          <table:table-cell office:value-type="float" office:value="-0.0831043502935493" calcext:value-type="float">
            <text:p>-0.08310435029354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394088009449" calcext:value-type="float">
            <text:p>4.1394088009449</text:p>
          </table:table-cell>
          <table:table-cell office:value-type="float" office:value="2.52689436866678" calcext:value-type="float">
            <text:p>2.52689436866678</text:p>
          </table:table-cell>
          <table:table-cell office:value-type="float" office:value="2.05366112939873" calcext:value-type="float">
            <text:p>2.05366112939873</text:p>
          </table:table-cell>
          <table:table-cell office:value-type="float" office:value="-0.975699130595901" calcext:value-type="float">
            <text:p>-0.975699130595901</text:p>
          </table:table-cell>
          <table:table-cell office:value-type="float" office:value="0.0112074472046742" calcext:value-type="float">
            <text:p>0.0112074472046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1948140848226" calcext:value-type="float">
            <text:p>2.11948140848226</text:p>
          </table:table-cell>
          <table:table-cell office:value-type="float" office:value="0.320773081413759" calcext:value-type="float">
            <text:p>0.320773081413759</text:p>
          </table:table-cell>
          <table:table-cell office:value-type="float" office:value="0.940433816953025" calcext:value-type="float">
            <text:p>0.940433816953025</text:p>
          </table:table-cell>
          <table:table-cell office:value-type="float" office:value="0.486948982865295" calcext:value-type="float">
            <text:p>0.486948982865295</text:p>
          </table:table-cell>
          <table:table-cell office:value-type="float" office:value="-0.0365819838287707" calcext:value-type="float">
            <text:p>-0.0365819838287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7000904530355" calcext:value-type="float">
            <text:p>4.77000904530355</text:p>
          </table:table-cell>
          <table:table-cell office:value-type="float" office:value="1.95895930907007" calcext:value-type="float">
            <text:p>1.95895930907007</text:p>
          </table:table-cell>
          <table:table-cell office:value-type="float" office:value="-0.273967005898246" calcext:value-type="float">
            <text:p>-0.273967005898246</text:p>
          </table:table-cell>
          <table:table-cell office:value-type="float" office:value="-2.63903233327014" calcext:value-type="float">
            <text:p>-2.63903233327014</text:p>
          </table:table-cell>
          <table:table-cell office:value-type="float" office:value="0.443339890043883" calcext:value-type="float">
            <text:p>0.4433398900438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1479364026676" calcext:value-type="float">
            <text:p>2.51479364026676</text:p>
          </table:table-cell>
          <table:table-cell office:value-type="float" office:value="0.752051521914305" calcext:value-type="float">
            <text:p>0.752051521914305</text:p>
          </table:table-cell>
          <table:table-cell office:value-type="float" office:value="1.08584557443716" calcext:value-type="float">
            <text:p>1.08584557443716</text:p>
          </table:table-cell>
          <table:table-cell office:value-type="float" office:value="1.11857928476807" calcext:value-type="float">
            <text:p>1.11857928476807</text:p>
          </table:table-cell>
          <table:table-cell office:value-type="float" office:value="-1.39605230205254" calcext:value-type="float">
            <text:p>-1.396052302052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0027703999653" calcext:value-type="float">
            <text:p>1.70027703999653</text:p>
          </table:table-cell>
          <table:table-cell office:value-type="float" office:value="0.615863123347858" calcext:value-type="float">
            <text:p>0.615863123347858</text:p>
          </table:table-cell>
          <table:table-cell office:value-type="float" office:value="1.07548802735287" calcext:value-type="float">
            <text:p>1.07548802735287</text:p>
          </table:table-cell>
          <table:table-cell office:value-type="float" office:value="0.269588194074528" calcext:value-type="float">
            <text:p>0.269588194074528</text:p>
          </table:table-cell>
          <table:table-cell office:value-type="float" office:value="-0.684860810445044" calcext:value-type="float">
            <text:p>-0.6848608104450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1061266762273" calcext:value-type="float">
            <text:p>1.81061266762273</text:p>
          </table:table-cell>
          <table:table-cell office:value-type="float" office:value="0.81416573486016" calcext:value-type="float">
            <text:p>0.81416573486016</text:p>
          </table:table-cell>
          <table:table-cell office:value-type="float" office:value="0.698403964326866" calcext:value-type="float">
            <text:p>0.698403964326866</text:p>
          </table:table-cell>
          <table:table-cell office:value-type="float" office:value="-0.463850249363515" calcext:value-type="float">
            <text:p>-0.463850249363515</text:p>
          </table:table-cell>
          <table:table-cell office:value-type="float" office:value="0.0338563575251303" calcext:value-type="float">
            <text:p>0.033856357525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4448282723444" calcext:value-type="float">
            <text:p>3.04448282723444</text:p>
          </table:table-cell>
          <table:table-cell office:value-type="float" office:value="1.08597652653027" calcext:value-type="float">
            <text:p>1.08597652653027</text:p>
          </table:table-cell>
          <table:table-cell office:value-type="float" office:value="2.35624747082704" calcext:value-type="float">
            <text:p>2.35624747082704</text:p>
          </table:table-cell>
          <table:table-cell office:value-type="float" office:value="0.999379365973063" calcext:value-type="float">
            <text:p>0.999379365973063</text:p>
          </table:table-cell>
          <table:table-cell office:value-type="float" office:value="-0.628104498069064" calcext:value-type="float">
            <text:p>-0.62810449806906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6608108320914" calcext:value-type="float">
            <text:p>2.66608108320914</text:p>
          </table:table-cell>
          <table:table-cell office:value-type="float" office:value="0.545750698919464" calcext:value-type="float">
            <text:p>0.545750698919464</text:p>
          </table:table-cell>
          <table:table-cell office:value-type="float" office:value="-0.0556574568063387" calcext:value-type="float">
            <text:p>-0.055657456806339</text:p>
          </table:table-cell>
          <table:table-cell office:value-type="float" office:value="0.721505674427425" calcext:value-type="float">
            <text:p>0.721505674427425</text:p>
          </table:table-cell>
          <table:table-cell office:value-type="float" office:value="-0.206791440197865" calcext:value-type="float">
            <text:p>-0.2067914401978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6903411236764" calcext:value-type="float">
            <text:p>5.06903411236764</text:p>
          </table:table-cell>
          <table:table-cell office:value-type="float" office:value="1.16757485710651" calcext:value-type="float">
            <text:p>1.16757485710651</text:p>
          </table:table-cell>
          <table:table-cell office:value-type="float" office:value="2.21748572016923" calcext:value-type="float">
            <text:p>2.21748572016923</text:p>
          </table:table-cell>
          <table:table-cell office:value-type="float" office:value="1.95993029126856" calcext:value-type="float">
            <text:p>1.95993029126856</text:p>
          </table:table-cell>
          <table:table-cell office:value-type="float" office:value="-0.19234156783782" calcext:value-type="float">
            <text:p>-0.1923415678378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4990803332953" calcext:value-type="float">
            <text:p>2.54990803332953</text:p>
          </table:table-cell>
          <table:table-cell office:value-type="float" office:value="0.270281000631381" calcext:value-type="float">
            <text:p>0.270281000631381</text:p>
          </table:table-cell>
          <table:table-cell office:value-type="float" office:value="1.71405369975256" calcext:value-type="float">
            <text:p>1.71405369975256</text:p>
          </table:table-cell>
          <table:table-cell office:value-type="float" office:value="0.714900376507903" calcext:value-type="float">
            <text:p>0.714900376507903</text:p>
          </table:table-cell>
          <table:table-cell office:value-type="float" office:value="-0.162915935963497" calcext:value-type="float">
            <text:p>-0.16291593596349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1867125270647" calcext:value-type="float">
            <text:p>2.61867125270647</text:p>
          </table:table-cell>
          <table:table-cell office:value-type="float" office:value="1.34752504388885" calcext:value-type="float">
            <text:p>1.34752504388885</text:p>
          </table:table-cell>
          <table:table-cell office:value-type="float" office:value="0.947102615963429" calcext:value-type="float">
            <text:p>0.947102615963429</text:p>
          </table:table-cell>
          <table:table-cell office:value-type="float" office:value="1.62084724614704" calcext:value-type="float">
            <text:p>1.62084724614704</text:p>
          </table:table-cell>
          <table:table-cell office:value-type="float" office:value="-0.138964189530837" calcext:value-type="float">
            <text:p>-0.1389641895308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9359052839442" calcext:value-type="float">
            <text:p>4.29359052839442</text:p>
          </table:table-cell>
          <table:table-cell office:value-type="float" office:value="1.02244147799628" calcext:value-type="float">
            <text:p>1.02244147799628</text:p>
          </table:table-cell>
          <table:table-cell office:value-type="float" office:value="0.115295111457792" calcext:value-type="float">
            <text:p>0.115295111457792</text:p>
          </table:table-cell>
          <table:table-cell office:value-type="float" office:value="0.993948651243738" calcext:value-type="float">
            <text:p>0.993948651243738</text:p>
          </table:table-cell>
          <table:table-cell office:value-type="float" office:value="-0.684402422601214" calcext:value-type="float">
            <text:p>-0.6844024226012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825033977025" calcext:value-type="float">
            <text:p>3.5825033977025</text:p>
          </table:table-cell>
          <table:table-cell office:value-type="float" office:value="0.988718284149874" calcext:value-type="float">
            <text:p>0.988718284149874</text:p>
          </table:table-cell>
          <table:table-cell office:value-type="float" office:value="0.728918347179385" calcext:value-type="float">
            <text:p>0.728918347179385</text:p>
          </table:table-cell>
          <table:table-cell office:value-type="float" office:value="-1.22666560006251" calcext:value-type="float">
            <text:p>-1.22666560006251</text:p>
          </table:table-cell>
          <table:table-cell office:value-type="float" office:value="-0.591186321902395" calcext:value-type="float">
            <text:p>-0.5911863219023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5824429752657" calcext:value-type="float">
            <text:p>1.85824429752657</text:p>
          </table:table-cell>
          <table:table-cell office:value-type="float" office:value="0.958033389073202" calcext:value-type="float">
            <text:p>0.958033389073202</text:p>
          </table:table-cell>
          <table:table-cell office:value-type="float" office:value="1.3614619395701" calcext:value-type="float">
            <text:p>1.3614619395701</text:p>
          </table:table-cell>
          <table:table-cell office:value-type="float" office:value="0.525864257898492" calcext:value-type="float">
            <text:p>0.525864257898492</text:p>
          </table:table-cell>
          <table:table-cell office:value-type="float" office:value="0.108986957168468" calcext:value-type="float">
            <text:p>0.1089869571684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0089309501442" calcext:value-type="float">
            <text:p>4.40089309501442</text:p>
          </table:table-cell>
          <table:table-cell office:value-type="float" office:value="1.69551836717284" calcext:value-type="float">
            <text:p>1.69551836717284</text:p>
          </table:table-cell>
          <table:table-cell office:value-type="float" office:value="2.34317760162147" calcext:value-type="float">
            <text:p>2.34317760162147</text:p>
          </table:table-cell>
          <table:table-cell office:value-type="float" office:value="2.61685502853228" calcext:value-type="float">
            <text:p>2.61685502853228</text:p>
          </table:table-cell>
          <table:table-cell office:value-type="float" office:value="-1.56018010933044" calcext:value-type="float">
            <text:p>-1.560180109330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573293734599" calcext:value-type="float">
            <text:p>2.9573293734599</text:p>
          </table:table-cell>
          <table:table-cell office:value-type="float" office:value="1.57006819101196" calcext:value-type="float">
            <text:p>1.57006819101196</text:p>
          </table:table-cell>
          <table:table-cell office:value-type="float" office:value="1.92628614006651" calcext:value-type="float">
            <text:p>1.92628614006651</text:p>
          </table:table-cell>
          <table:table-cell office:value-type="float" office:value="0.166659102333978" calcext:value-type="float">
            <text:p>0.166659102333978</text:p>
          </table:table-cell>
          <table:table-cell office:value-type="float" office:value="0.160148544179814" calcext:value-type="float">
            <text:p>0.1601485441798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4662157187742" calcext:value-type="float">
            <text:p>1.44662157187742</text:p>
          </table:table-cell>
          <table:table-cell office:value-type="float" office:value="0.546356622208967" calcext:value-type="float">
            <text:p>0.546356622208967</text:p>
          </table:table-cell>
          <table:table-cell office:value-type="float" office:value="0.474309738609619" calcext:value-type="float">
            <text:p>0.474309738609619</text:p>
          </table:table-cell>
          <table:table-cell office:value-type="float" office:value="0.133379075588961" calcext:value-type="float">
            <text:p>0.133379075588961</text:p>
          </table:table-cell>
          <table:table-cell office:value-type="float" office:value="0.152372415915614" calcext:value-type="float">
            <text:p>0.1523724159156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9434443088435" calcext:value-type="float">
            <text:p>1.19434443088435</text:p>
          </table:table-cell>
          <table:table-cell office:value-type="float" office:value="0.359855438348544" calcext:value-type="float">
            <text:p>0.359855438348544</text:p>
          </table:table-cell>
          <table:table-cell office:value-type="float" office:value="-0.093820752580055" calcext:value-type="float">
            <text:p>-0.093820752580055</text:p>
          </table:table-cell>
          <table:table-cell office:value-type="float" office:value="0.319548806586168" calcext:value-type="float">
            <text:p>0.319548806586168</text:p>
          </table:table-cell>
          <table:table-cell office:value-type="float" office:value="0.343916447025065" calcext:value-type="float">
            <text:p>0.3439164470250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2299304499739" calcext:value-type="float">
            <text:p>1.72299304499739</text:p>
          </table:table-cell>
          <table:table-cell office:value-type="float" office:value="-0.398432986636952" calcext:value-type="float">
            <text:p>-0.398432986636952</text:p>
          </table:table-cell>
          <table:table-cell office:value-type="float" office:value="0.546980226869787" calcext:value-type="float">
            <text:p>0.546980226869787</text:p>
          </table:table-cell>
          <table:table-cell office:value-type="float" office:value="0.357905643707961" calcext:value-type="float">
            <text:p>0.357905643707961</text:p>
          </table:table-cell>
          <table:table-cell office:value-type="float" office:value="-0.40985622150931" calcext:value-type="float">
            <text:p>-0.409856221509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36358456983783" calcext:value-type="float">
            <text:p>5.36358456983783</text:p>
          </table:table-cell>
          <table:table-cell office:value-type="float" office:value="1.90511802170254" calcext:value-type="float">
            <text:p>1.90511802170254</text:p>
          </table:table-cell>
          <table:table-cell office:value-type="float" office:value="2.76477206172932" calcext:value-type="float">
            <text:p>2.76477206172932</text:p>
          </table:table-cell>
          <table:table-cell office:value-type="float" office:value="1.87014794526391" calcext:value-type="float">
            <text:p>1.87014794526391</text:p>
          </table:table-cell>
          <table:table-cell office:value-type="float" office:value="-1.28403256481252" calcext:value-type="float">
            <text:p>-1.2840325648125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5884403285419" calcext:value-type="float">
            <text:p>4.65884403285419</text:p>
          </table:table-cell>
          <table:table-cell office:value-type="float" office:value="2.23579187498801" calcext:value-type="float">
            <text:p>2.23579187498801</text:p>
          </table:table-cell>
          <table:table-cell office:value-type="float" office:value="0.678341217708761" calcext:value-type="float">
            <text:p>0.678341217708761</text:p>
          </table:table-cell>
          <table:table-cell office:value-type="float" office:value="-1.04019731136692" calcext:value-type="float">
            <text:p>-1.04019731136692</text:p>
          </table:table-cell>
          <table:table-cell office:value-type="float" office:value="0.948396435110352" calcext:value-type="float">
            <text:p>0.94839643511035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7582101659513" calcext:value-type="float">
            <text:p>1.87582101659513</text:p>
          </table:table-cell>
          <table:table-cell office:value-type="float" office:value="0.934128532928193" calcext:value-type="float">
            <text:p>0.934128532928193</text:p>
          </table:table-cell>
          <table:table-cell office:value-type="float" office:value="1.31613243614928" calcext:value-type="float">
            <text:p>1.31613243614928</text:p>
          </table:table-cell>
          <table:table-cell office:value-type="float" office:value="0.983842422619399" calcext:value-type="float">
            <text:p>0.983842422619399</text:p>
          </table:table-cell>
          <table:table-cell office:value-type="float" office:value="-0.151319278947996" calcext:value-type="float">
            <text:p>-0.1513192789479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0956501469174" calcext:value-type="float">
            <text:p>3.20956501469174</text:p>
          </table:table-cell>
          <table:table-cell office:value-type="float" office:value="1.45492205718268" calcext:value-type="float">
            <text:p>1.45492205718268</text:p>
          </table:table-cell>
          <table:table-cell office:value-type="float" office:value="1.79629324195708" calcext:value-type="float">
            <text:p>1.79629324195708</text:p>
          </table:table-cell>
          <table:table-cell office:value-type="float" office:value="1.31529486887636" calcext:value-type="float">
            <text:p>1.31529486887636</text:p>
          </table:table-cell>
          <table:table-cell office:value-type="float" office:value="-0.159373779910073" calcext:value-type="float">
            <text:p>-0.15937377991007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0735477621007" calcext:value-type="float">
            <text:p>3.80735477621007</text:p>
          </table:table-cell>
          <table:table-cell office:value-type="float" office:value="0.275836085206077" calcext:value-type="float">
            <text:p>0.275836085206077</text:p>
          </table:table-cell>
          <table:table-cell office:value-type="float" office:value="0.511033542758743" calcext:value-type="float">
            <text:p>0.511033542758743</text:p>
          </table:table-cell>
          <table:table-cell office:value-type="float" office:value="0.984200400984422" calcext:value-type="float">
            <text:p>0.984200400984422</text:p>
          </table:table-cell>
          <table:table-cell office:value-type="float" office:value="0.638493345182921" calcext:value-type="float">
            <text:p>0.6384933451829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6772695549905" calcext:value-type="float">
            <text:p>4.66772695549905</text:p>
          </table:table-cell>
          <table:table-cell office:value-type="float" office:value="1.92671443358115" calcext:value-type="float">
            <text:p>1.92671443358115</text:p>
          </table:table-cell>
          <table:table-cell office:value-type="float" office:value="2.44872532167828" calcext:value-type="float">
            <text:p>2.44872532167828</text:p>
          </table:table-cell>
          <table:table-cell office:value-type="float" office:value="-0.752797309845292" calcext:value-type="float">
            <text:p>-0.752797309845292</text:p>
          </table:table-cell>
          <table:table-cell office:value-type="float" office:value="0.191999613391288" calcext:value-type="float">
            <text:p>0.19199961339128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087086253269" calcext:value-type="float">
            <text:p>3.5087086253269</text:p>
          </table:table-cell>
          <table:table-cell office:value-type="float" office:value="0.543978146467439" calcext:value-type="float">
            <text:p>0.543978146467439</text:p>
          </table:table-cell>
          <table:table-cell office:value-type="float" office:value="0.697007591657661" calcext:value-type="float">
            <text:p>0.697007591657661</text:p>
          </table:table-cell>
          <table:table-cell office:value-type="float" office:value="1.27542750552002" calcext:value-type="float">
            <text:p>1.27542750552002</text:p>
          </table:table-cell>
          <table:table-cell office:value-type="float" office:value="-1.18847586139952" calcext:value-type="float">
            <text:p>-1.1884758613995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7671304556926" calcext:value-type="float">
            <text:p>2.57671304556926</text:p>
          </table:table-cell>
          <table:table-cell office:value-type="float" office:value="0.91032510571937" calcext:value-type="float">
            <text:p>0.91032510571937</text:p>
          </table:table-cell>
          <table:table-cell office:value-type="float" office:value="0.929920715655822" calcext:value-type="float">
            <text:p>0.929920715655822</text:p>
          </table:table-cell>
          <table:table-cell office:value-type="float" office:value="1.39445413898818" calcext:value-type="float">
            <text:p>1.39445413898818</text:p>
          </table:table-cell>
          <table:table-cell office:value-type="float" office:value="-0.39858513298719" calcext:value-type="float">
            <text:p>-0.3985851329871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462983471319" calcext:value-type="float">
            <text:p>2.6462983471319</text:p>
          </table:table-cell>
          <table:table-cell office:value-type="float" office:value="1.22056157838992" calcext:value-type="float">
            <text:p>1.22056157838992</text:p>
          </table:table-cell>
          <table:table-cell office:value-type="float" office:value="-0.422741272625179" calcext:value-type="float">
            <text:p>-0.422741272625179</text:p>
          </table:table-cell>
          <table:table-cell office:value-type="float" office:value="-0.601580286666191" calcext:value-type="float">
            <text:p>-0.601580286666191</text:p>
          </table:table-cell>
          <table:table-cell office:value-type="float" office:value="0.519192427484682" calcext:value-type="float">
            <text:p>0.51919242748468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9993850311166" calcext:value-type="float">
            <text:p>3.89993850311166</text:p>
          </table:table-cell>
          <table:table-cell office:value-type="float" office:value="1.18584501241438" calcext:value-type="float">
            <text:p>1.18584501241438</text:p>
          </table:table-cell>
          <table:table-cell office:value-type="float" office:value="2.10417847523555" calcext:value-type="float">
            <text:p>2.10417847523555</text:p>
          </table:table-cell>
          <table:table-cell office:value-type="float" office:value="2.14433148988623" calcext:value-type="float">
            <text:p>2.14433148988623</text:p>
          </table:table-cell>
          <table:table-cell office:value-type="float" office:value="-1.10418851084644" calcext:value-type="float">
            <text:p>-1.104188510846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766553781499" calcext:value-type="float">
            <text:p>4.4766553781499</text:p>
          </table:table-cell>
          <table:table-cell office:value-type="float" office:value="2.13275917943557" calcext:value-type="float">
            <text:p>2.13275917943557</text:p>
          </table:table-cell>
          <table:table-cell office:value-type="float" office:value="1.8110327478495" calcext:value-type="float">
            <text:p>1.8110327478495</text:p>
          </table:table-cell>
          <table:table-cell office:value-type="float" office:value="1.30678469614558" calcext:value-type="float">
            <text:p>1.30678469614558</text:p>
          </table:table-cell>
          <table:table-cell office:value-type="float" office:value="0.309623459923336" calcext:value-type="float">
            <text:p>0.3096234599233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7160261263469" calcext:value-type="float">
            <text:p>2.17160261263469</text:p>
          </table:table-cell>
          <table:table-cell office:value-type="float" office:value="0.8783683467182" calcext:value-type="float">
            <text:p>0.8783683467182</text:p>
          </table:table-cell>
          <table:table-cell office:value-type="float" office:value="1.94969678352814" calcext:value-type="float">
            <text:p>1.94969678352814</text:p>
          </table:table-cell>
          <table:table-cell office:value-type="float" office:value="1.32336324391654" calcext:value-type="float">
            <text:p>1.32336324391654</text:p>
          </table:table-cell>
          <table:table-cell office:value-type="float" office:value="-0.00727511969218308" calcext:value-type="float">
            <text:p>-0.0072751196921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5925610435559" calcext:value-type="float">
            <text:p>3.05925610435559</text:p>
          </table:table-cell>
          <table:table-cell office:value-type="float" office:value="1.30534008653755" calcext:value-type="float">
            <text:p>1.30534008653755</text:p>
          </table:table-cell>
          <table:table-cell office:value-type="float" office:value="-1.80594816789168" calcext:value-type="float">
            <text:p>-1.80594816789168</text:p>
          </table:table-cell>
          <table:table-cell office:value-type="float" office:value="0.020758829394442" calcext:value-type="float">
            <text:p>0.020758829394442</text:p>
          </table:table-cell>
          <table:table-cell office:value-type="float" office:value="0.963010626928879" calcext:value-type="float">
            <text:p>0.9630106269288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7015890747274" calcext:value-type="float">
            <text:p>3.27015890747274</text:p>
          </table:table-cell>
          <table:table-cell office:value-type="float" office:value="0.698556995731388" calcext:value-type="float">
            <text:p>0.698556995731388</text:p>
          </table:table-cell>
          <table:table-cell office:value-type="float" office:value="0.708999092980075" calcext:value-type="float">
            <text:p>0.708999092980075</text:p>
          </table:table-cell>
          <table:table-cell office:value-type="float" office:value="0.92520668438347" calcext:value-type="float">
            <text:p>0.92520668438347</text:p>
          </table:table-cell>
          <table:table-cell office:value-type="float" office:value="1.33738015655302" calcext:value-type="float">
            <text:p>1.337380156553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1826751453802" calcext:value-type="float">
            <text:p>1.51826751453802</text:p>
          </table:table-cell>
          <table:table-cell office:value-type="float" office:value="0.350557325721014" calcext:value-type="float">
            <text:p>0.350557325721014</text:p>
          </table:table-cell>
          <table:table-cell office:value-type="float" office:value="1.07185076156379" calcext:value-type="float">
            <text:p>1.07185076156379</text:p>
          </table:table-cell>
          <table:table-cell office:value-type="float" office:value="0.61504452074478" calcext:value-type="float">
            <text:p>0.61504452074478</text:p>
          </table:table-cell>
          <table:table-cell office:value-type="float" office:value="-0.0674151066514792" calcext:value-type="float">
            <text:p>-0.0674151066514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2723517438354" calcext:value-type="float">
            <text:p>2.22723517438354</text:p>
          </table:table-cell>
          <table:table-cell office:value-type="float" office:value="1.01715370963292" calcext:value-type="float">
            <text:p>1.01715370963292</text:p>
          </table:table-cell>
          <table:table-cell office:value-type="float" office:value="1.56685909443294" calcext:value-type="float">
            <text:p>1.56685909443294</text:p>
          </table:table-cell>
          <table:table-cell office:value-type="float" office:value="0.986136022345561" calcext:value-type="float">
            <text:p>0.986136022345561</text:p>
          </table:table-cell>
          <table:table-cell office:value-type="float" office:value="0.282548803400145" calcext:value-type="float">
            <text:p>0.28254880340014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1015720798609" calcext:value-type="float">
            <text:p>2.41015720798609</text:p>
          </table:table-cell>
          <table:table-cell office:value-type="float" office:value="0.899159681400682" calcext:value-type="float">
            <text:p>0.899159681400682</text:p>
          </table:table-cell>
          <table:table-cell office:value-type="float" office:value="0.133938719493599" calcext:value-type="float">
            <text:p>0.133938719493599</text:p>
          </table:table-cell>
          <table:table-cell office:value-type="float" office:value="0.519487588045218" calcext:value-type="float">
            <text:p>0.519487588045218</text:p>
          </table:table-cell>
          <table:table-cell office:value-type="float" office:value="0.417030632945795" calcext:value-type="float">
            <text:p>0.4170306329457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569215834621985" calcext:value-type="float">
            <text:p>0.569215834621985</text:p>
          </table:table-cell>
          <table:table-cell office:value-type="float" office:value="0.30244312715894" calcext:value-type="float">
            <text:p>0.30244312715894</text:p>
          </table:table-cell>
          <table:table-cell office:value-type="float" office:value="0.453101685750764" calcext:value-type="float">
            <text:p>0.453101685750764</text:p>
          </table:table-cell>
          <table:table-cell office:value-type="float" office:value="0.219626859527526" calcext:value-type="float">
            <text:p>0.219626859527526</text:p>
          </table:table-cell>
          <table:table-cell office:value-type="float" office:value="-0.208560225509456" calcext:value-type="float">
            <text:p>-0.2085602255094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3499020738052" calcext:value-type="float">
            <text:p>2.93499020738052</text:p>
          </table:table-cell>
          <table:table-cell office:value-type="float" office:value="1.34050150696548" calcext:value-type="float">
            <text:p>1.34050150696548</text:p>
          </table:table-cell>
          <table:table-cell office:value-type="float" office:value="0.331828864825187" calcext:value-type="float">
            <text:p>0.331828864825187</text:p>
          </table:table-cell>
          <table:table-cell office:value-type="float" office:value="0.328527203565347" calcext:value-type="float">
            <text:p>0.328527203565347</text:p>
          </table:table-cell>
          <table:table-cell office:value-type="float" office:value="1.15710723854592" calcext:value-type="float">
            <text:p>1.157107238545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29394541206007" calcext:value-type="float">
            <text:p>5.29394541206007</text:p>
          </table:table-cell>
          <table:table-cell office:value-type="float" office:value="2.68339173329842" calcext:value-type="float">
            <text:p>2.68339173329842</text:p>
          </table:table-cell>
          <table:table-cell office:value-type="float" office:value="1.22804036652569" calcext:value-type="float">
            <text:p>1.22804036652569</text:p>
          </table:table-cell>
          <table:table-cell office:value-type="float" office:value="0.0702462035901139" calcext:value-type="float">
            <text:p>0.070246203590114</text:p>
          </table:table-cell>
          <table:table-cell office:value-type="float" office:value="1.27812410521024" calcext:value-type="float">
            <text:p>1.278124105210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3396302504458" calcext:value-type="float">
            <text:p>1.83396302504458</text:p>
          </table:table-cell>
          <table:table-cell office:value-type="float" office:value="0.771816597243814" calcext:value-type="float">
            <text:p>0.771816597243814</text:p>
          </table:table-cell>
          <table:table-cell office:value-type="float" office:value="1.23079501351588" calcext:value-type="float">
            <text:p>1.23079501351588</text:p>
          </table:table-cell>
          <table:table-cell office:value-type="float" office:value="0.886406328610659" calcext:value-type="float">
            <text:p>0.886406328610659</text:p>
          </table:table-cell>
          <table:table-cell office:value-type="float" office:value="0.0898781432406808" calcext:value-type="float">
            <text:p>0.08987814324068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606668870881" calcext:value-type="float">
            <text:p>3.0606668870881</text:p>
          </table:table-cell>
          <table:table-cell office:value-type="float" office:value="1.0129279106133" calcext:value-type="float">
            <text:p>1.0129279106133</text:p>
          </table:table-cell>
          <table:table-cell office:value-type="float" office:value="0.431075001856391" calcext:value-type="float">
            <text:p>0.431075001856391</text:p>
          </table:table-cell>
          <table:table-cell office:value-type="float" office:value="0.190113737204402" calcext:value-type="float">
            <text:p>0.190113737204402</text:p>
          </table:table-cell>
          <table:table-cell office:value-type="float" office:value="1.84439429695441" calcext:value-type="float">
            <text:p>1.844394296954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8395596524899" calcext:value-type="float">
            <text:p>2.68395596524899</text:p>
          </table:table-cell>
          <table:table-cell office:value-type="float" office:value="0.682402702654963" calcext:value-type="float">
            <text:p>0.682402702654963</text:p>
          </table:table-cell>
          <table:table-cell office:value-type="float" office:value="2.02839376036269" calcext:value-type="float">
            <text:p>2.02839376036269</text:p>
          </table:table-cell>
          <table:table-cell office:value-type="float" office:value="0.382676400379045" calcext:value-type="float">
            <text:p>0.382676400379045</text:p>
          </table:table-cell>
          <table:table-cell office:value-type="float" office:value="-0.56392160671171" calcext:value-type="float">
            <text:p>-0.563921606711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4376610444564" calcext:value-type="float">
            <text:p>3.64376610444564</text:p>
          </table:table-cell>
          <table:table-cell office:value-type="float" office:value="1.86326916606361" calcext:value-type="float">
            <text:p>1.86326916606361</text:p>
          </table:table-cell>
          <table:table-cell office:value-type="float" office:value="1.13911672369165" calcext:value-type="float">
            <text:p>1.13911672369165</text:p>
          </table:table-cell>
          <table:table-cell office:value-type="float" office:value="-2.02652065146227" calcext:value-type="float">
            <text:p>-2.02652065146227</text:p>
          </table:table-cell>
          <table:table-cell office:value-type="float" office:value="-0.596129087998162" calcext:value-type="float">
            <text:p>-0.5961290879981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44570105384048" calcext:value-type="float">
            <text:p>5.44570105384048</text:p>
          </table:table-cell>
          <table:table-cell office:value-type="float" office:value="1.35234231295449" calcext:value-type="float">
            <text:p>1.35234231295449</text:p>
          </table:table-cell>
          <table:table-cell office:value-type="float" office:value="2.57928789768792" calcext:value-type="float">
            <text:p>2.57928789768792</text:p>
          </table:table-cell>
          <table:table-cell office:value-type="float" office:value="3.1631855585908" calcext:value-type="float">
            <text:p>3.1631855585908</text:p>
          </table:table-cell>
          <table:table-cell office:value-type="float" office:value="-1.45819726966756" calcext:value-type="float">
            <text:p>-1.458197269667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1360215320366" calcext:value-type="float">
            <text:p>2.11360215320366</text:p>
          </table:table-cell>
          <table:table-cell office:value-type="float" office:value="0.378463029342087" calcext:value-type="float">
            <text:p>0.378463029342087</text:p>
          </table:table-cell>
          <table:table-cell office:value-type="float" office:value="0.843053628739412" calcext:value-type="float">
            <text:p>0.843053628739412</text:p>
          </table:table-cell>
          <table:table-cell office:value-type="float" office:value="0.623823398953639" calcext:value-type="float">
            <text:p>0.623823398953639</text:p>
          </table:table-cell>
          <table:table-cell office:value-type="float" office:value="0.346201851177874" calcext:value-type="float">
            <text:p>0.3462018511778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1324087327792" calcext:value-type="float">
            <text:p>4.21324087327792</text:p>
          </table:table-cell>
          <table:table-cell office:value-type="float" office:value="1.55475312570761" calcext:value-type="float">
            <text:p>1.55475312570761</text:p>
          </table:table-cell>
          <table:table-cell office:value-type="float" office:value="2.37102012063734" calcext:value-type="float">
            <text:p>2.37102012063734</text:p>
          </table:table-cell>
          <table:table-cell office:value-type="float" office:value="0.932873319168223" calcext:value-type="float">
            <text:p>0.932873319168223</text:p>
          </table:table-cell>
          <table:table-cell office:value-type="float" office:value="-0.541117539848135" calcext:value-type="float">
            <text:p>-0.5411175398481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9248235919703" calcext:value-type="float">
            <text:p>4.49248235919703</text:p>
          </table:table-cell>
          <table:table-cell office:value-type="float" office:value="1.50460971066894" calcext:value-type="float">
            <text:p>1.50460971066894</text:p>
          </table:table-cell>
          <table:table-cell office:value-type="float" office:value="0.0979855414109533" calcext:value-type="float">
            <text:p>0.097985541410953</text:p>
          </table:table-cell>
          <table:table-cell office:value-type="float" office:value="-0.0256237571667664" calcext:value-type="float">
            <text:p>-0.025623757166766</text:p>
          </table:table-cell>
          <table:table-cell office:value-type="float" office:value="-0.570232438799075" calcext:value-type="float">
            <text:p>-0.5702324387990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9989295168937" calcext:value-type="float">
            <text:p>1.69989295168937</text:p>
          </table:table-cell>
          <table:table-cell office:value-type="float" office:value="0.197361965379974" calcext:value-type="float">
            <text:p>0.197361965379974</text:p>
          </table:table-cell>
          <table:table-cell office:value-type="float" office:value="0.590617810660836" calcext:value-type="float">
            <text:p>0.590617810660836</text:p>
          </table:table-cell>
          <table:table-cell office:value-type="float" office:value="0.83661507585078" calcext:value-type="float">
            <text:p>0.83661507585078</text:p>
          </table:table-cell>
          <table:table-cell office:value-type="float" office:value="0.146530938501849" calcext:value-type="float">
            <text:p>0.14653093850184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0156416919412" calcext:value-type="float">
            <text:p>2.20156416919412</text:p>
          </table:table-cell>
          <table:table-cell office:value-type="float" office:value="1.00324062459914" calcext:value-type="float">
            <text:p>1.00324062459914</text:p>
          </table:table-cell>
          <table:table-cell office:value-type="float" office:value="1.71191820545723" calcext:value-type="float">
            <text:p>1.71191820545723</text:p>
          </table:table-cell>
          <table:table-cell office:value-type="float" office:value="0.690468471141666" calcext:value-type="float">
            <text:p>0.690468471141666</text:p>
          </table:table-cell>
          <table:table-cell office:value-type="float" office:value="0.351469297141626" calcext:value-type="float">
            <text:p>0.3514692971416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9842496182793" calcext:value-type="float">
            <text:p>5.19842496182793</text:p>
          </table:table-cell>
          <table:table-cell office:value-type="float" office:value="2.48202709639465" calcext:value-type="float">
            <text:p>2.48202709639465</text:p>
          </table:table-cell>
          <table:table-cell office:value-type="float" office:value="3.0261561213308" calcext:value-type="float">
            <text:p>3.0261561213308</text:p>
          </table:table-cell>
          <table:table-cell office:value-type="float" office:value="1.99471322459958" calcext:value-type="float">
            <text:p>1.99471322459958</text:p>
          </table:table-cell>
          <table:table-cell office:value-type="float" office:value="0.0195344416170838" calcext:value-type="float">
            <text:p>0.01953444161708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6265188260681" calcext:value-type="float">
            <text:p>4.26265188260681</text:p>
          </table:table-cell>
          <table:table-cell office:value-type="float" office:value="1.92913328116342" calcext:value-type="float">
            <text:p>1.92913328116342</text:p>
          </table:table-cell>
          <table:table-cell office:value-type="float" office:value="1.65247804696919" calcext:value-type="float">
            <text:p>1.65247804696919</text:p>
          </table:table-cell>
          <table:table-cell office:value-type="float" office:value="0.988245279321499" calcext:value-type="float">
            <text:p>0.988245279321499</text:p>
          </table:table-cell>
          <table:table-cell office:value-type="float" office:value="0.0545560055192361" calcext:value-type="float">
            <text:p>0.0545560055192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1527105531494" calcext:value-type="float">
            <text:p>1.61527105531494</text:p>
          </table:table-cell>
          <table:table-cell office:value-type="float" office:value="0.274025921482175" calcext:value-type="float">
            <text:p>0.274025921482175</text:p>
          </table:table-cell>
          <table:table-cell office:value-type="float" office:value="0.919759010261613" calcext:value-type="float">
            <text:p>0.919759010261613</text:p>
          </table:table-cell>
          <table:table-cell office:value-type="float" office:value="0.671540908943025" calcext:value-type="float">
            <text:p>0.671540908943025</text:p>
          </table:table-cell>
          <table:table-cell office:value-type="float" office:value="-0.24263863353095" calcext:value-type="float">
            <text:p>-0.242638633530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4618547707365" calcext:value-type="float">
            <text:p>4.74618547707365</text:p>
          </table:table-cell>
          <table:table-cell office:value-type="float" office:value="0.909241343088436" calcext:value-type="float">
            <text:p>0.909241343088436</text:p>
          </table:table-cell>
          <table:table-cell office:value-type="float" office:value="1.6871294447094" calcext:value-type="float">
            <text:p>1.6871294447094</text:p>
          </table:table-cell>
          <table:table-cell office:value-type="float" office:value="1.99352900176554" calcext:value-type="float">
            <text:p>1.99352900176554</text:p>
          </table:table-cell>
          <table:table-cell office:value-type="float" office:value="-0.553217993110166" calcext:value-type="float">
            <text:p>-0.55321799311016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7196836661308" calcext:value-type="float">
            <text:p>4.37196836661308</text:p>
          </table:table-cell>
          <table:table-cell office:value-type="float" office:value="2.05734521151227" calcext:value-type="float">
            <text:p>2.05734521151227</text:p>
          </table:table-cell>
          <table:table-cell office:value-type="float" office:value="1.54221125231877" calcext:value-type="float">
            <text:p>1.54221125231877</text:p>
          </table:table-cell>
          <table:table-cell office:value-type="float" office:value="0.760665588397356" calcext:value-type="float">
            <text:p>0.760665588397356</text:p>
          </table:table-cell>
          <table:table-cell office:value-type="float" office:value="1.53275494052637" calcext:value-type="float">
            <text:p>1.532754940526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3751265592716" calcext:value-type="float">
            <text:p>1.93751265592716</text:p>
          </table:table-cell>
          <table:table-cell office:value-type="float" office:value="0.827957061640851" calcext:value-type="float">
            <text:p>0.827957061640851</text:p>
          </table:table-cell>
          <table:table-cell office:value-type="float" office:value="0.712300288425131" calcext:value-type="float">
            <text:p>0.712300288425131</text:p>
          </table:table-cell>
          <table:table-cell office:value-type="float" office:value="0.447667485744176" calcext:value-type="float">
            <text:p>0.447667485744176</text:p>
          </table:table-cell>
          <table:table-cell office:value-type="float" office:value="0.13635874095047" calcext:value-type="float">
            <text:p>0.136358740950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5097653924161" calcext:value-type="float">
            <text:p>2.05097653924161</text:p>
          </table:table-cell>
          <table:table-cell office:value-type="float" office:value="0.681448391564008" calcext:value-type="float">
            <text:p>0.681448391564008</text:p>
          </table:table-cell>
          <table:table-cell office:value-type="float" office:value="1.02910560427355" calcext:value-type="float">
            <text:p>1.02910560427355</text:p>
          </table:table-cell>
          <table:table-cell office:value-type="float" office:value="1.0334549308053" calcext:value-type="float">
            <text:p>1.0334549308053</text:p>
          </table:table-cell>
          <table:table-cell office:value-type="float" office:value="-0.152444432456578" calcext:value-type="float">
            <text:p>-0.1524444324565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4677353041207" calcext:value-type="float">
            <text:p>4.14677353041207</text:p>
          </table:table-cell>
          <table:table-cell office:value-type="float" office:value="1.39697606610607" calcext:value-type="float">
            <text:p>1.39697606610607</text:p>
          </table:table-cell>
          <table:table-cell office:value-type="float" office:value="0.773092380240615" calcext:value-type="float">
            <text:p>0.773092380240615</text:p>
          </table:table-cell>
          <table:table-cell office:value-type="float" office:value="0.255271612073543" calcext:value-type="float">
            <text:p>0.255271612073543</text:p>
          </table:table-cell>
          <table:table-cell office:value-type="float" office:value="-0.0279476505075164" calcext:value-type="float">
            <text:p>-0.0279476505075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0397438893476" calcext:value-type="float">
            <text:p>1.90397438893476</text:p>
          </table:table-cell>
          <table:table-cell office:value-type="float" office:value="0.776060723409903" calcext:value-type="float">
            <text:p>0.776060723409903</text:p>
          </table:table-cell>
          <table:table-cell office:value-type="float" office:value="1.61398919174261" calcext:value-type="float">
            <text:p>1.61398919174261</text:p>
          </table:table-cell>
          <table:table-cell office:value-type="float" office:value="1.00981649513767" calcext:value-type="float">
            <text:p>1.00981649513767</text:p>
          </table:table-cell>
          <table:table-cell office:value-type="float" office:value="-0.372100860911235" calcext:value-type="float">
            <text:p>-0.3721008609112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8600077948467" calcext:value-type="float">
            <text:p>2.18600077948467</text:p>
          </table:table-cell>
          <table:table-cell office:value-type="float" office:value="0.842717920498171" calcext:value-type="float">
            <text:p>0.842717920498171</text:p>
          </table:table-cell>
          <table:table-cell office:value-type="float" office:value="0.992309715538191" calcext:value-type="float">
            <text:p>0.992309715538191</text:p>
          </table:table-cell>
          <table:table-cell office:value-type="float" office:value="-0.167233156401377" calcext:value-type="float">
            <text:p>-0.167233156401377</text:p>
          </table:table-cell>
          <table:table-cell office:value-type="float" office:value="0.293505555551954" calcext:value-type="float">
            <text:p>0.2935055555519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3814400520648" calcext:value-type="float">
            <text:p>3.93814400520648</text:p>
          </table:table-cell>
          <table:table-cell office:value-type="float" office:value="2.14347553368195" calcext:value-type="float">
            <text:p>2.14347553368195</text:p>
          </table:table-cell>
          <table:table-cell office:value-type="float" office:value="2.68341325834191" calcext:value-type="float">
            <text:p>2.68341325834191</text:p>
          </table:table-cell>
          <table:table-cell office:value-type="float" office:value="-0.308031033296174" calcext:value-type="float">
            <text:p>-0.308031033296174</text:p>
          </table:table-cell>
          <table:table-cell office:value-type="float" office:value="-0.276504444400109" calcext:value-type="float">
            <text:p>-0.27650444440010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7843893013632" calcext:value-type="float">
            <text:p>3.47843893013632</text:p>
          </table:table-cell>
          <table:table-cell office:value-type="float" office:value="1.67018958120423" calcext:value-type="float">
            <text:p>1.67018958120423</text:p>
          </table:table-cell>
          <table:table-cell office:value-type="float" office:value="1.29756805924647" calcext:value-type="float">
            <text:p>1.29756805924647</text:p>
          </table:table-cell>
          <table:table-cell office:value-type="float" office:value="-0.471900036609781" calcext:value-type="float">
            <text:p>-0.471900036609781</text:p>
          </table:table-cell>
          <table:table-cell office:value-type="float" office:value="0.012163195534665" calcext:value-type="float">
            <text:p>0.0121631955346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9145042088691" calcext:value-type="float">
            <text:p>3.29145042088691</text:p>
          </table:table-cell>
          <table:table-cell office:value-type="float" office:value="1.95281736222604" calcext:value-type="float">
            <text:p>1.95281736222604</text:p>
          </table:table-cell>
          <table:table-cell office:value-type="float" office:value="1.10504533709492" calcext:value-type="float">
            <text:p>1.10504533709492</text:p>
          </table:table-cell>
          <table:table-cell office:value-type="float" office:value="-4.8433781395217" calcext:value-type="float">
            <text:p>-4.8433781395217</text:p>
          </table:table-cell>
          <table:table-cell office:value-type="float" office:value="-1.30564060300121" calcext:value-type="float">
            <text:p>-1.305640603001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0924059568108" calcext:value-type="float">
            <text:p>2.20924059568108</text:p>
          </table:table-cell>
          <table:table-cell office:value-type="float" office:value="0.710501985524246" calcext:value-type="float">
            <text:p>0.710501985524246</text:p>
          </table:table-cell>
          <table:table-cell office:value-type="float" office:value="1.28166737806898" calcext:value-type="float">
            <text:p>1.28166737806898</text:p>
          </table:table-cell>
          <table:table-cell office:value-type="float" office:value="0.228084891332765" calcext:value-type="float">
            <text:p>0.228084891332765</text:p>
          </table:table-cell>
          <table:table-cell office:value-type="float" office:value="-0.493644856357348" calcext:value-type="float">
            <text:p>-0.49364485635734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44499692837" calcext:value-type="float">
            <text:p>3.444499692837</text:p>
          </table:table-cell>
          <table:table-cell office:value-type="float" office:value="1.83535392526073" calcext:value-type="float">
            <text:p>1.83535392526073</text:p>
          </table:table-cell>
          <table:table-cell office:value-type="float" office:value="0.237083215258697" calcext:value-type="float">
            <text:p>0.237083215258697</text:p>
          </table:table-cell>
          <table:table-cell office:value-type="float" office:value="-0.642196825202804" calcext:value-type="float">
            <text:p>-0.642196825202804</text:p>
          </table:table-cell>
          <table:table-cell office:value-type="float" office:value="-0.0756433235097934" calcext:value-type="float">
            <text:p>-0.0756433235097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2674253449504" calcext:value-type="float">
            <text:p>2.42674253449504</text:p>
          </table:table-cell>
          <table:table-cell office:value-type="float" office:value="0.773135987055077" calcext:value-type="float">
            <text:p>0.773135987055077</text:p>
          </table:table-cell>
          <table:table-cell office:value-type="float" office:value="1.88591635398535" calcext:value-type="float">
            <text:p>1.88591635398535</text:p>
          </table:table-cell>
          <table:table-cell office:value-type="float" office:value="1.73519035290324" calcext:value-type="float">
            <text:p>1.73519035290324</text:p>
          </table:table-cell>
          <table:table-cell office:value-type="float" office:value="-0.358932848726025" calcext:value-type="float">
            <text:p>-0.35893284872602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24990106926" calcext:value-type="float">
            <text:p>3.124990106926</text:p>
          </table:table-cell>
          <table:table-cell office:value-type="float" office:value="0.90019285744675" calcext:value-type="float">
            <text:p>0.90019285744675</text:p>
          </table:table-cell>
          <table:table-cell office:value-type="float" office:value="0.874000716817056" calcext:value-type="float">
            <text:p>0.874000716817056</text:p>
          </table:table-cell>
          <table:table-cell office:value-type="float" office:value="0.849143256056465" calcext:value-type="float">
            <text:p>0.849143256056465</text:p>
          </table:table-cell>
          <table:table-cell office:value-type="float" office:value="0.136656032471461" calcext:value-type="float">
            <text:p>0.13665603247146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3785846410452" calcext:value-type="float">
            <text:p>4.93785846410452</text:p>
          </table:table-cell>
          <table:table-cell office:value-type="float" office:value="2.78846425010797" calcext:value-type="float">
            <text:p>2.78846425010797</text:p>
          </table:table-cell>
          <table:table-cell office:value-type="float" office:value="1.86630150035434" calcext:value-type="float">
            <text:p>1.86630150035434</text:p>
          </table:table-cell>
          <table:table-cell office:value-type="float" office:value="0.823185314258318" calcext:value-type="float">
            <text:p>0.823185314258318</text:p>
          </table:table-cell>
          <table:table-cell office:value-type="float" office:value="1.71488470710532" calcext:value-type="float">
            <text:p>1.714884707105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3192795880726" calcext:value-type="float">
            <text:p>2.43192795880726</text:p>
          </table:table-cell>
          <table:table-cell office:value-type="float" office:value="0.189238234348303" calcext:value-type="float">
            <text:p>0.189238234348303</text:p>
          </table:table-cell>
          <table:table-cell office:value-type="float" office:value="1.07979811389" calcext:value-type="float">
            <text:p>1.07979811389</text:p>
          </table:table-cell>
          <table:table-cell office:value-type="float" office:value="0.445907164474534" calcext:value-type="float">
            <text:p>0.445907164474534</text:p>
          </table:table-cell>
          <table:table-cell office:value-type="float" office:value="0.540577389231437" calcext:value-type="float">
            <text:p>0.5405773892314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6084533579572" calcext:value-type="float">
            <text:p>3.56084533579572</text:p>
          </table:table-cell>
          <table:table-cell office:value-type="float" office:value="1.76331825822328" calcext:value-type="float">
            <text:p>1.76331825822328</text:p>
          </table:table-cell>
          <table:table-cell office:value-type="float" office:value="0.143538241680632" calcext:value-type="float">
            <text:p>0.143538241680632</text:p>
          </table:table-cell>
          <table:table-cell office:value-type="float" office:value="0.754853685734839" calcext:value-type="float">
            <text:p>0.754853685734839</text:p>
          </table:table-cell>
          <table:table-cell office:value-type="float" office:value="0.268525503755877" calcext:value-type="float">
            <text:p>0.2685255037558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2006033158056" calcext:value-type="float">
            <text:p>2.02006033158056</text:p>
          </table:table-cell>
          <table:table-cell office:value-type="float" office:value="0.813674763443572" calcext:value-type="float">
            <text:p>0.813674763443572</text:p>
          </table:table-cell>
          <table:table-cell office:value-type="float" office:value="1.56512857987874" calcext:value-type="float">
            <text:p>1.56512857987874</text:p>
          </table:table-cell>
          <table:table-cell office:value-type="float" office:value="0.629819301233152" calcext:value-type="float">
            <text:p>0.629819301233152</text:p>
          </table:table-cell>
          <table:table-cell office:value-type="float" office:value="0.29528643562924" calcext:value-type="float">
            <text:p>0.295286435629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8564437120939" calcext:value-type="float">
            <text:p>2.78564437120939</text:p>
          </table:table-cell>
          <table:table-cell office:value-type="float" office:value="1.10529098456139" calcext:value-type="float">
            <text:p>1.10529098456139</text:p>
          </table:table-cell>
          <table:table-cell office:value-type="float" office:value="0.964486688675667" calcext:value-type="float">
            <text:p>0.964486688675667</text:p>
          </table:table-cell>
          <table:table-cell office:value-type="float" office:value="1.2393333767433" calcext:value-type="float">
            <text:p>1.2393333767433</text:p>
          </table:table-cell>
          <table:table-cell office:value-type="float" office:value="-0.775435118366909" calcext:value-type="float">
            <text:p>-0.77543511836690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1951996758743" calcext:value-type="float">
            <text:p>4.91951996758743</text:p>
          </table:table-cell>
          <table:table-cell office:value-type="float" office:value="1.9391720983919" calcext:value-type="float">
            <text:p>1.9391720983919</text:p>
          </table:table-cell>
          <table:table-cell office:value-type="float" office:value="3.47342242888216" calcext:value-type="float">
            <text:p>3.47342242888216</text:p>
          </table:table-cell>
          <table:table-cell office:value-type="float" office:value="3.16318107774123" calcext:value-type="float">
            <text:p>3.16318107774123</text:p>
          </table:table-cell>
          <table:table-cell office:value-type="float" office:value="-0.0692219360428916" calcext:value-type="float">
            <text:p>-0.0692219360428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7482139047052" calcext:value-type="float">
            <text:p>1.27482139047052</text:p>
          </table:table-cell>
          <table:table-cell office:value-type="float" office:value="-0.17286857185" calcext:value-type="float">
            <text:p>-0.17286857185</text:p>
          </table:table-cell>
          <table:table-cell office:value-type="float" office:value="0.596281450022975" calcext:value-type="float">
            <text:p>0.596281450022975</text:p>
          </table:table-cell>
          <table:table-cell office:value-type="float" office:value="0.257141815829205" calcext:value-type="float">
            <text:p>0.257141815829205</text:p>
          </table:table-cell>
          <table:table-cell office:value-type="float" office:value="0.182058740426601" calcext:value-type="float">
            <text:p>0.1820587404266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0895726977984" calcext:value-type="float">
            <text:p>2.80895726977984</text:p>
          </table:table-cell>
          <table:table-cell office:value-type="float" office:value="0.72581820492849" calcext:value-type="float">
            <text:p>0.72581820492849</text:p>
          </table:table-cell>
          <table:table-cell office:value-type="float" office:value="1.32948956722387" calcext:value-type="float">
            <text:p>1.32948956722387</text:p>
          </table:table-cell>
          <table:table-cell office:value-type="float" office:value="0.553868208910217" calcext:value-type="float">
            <text:p>0.553868208910217</text:p>
          </table:table-cell>
          <table:table-cell office:value-type="float" office:value="0.146418071834105" calcext:value-type="float">
            <text:p>0.1464180718341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2222312827465" calcext:value-type="float">
            <text:p>2.32222312827465</text:p>
          </table:table-cell>
          <table:table-cell office:value-type="float" office:value="0.911086384899956" calcext:value-type="float">
            <text:p>0.911086384899956</text:p>
          </table:table-cell>
          <table:table-cell office:value-type="float" office:value="1.29070288188898" calcext:value-type="float">
            <text:p>1.29070288188898</text:p>
          </table:table-cell>
          <table:table-cell office:value-type="float" office:value="1.34966412291968" calcext:value-type="float">
            <text:p>1.34966412291968</text:p>
          </table:table-cell>
          <table:table-cell office:value-type="float" office:value="-0.892628646256168" calcext:value-type="float">
            <text:p>-0.8926286462561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742865374608" calcext:value-type="float">
            <text:p>1.0742865374608</text:p>
          </table:table-cell>
          <table:table-cell office:value-type="float" office:value="0.196007673054935" calcext:value-type="float">
            <text:p>0.196007673054935</text:p>
          </table:table-cell>
          <table:table-cell office:value-type="float" office:value="0.779223630097643" calcext:value-type="float">
            <text:p>0.779223630097643</text:p>
          </table:table-cell>
          <table:table-cell office:value-type="float" office:value="0.391780093436473" calcext:value-type="float">
            <text:p>0.391780093436473</text:p>
          </table:table-cell>
          <table:table-cell office:value-type="float" office:value="-0.169913700076148" calcext:value-type="float">
            <text:p>-0.16991370007614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9010178111282" calcext:value-type="float">
            <text:p>2.49010178111282</text:p>
          </table:table-cell>
          <table:table-cell office:value-type="float" office:value="1.11678002958561" calcext:value-type="float">
            <text:p>1.11678002958561</text:p>
          </table:table-cell>
          <table:table-cell office:value-type="float" office:value="0.0206793937825891" calcext:value-type="float">
            <text:p>0.020679393782589</text:p>
          </table:table-cell>
          <table:table-cell office:value-type="float" office:value="0.28293652470907" calcext:value-type="float">
            <text:p>0.28293652470907</text:p>
          </table:table-cell>
          <table:table-cell office:value-type="float" office:value="0.499947206658739" calcext:value-type="float">
            <text:p>0.49994720665873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3574016057258" calcext:value-type="float">
            <text:p>1.33574016057258</text:p>
          </table:table-cell>
          <table:table-cell office:value-type="float" office:value="0.0929816366842363" calcext:value-type="float">
            <text:p>0.092981636684236</text:p>
          </table:table-cell>
          <table:table-cell office:value-type="float" office:value="0.494978466402389" calcext:value-type="float">
            <text:p>0.494978466402389</text:p>
          </table:table-cell>
          <table:table-cell office:value-type="float" office:value="0.433250189615826" calcext:value-type="float">
            <text:p>0.433250189615826</text:p>
          </table:table-cell>
          <table:table-cell office:value-type="float" office:value="-0.0722805000484313" calcext:value-type="float">
            <text:p>-0.0722805000484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9873892532808" calcext:value-type="float">
            <text:p>1.29873892532808</text:p>
          </table:table-cell>
          <table:table-cell office:value-type="float" office:value="0.301451372140839" calcext:value-type="float">
            <text:p>0.301451372140839</text:p>
          </table:table-cell>
          <table:table-cell office:value-type="float" office:value="0.283949656663851" calcext:value-type="float">
            <text:p>0.283949656663851</text:p>
          </table:table-cell>
          <table:table-cell office:value-type="float" office:value="0.56657919650778" calcext:value-type="float">
            <text:p>0.56657919650778</text:p>
          </table:table-cell>
          <table:table-cell office:value-type="float" office:value="-0.452204083909695" calcext:value-type="float">
            <text:p>-0.4522040839096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9443604751252" calcext:value-type="float">
            <text:p>3.79443604751252</text:p>
          </table:table-cell>
          <table:table-cell office:value-type="float" office:value="1.81464350647955" calcext:value-type="float">
            <text:p>1.81464350647955</text:p>
          </table:table-cell>
          <table:table-cell office:value-type="float" office:value="0.868828640281285" calcext:value-type="float">
            <text:p>0.868828640281285</text:p>
          </table:table-cell>
          <table:table-cell office:value-type="float" office:value="1.08464674396558" calcext:value-type="float">
            <text:p>1.08464674396558</text:p>
          </table:table-cell>
          <table:table-cell office:value-type="float" office:value="0.836175032671306" calcext:value-type="float">
            <text:p>0.83617503267130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9966737280245" calcext:value-type="float">
            <text:p>4.39966737280245</text:p>
          </table:table-cell>
          <table:table-cell office:value-type="float" office:value="2.00167585544568" calcext:value-type="float">
            <text:p>2.00167585544568</text:p>
          </table:table-cell>
          <table:table-cell office:value-type="float" office:value="1.54142514626657" calcext:value-type="float">
            <text:p>1.54142514626657</text:p>
          </table:table-cell>
          <table:table-cell office:value-type="float" office:value="1.71030680478191" calcext:value-type="float">
            <text:p>1.71030680478191</text:p>
          </table:table-cell>
          <table:table-cell office:value-type="float" office:value="0.296461802250569" calcext:value-type="float">
            <text:p>0.29646180225056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6514316397672" calcext:value-type="float">
            <text:p>2.66514316397672</text:p>
          </table:table-cell>
          <table:table-cell office:value-type="float" office:value="0.498538376973767" calcext:value-type="float">
            <text:p>0.498538376973767</text:p>
          </table:table-cell>
          <table:table-cell office:value-type="float" office:value="2.15644346623074" calcext:value-type="float">
            <text:p>2.15644346623074</text:p>
          </table:table-cell>
          <table:table-cell office:value-type="float" office:value="1.95388825726835" calcext:value-type="float">
            <text:p>1.95388825726835</text:p>
          </table:table-cell>
          <table:table-cell office:value-type="float" office:value="0.416188803754509" calcext:value-type="float">
            <text:p>0.41618880375450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6564439089268" calcext:value-type="float">
            <text:p>2.06564439089268</text:p>
          </table:table-cell>
          <table:table-cell office:value-type="float" office:value="0.339591403620437" calcext:value-type="float">
            <text:p>0.339591403620437</text:p>
          </table:table-cell>
          <table:table-cell office:value-type="float" office:value="1.01647396672209" calcext:value-type="float">
            <text:p>1.01647396672209</text:p>
          </table:table-cell>
          <table:table-cell office:value-type="float" office:value="0.667325299385345" calcext:value-type="float">
            <text:p>0.667325299385345</text:p>
          </table:table-cell>
          <table:table-cell office:value-type="float" office:value="0.414483778215044" calcext:value-type="float">
            <text:p>0.4144837782150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7296736377523" calcext:value-type="float">
            <text:p>1.47296736377523</text:p>
          </table:table-cell>
          <table:table-cell office:value-type="float" office:value="-0.855110036505272" calcext:value-type="float">
            <text:p>-0.855110036505272</text:p>
          </table:table-cell>
          <table:table-cell office:value-type="float" office:value="-0.156095723161993" calcext:value-type="float">
            <text:p>-0.156095723161993</text:p>
          </table:table-cell>
          <table:table-cell office:value-type="float" office:value="0.553023690170185" calcext:value-type="float">
            <text:p>0.553023690170185</text:p>
          </table:table-cell>
          <table:table-cell office:value-type="float" office:value="-0.458177110397622" calcext:value-type="float">
            <text:p>-0.4581771103976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0123084135927" calcext:value-type="float">
            <text:p>3.30123084135927</text:p>
          </table:table-cell>
          <table:table-cell office:value-type="float" office:value="0.591588055928276" calcext:value-type="float">
            <text:p>0.591588055928276</text:p>
          </table:table-cell>
          <table:table-cell office:value-type="float" office:value="1.91359574506947" calcext:value-type="float">
            <text:p>1.91359574506947</text:p>
          </table:table-cell>
          <table:table-cell office:value-type="float" office:value="2.16789039742519" calcext:value-type="float">
            <text:p>2.16789039742519</text:p>
          </table:table-cell>
          <table:table-cell office:value-type="float" office:value="-0.130844323595812" calcext:value-type="float">
            <text:p>-0.1308443235958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.10655735968821" calcext:value-type="float">
            <text:p>7.10655735968821</text:p>
          </table:table-cell>
          <table:table-cell office:value-type="float" office:value="1.69050104149855" calcext:value-type="float">
            <text:p>1.69050104149855</text:p>
          </table:table-cell>
          <table:table-cell office:value-type="float" office:value="1.68907683972314" calcext:value-type="float">
            <text:p>1.68907683972314</text:p>
          </table:table-cell>
          <table:table-cell office:value-type="float" office:value="2.5487836007705" calcext:value-type="float">
            <text:p>2.5487836007705</text:p>
          </table:table-cell>
          <table:table-cell office:value-type="float" office:value="-0.588162352698102" calcext:value-type="float">
            <text:p>-0.5881623526981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96969022654015" calcext:value-type="float">
            <text:p>5.96969022654015</text:p>
          </table:table-cell>
          <table:table-cell office:value-type="float" office:value="1.47818388029752" calcext:value-type="float">
            <text:p>1.47818388029752</text:p>
          </table:table-cell>
          <table:table-cell office:value-type="float" office:value="-0.505611156177948" calcext:value-type="float">
            <text:p>-0.505611156177948</text:p>
          </table:table-cell>
          <table:table-cell office:value-type="float" office:value="2.08979359457111" calcext:value-type="float">
            <text:p>2.08979359457111</text:p>
          </table:table-cell>
          <table:table-cell office:value-type="float" office:value="-0.879780063802804" calcext:value-type="float">
            <text:p>-0.87978006380280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8704611559014" calcext:value-type="float">
            <text:p>2.48704611559014</text:p>
          </table:table-cell>
          <table:table-cell office:value-type="float" office:value="0.485311933797649" calcext:value-type="float">
            <text:p>0.485311933797649</text:p>
          </table:table-cell>
          <table:table-cell office:value-type="float" office:value="0.393118502536428" calcext:value-type="float">
            <text:p>0.393118502536428</text:p>
          </table:table-cell>
          <table:table-cell office:value-type="float" office:value="-0.475527450617154" calcext:value-type="float">
            <text:p>-0.475527450617154</text:p>
          </table:table-cell>
          <table:table-cell office:value-type="float" office:value="-0.462066028236167" calcext:value-type="float">
            <text:p>-0.46206602823616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.0559516896365" calcext:value-type="float">
            <text:p>31.0559516896365</text:p>
          </table:table-cell>
          <table:table-cell office:value-type="float" office:value="12.8979031640229" calcext:value-type="float">
            <text:p>12.8979031640229</text:p>
          </table:table-cell>
          <table:table-cell office:value-type="float" office:value="-50.1917568412545" calcext:value-type="float">
            <text:p>-50.1917568412545</text:p>
          </table:table-cell>
          <table:table-cell office:value-type="float" office:value="5.85488632733955" calcext:value-type="float">
            <text:p>5.85488632733955</text:p>
          </table:table-cell>
          <table:table-cell office:value-type="float" office:value="-19.4801092415714" calcext:value-type="float">
            <text:p>-19.48010924157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2795164889405" calcext:value-type="float">
            <text:p>4.92795164889405</text:p>
          </table:table-cell>
          <table:table-cell office:value-type="float" office:value="2.31505373158404" calcext:value-type="float">
            <text:p>2.31505373158404</text:p>
          </table:table-cell>
          <table:table-cell office:value-type="float" office:value="0.673945283932992" calcext:value-type="float">
            <text:p>0.673945283932992</text:p>
          </table:table-cell>
          <table:table-cell office:value-type="float" office:value="0.757157792767414" calcext:value-type="float">
            <text:p>0.757157792767414</text:p>
          </table:table-cell>
          <table:table-cell office:value-type="float" office:value="-1.22178356147993" calcext:value-type="float">
            <text:p>-1.221783561479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6.9210927675554" calcext:value-type="float">
            <text:p>46.9210927675554</text:p>
          </table:table-cell>
          <table:table-cell office:value-type="float" office:value="-77.0218394403613" calcext:value-type="float">
            <text:p>-77.0218394403613</text:p>
          </table:table-cell>
          <table:table-cell office:value-type="float" office:value="-1.90189248139123" calcext:value-type="float">
            <text:p>-1.90189248139123</text:p>
          </table:table-cell>
          <table:table-cell office:value-type="float" office:value="-4.14821192864057" calcext:value-type="float">
            <text:p>-4.14821192864057</text:p>
          </table:table-cell>
          <table:table-cell office:value-type="float" office:value="4.41173310654562" calcext:value-type="float">
            <text:p>4.411733106545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625399360237" calcext:value-type="float">
            <text:p>3.0625399360237</text:p>
          </table:table-cell>
          <table:table-cell office:value-type="float" office:value="0.466559265211998" calcext:value-type="float">
            <text:p>0.466559265211998</text:p>
          </table:table-cell>
          <table:table-cell office:value-type="float" office:value="1.66538870022353" calcext:value-type="float">
            <text:p>1.66538870022353</text:p>
          </table:table-cell>
          <table:table-cell office:value-type="float" office:value="1.60386184410565" calcext:value-type="float">
            <text:p>1.60386184410565</text:p>
          </table:table-cell>
          <table:table-cell office:value-type="float" office:value="-0.526678287266762" calcext:value-type="float">
            <text:p>-0.5266782872667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969181353271" calcext:value-type="float">
            <text:p>2.5969181353271</text:p>
          </table:table-cell>
          <table:table-cell office:value-type="float" office:value="0.468779086153376" calcext:value-type="float">
            <text:p>0.468779086153376</text:p>
          </table:table-cell>
          <table:table-cell office:value-type="float" office:value="0.193045450791291" calcext:value-type="float">
            <text:p>0.193045450791291</text:p>
          </table:table-cell>
          <table:table-cell office:value-type="float" office:value="1.03037994304887" calcext:value-type="float">
            <text:p>1.03037994304887</text:p>
          </table:table-cell>
          <table:table-cell office:value-type="float" office:value="-0.383585376626159" calcext:value-type="float">
            <text:p>-0.3835853766261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9158086020963" calcext:value-type="float">
            <text:p>1.79158086020963</text:p>
          </table:table-cell>
          <table:table-cell office:value-type="float" office:value="0.627795091855822" calcext:value-type="float">
            <text:p>0.627795091855822</text:p>
          </table:table-cell>
          <table:table-cell office:value-type="float" office:value="0.474509668054427" calcext:value-type="float">
            <text:p>0.474509668054427</text:p>
          </table:table-cell>
          <table:table-cell office:value-type="float" office:value="0.397922667248645" calcext:value-type="float">
            <text:p>0.397922667248645</text:p>
          </table:table-cell>
          <table:table-cell office:value-type="float" office:value="0.0433310080289733" calcext:value-type="float">
            <text:p>0.04333100802897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6259277725114" calcext:value-type="float">
            <text:p>5.16259277725114</text:p>
          </table:table-cell>
          <table:table-cell office:value-type="float" office:value="2.91850831661652" calcext:value-type="float">
            <text:p>2.91850831661652</text:p>
          </table:table-cell>
          <table:table-cell office:value-type="float" office:value="1.08069121576278" calcext:value-type="float">
            <text:p>1.08069121576278</text:p>
          </table:table-cell>
          <table:table-cell office:value-type="float" office:value="-3.46013393765075" calcext:value-type="float">
            <text:p>-3.46013393765075</text:p>
          </table:table-cell>
          <table:table-cell office:value-type="float" office:value="-0.529750273066796" calcext:value-type="float">
            <text:p>-0.5297502730667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3281338613164" calcext:value-type="float">
            <text:p>1.43281338613164</text:p>
          </table:table-cell>
          <table:table-cell office:value-type="float" office:value="0.31418361128598" calcext:value-type="float">
            <text:p>0.31418361128598</text:p>
          </table:table-cell>
          <table:table-cell office:value-type="float" office:value="0.899560074908459" calcext:value-type="float">
            <text:p>0.899560074908459</text:p>
          </table:table-cell>
          <table:table-cell office:value-type="float" office:value="0.610789456907092" calcext:value-type="float">
            <text:p>0.610789456907092</text:p>
          </table:table-cell>
          <table:table-cell office:value-type="float" office:value="0.337881854911741" calcext:value-type="float">
            <text:p>0.3378818549117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4524201797163" calcext:value-type="float">
            <text:p>5.14524201797163</text:p>
          </table:table-cell>
          <table:table-cell office:value-type="float" office:value="1.26125404771042" calcext:value-type="float">
            <text:p>1.26125404771042</text:p>
          </table:table-cell>
          <table:table-cell office:value-type="float" office:value="2.96736498319585" calcext:value-type="float">
            <text:p>2.96736498319585</text:p>
          </table:table-cell>
          <table:table-cell office:value-type="float" office:value="1.86866929280246" calcext:value-type="float">
            <text:p>1.86866929280246</text:p>
          </table:table-cell>
          <table:table-cell office:value-type="float" office:value="0.149328589194936" calcext:value-type="float">
            <text:p>0.1493285891949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0260953374574" calcext:value-type="float">
            <text:p>3.00260953374574</text:p>
          </table:table-cell>
          <table:table-cell office:value-type="float" office:value="0.769706364808819" calcext:value-type="float">
            <text:p>0.769706364808819</text:p>
          </table:table-cell>
          <table:table-cell office:value-type="float" office:value="1.4624561680952" calcext:value-type="float">
            <text:p>1.4624561680952</text:p>
          </table:table-cell>
          <table:table-cell office:value-type="float" office:value="1.74450189724209" calcext:value-type="float">
            <text:p>1.74450189724209</text:p>
          </table:table-cell>
          <table:table-cell office:value-type="float" office:value="-0.601076511074972" calcext:value-type="float">
            <text:p>-0.60107651107497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8731918905813" calcext:value-type="float">
            <text:p>3.88731918905813</text:p>
          </table:table-cell>
          <table:table-cell office:value-type="float" office:value="1.43957532947477" calcext:value-type="float">
            <text:p>1.43957532947477</text:p>
          </table:table-cell>
          <table:table-cell office:value-type="float" office:value="1.51939891117181" calcext:value-type="float">
            <text:p>1.51939891117181</text:p>
          </table:table-cell>
          <table:table-cell office:value-type="float" office:value="0.671720777137437" calcext:value-type="float">
            <text:p>0.671720777137437</text:p>
          </table:table-cell>
          <table:table-cell office:value-type="float" office:value="0.00363687572095232" calcext:value-type="float">
            <text:p>0.00363687572095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7548501643588" calcext:value-type="float">
            <text:p>2.57548501643588</text:p>
          </table:table-cell>
          <table:table-cell office:value-type="float" office:value="1.04446382487167" calcext:value-type="float">
            <text:p>1.04446382487167</text:p>
          </table:table-cell>
          <table:table-cell office:value-type="float" office:value="0.94428949299183" calcext:value-type="float">
            <text:p>0.94428949299183</text:p>
          </table:table-cell>
          <table:table-cell office:value-type="float" office:value="0.736606154472338" calcext:value-type="float">
            <text:p>0.736606154472338</text:p>
          </table:table-cell>
          <table:table-cell office:value-type="float" office:value="0.0197696201439754" calcext:value-type="float">
            <text:p>0.01976962014397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8043033992978" calcext:value-type="float">
            <text:p>3.58043033992978</text:p>
          </table:table-cell>
          <table:table-cell office:value-type="float" office:value="1.28442106096738" calcext:value-type="float">
            <text:p>1.28442106096738</text:p>
          </table:table-cell>
          <table:table-cell office:value-type="float" office:value="2.20791718490156" calcext:value-type="float">
            <text:p>2.20791718490156</text:p>
          </table:table-cell>
          <table:table-cell office:value-type="float" office:value="1.51918221469945" calcext:value-type="float">
            <text:p>1.51918221469945</text:p>
          </table:table-cell>
          <table:table-cell office:value-type="float" office:value="-0.237061060179983" calcext:value-type="float">
            <text:p>-0.2370610601799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930594993873" calcext:value-type="float">
            <text:p>4.0930594993873</text:p>
          </table:table-cell>
          <table:table-cell office:value-type="float" office:value="1.44294934262923" calcext:value-type="float">
            <text:p>1.44294934262923</text:p>
          </table:table-cell>
          <table:table-cell office:value-type="float" office:value="-0.884332904975185" calcext:value-type="float">
            <text:p>-0.884332904975185</text:p>
          </table:table-cell>
          <table:table-cell office:value-type="float" office:value="0.560782811322524" calcext:value-type="float">
            <text:p>0.560782811322524</text:p>
          </table:table-cell>
          <table:table-cell office:value-type="float" office:value="1.45744837578761" calcext:value-type="float">
            <text:p>1.4574483757876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76677881535977" calcext:value-type="float">
            <text:p>5.76677881535977</text:p>
          </table:table-cell>
          <table:table-cell office:value-type="float" office:value="1.41021338403701" calcext:value-type="float">
            <text:p>1.41021338403701</text:p>
          </table:table-cell>
          <table:table-cell office:value-type="float" office:value="-0.778041883798857" calcext:value-type="float">
            <text:p>-0.778041883798857</text:p>
          </table:table-cell>
          <table:table-cell office:value-type="float" office:value="0.12454289228253" calcext:value-type="float">
            <text:p>0.12454289228253</text:p>
          </table:table-cell>
          <table:table-cell office:value-type="float" office:value="0.600644470857556" calcext:value-type="float">
            <text:p>0.6006444708575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1075958130558" calcext:value-type="float">
            <text:p>3.31075958130558</text:p>
          </table:table-cell>
          <table:table-cell office:value-type="float" office:value="1.34278457721549" calcext:value-type="float">
            <text:p>1.34278457721549</text:p>
          </table:table-cell>
          <table:table-cell office:value-type="float" office:value="1.62522422223867" calcext:value-type="float">
            <text:p>1.62522422223867</text:p>
          </table:table-cell>
          <table:table-cell office:value-type="float" office:value="-0.180440598626391" calcext:value-type="float">
            <text:p>-0.180440598626391</text:p>
          </table:table-cell>
          <table:table-cell office:value-type="float" office:value="0.535114271635497" calcext:value-type="float">
            <text:p>0.53511427163549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9492720613785" calcext:value-type="float">
            <text:p>4.99492720613785</text:p>
          </table:table-cell>
          <table:table-cell office:value-type="float" office:value="1.71048562106103" calcext:value-type="float">
            <text:p>1.71048562106103</text:p>
          </table:table-cell>
          <table:table-cell office:value-type="float" office:value="1.26052019722295" calcext:value-type="float">
            <text:p>1.26052019722295</text:p>
          </table:table-cell>
          <table:table-cell office:value-type="float" office:value="-0.868626108533004" calcext:value-type="float">
            <text:p>-0.868626108533004</text:p>
          </table:table-cell>
          <table:table-cell office:value-type="float" office:value="0.0204888659899661" calcext:value-type="float">
            <text:p>0.02048886598996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.42966302485697" calcext:value-type="float">
            <text:p>7.42966302485697</text:p>
          </table:table-cell>
          <table:table-cell office:value-type="float" office:value="3.77267466749004" calcext:value-type="float">
            <text:p>3.77267466749004</text:p>
          </table:table-cell>
          <table:table-cell office:value-type="float" office:value="3.17090226533399" calcext:value-type="float">
            <text:p>3.17090226533399</text:p>
          </table:table-cell>
          <table:table-cell office:value-type="float" office:value="2.87706249060674" calcext:value-type="float">
            <text:p>2.87706249060674</text:p>
          </table:table-cell>
          <table:table-cell office:value-type="float" office:value="1.27747769908201" calcext:value-type="float">
            <text:p>1.277477699082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5319580999587" calcext:value-type="float">
            <text:p>1.65319580999587</text:p>
          </table:table-cell>
          <table:table-cell office:value-type="float" office:value="0.187125872328655" calcext:value-type="float">
            <text:p>0.187125872328655</text:p>
          </table:table-cell>
          <table:table-cell office:value-type="float" office:value="1.11680551392478" calcext:value-type="float">
            <text:p>1.11680551392478</text:p>
          </table:table-cell>
          <table:table-cell office:value-type="float" office:value="0.509983440584232" calcext:value-type="float">
            <text:p>0.509983440584232</text:p>
          </table:table-cell>
          <table:table-cell office:value-type="float" office:value="0.0332498695129131" calcext:value-type="float">
            <text:p>0.0332498695129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265094608266" calcext:value-type="float">
            <text:p>1.6265094608266</text:p>
          </table:table-cell>
          <table:table-cell office:value-type="float" office:value="0.730277265716755" calcext:value-type="float">
            <text:p>0.730277265716755</text:p>
          </table:table-cell>
          <table:table-cell office:value-type="float" office:value="1.38184734277515" calcext:value-type="float">
            <text:p>1.38184734277515</text:p>
          </table:table-cell>
          <table:table-cell office:value-type="float" office:value="0.684900157540542" calcext:value-type="float">
            <text:p>0.684900157540542</text:p>
          </table:table-cell>
          <table:table-cell office:value-type="float" office:value="-0.2467325192072" calcext:value-type="float">
            <text:p>-0.246732519207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4251079272409" calcext:value-type="float">
            <text:p>4.14251079272409</text:p>
          </table:table-cell>
          <table:table-cell office:value-type="float" office:value="1.52218094125422" calcext:value-type="float">
            <text:p>1.52218094125422</text:p>
          </table:table-cell>
          <table:table-cell office:value-type="float" office:value="0.659834119258102" calcext:value-type="float">
            <text:p>0.659834119258102</text:p>
          </table:table-cell>
          <table:table-cell office:value-type="float" office:value="0.906191462823489" calcext:value-type="float">
            <text:p>0.906191462823489</text:p>
          </table:table-cell>
          <table:table-cell office:value-type="float" office:value="0.269549716757326" calcext:value-type="float">
            <text:p>0.2695497167573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3328829908371" calcext:value-type="float">
            <text:p>1.13328829908371</text:p>
          </table:table-cell>
          <table:table-cell office:value-type="float" office:value="0.39399529013147" calcext:value-type="float">
            <text:p>0.39399529013147</text:p>
          </table:table-cell>
          <table:table-cell office:value-type="float" office:value="0.762854420667256" calcext:value-type="float">
            <text:p>0.762854420667256</text:p>
          </table:table-cell>
          <table:table-cell office:value-type="float" office:value="0.323687596612026" calcext:value-type="float">
            <text:p>0.323687596612026</text:p>
          </table:table-cell>
          <table:table-cell office:value-type="float" office:value="-0.239665465921559" calcext:value-type="float">
            <text:p>-0.2396654659215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7472612851931" calcext:value-type="float">
            <text:p>5.07472612851931</text:p>
          </table:table-cell>
          <table:table-cell office:value-type="float" office:value="2.59836169587212" calcext:value-type="float">
            <text:p>2.59836169587212</text:p>
          </table:table-cell>
          <table:table-cell office:value-type="float" office:value="0.769413508453085" calcext:value-type="float">
            <text:p>0.769413508453085</text:p>
          </table:table-cell>
          <table:table-cell office:value-type="float" office:value="-7.10740799626715" calcext:value-type="float">
            <text:p>-7.10740799626715</text:p>
          </table:table-cell>
          <table:table-cell office:value-type="float" office:value="-0.599925745148217" calcext:value-type="float">
            <text:p>-0.5999257451482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9390165440851" calcext:value-type="float">
            <text:p>2.29390165440851</text:p>
          </table:table-cell>
          <table:table-cell office:value-type="float" office:value="0.611003082344278" calcext:value-type="float">
            <text:p>0.611003082344278</text:p>
          </table:table-cell>
          <table:table-cell office:value-type="float" office:value="0.97271373774617" calcext:value-type="float">
            <text:p>0.97271373774617</text:p>
          </table:table-cell>
          <table:table-cell office:value-type="float" office:value="0.61477580998505" calcext:value-type="float">
            <text:p>0.61477580998505</text:p>
          </table:table-cell>
          <table:table-cell office:value-type="float" office:value="-0.453235560221698" calcext:value-type="float">
            <text:p>-0.4532355602216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4668867293322" calcext:value-type="float">
            <text:p>2.44668867293322</text:p>
          </table:table-cell>
          <table:table-cell office:value-type="float" office:value="0.261634853228452" calcext:value-type="float">
            <text:p>0.261634853228452</text:p>
          </table:table-cell>
          <table:table-cell office:value-type="float" office:value="0.876533579565137" calcext:value-type="float">
            <text:p>0.876533579565137</text:p>
          </table:table-cell>
          <table:table-cell office:value-type="float" office:value="0.790962810244385" calcext:value-type="float">
            <text:p>0.790962810244385</text:p>
          </table:table-cell>
          <table:table-cell office:value-type="float" office:value="-0.146685806441719" calcext:value-type="float">
            <text:p>-0.14668580644171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79738406227908" calcext:value-type="float">
            <text:p>5.79738406227908</text:p>
          </table:table-cell>
          <table:table-cell office:value-type="float" office:value="2.8871281105683" calcext:value-type="float">
            <text:p>2.8871281105683</text:p>
          </table:table-cell>
          <table:table-cell office:value-type="float" office:value="2.1111601665136" calcext:value-type="float">
            <text:p>2.1111601665136</text:p>
          </table:table-cell>
          <table:table-cell office:value-type="float" office:value="-0.621107781687593" calcext:value-type="float">
            <text:p>-0.621107781687593</text:p>
          </table:table-cell>
          <table:table-cell office:value-type="float" office:value="0.476312027050811" calcext:value-type="float">
            <text:p>0.4763120270508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6694730065623" calcext:value-type="float">
            <text:p>4.06694730065623</text:p>
          </table:table-cell>
          <table:table-cell office:value-type="float" office:value="1.608063153821" calcext:value-type="float">
            <text:p>1.608063153821</text:p>
          </table:table-cell>
          <table:table-cell office:value-type="float" office:value="1.75045488639077" calcext:value-type="float">
            <text:p>1.75045488639077</text:p>
          </table:table-cell>
          <table:table-cell office:value-type="float" office:value="-1.66551804296085" calcext:value-type="float">
            <text:p>-1.66551804296085</text:p>
          </table:table-cell>
          <table:table-cell office:value-type="float" office:value="-1.95932383037643" calcext:value-type="float">
            <text:p>-1.9593238303764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.87112837358752" calcext:value-type="float">
            <text:p>7.87112837358752</text:p>
          </table:table-cell>
          <table:table-cell office:value-type="float" office:value="1.25773405120331" calcext:value-type="float">
            <text:p>1.25773405120331</text:p>
          </table:table-cell>
          <table:table-cell office:value-type="float" office:value="2.03036277028369" calcext:value-type="float">
            <text:p>2.03036277028369</text:p>
          </table:table-cell>
          <table:table-cell office:value-type="float" office:value="3.54939215063162" calcext:value-type="float">
            <text:p>3.54939215063162</text:p>
          </table:table-cell>
          <table:table-cell office:value-type="float" office:value="-3.0452194262912" calcext:value-type="float">
            <text:p>-3.0452194262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3166047438108" calcext:value-type="float">
            <text:p>1.83166047438108</text:p>
          </table:table-cell>
          <table:table-cell office:value-type="float" office:value="0.504556595968979" calcext:value-type="float">
            <text:p>0.504556595968979</text:p>
          </table:table-cell>
          <table:table-cell office:value-type="float" office:value="0.777015608729937" calcext:value-type="float">
            <text:p>0.777015608729937</text:p>
          </table:table-cell>
          <table:table-cell office:value-type="float" office:value="1.02272508311506" calcext:value-type="float">
            <text:p>1.02272508311506</text:p>
          </table:table-cell>
          <table:table-cell office:value-type="float" office:value="-0.317626003735903" calcext:value-type="float">
            <text:p>-0.3176260037359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753468491750034" calcext:value-type="float">
            <text:p>0.753468491750034</text:p>
          </table:table-cell>
          <table:table-cell office:value-type="float" office:value="0.159640841070769" calcext:value-type="float">
            <text:p>0.159640841070769</text:p>
          </table:table-cell>
          <table:table-cell office:value-type="float" office:value="0.199967322634841" calcext:value-type="float">
            <text:p>0.199967322634841</text:p>
          </table:table-cell>
          <table:table-cell office:value-type="float" office:value="0.233079272414022" calcext:value-type="float">
            <text:p>0.233079272414022</text:p>
          </table:table-cell>
          <table:table-cell office:value-type="float" office:value="-0.119445411672902" calcext:value-type="float">
            <text:p>-0.1194454116729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2772465218685" calcext:value-type="float">
            <text:p>3.62772465218685</text:p>
          </table:table-cell>
          <table:table-cell office:value-type="float" office:value="1.27120589362995" calcext:value-type="float">
            <text:p>1.27120589362995</text:p>
          </table:table-cell>
          <table:table-cell office:value-type="float" office:value="1.51604419739024" calcext:value-type="float">
            <text:p>1.51604419739024</text:p>
          </table:table-cell>
          <table:table-cell office:value-type="float" office:value="0.828809367657115" calcext:value-type="float">
            <text:p>0.828809367657115</text:p>
          </table:table-cell>
          <table:table-cell office:value-type="float" office:value="-0.573101441400261" calcext:value-type="float">
            <text:p>-0.57310144140026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48369151143301" calcext:value-type="float">
            <text:p>6.48369151143301</text:p>
          </table:table-cell>
          <table:table-cell office:value-type="float" office:value="2.16104081723073" calcext:value-type="float">
            <text:p>2.16104081723073</text:p>
          </table:table-cell>
          <table:table-cell office:value-type="float" office:value="4.79322292642027" calcext:value-type="float">
            <text:p>4.79322292642027</text:p>
          </table:table-cell>
          <table:table-cell office:value-type="float" office:value="3.48891028340739" calcext:value-type="float">
            <text:p>3.48891028340739</text:p>
          </table:table-cell>
          <table:table-cell office:value-type="float" office:value="-3.15654750419986" calcext:value-type="float">
            <text:p>-3.1565475041998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20864190771904" calcext:value-type="float">
            <text:p>6.20864190771904</text:p>
          </table:table-cell>
          <table:table-cell office:value-type="float" office:value="2.211890021085" calcext:value-type="float">
            <text:p>2.211890021085</text:p>
          </table:table-cell>
          <table:table-cell office:value-type="float" office:value="2.30805869978587" calcext:value-type="float">
            <text:p>2.30805869978587</text:p>
          </table:table-cell>
          <table:table-cell office:value-type="float" office:value="2.06615564716623" calcext:value-type="float">
            <text:p>2.06615564716623</text:p>
          </table:table-cell>
          <table:table-cell office:value-type="float" office:value="-0.581682931513085" calcext:value-type="float">
            <text:p>-0.58168293151308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.1793853621791" calcext:value-type="float">
            <text:p>9.1793853621791</text:p>
          </table:table-cell>
          <table:table-cell office:value-type="float" office:value="2.35053974240809" calcext:value-type="float">
            <text:p>2.35053974240809</text:p>
          </table:table-cell>
          <table:table-cell office:value-type="float" office:value="-2.31835169559324" calcext:value-type="float">
            <text:p>-2.31835169559324</text:p>
          </table:table-cell>
          <table:table-cell office:value-type="float" office:value="2.55683773929613" calcext:value-type="float">
            <text:p>2.55683773929613</text:p>
          </table:table-cell>
          <table:table-cell office:value-type="float" office:value="-1.94125974700974" calcext:value-type="float">
            <text:p>-1.941259747009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8584457982349" calcext:value-type="float">
            <text:p>3.48584457982349</text:p>
          </table:table-cell>
          <table:table-cell office:value-type="float" office:value="-0.12300176830234" calcext:value-type="float">
            <text:p>-0.12300176830234</text:p>
          </table:table-cell>
          <table:table-cell office:value-type="float" office:value="-1.60097176204619" calcext:value-type="float">
            <text:p>-1.60097176204619</text:p>
          </table:table-cell>
          <table:table-cell office:value-type="float" office:value="0.27146941256303" calcext:value-type="float">
            <text:p>0.27146941256303</text:p>
          </table:table-cell>
          <table:table-cell office:value-type="float" office:value="-1.62936905756391" calcext:value-type="float">
            <text:p>-1.629369057563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65878168267795" calcext:value-type="float">
            <text:p>6.65878168267795</text:p>
          </table:table-cell>
          <table:table-cell office:value-type="float" office:value="3.44679329169029" calcext:value-type="float">
            <text:p>3.44679329169029</text:p>
          </table:table-cell>
          <table:table-cell office:value-type="float" office:value="1.6211792371807" calcext:value-type="float">
            <text:p>1.6211792371807</text:p>
          </table:table-cell>
          <table:table-cell office:value-type="float" office:value="-5.25787554267966" calcext:value-type="float">
            <text:p>-5.25787554267966</text:p>
          </table:table-cell>
          <table:table-cell office:value-type="float" office:value="-1.07412165186408" calcext:value-type="float">
            <text:p>-1.074121651864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4237516495326" calcext:value-type="float">
            <text:p>3.14237516495326</text:p>
          </table:table-cell>
          <table:table-cell office:value-type="float" office:value="0.322205051490185" calcext:value-type="float">
            <text:p>0.322205051490185</text:p>
          </table:table-cell>
          <table:table-cell office:value-type="float" office:value="1.66723427608035" calcext:value-type="float">
            <text:p>1.66723427608035</text:p>
          </table:table-cell>
          <table:table-cell office:value-type="float" office:value="1.35132650194154" calcext:value-type="float">
            <text:p>1.35132650194154</text:p>
          </table:table-cell>
          <table:table-cell office:value-type="float" office:value="-0.446341436760153" calcext:value-type="float">
            <text:p>-0.44634143676015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.9816276982669" calcext:value-type="float">
            <text:p>26.9816276982669</text:p>
          </table:table-cell>
          <table:table-cell office:value-type="float" office:value="15.5968653757207" calcext:value-type="float">
            <text:p>15.5968653757207</text:p>
          </table:table-cell>
          <table:table-cell office:value-type="float" office:value="-21.2159864537535" calcext:value-type="float">
            <text:p>-21.2159864537535</text:p>
          </table:table-cell>
          <table:table-cell office:value-type="float" office:value="0.587994407439052" calcext:value-type="float">
            <text:p>0.587994407439052</text:p>
          </table:table-cell>
          <table:table-cell office:value-type="float" office:value="41.0978917495937" calcext:value-type="float">
            <text:p>41.09789174959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0335918531252" calcext:value-type="float">
            <text:p>2.90335918531252</text:p>
          </table:table-cell>
          <table:table-cell office:value-type="float" office:value="0.601699549997209" calcext:value-type="float">
            <text:p>0.601699549997209</text:p>
          </table:table-cell>
          <table:table-cell office:value-type="float" office:value="-0.496592433599596" calcext:value-type="float">
            <text:p>-0.496592433599596</text:p>
          </table:table-cell>
          <table:table-cell office:value-type="float" office:value="0.515187721096862" calcext:value-type="float">
            <text:p>0.515187721096862</text:p>
          </table:table-cell>
          <table:table-cell office:value-type="float" office:value="-0.807460621363383" calcext:value-type="float">
            <text:p>-0.8074606213633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.74142965478137" calcext:value-type="float">
            <text:p>8.74142965478137</text:p>
          </table:table-cell>
          <table:table-cell office:value-type="float" office:value="2.64369388578985" calcext:value-type="float">
            <text:p>2.64369388578985</text:p>
          </table:table-cell>
          <table:table-cell office:value-type="float" office:value="-3.1843354569775" calcext:value-type="float">
            <text:p>-3.1843354569775</text:p>
          </table:table-cell>
          <table:table-cell office:value-type="float" office:value="1.22155969333406" calcext:value-type="float">
            <text:p>1.22155969333406</text:p>
          </table:table-cell>
          <table:table-cell office:value-type="float" office:value="0.323080060446918" calcext:value-type="float">
            <text:p>0.3230800604469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7768699415894" calcext:value-type="float">
            <text:p>5.07768699415894</text:p>
          </table:table-cell>
          <table:table-cell office:value-type="float" office:value="-4.96073620086364" calcext:value-type="float">
            <text:p>-4.96073620086364</text:p>
          </table:table-cell>
          <table:table-cell office:value-type="float" office:value="1.76865579324129" calcext:value-type="float">
            <text:p>1.76865579324129</text:p>
          </table:table-cell>
          <table:table-cell office:value-type="float" office:value="1.17401335964346" calcext:value-type="float">
            <text:p>1.17401335964346</text:p>
          </table:table-cell>
          <table:table-cell office:value-type="float" office:value="0.270721261973459" calcext:value-type="float">
            <text:p>0.2707212619734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4492427492392" calcext:value-type="float">
            <text:p>2.64492427492392</text:p>
          </table:table-cell>
          <table:table-cell office:value-type="float" office:value="0.906085305763646" calcext:value-type="float">
            <text:p>0.906085305763646</text:p>
          </table:table-cell>
          <table:table-cell office:value-type="float" office:value="1.98125294594432" calcext:value-type="float">
            <text:p>1.98125294594432</text:p>
          </table:table-cell>
          <table:table-cell office:value-type="float" office:value="1.68925444512733" calcext:value-type="float">
            <text:p>1.68925444512733</text:p>
          </table:table-cell>
          <table:table-cell office:value-type="float" office:value="-0.874975525945265" calcext:value-type="float">
            <text:p>-0.8749755259452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4175469086433" calcext:value-type="float">
            <text:p>1.14175469086433</text:p>
          </table:table-cell>
          <table:table-cell office:value-type="float" office:value="0.463987693993465" calcext:value-type="float">
            <text:p>0.463987693993465</text:p>
          </table:table-cell>
          <table:table-cell office:value-type="float" office:value="0.231090252198178" calcext:value-type="float">
            <text:p>0.231090252198178</text:p>
          </table:table-cell>
          <table:table-cell office:value-type="float" office:value="0.836238451573388" calcext:value-type="float">
            <text:p>0.836238451573388</text:p>
          </table:table-cell>
          <table:table-cell office:value-type="float" office:value="-0.321569419373583" calcext:value-type="float">
            <text:p>-0.3215694193735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1045431522851" calcext:value-type="float">
            <text:p>5.01045431522851</text:p>
          </table:table-cell>
          <table:table-cell office:value-type="float" office:value="2.22689151164845" calcext:value-type="float">
            <text:p>2.22689151164845</text:p>
          </table:table-cell>
          <table:table-cell office:value-type="float" office:value="3.38184306020991" calcext:value-type="float">
            <text:p>3.38184306020991</text:p>
          </table:table-cell>
          <table:table-cell office:value-type="float" office:value="-1.60478345150218" calcext:value-type="float">
            <text:p>-1.60478345150218</text:p>
          </table:table-cell>
          <table:table-cell office:value-type="float" office:value="0.542108811592545" calcext:value-type="float">
            <text:p>0.54210881159254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.4980399572772" calcext:value-type="float">
            <text:p>10.4980399572772</text:p>
          </table:table-cell>
          <table:table-cell office:value-type="float" office:value="5.11504734780177" calcext:value-type="float">
            <text:p>5.11504734780177</text:p>
          </table:table-cell>
          <table:table-cell office:value-type="float" office:value="4.77821901665147" calcext:value-type="float">
            <text:p>4.77821901665147</text:p>
          </table:table-cell>
          <table:table-cell office:value-type="float" office:value="2.00206830503639" calcext:value-type="float">
            <text:p>2.00206830503639</text:p>
          </table:table-cell>
          <table:table-cell office:value-type="float" office:value="3.75788397686817" calcext:value-type="float">
            <text:p>3.757883976868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3930072433955" calcext:value-type="float">
            <text:p>3.73930072433955</text:p>
          </table:table-cell>
          <table:table-cell office:value-type="float" office:value="1.07281183846461" calcext:value-type="float">
            <text:p>1.07281183846461</text:p>
          </table:table-cell>
          <table:table-cell office:value-type="float" office:value="-0.238642752060462" calcext:value-type="float">
            <text:p>-0.238642752060462</text:p>
          </table:table-cell>
          <table:table-cell office:value-type="float" office:value="0.656560213154429" calcext:value-type="float">
            <text:p>0.656560213154429</text:p>
          </table:table-cell>
          <table:table-cell office:value-type="float" office:value="-0.0439463409882236" calcext:value-type="float">
            <text:p>-0.0439463409882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04061167128114" calcext:value-type="float">
            <text:p>6.04061167128114</text:p>
          </table:table-cell>
          <table:table-cell office:value-type="float" office:value="1.18599971087408" calcext:value-type="float">
            <text:p>1.18599971087408</text:p>
          </table:table-cell>
          <table:table-cell office:value-type="float" office:value="-1.55652925114615" calcext:value-type="float">
            <text:p>-1.55652925114615</text:p>
          </table:table-cell>
          <table:table-cell office:value-type="float" office:value="-1.94263179324561" calcext:value-type="float">
            <text:p>-1.94263179324561</text:p>
          </table:table-cell>
          <table:table-cell office:value-type="float" office:value="0.647585001492575" calcext:value-type="float">
            <text:p>0.6475850014925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6066600634189" calcext:value-type="float">
            <text:p>4.36066600634189</text:p>
          </table:table-cell>
          <table:table-cell office:value-type="float" office:value="1.68510191453753" calcext:value-type="float">
            <text:p>1.68510191453753</text:p>
          </table:table-cell>
          <table:table-cell office:value-type="float" office:value="1.47272257690965" calcext:value-type="float">
            <text:p>1.47272257690965</text:p>
          </table:table-cell>
          <table:table-cell office:value-type="float" office:value="1.74980995185624" calcext:value-type="float">
            <text:p>1.74980995185624</text:p>
          </table:table-cell>
          <table:table-cell office:value-type="float" office:value="-1.79335981307615" calcext:value-type="float">
            <text:p>-1.7933598130761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0876661916628" calcext:value-type="float">
            <text:p>2.20876661916628</text:p>
          </table:table-cell>
          <table:table-cell office:value-type="float" office:value="0.380153204992755" calcext:value-type="float">
            <text:p>0.380153204992755</text:p>
          </table:table-cell>
          <table:table-cell office:value-type="float" office:value="0.482394212142855" calcext:value-type="float">
            <text:p>0.482394212142855</text:p>
          </table:table-cell>
          <table:table-cell office:value-type="float" office:value="0.859619174653082" calcext:value-type="float">
            <text:p>0.859619174653082</text:p>
          </table:table-cell>
          <table:table-cell office:value-type="float" office:value="-0.463266811643418" calcext:value-type="float">
            <text:p>-0.4632668116434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263497257899" calcext:value-type="float">
            <text:p>2.4263497257899</text:p>
          </table:table-cell>
          <table:table-cell office:value-type="float" office:value="1.20644748307715" calcext:value-type="float">
            <text:p>1.20644748307715</text:p>
          </table:table-cell>
          <table:table-cell office:value-type="float" office:value="1.63519437470465" calcext:value-type="float">
            <text:p>1.63519437470465</text:p>
          </table:table-cell>
          <table:table-cell office:value-type="float" office:value="1.13376647176078" calcext:value-type="float">
            <text:p>1.13376647176078</text:p>
          </table:table-cell>
          <table:table-cell office:value-type="float" office:value="0.134447358296805" calcext:value-type="float">
            <text:p>0.1344473582968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936933043182" calcext:value-type="float">
            <text:p>2.1936933043182</text:p>
          </table:table-cell>
          <table:table-cell office:value-type="float" office:value="0.723230815718696" calcext:value-type="float">
            <text:p>0.723230815718696</text:p>
          </table:table-cell>
          <table:table-cell office:value-type="float" office:value="1.0824474597881" calcext:value-type="float">
            <text:p>1.0824474597881</text:p>
          </table:table-cell>
          <table:table-cell office:value-type="float" office:value="0.624133311488425" calcext:value-type="float">
            <text:p>0.624133311488425</text:p>
          </table:table-cell>
          <table:table-cell office:value-type="float" office:value="-0.701328649399491" calcext:value-type="float">
            <text:p>-0.7013286493994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4775448581058" calcext:value-type="float">
            <text:p>2.64775448581058</text:p>
          </table:table-cell>
          <table:table-cell office:value-type="float" office:value="-0.324876024782167" calcext:value-type="float">
            <text:p>-0.324876024782167</text:p>
          </table:table-cell>
          <table:table-cell office:value-type="float" office:value="-0.208051413196516" calcext:value-type="float">
            <text:p>-0.208051413196516</text:p>
          </table:table-cell>
          <table:table-cell office:value-type="float" office:value="0.396311626360508" calcext:value-type="float">
            <text:p>0.396311626360508</text:p>
          </table:table-cell>
          <table:table-cell office:value-type="float" office:value="0.298164233159955" calcext:value-type="float">
            <text:p>0.29816423315995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5826887134067" calcext:value-type="float">
            <text:p>3.45826887134067</text:p>
          </table:table-cell>
          <table:table-cell office:value-type="float" office:value="0.799594444874367" calcext:value-type="float">
            <text:p>0.799594444874367</text:p>
          </table:table-cell>
          <table:table-cell office:value-type="float" office:value="1.22584083891365" calcext:value-type="float">
            <text:p>1.22584083891365</text:p>
          </table:table-cell>
          <table:table-cell office:value-type="float" office:value="0.25226552612669" calcext:value-type="float">
            <text:p>0.25226552612669</text:p>
          </table:table-cell>
          <table:table-cell office:value-type="float" office:value="-0.521132032637479" calcext:value-type="float">
            <text:p>-0.5211320326374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8649464018433" calcext:value-type="float">
            <text:p>2.68649464018433</text:p>
          </table:table-cell>
          <table:table-cell office:value-type="float" office:value="0.616670933202134" calcext:value-type="float">
            <text:p>0.616670933202134</text:p>
          </table:table-cell>
          <table:table-cell office:value-type="float" office:value="1.22666037879615" calcext:value-type="float">
            <text:p>1.22666037879615</text:p>
          </table:table-cell>
          <table:table-cell office:value-type="float" office:value="0.739578304635765" calcext:value-type="float">
            <text:p>0.739578304635765</text:p>
          </table:table-cell>
          <table:table-cell office:value-type="float" office:value="-0.271766088250183" calcext:value-type="float">
            <text:p>-0.2717660882501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9280112816164" calcext:value-type="float">
            <text:p>4.29280112816164</text:p>
          </table:table-cell>
          <table:table-cell office:value-type="float" office:value="1.81129650300637" calcext:value-type="float">
            <text:p>1.81129650300637</text:p>
          </table:table-cell>
          <table:table-cell office:value-type="float" office:value="-1.01249933682636" calcext:value-type="float">
            <text:p>-1.01249933682636</text:p>
          </table:table-cell>
          <table:table-cell office:value-type="float" office:value="-0.373845615961855" calcext:value-type="float">
            <text:p>-0.373845615961855</text:p>
          </table:table-cell>
          <table:table-cell office:value-type="float" office:value="0.766770269455571" calcext:value-type="float">
            <text:p>0.7667702694555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6760531854169" calcext:value-type="float">
            <text:p>2.26760531854169</text:p>
          </table:table-cell>
          <table:table-cell office:value-type="float" office:value="0.418371069087351" calcext:value-type="float">
            <text:p>0.418371069087351</text:p>
          </table:table-cell>
          <table:table-cell office:value-type="float" office:value="-0.485996679840778" calcext:value-type="float">
            <text:p>-0.485996679840778</text:p>
          </table:table-cell>
          <table:table-cell office:value-type="float" office:value="0.266721921792164" calcext:value-type="float">
            <text:p>0.266721921792164</text:p>
          </table:table-cell>
          <table:table-cell office:value-type="float" office:value="0.528601654685136" calcext:value-type="float">
            <text:p>0.5286016546851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67668221297027" calcext:value-type="float">
            <text:p>5.67668221297027</text:p>
          </table:table-cell>
          <table:table-cell office:value-type="float" office:value="2.52592951745048" calcext:value-type="float">
            <text:p>2.52592951745048</text:p>
          </table:table-cell>
          <table:table-cell office:value-type="float" office:value="1.2270188306904" calcext:value-type="float">
            <text:p>1.2270188306904</text:p>
          </table:table-cell>
          <table:table-cell office:value-type="float" office:value="1.21612954889384" calcext:value-type="float">
            <text:p>1.21612954889384</text:p>
          </table:table-cell>
          <table:table-cell office:value-type="float" office:value="2.17038848042508" calcext:value-type="float">
            <text:p>2.170388480425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6436721217018" calcext:value-type="float">
            <text:p>4.26436721217018</text:p>
          </table:table-cell>
          <table:table-cell office:value-type="float" office:value="1.25193854407191" calcext:value-type="float">
            <text:p>1.25193854407191</text:p>
          </table:table-cell>
          <table:table-cell office:value-type="float" office:value="-1.04692256670131" calcext:value-type="float">
            <text:p>-1.04692256670131</text:p>
          </table:table-cell>
          <table:table-cell office:value-type="float" office:value="0.87551204214102" calcext:value-type="float">
            <text:p>0.87551204214102</text:p>
          </table:table-cell>
          <table:table-cell office:value-type="float" office:value="0.157887378939821" calcext:value-type="float">
            <text:p>0.1578873789398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4326897207422" calcext:value-type="float">
            <text:p>3.94326897207422</text:p>
          </table:table-cell>
          <table:table-cell office:value-type="float" office:value="0.863304263732362" calcext:value-type="float">
            <text:p>0.863304263732362</text:p>
          </table:table-cell>
          <table:table-cell office:value-type="float" office:value="-0.226330630283233" calcext:value-type="float">
            <text:p>-0.226330630283233</text:p>
          </table:table-cell>
          <table:table-cell office:value-type="float" office:value="0.2659397902774" calcext:value-type="float">
            <text:p>0.2659397902774</text:p>
          </table:table-cell>
          <table:table-cell office:value-type="float" office:value="0.263003639774129" calcext:value-type="float">
            <text:p>0.26300363977412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7658440135229" calcext:value-type="float">
            <text:p>2.17658440135229</text:p>
          </table:table-cell>
          <table:table-cell office:value-type="float" office:value="0.660010796874213" calcext:value-type="float">
            <text:p>0.660010796874213</text:p>
          </table:table-cell>
          <table:table-cell office:value-type="float" office:value="0.620077763724385" calcext:value-type="float">
            <text:p>0.620077763724385</text:p>
          </table:table-cell>
          <table:table-cell office:value-type="float" office:value="1.04867526520834" calcext:value-type="float">
            <text:p>1.04867526520834</text:p>
          </table:table-cell>
          <table:table-cell office:value-type="float" office:value="0.173049134759704" calcext:value-type="float">
            <text:p>0.17304913475970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292344393341" calcext:value-type="float">
            <text:p>3.4292344393341</text:p>
          </table:table-cell>
          <table:table-cell office:value-type="float" office:value="0.406459647465258" calcext:value-type="float">
            <text:p>0.406459647465258</text:p>
          </table:table-cell>
          <table:table-cell office:value-type="float" office:value="1.39482580075939" calcext:value-type="float">
            <text:p>1.39482580075939</text:p>
          </table:table-cell>
          <table:table-cell office:value-type="float" office:value="1.48071673648487" calcext:value-type="float">
            <text:p>1.48071673648487</text:p>
          </table:table-cell>
          <table:table-cell office:value-type="float" office:value="0.430338833523188" calcext:value-type="float">
            <text:p>0.43033883352318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9055040891545" calcext:value-type="float">
            <text:p>1.19055040891545</text:p>
          </table:table-cell>
          <table:table-cell office:value-type="float" office:value="-0.255495783627858" calcext:value-type="float">
            <text:p>-0.255495783627858</text:p>
          </table:table-cell>
          <table:table-cell office:value-type="float" office:value="0.584897625231039" calcext:value-type="float">
            <text:p>0.584897625231039</text:p>
          </table:table-cell>
          <table:table-cell office:value-type="float" office:value="0.344000014311498" calcext:value-type="float">
            <text:p>0.344000014311498</text:p>
          </table:table-cell>
          <table:table-cell office:value-type="float" office:value="-0.0580350149172232" calcext:value-type="float">
            <text:p>-0.05803501491722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3936717947688" calcext:value-type="float">
            <text:p>2.63936717947688</text:p>
          </table:table-cell>
          <table:table-cell office:value-type="float" office:value="0.360937451656571" calcext:value-type="float">
            <text:p>0.360937451656571</text:p>
          </table:table-cell>
          <table:table-cell office:value-type="float" office:value="0.248473631429711" calcext:value-type="float">
            <text:p>0.248473631429711</text:p>
          </table:table-cell>
          <table:table-cell office:value-type="float" office:value="0.99130446548337" calcext:value-type="float">
            <text:p>0.99130446548337</text:p>
          </table:table-cell>
          <table:table-cell office:value-type="float" office:value="-0.593931747015327" calcext:value-type="float">
            <text:p>-0.59393174701532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2054016478646" calcext:value-type="float">
            <text:p>1.82054016478646</text:p>
          </table:table-cell>
          <table:table-cell office:value-type="float" office:value="0.761292722084704" calcext:value-type="float">
            <text:p>0.761292722084704</text:p>
          </table:table-cell>
          <table:table-cell office:value-type="float" office:value="0.728509819957361" calcext:value-type="float">
            <text:p>0.728509819957361</text:p>
          </table:table-cell>
          <table:table-cell office:value-type="float" office:value="0.559685593061313" calcext:value-type="float">
            <text:p>0.559685593061313</text:p>
          </table:table-cell>
          <table:table-cell office:value-type="float" office:value="0.844040836525508" calcext:value-type="float">
            <text:p>0.8440408365255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1337268176267" calcext:value-type="float">
            <text:p>3.91337268176267</text:p>
          </table:table-cell>
          <table:table-cell office:value-type="float" office:value="0.779282197510209" calcext:value-type="float">
            <text:p>0.779282197510209</text:p>
          </table:table-cell>
          <table:table-cell office:value-type="float" office:value="0.888492138600504" calcext:value-type="float">
            <text:p>0.888492138600504</text:p>
          </table:table-cell>
          <table:table-cell office:value-type="float" office:value="-3.73982097902435" calcext:value-type="float">
            <text:p>-3.73982097902435</text:p>
          </table:table-cell>
          <table:table-cell office:value-type="float" office:value="-0.915599353654096" calcext:value-type="float">
            <text:p>-0.9155993536540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1287627828302" calcext:value-type="float">
            <text:p>3.41287627828302</text:p>
          </table:table-cell>
          <table:table-cell office:value-type="float" office:value="1.83371720724395" calcext:value-type="float">
            <text:p>1.83371720724395</text:p>
          </table:table-cell>
          <table:table-cell office:value-type="float" office:value="3.01270766469686" calcext:value-type="float">
            <text:p>3.01270766469686</text:p>
          </table:table-cell>
          <table:table-cell office:value-type="float" office:value="1.45605403403542" calcext:value-type="float">
            <text:p>1.45605403403542</text:p>
          </table:table-cell>
          <table:table-cell office:value-type="float" office:value="0.47899344101838" calcext:value-type="float">
            <text:p>0.4789934410183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0919739838502" calcext:value-type="float">
            <text:p>3.50919739838502</text:p>
          </table:table-cell>
          <table:table-cell office:value-type="float" office:value="1.04684097458954" calcext:value-type="float">
            <text:p>1.04684097458954</text:p>
          </table:table-cell>
          <table:table-cell office:value-type="float" office:value="2.45164110764913" calcext:value-type="float">
            <text:p>2.45164110764913</text:p>
          </table:table-cell>
          <table:table-cell office:value-type="float" office:value="1.18522009918689" calcext:value-type="float">
            <text:p>1.18522009918689</text:p>
          </table:table-cell>
          <table:table-cell office:value-type="float" office:value="-0.427190554306912" calcext:value-type="float">
            <text:p>-0.427190554306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2145722772107" calcext:value-type="float">
            <text:p>2.72145722772107</text:p>
          </table:table-cell>
          <table:table-cell office:value-type="float" office:value="0.615478351997199" calcext:value-type="float">
            <text:p>0.615478351997199</text:p>
          </table:table-cell>
          <table:table-cell office:value-type="float" office:value="0.939632936345354" calcext:value-type="float">
            <text:p>0.939632936345354</text:p>
          </table:table-cell>
          <table:table-cell office:value-type="float" office:value="0.549215160290375" calcext:value-type="float">
            <text:p>0.549215160290375</text:p>
          </table:table-cell>
          <table:table-cell office:value-type="float" office:value="-0.907609428101585" calcext:value-type="float">
            <text:p>-0.90760942810158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8342964714854" calcext:value-type="float">
            <text:p>2.08342964714854</text:p>
          </table:table-cell>
          <table:table-cell office:value-type="float" office:value="0.647576720980937" calcext:value-type="float">
            <text:p>0.647576720980937</text:p>
          </table:table-cell>
          <table:table-cell office:value-type="float" office:value="1.07963502930681" calcext:value-type="float">
            <text:p>1.07963502930681</text:p>
          </table:table-cell>
          <table:table-cell office:value-type="float" office:value="0.532284566596266" calcext:value-type="float">
            <text:p>0.532284566596266</text:p>
          </table:table-cell>
          <table:table-cell office:value-type="float" office:value="0.71166255302849" calcext:value-type="float">
            <text:p>0.7116625530284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290558967381" calcext:value-type="float">
            <text:p>2.5290558967381</text:p>
          </table:table-cell>
          <table:table-cell office:value-type="float" office:value="1.35051985361788" calcext:value-type="float">
            <text:p>1.35051985361788</text:p>
          </table:table-cell>
          <table:table-cell office:value-type="float" office:value="1.79751618924329" calcext:value-type="float">
            <text:p>1.79751618924329</text:p>
          </table:table-cell>
          <table:table-cell office:value-type="float" office:value="0.760984988153237" calcext:value-type="float">
            <text:p>0.760984988153237</text:p>
          </table:table-cell>
          <table:table-cell office:value-type="float" office:value="0.273467997339468" calcext:value-type="float">
            <text:p>0.2734679973394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8910318938478" calcext:value-type="float">
            <text:p>2.48910318938478</text:p>
          </table:table-cell>
          <table:table-cell office:value-type="float" office:value="1.29852599949023" calcext:value-type="float">
            <text:p>1.29852599949023</text:p>
          </table:table-cell>
          <table:table-cell office:value-type="float" office:value="1.24626161086184" calcext:value-type="float">
            <text:p>1.24626161086184</text:p>
          </table:table-cell>
          <table:table-cell office:value-type="float" office:value="0.952469718746697" calcext:value-type="float">
            <text:p>0.952469718746697</text:p>
          </table:table-cell>
          <table:table-cell office:value-type="float" office:value="-0.631420830701615" calcext:value-type="float">
            <text:p>-0.63142083070161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0834723507535" calcext:value-type="float">
            <text:p>4.70834723507535</text:p>
          </table:table-cell>
          <table:table-cell office:value-type="float" office:value="1.1284020508439" calcext:value-type="float">
            <text:p>1.1284020508439</text:p>
          </table:table-cell>
          <table:table-cell office:value-type="float" office:value="-0.748659710998042" calcext:value-type="float">
            <text:p>-0.748659710998042</text:p>
          </table:table-cell>
          <table:table-cell office:value-type="float" office:value="0.974942584418884" calcext:value-type="float">
            <text:p>0.974942584418884</text:p>
          </table:table-cell>
          <table:table-cell office:value-type="float" office:value="-0.993563806851147" calcext:value-type="float">
            <text:p>-0.9935638068511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1860392286485" calcext:value-type="float">
            <text:p>5.11860392286485</text:p>
          </table:table-cell>
          <table:table-cell office:value-type="float" office:value="-0.000272874618055556" calcext:value-type="float">
            <text:p>-0.000272874618056</text:p>
          </table:table-cell>
          <table:table-cell office:value-type="float" office:value="-0.142975800591519" calcext:value-type="float">
            <text:p>-0.142975800591519</text:p>
          </table:table-cell>
          <table:table-cell office:value-type="float" office:value="2.63480841305746" calcext:value-type="float">
            <text:p>2.63480841305746</text:p>
          </table:table-cell>
          <table:table-cell office:value-type="float" office:value="-2.49191223120613" calcext:value-type="float">
            <text:p>-2.491912231206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8911817203755" calcext:value-type="float">
            <text:p>5.8911817203755</text:p>
          </table:table-cell>
          <table:table-cell office:value-type="float" office:value="0.374577276322687" calcext:value-type="float">
            <text:p>0.374577276322687</text:p>
          </table:table-cell>
          <table:table-cell office:value-type="float" office:value="2.92271864770431" calcext:value-type="float">
            <text:p>2.92271864770431</text:p>
          </table:table-cell>
          <table:table-cell office:value-type="float" office:value="2.41982472796848" calcext:value-type="float">
            <text:p>2.41982472796848</text:p>
          </table:table-cell>
          <table:table-cell office:value-type="float" office:value="-0.950493031695182" calcext:value-type="float">
            <text:p>-0.95049303169518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75846153205492" calcext:value-type="float">
            <text:p>5.75846153205492</text:p>
          </table:table-cell>
          <table:table-cell office:value-type="float" office:value="1.81014925845511" calcext:value-type="float">
            <text:p>1.81014925845511</text:p>
          </table:table-cell>
          <table:table-cell office:value-type="float" office:value="-0.998418952195864" calcext:value-type="float">
            <text:p>-0.998418952195864</text:p>
          </table:table-cell>
          <table:table-cell office:value-type="float" office:value="1.05601168397028" calcext:value-type="float">
            <text:p>1.05601168397028</text:p>
          </table:table-cell>
          <table:table-cell office:value-type="float" office:value="-0.837206357678002" calcext:value-type="float">
            <text:p>-0.8372063576780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75476989081856" calcext:value-type="float">
            <text:p>6.75476989081856</text:p>
          </table:table-cell>
          <table:table-cell office:value-type="float" office:value="0.741784955253239" calcext:value-type="float">
            <text:p>0.741784955253239</text:p>
          </table:table-cell>
          <table:table-cell office:value-type="float" office:value="1.14580343111023" calcext:value-type="float">
            <text:p>1.14580343111023</text:p>
          </table:table-cell>
          <table:table-cell office:value-type="float" office:value="1.86973218976828" calcext:value-type="float">
            <text:p>1.86973218976828</text:p>
          </table:table-cell>
          <table:table-cell office:value-type="float" office:value="-1.17761708198371" calcext:value-type="float">
            <text:p>-1.177617081983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.2540444621578" calcext:value-type="float">
            <text:p>11.2540444621578</text:p>
          </table:table-cell>
          <table:table-cell office:value-type="float" office:value="-1.4975336556486" calcext:value-type="float">
            <text:p>-1.4975336556486</text:p>
          </table:table-cell>
          <table:table-cell office:value-type="float" office:value="-2.63111234008277" calcext:value-type="float">
            <text:p>-2.63111234008277</text:p>
          </table:table-cell>
          <table:table-cell office:value-type="float" office:value="9.25061319438233" calcext:value-type="float">
            <text:p>9.25061319438233</text:p>
          </table:table-cell>
          <table:table-cell office:value-type="float" office:value="-16.5047557961991" calcext:value-type="float">
            <text:p>-16.50475579619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6978537049723" calcext:value-type="float">
            <text:p>3.16978537049723</text:p>
          </table:table-cell>
          <table:table-cell office:value-type="float" office:value="1.16933906771557" calcext:value-type="float">
            <text:p>1.16933906771557</text:p>
          </table:table-cell>
          <table:table-cell office:value-type="float" office:value="1.36039202513409" calcext:value-type="float">
            <text:p>1.36039202513409</text:p>
          </table:table-cell>
          <table:table-cell office:value-type="float" office:value="1.64685977956992" calcext:value-type="float">
            <text:p>1.64685977956992</text:p>
          </table:table-cell>
          <table:table-cell office:value-type="float" office:value="0.183695131480411" calcext:value-type="float">
            <text:p>0.1836951314804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.4568429407389" calcext:value-type="float">
            <text:p>22.4568429407389</text:p>
          </table:table-cell>
          <table:table-cell office:value-type="float" office:value="11.2389126527081" calcext:value-type="float">
            <text:p>11.2389126527081</text:p>
          </table:table-cell>
          <table:table-cell office:value-type="float" office:value="2.86318275195409" calcext:value-type="float">
            <text:p>2.86318275195409</text:p>
          </table:table-cell>
          <table:table-cell office:value-type="float" office:value="-46.4880116404866" calcext:value-type="float">
            <text:p>-46.4880116404866</text:p>
          </table:table-cell>
          <table:table-cell office:value-type="float" office:value="-8.88711791507606" calcext:value-type="float">
            <text:p>-8.8871179150760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5382623082126" calcext:value-type="float">
            <text:p>3.45382623082126</text:p>
          </table:table-cell>
          <table:table-cell office:value-type="float" office:value="0.392310322975604" calcext:value-type="float">
            <text:p>0.392310322975604</text:p>
          </table:table-cell>
          <table:table-cell office:value-type="float" office:value="-1.7129849377299" calcext:value-type="float">
            <text:p>-1.7129849377299</text:p>
          </table:table-cell>
          <table:table-cell office:value-type="float" office:value="0.269807033885286" calcext:value-type="float">
            <text:p>0.269807033885286</text:p>
          </table:table-cell>
          <table:table-cell office:value-type="float" office:value="0.0361366271563132" calcext:value-type="float">
            <text:p>0.03613662715631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6341715762553" calcext:value-type="float">
            <text:p>4.76341715762553</text:p>
          </table:table-cell>
          <table:table-cell office:value-type="float" office:value="-1.48964575837931" calcext:value-type="float">
            <text:p>-1.48964575837931</text:p>
          </table:table-cell>
          <table:table-cell office:value-type="float" office:value="-0.618479071329791" calcext:value-type="float">
            <text:p>-0.618479071329791</text:p>
          </table:table-cell>
          <table:table-cell office:value-type="float" office:value="0.514210575905944" calcext:value-type="float">
            <text:p>0.514210575905944</text:p>
          </table:table-cell>
          <table:table-cell office:value-type="float" office:value="0.0397481273137276" calcext:value-type="float">
            <text:p>0.03974812731372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.65413870798251" calcext:value-type="float">
            <text:p>9.65413870798251</text:p>
          </table:table-cell>
          <table:table-cell office:value-type="float" office:value="2.07860411420329" calcext:value-type="float">
            <text:p>2.07860411420329</text:p>
          </table:table-cell>
          <table:table-cell office:value-type="float" office:value="2.29933068666615" calcext:value-type="float">
            <text:p>2.29933068666615</text:p>
          </table:table-cell>
          <table:table-cell office:value-type="float" office:value="3.5503337418242" calcext:value-type="float">
            <text:p>3.5503337418242</text:p>
          </table:table-cell>
          <table:table-cell office:value-type="float" office:value="-3.57096163730478" calcext:value-type="float">
            <text:p>-3.570961637304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40726233200919" calcext:value-type="float">
            <text:p>6.40726233200919</text:p>
          </table:table-cell>
          <table:table-cell office:value-type="float" office:value="2.48069480234482" calcext:value-type="float">
            <text:p>2.48069480234482</text:p>
          </table:table-cell>
          <table:table-cell office:value-type="float" office:value="2.23307134538516" calcext:value-type="float">
            <text:p>2.23307134538516</text:p>
          </table:table-cell>
          <table:table-cell office:value-type="float" office:value="2.37706279743553" calcext:value-type="float">
            <text:p>2.37706279743553</text:p>
          </table:table-cell>
          <table:table-cell office:value-type="float" office:value="-0.260022785135797" calcext:value-type="float">
            <text:p>-0.26002278513579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213880006013" calcext:value-type="float">
            <text:p>4.0213880006013</text:p>
          </table:table-cell>
          <table:table-cell office:value-type="float" office:value="1.62942568288768" calcext:value-type="float">
            <text:p>1.62942568288768</text:p>
          </table:table-cell>
          <table:table-cell office:value-type="float" office:value="2.03566055303608" calcext:value-type="float">
            <text:p>2.03566055303608</text:p>
          </table:table-cell>
          <table:table-cell office:value-type="float" office:value="1.56524323516172" calcext:value-type="float">
            <text:p>1.56524323516172</text:p>
          </table:table-cell>
          <table:table-cell office:value-type="float" office:value="-1.63714039598503" calcext:value-type="float">
            <text:p>-1.637140395985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19650591318455" calcext:value-type="float">
            <text:p>6.19650591318455</text:p>
          </table:table-cell>
          <table:table-cell office:value-type="float" office:value="0.555211402634548" calcext:value-type="float">
            <text:p>0.555211402634548</text:p>
          </table:table-cell>
          <table:table-cell office:value-type="float" office:value="-0.958106648104266" calcext:value-type="float">
            <text:p>-0.958106648104266</text:p>
          </table:table-cell>
          <table:table-cell office:value-type="float" office:value="1.72988775492015" calcext:value-type="float">
            <text:p>1.72988775492015</text:p>
          </table:table-cell>
          <table:table-cell office:value-type="float" office:value="0.141148120000555" calcext:value-type="float">
            <text:p>0.14114812000055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4899397838373" calcext:value-type="float">
            <text:p>5.14899397838373</text:p>
          </table:table-cell>
          <table:table-cell office:value-type="float" office:value="0.681362613093277" calcext:value-type="float">
            <text:p>0.681362613093277</text:p>
          </table:table-cell>
          <table:table-cell office:value-type="float" office:value="-0.176386808918509" calcext:value-type="float">
            <text:p>-0.176386808918509</text:p>
          </table:table-cell>
          <table:table-cell office:value-type="float" office:value="0.898532199706575" calcext:value-type="float">
            <text:p>0.898532199706575</text:p>
          </table:table-cell>
          <table:table-cell office:value-type="float" office:value="-1.70268544200414" calcext:value-type="float">
            <text:p>-1.702685442004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.0403037776628" calcext:value-type="float">
            <text:p>16.0403037776628</text:p>
          </table:table-cell>
          <table:table-cell office:value-type="float" office:value="6.69892127615789" calcext:value-type="float">
            <text:p>6.69892127615789</text:p>
          </table:table-cell>
          <table:table-cell office:value-type="float" office:value="-3.21944412801178" calcext:value-type="float">
            <text:p>-3.21944412801178</text:p>
          </table:table-cell>
          <table:table-cell office:value-type="float" office:value="-4.26885070528432" calcext:value-type="float">
            <text:p>-4.26885070528432</text:p>
          </table:table-cell>
          <table:table-cell office:value-type="float" office:value="-5.67659205375205" calcext:value-type="float">
            <text:p>-5.676592053752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1481456671624" calcext:value-type="float">
            <text:p>3.21481456671624</text:p>
          </table:table-cell>
          <table:table-cell office:value-type="float" office:value="1.12432781212913" calcext:value-type="float">
            <text:p>1.12432781212913</text:p>
          </table:table-cell>
          <table:table-cell office:value-type="float" office:value="0.917724168690671" calcext:value-type="float">
            <text:p>0.917724168690671</text:p>
          </table:table-cell>
          <table:table-cell office:value-type="float" office:value="0.831603325314767" calcext:value-type="float">
            <text:p>0.831603325314767</text:p>
          </table:table-cell>
          <table:table-cell office:value-type="float" office:value="0.59650417496356" calcext:value-type="float">
            <text:p>0.596504174963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5740302585857" calcext:value-type="float">
            <text:p>4.65740302585857</text:p>
          </table:table-cell>
          <table:table-cell office:value-type="float" office:value="0.852771202418226" calcext:value-type="float">
            <text:p>0.852771202418226</text:p>
          </table:table-cell>
          <table:table-cell office:value-type="float" office:value="0.784890351382099" calcext:value-type="float">
            <text:p>0.784890351382099</text:p>
          </table:table-cell>
          <table:table-cell office:value-type="float" office:value="1.24302346260547" calcext:value-type="float">
            <text:p>1.24302346260547</text:p>
          </table:table-cell>
          <table:table-cell office:value-type="float" office:value="-0.212911519802125" calcext:value-type="float">
            <text:p>-0.21291151980212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0293920998537" calcext:value-type="float">
            <text:p>2.40293920998537</text:p>
          </table:table-cell>
          <table:table-cell office:value-type="float" office:value="0.683530303487043" calcext:value-type="float">
            <text:p>0.683530303487043</text:p>
          </table:table-cell>
          <table:table-cell office:value-type="float" office:value="1.0589404738231" calcext:value-type="float">
            <text:p>1.0589404738231</text:p>
          </table:table-cell>
          <table:table-cell office:value-type="float" office:value="0.187207177009031" calcext:value-type="float">
            <text:p>0.187207177009031</text:p>
          </table:table-cell>
          <table:table-cell office:value-type="float" office:value="-0.0611732449699833" calcext:value-type="float">
            <text:p>-0.0611732449699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5240700678521" calcext:value-type="float">
            <text:p>1.45240700678521</text:p>
          </table:table-cell>
          <table:table-cell office:value-type="float" office:value="0.153105427514206" calcext:value-type="float">
            <text:p>0.153105427514206</text:p>
          </table:table-cell>
          <table:table-cell office:value-type="float" office:value="0.828267184659144" calcext:value-type="float">
            <text:p>0.828267184659144</text:p>
          </table:table-cell>
          <table:table-cell office:value-type="float" office:value="0.346031355280461" calcext:value-type="float">
            <text:p>0.346031355280461</text:p>
          </table:table-cell>
          <table:table-cell office:value-type="float" office:value="-0.521224403283299" calcext:value-type="float">
            <text:p>-0.5212244032832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6240528788671" calcext:value-type="float">
            <text:p>1.46240528788671</text:p>
          </table:table-cell>
          <table:table-cell office:value-type="float" office:value="0.448458517950173" calcext:value-type="float">
            <text:p>0.448458517950173</text:p>
          </table:table-cell>
          <table:table-cell office:value-type="float" office:value="1.21903632551679" calcext:value-type="float">
            <text:p>1.21903632551679</text:p>
          </table:table-cell>
          <table:table-cell office:value-type="float" office:value="0.587504364746984" calcext:value-type="float">
            <text:p>0.587504364746984</text:p>
          </table:table-cell>
          <table:table-cell office:value-type="float" office:value="-0.0675501786914779" calcext:value-type="float">
            <text:p>-0.0675501786914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4198613527543" calcext:value-type="float">
            <text:p>1.54198613527543</text:p>
          </table:table-cell>
          <table:table-cell office:value-type="float" office:value="0.631856119620386" calcext:value-type="float">
            <text:p>0.631856119620386</text:p>
          </table:table-cell>
          <table:table-cell office:value-type="float" office:value="0.642414213298664" calcext:value-type="float">
            <text:p>0.642414213298664</text:p>
          </table:table-cell>
          <table:table-cell office:value-type="float" office:value="0.539577296780115" calcext:value-type="float">
            <text:p>0.539577296780115</text:p>
          </table:table-cell>
          <table:table-cell office:value-type="float" office:value="-0.478895843419506" calcext:value-type="float">
            <text:p>-0.47889584341950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.62326359303836" calcext:value-type="float">
            <text:p>9.62326359303836</text:p>
          </table:table-cell>
          <table:table-cell office:value-type="float" office:value="3.87827402944715" calcext:value-type="float">
            <text:p>3.87827402944715</text:p>
          </table:table-cell>
          <table:table-cell office:value-type="float" office:value="-0.119561702649605" calcext:value-type="float">
            <text:p>-0.119561702649605</text:p>
          </table:table-cell>
          <table:table-cell office:value-type="float" office:value="-0.236448212240776" calcext:value-type="float">
            <text:p>-0.236448212240776</text:p>
          </table:table-cell>
          <table:table-cell office:value-type="float" office:value="4.51074656766977" calcext:value-type="float">
            <text:p>4.510746567669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2078592316374" calcext:value-type="float">
            <text:p>3.32078592316374</text:p>
          </table:table-cell>
          <table:table-cell office:value-type="float" office:value="0.886507244674852" calcext:value-type="float">
            <text:p>0.886507244674852</text:p>
          </table:table-cell>
          <table:table-cell office:value-type="float" office:value="1.59661647991713" calcext:value-type="float">
            <text:p>1.59661647991713</text:p>
          </table:table-cell>
          <table:table-cell office:value-type="float" office:value="1.63340933863499" calcext:value-type="float">
            <text:p>1.63340933863499</text:p>
          </table:table-cell>
          <table:table-cell office:value-type="float" office:value="0.453304455798974" calcext:value-type="float">
            <text:p>0.4533044557989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.8029906364161" calcext:value-type="float">
            <text:p>11.8029906364161</text:p>
          </table:table-cell>
          <table:table-cell office:value-type="float" office:value="-19.298394307681" calcext:value-type="float">
            <text:p>-19.298394307681</text:p>
          </table:table-cell>
          <table:table-cell office:value-type="float" office:value="-0.441338657600737" calcext:value-type="float">
            <text:p>-0.441338657600737</text:p>
          </table:table-cell>
          <table:table-cell office:value-type="float" office:value="-1.01490186527777" calcext:value-type="float">
            <text:p>-1.01490186527777</text:p>
          </table:table-cell>
          <table:table-cell office:value-type="float" office:value="1.11355041113528" calcext:value-type="float">
            <text:p>1.1135504111352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7579342206458" calcext:value-type="float">
            <text:p>2.47579342206458</text:p>
          </table:table-cell>
          <table:table-cell office:value-type="float" office:value="1.39157957649337" calcext:value-type="float">
            <text:p>1.39157957649337</text:p>
          </table:table-cell>
          <table:table-cell office:value-type="float" office:value="1.14862616409767" calcext:value-type="float">
            <text:p>1.14862616409767</text:p>
          </table:table-cell>
          <table:table-cell office:value-type="float" office:value="0.75109410780993" calcext:value-type="float">
            <text:p>0.75109410780993</text:p>
          </table:table-cell>
          <table:table-cell office:value-type="float" office:value="-0.2396177545043" calcext:value-type="float">
            <text:p>-0.239617754504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5420180057439" calcext:value-type="float">
            <text:p>1.95420180057439</text:p>
          </table:table-cell>
          <table:table-cell office:value-type="float" office:value="0.242966482899316" calcext:value-type="float">
            <text:p>0.242966482899316</text:p>
          </table:table-cell>
          <table:table-cell office:value-type="float" office:value="0.8812577651347" calcext:value-type="float">
            <text:p>0.8812577651347</text:p>
          </table:table-cell>
          <table:table-cell office:value-type="float" office:value="0.429283421810229" calcext:value-type="float">
            <text:p>0.429283421810229</text:p>
          </table:table-cell>
          <table:table-cell office:value-type="float" office:value="-0.47846580468992" calcext:value-type="float">
            <text:p>-0.478465804689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9650604328352" calcext:value-type="float">
            <text:p>5.9650604328352</text:p>
          </table:table-cell>
          <table:table-cell office:value-type="float" office:value="2.99296483201098" calcext:value-type="float">
            <text:p>2.99296483201098</text:p>
          </table:table-cell>
          <table:table-cell office:value-type="float" office:value="1.53385693031215" calcext:value-type="float">
            <text:p>1.53385693031215</text:p>
          </table:table-cell>
          <table:table-cell office:value-type="float" office:value="-3.81014224414907" calcext:value-type="float">
            <text:p>-3.81014224414907</text:p>
          </table:table-cell>
          <table:table-cell office:value-type="float" office:value="-0.558382878419487" calcext:value-type="float">
            <text:p>-0.5583828784194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5918558335635" calcext:value-type="float">
            <text:p>2.15918558335635</text:p>
          </table:table-cell>
          <table:table-cell office:value-type="float" office:value="0.312032657156637" calcext:value-type="float">
            <text:p>0.312032657156637</text:p>
          </table:table-cell>
          <table:table-cell office:value-type="float" office:value="0.370762876368276" calcext:value-type="float">
            <text:p>0.370762876368276</text:p>
          </table:table-cell>
          <table:table-cell office:value-type="float" office:value="0.839800162664366" calcext:value-type="float">
            <text:p>0.839800162664366</text:p>
          </table:table-cell>
          <table:table-cell office:value-type="float" office:value="-0.898514972314622" calcext:value-type="float">
            <text:p>-0.8985149723146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1621489625714" calcext:value-type="float">
            <text:p>5.01621489625714</text:p>
          </table:table-cell>
          <table:table-cell office:value-type="float" office:value="1.78711073497468" calcext:value-type="float">
            <text:p>1.78711073497468</text:p>
          </table:table-cell>
          <table:table-cell office:value-type="float" office:value="1.53952947004715" calcext:value-type="float">
            <text:p>1.53952947004715</text:p>
          </table:table-cell>
          <table:table-cell office:value-type="float" office:value="0.329935472218807" calcext:value-type="float">
            <text:p>0.329935472218807</text:p>
          </table:table-cell>
          <table:table-cell office:value-type="float" office:value="0.625017505838991" calcext:value-type="float">
            <text:p>0.6250175058389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1873634001493" calcext:value-type="float">
            <text:p>2.51873634001493</text:p>
          </table:table-cell>
          <table:table-cell office:value-type="float" office:value="0.941839036310674" calcext:value-type="float">
            <text:p>0.941839036310674</text:p>
          </table:table-cell>
          <table:table-cell office:value-type="float" office:value="1.17832000948951" calcext:value-type="float">
            <text:p>1.17832000948951</text:p>
          </table:table-cell>
          <table:table-cell office:value-type="float" office:value="0.135158216856262" calcext:value-type="float">
            <text:p>0.135158216856262</text:p>
          </table:table-cell>
          <table:table-cell office:value-type="float" office:value="0.0939664256225686" calcext:value-type="float">
            <text:p>0.09396642562256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0232267050611" calcext:value-type="float">
            <text:p>1.30232267050611</text:p>
          </table:table-cell>
          <table:table-cell office:value-type="float" office:value="0.465852244484745" calcext:value-type="float">
            <text:p>0.465852244484745</text:p>
          </table:table-cell>
          <table:table-cell office:value-type="float" office:value="0.147196978461125" calcext:value-type="float">
            <text:p>0.147196978461125</text:p>
          </table:table-cell>
          <table:table-cell office:value-type="float" office:value="-2.52828369647911" calcext:value-type="float">
            <text:p>-2.52828369647911</text:p>
          </table:table-cell>
          <table:table-cell office:value-type="float" office:value="-0.811513342614347" calcext:value-type="float">
            <text:p>-0.8115133426143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297283616444" calcext:value-type="float">
            <text:p>2.0297283616444</text:p>
          </table:table-cell>
          <table:table-cell office:value-type="float" office:value="0.917660039820763" calcext:value-type="float">
            <text:p>0.917660039820763</text:p>
          </table:table-cell>
          <table:table-cell office:value-type="float" office:value="1.63188834659846" calcext:value-type="float">
            <text:p>1.63188834659846</text:p>
          </table:table-cell>
          <table:table-cell office:value-type="float" office:value="1.25127143867295" calcext:value-type="float">
            <text:p>1.25127143867295</text:p>
          </table:table-cell>
          <table:table-cell office:value-type="float" office:value="0.243139238133958" calcext:value-type="float">
            <text:p>0.24313923813395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6656683772598" calcext:value-type="float">
            <text:p>2.66656683772598</text:p>
          </table:table-cell>
          <table:table-cell office:value-type="float" office:value="0.674094440710618" calcext:value-type="float">
            <text:p>0.674094440710618</text:p>
          </table:table-cell>
          <table:table-cell office:value-type="float" office:value="0.0435906728244942" calcext:value-type="float">
            <text:p>0.043590672824494</text:p>
          </table:table-cell>
          <table:table-cell office:value-type="float" office:value="0.323366687750117" calcext:value-type="float">
            <text:p>0.323366687750117</text:p>
          </table:table-cell>
          <table:table-cell office:value-type="float" office:value="0.113458114200698" calcext:value-type="float">
            <text:p>0.1134581142006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0115747485807" calcext:value-type="float">
            <text:p>2.30115747485807</text:p>
          </table:table-cell>
          <table:table-cell office:value-type="float" office:value="1.06264513801467" calcext:value-type="float">
            <text:p>1.06264513801467</text:p>
          </table:table-cell>
          <table:table-cell office:value-type="float" office:value="0.992054977655717" calcext:value-type="float">
            <text:p>0.992054977655717</text:p>
          </table:table-cell>
          <table:table-cell office:value-type="float" office:value="-0.47479764263108" calcext:value-type="float">
            <text:p>-0.47479764263108</text:p>
          </table:table-cell>
          <table:table-cell office:value-type="float" office:value="-0.520825763997591" calcext:value-type="float">
            <text:p>-0.5208257639975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7897470883615" calcext:value-type="float">
            <text:p>1.67897470883615</text:p>
          </table:table-cell>
          <table:table-cell office:value-type="float" office:value="0.73945634928921" calcext:value-type="float">
            <text:p>0.73945634928921</text:p>
          </table:table-cell>
          <table:table-cell office:value-type="float" office:value="1.12862816382811" calcext:value-type="float">
            <text:p>1.12862816382811</text:p>
          </table:table-cell>
          <table:table-cell office:value-type="float" office:value="0.810489428157106" calcext:value-type="float">
            <text:p>0.810489428157106</text:p>
          </table:table-cell>
          <table:table-cell office:value-type="float" office:value="0.0738443427841649" calcext:value-type="float">
            <text:p>0.0738443427841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5438304610484" calcext:value-type="float">
            <text:p>4.05438304610484</text:p>
          </table:table-cell>
          <table:table-cell office:value-type="float" office:value="1.43499813971626" calcext:value-type="float">
            <text:p>1.43499813971626</text:p>
          </table:table-cell>
          <table:table-cell office:value-type="float" office:value="2.3677768867529" calcext:value-type="float">
            <text:p>2.3677768867529</text:p>
          </table:table-cell>
          <table:table-cell office:value-type="float" office:value="1.31678835681407" calcext:value-type="float">
            <text:p>1.31678835681407</text:p>
          </table:table-cell>
          <table:table-cell office:value-type="float" office:value="-0.06727500861034" calcext:value-type="float">
            <text:p>-0.067275008610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6491774016758" calcext:value-type="float">
            <text:p>2.26491774016758</text:p>
          </table:table-cell>
          <table:table-cell office:value-type="float" office:value="0.33217242123603" calcext:value-type="float">
            <text:p>0.33217242123603</text:p>
          </table:table-cell>
          <table:table-cell office:value-type="float" office:value="0.833383163293392" calcext:value-type="float">
            <text:p>0.833383163293392</text:p>
          </table:table-cell>
          <table:table-cell office:value-type="float" office:value="0.781633685789691" calcext:value-type="float">
            <text:p>0.781633685789691</text:p>
          </table:table-cell>
          <table:table-cell office:value-type="float" office:value="-0.539647822906695" calcext:value-type="float">
            <text:p>-0.53964782290669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3768423465666" calcext:value-type="float">
            <text:p>2.93768423465666</text:p>
          </table:table-cell>
          <table:table-cell office:value-type="float" office:value="0.445458375015731" calcext:value-type="float">
            <text:p>0.445458375015731</text:p>
          </table:table-cell>
          <table:table-cell office:value-type="float" office:value="1.19673666144539" calcext:value-type="float">
            <text:p>1.19673666144539</text:p>
          </table:table-cell>
          <table:table-cell office:value-type="float" office:value="1.59780555666798" calcext:value-type="float">
            <text:p>1.59780555666798</text:p>
          </table:table-cell>
          <table:table-cell office:value-type="float" office:value="-0.802103047061144" calcext:value-type="float">
            <text:p>-0.8021030470611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2444196371819" calcext:value-type="float">
            <text:p>2.82444196371819</text:p>
          </table:table-cell>
          <table:table-cell office:value-type="float" office:value="0.470518061663278" calcext:value-type="float">
            <text:p>0.470518061663278</text:p>
          </table:table-cell>
          <table:table-cell office:value-type="float" office:value="1.22658669856205" calcext:value-type="float">
            <text:p>1.22658669856205</text:p>
          </table:table-cell>
          <table:table-cell office:value-type="float" office:value="1.07214181193347" calcext:value-type="float">
            <text:p>1.07214181193347</text:p>
          </table:table-cell>
          <table:table-cell office:value-type="float" office:value="-0.0283570005600559" calcext:value-type="float">
            <text:p>-0.0283570005600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0218753126143" calcext:value-type="float">
            <text:p>3.70218753126143</text:p>
          </table:table-cell>
          <table:table-cell office:value-type="float" office:value="0.988200870594195" calcext:value-type="float">
            <text:p>0.988200870594195</text:p>
          </table:table-cell>
          <table:table-cell office:value-type="float" office:value="2.01537587880101" calcext:value-type="float">
            <text:p>2.01537587880101</text:p>
          </table:table-cell>
          <table:table-cell office:value-type="float" office:value="2.47093964821271" calcext:value-type="float">
            <text:p>2.47093964821271</text:p>
          </table:table-cell>
          <table:table-cell office:value-type="float" office:value="-0.65732214060569" calcext:value-type="float">
            <text:p>-0.6573221406056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0661883728418" calcext:value-type="float">
            <text:p>3.20661883728418</text:p>
          </table:table-cell>
          <table:table-cell office:value-type="float" office:value="1.55045549940656" calcext:value-type="float">
            <text:p>1.55045549940656</text:p>
          </table:table-cell>
          <table:table-cell office:value-type="float" office:value="0.901126660427904" calcext:value-type="float">
            <text:p>0.901126660427904</text:p>
          </table:table-cell>
          <table:table-cell office:value-type="float" office:value="-3.09181394801461" calcext:value-type="float">
            <text:p>-3.09181394801461</text:p>
          </table:table-cell>
          <table:table-cell office:value-type="float" office:value="-0.677693195547212" calcext:value-type="float">
            <text:p>-0.6776931955472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9949897541536" calcext:value-type="float">
            <text:p>1.69949897541536</text:p>
          </table:table-cell>
          <table:table-cell office:value-type="float" office:value="0.192432463612994" calcext:value-type="float">
            <text:p>0.192432463612994</text:p>
          </table:table-cell>
          <table:table-cell office:value-type="float" office:value="0.668355658028803" calcext:value-type="float">
            <text:p>0.668355658028803</text:p>
          </table:table-cell>
          <table:table-cell office:value-type="float" office:value="0.188817495340309" calcext:value-type="float">
            <text:p>0.188817495340309</text:p>
          </table:table-cell>
          <table:table-cell office:value-type="float" office:value="-0.367575561328299" calcext:value-type="float">
            <text:p>-0.3675755613282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8071377445798" calcext:value-type="float">
            <text:p>2.28071377445798</text:p>
          </table:table-cell>
          <table:table-cell office:value-type="float" office:value="0.480015686616413" calcext:value-type="float">
            <text:p>0.480015686616413</text:p>
          </table:table-cell>
          <table:table-cell office:value-type="float" office:value="0.152145034808143" calcext:value-type="float">
            <text:p>0.152145034808143</text:p>
          </table:table-cell>
          <table:table-cell office:value-type="float" office:value="0.0225998009041909" calcext:value-type="float">
            <text:p>0.022599800904191</text:p>
          </table:table-cell>
          <table:table-cell office:value-type="float" office:value="0.957504225722098" calcext:value-type="float">
            <text:p>0.9575042257220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5103006769351" calcext:value-type="float">
            <text:p>2.25103006769351</text:p>
          </table:table-cell>
          <table:table-cell office:value-type="float" office:value="0.902317836420314" calcext:value-type="float">
            <text:p>0.902317836420314</text:p>
          </table:table-cell>
          <table:table-cell office:value-type="float" office:value="1.21163444368382" calcext:value-type="float">
            <text:p>1.21163444368382</text:p>
          </table:table-cell>
          <table:table-cell office:value-type="float" office:value="-1.97242737564559" calcext:value-type="float">
            <text:p>-1.97242737564559</text:p>
          </table:table-cell>
          <table:table-cell office:value-type="float" office:value="-0.848107683926639" calcext:value-type="float">
            <text:p>-0.84810768392663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7341090119226" calcext:value-type="float">
            <text:p>2.67341090119226</text:p>
          </table:table-cell>
          <table:table-cell office:value-type="float" office:value="1.39668049558759" calcext:value-type="float">
            <text:p>1.39668049558759</text:p>
          </table:table-cell>
          <table:table-cell office:value-type="float" office:value="1.86797192318525" calcext:value-type="float">
            <text:p>1.86797192318525</text:p>
          </table:table-cell>
          <table:table-cell office:value-type="float" office:value="0.182964452959135" calcext:value-type="float">
            <text:p>0.182964452959135</text:p>
          </table:table-cell>
          <table:table-cell office:value-type="float" office:value="-0.303792362646994" calcext:value-type="float">
            <text:p>-0.3037923626469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4198617986046" calcext:value-type="float">
            <text:p>4.24198617986046</text:p>
          </table:table-cell>
          <table:table-cell office:value-type="float" office:value="1.01543055393547" calcext:value-type="float">
            <text:p>1.01543055393547</text:p>
          </table:table-cell>
          <table:table-cell office:value-type="float" office:value="1.46985862307635" calcext:value-type="float">
            <text:p>1.46985862307635</text:p>
          </table:table-cell>
          <table:table-cell office:value-type="float" office:value="-0.106736504906197" calcext:value-type="float">
            <text:p>-0.106736504906197</text:p>
          </table:table-cell>
          <table:table-cell office:value-type="float" office:value="-0.717078596808817" calcext:value-type="float">
            <text:p>-0.7170785968088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66103726753914" calcext:value-type="float">
            <text:p>6.66103726753914</text:p>
          </table:table-cell>
          <table:table-cell office:value-type="float" office:value="3.71339569373209" calcext:value-type="float">
            <text:p>3.71339569373209</text:p>
          </table:table-cell>
          <table:table-cell office:value-type="float" office:value="4.40629868720092" calcext:value-type="float">
            <text:p>4.40629868720092</text:p>
          </table:table-cell>
          <table:table-cell office:value-type="float" office:value="0.412030055339176" calcext:value-type="float">
            <text:p>0.412030055339176</text:p>
          </table:table-cell>
          <table:table-cell office:value-type="float" office:value="3.70034816402853" calcext:value-type="float">
            <text:p>3.7003481640285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942577579464" calcext:value-type="float">
            <text:p>2.5942577579464</text:p>
          </table:table-cell>
          <table:table-cell office:value-type="float" office:value="0.93986856746602" calcext:value-type="float">
            <text:p>0.93986856746602</text:p>
          </table:table-cell>
          <table:table-cell office:value-type="float" office:value="1.68092440989833" calcext:value-type="float">
            <text:p>1.68092440989833</text:p>
          </table:table-cell>
          <table:table-cell office:value-type="float" office:value="0.548159437336506" calcext:value-type="float">
            <text:p>0.548159437336506</text:p>
          </table:table-cell>
          <table:table-cell office:value-type="float" office:value="-0.4350824230806" calcext:value-type="float">
            <text:p>-0.435082423080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087150544883" calcext:value-type="float">
            <text:p>2.7087150544883</text:p>
          </table:table-cell>
          <table:table-cell office:value-type="float" office:value="0.723492109211882" calcext:value-type="float">
            <text:p>0.723492109211882</text:p>
          </table:table-cell>
          <table:table-cell office:value-type="float" office:value="1.70872181145002" calcext:value-type="float">
            <text:p>1.70872181145002</text:p>
          </table:table-cell>
          <table:table-cell office:value-type="float" office:value="0.487302068734548" calcext:value-type="float">
            <text:p>0.487302068734548</text:p>
          </table:table-cell>
          <table:table-cell office:value-type="float" office:value="-0.836824216820947" calcext:value-type="float">
            <text:p>-0.8368242168209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344228843804" calcext:value-type="float">
            <text:p>1.7344228843804</text:p>
          </table:table-cell>
          <table:table-cell office:value-type="float" office:value="0.399350748592536" calcext:value-type="float">
            <text:p>0.399350748592536</text:p>
          </table:table-cell>
          <table:table-cell office:value-type="float" office:value="0.347024018646683" calcext:value-type="float">
            <text:p>0.347024018646683</text:p>
          </table:table-cell>
          <table:table-cell office:value-type="float" office:value="0.29465226282919" calcext:value-type="float">
            <text:p>0.29465226282919</text:p>
          </table:table-cell>
          <table:table-cell office:value-type="float" office:value="0.210064975647456" calcext:value-type="float">
            <text:p>0.2100649756474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2719117322472" calcext:value-type="float">
            <text:p>3.02719117322472</text:p>
          </table:table-cell>
          <table:table-cell office:value-type="float" office:value="1.66643665635503" calcext:value-type="float">
            <text:p>1.66643665635503</text:p>
          </table:table-cell>
          <table:table-cell office:value-type="float" office:value="2.0683635936401" calcext:value-type="float">
            <text:p>2.0683635936401</text:p>
          </table:table-cell>
          <table:table-cell office:value-type="float" office:value="0.435343857980323" calcext:value-type="float">
            <text:p>0.435343857980323</text:p>
          </table:table-cell>
          <table:table-cell office:value-type="float" office:value="1.1303521275116" calcext:value-type="float">
            <text:p>1.13035212751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0457714544852" calcext:value-type="float">
            <text:p>3.30457714544852</text:p>
          </table:table-cell>
          <table:table-cell office:value-type="float" office:value="1.45588795804818" calcext:value-type="float">
            <text:p>1.45588795804818</text:p>
          </table:table-cell>
          <table:table-cell office:value-type="float" office:value="2.31657756125636" calcext:value-type="float">
            <text:p>2.31657756125636</text:p>
          </table:table-cell>
          <table:table-cell office:value-type="float" office:value="1.38623248284407" calcext:value-type="float">
            <text:p>1.38623248284407</text:p>
          </table:table-cell>
          <table:table-cell office:value-type="float" office:value="-0.852895544305191" calcext:value-type="float">
            <text:p>-0.8528955443051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9185746738465" calcext:value-type="float">
            <text:p>2.69185746738465</text:p>
          </table:table-cell>
          <table:table-cell office:value-type="float" office:value="0.684827462687556" calcext:value-type="float">
            <text:p>0.684827462687556</text:p>
          </table:table-cell>
          <table:table-cell office:value-type="float" office:value="-0.138422747501455" calcext:value-type="float">
            <text:p>-0.138422747501455</text:p>
          </table:table-cell>
          <table:table-cell office:value-type="float" office:value="0.468737916576849" calcext:value-type="float">
            <text:p>0.468737916576849</text:p>
          </table:table-cell>
          <table:table-cell office:value-type="float" office:value="0.157341244732912" calcext:value-type="float">
            <text:p>0.157341244732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4611741625226" calcext:value-type="float">
            <text:p>1.84611741625226</text:p>
          </table:table-cell>
          <table:table-cell office:value-type="float" office:value="1.10557462187325" calcext:value-type="float">
            <text:p>1.10557462187325</text:p>
          </table:table-cell>
          <table:table-cell office:value-type="float" office:value="1.35357913019232" calcext:value-type="float">
            <text:p>1.35357913019232</text:p>
          </table:table-cell>
          <table:table-cell office:value-type="float" office:value="0.531002089665587" calcext:value-type="float">
            <text:p>0.531002089665587</text:p>
          </table:table-cell>
          <table:table-cell office:value-type="float" office:value="0.0295560607780213" calcext:value-type="float">
            <text:p>0.0295560607780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0727296439444" calcext:value-type="float">
            <text:p>1.90727296439444</text:p>
          </table:table-cell>
          <table:table-cell office:value-type="float" office:value="0.578309524786565" calcext:value-type="float">
            <text:p>0.578309524786565</text:p>
          </table:table-cell>
          <table:table-cell office:value-type="float" office:value="1.08351297278629" calcext:value-type="float">
            <text:p>1.08351297278629</text:p>
          </table:table-cell>
          <table:table-cell office:value-type="float" office:value="0.536826094832456" calcext:value-type="float">
            <text:p>0.536826094832456</text:p>
          </table:table-cell>
          <table:table-cell office:value-type="float" office:value="-0.440364246580703" calcext:value-type="float">
            <text:p>-0.4403642465807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9601124868057" calcext:value-type="float">
            <text:p>2.29601124868057</text:p>
          </table:table-cell>
          <table:table-cell office:value-type="float" office:value="0.900206729707233" calcext:value-type="float">
            <text:p>0.900206729707233</text:p>
          </table:table-cell>
          <table:table-cell office:value-type="float" office:value="1.3163903180237" calcext:value-type="float">
            <text:p>1.3163903180237</text:p>
          </table:table-cell>
          <table:table-cell office:value-type="float" office:value="0.305273890670325" calcext:value-type="float">
            <text:p>0.305273890670325</text:p>
          </table:table-cell>
          <table:table-cell office:value-type="float" office:value="-0.307913163799199" calcext:value-type="float">
            <text:p>-0.3079131637991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7118208389591" calcext:value-type="float">
            <text:p>2.87118208389591</text:p>
          </table:table-cell>
          <table:table-cell office:value-type="float" office:value="0.255765296967609" calcext:value-type="float">
            <text:p>0.255765296967609</text:p>
          </table:table-cell>
          <table:table-cell office:value-type="float" office:value="0.339585353561518" calcext:value-type="float">
            <text:p>0.339585353561518</text:p>
          </table:table-cell>
          <table:table-cell office:value-type="float" office:value="0.522148741509206" calcext:value-type="float">
            <text:p>0.522148741509206</text:p>
          </table:table-cell>
          <table:table-cell office:value-type="float" office:value="0.442615771254968" calcext:value-type="float">
            <text:p>0.4426157712549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5809073967578" calcext:value-type="float">
            <text:p>3.15809073967578</text:p>
          </table:table-cell>
          <table:table-cell office:value-type="float" office:value="-0.172538508730747" calcext:value-type="float">
            <text:p>-0.172538508730747</text:p>
          </table:table-cell>
          <table:table-cell office:value-type="float" office:value="-1.70433738945284" calcext:value-type="float">
            <text:p>-1.70433738945284</text:p>
          </table:table-cell>
          <table:table-cell office:value-type="float" office:value="-0.13357647728992" calcext:value-type="float">
            <text:p>-0.13357647728992</text:p>
          </table:table-cell>
          <table:table-cell office:value-type="float" office:value="1.94043322359281" calcext:value-type="float">
            <text:p>1.9404332235928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00585166965754" calcext:value-type="float">
            <text:p>5.00585166965754</text:p>
          </table:table-cell>
          <table:table-cell office:value-type="float" office:value="2.73072515839321" calcext:value-type="float">
            <text:p>2.73072515839321</text:p>
          </table:table-cell>
          <table:table-cell office:value-type="float" office:value="0.686192827844684" calcext:value-type="float">
            <text:p>0.686192827844684</text:p>
          </table:table-cell>
          <table:table-cell office:value-type="float" office:value="-4.1266218592728" calcext:value-type="float">
            <text:p>-4.1266218592728</text:p>
          </table:table-cell>
          <table:table-cell office:value-type="float" office:value="-1.44689130861714" calcext:value-type="float">
            <text:p>-1.446891308617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6299504166478" calcext:value-type="float">
            <text:p>3.86299504166478</text:p>
          </table:table-cell>
          <table:table-cell office:value-type="float" office:value="1.57017423993201" calcext:value-type="float">
            <text:p>1.57017423993201</text:p>
          </table:table-cell>
          <table:table-cell office:value-type="float" office:value="0.76228935460715" calcext:value-type="float">
            <text:p>0.76228935460715</text:p>
          </table:table-cell>
          <table:table-cell office:value-type="float" office:value="0.479367551457387" calcext:value-type="float">
            <text:p>0.479367551457387</text:p>
          </table:table-cell>
          <table:table-cell office:value-type="float" office:value="1.0779234130689" calcext:value-type="float">
            <text:p>1.07792341306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7211714434535" calcext:value-type="float">
            <text:p>2.37211714434535</text:p>
          </table:table-cell>
          <table:table-cell office:value-type="float" office:value="1.5480288485402" calcext:value-type="float">
            <text:p>1.5480288485402</text:p>
          </table:table-cell>
          <table:table-cell office:value-type="float" office:value="-0.256732313436163" calcext:value-type="float">
            <text:p>-0.256732313436163</text:p>
          </table:table-cell>
          <table:table-cell office:value-type="float" office:value="0.32218252595368" calcext:value-type="float">
            <text:p>0.32218252595368</text:p>
          </table:table-cell>
          <table:table-cell office:value-type="float" office:value="1.73070448875231" calcext:value-type="float">
            <text:p>1.730704488752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7409988233536" calcext:value-type="float">
            <text:p>1.57409988233536</text:p>
          </table:table-cell>
          <table:table-cell office:value-type="float" office:value="0.33496114947456" calcext:value-type="float">
            <text:p>0.33496114947456</text:p>
          </table:table-cell>
          <table:table-cell office:value-type="float" office:value="0.920971617682969" calcext:value-type="float">
            <text:p>0.920971617682969</text:p>
          </table:table-cell>
          <table:table-cell office:value-type="float" office:value="0.401589633497115" calcext:value-type="float">
            <text:p>0.401589633497115</text:p>
          </table:table-cell>
          <table:table-cell office:value-type="float" office:value="-0.0880208527702087" calcext:value-type="float">
            <text:p>-0.08802085277020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0788303655444" calcext:value-type="float">
            <text:p>2.30788303655444</text:p>
          </table:table-cell>
          <table:table-cell office:value-type="float" office:value="1.01837430221003" calcext:value-type="float">
            <text:p>1.01837430221003</text:p>
          </table:table-cell>
          <table:table-cell office:value-type="float" office:value="0.87768262612353" calcext:value-type="float">
            <text:p>0.87768262612353</text:p>
          </table:table-cell>
          <table:table-cell office:value-type="float" office:value="-0.0892560294347775" calcext:value-type="float">
            <text:p>-0.089256029434778</text:p>
          </table:table-cell>
          <table:table-cell office:value-type="float" office:value="-0.685551226431247" calcext:value-type="float">
            <text:p>-0.6855512264312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28002119805508" calcext:value-type="float">
            <text:p>0.928002119805508</text:p>
          </table:table-cell>
          <table:table-cell office:value-type="float" office:value="0.458812932728459" calcext:value-type="float">
            <text:p>0.458812932728459</text:p>
          </table:table-cell>
          <table:table-cell office:value-type="float" office:value="0.716356061611995" calcext:value-type="float">
            <text:p>0.716356061611995</text:p>
          </table:table-cell>
          <table:table-cell office:value-type="float" office:value="0.282938470540527" calcext:value-type="float">
            <text:p>0.282938470540527</text:p>
          </table:table-cell>
          <table:table-cell office:value-type="float" office:value="-0.00411727592825864" calcext:value-type="float">
            <text:p>-0.0041172759282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7506590124091" calcext:value-type="float">
            <text:p>1.67506590124091</text:p>
          </table:table-cell>
          <table:table-cell office:value-type="float" office:value="0.263251997229565" calcext:value-type="float">
            <text:p>0.263251997229565</text:p>
          </table:table-cell>
          <table:table-cell office:value-type="float" office:value="0.70702924232809" calcext:value-type="float">
            <text:p>0.70702924232809</text:p>
          </table:table-cell>
          <table:table-cell office:value-type="float" office:value="0.785303873371599" calcext:value-type="float">
            <text:p>0.785303873371599</text:p>
          </table:table-cell>
          <table:table-cell office:value-type="float" office:value="-0.229514686245073" calcext:value-type="float">
            <text:p>-0.22951468624507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6746365990442" calcext:value-type="float">
            <text:p>2.46746365990442</text:p>
          </table:table-cell>
          <table:table-cell office:value-type="float" office:value="0.546213278887242" calcext:value-type="float">
            <text:p>0.546213278887242</text:p>
          </table:table-cell>
          <table:table-cell office:value-type="float" office:value="1.57564963420078" calcext:value-type="float">
            <text:p>1.57564963420078</text:p>
          </table:table-cell>
          <table:table-cell office:value-type="float" office:value="1.18923565373797" calcext:value-type="float">
            <text:p>1.18923565373797</text:p>
          </table:table-cell>
          <table:table-cell office:value-type="float" office:value="0.128683540115092" calcext:value-type="float">
            <text:p>0.1286835401150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6510127709292" calcext:value-type="float">
            <text:p>3.06510127709292</text:p>
          </table:table-cell>
          <table:table-cell office:value-type="float" office:value="1.42321439757831" calcext:value-type="float">
            <text:p>1.42321439757831</text:p>
          </table:table-cell>
          <table:table-cell office:value-type="float" office:value="0.435396447676935" calcext:value-type="float">
            <text:p>0.435396447676935</text:p>
          </table:table-cell>
          <table:table-cell office:value-type="float" office:value="-2.46212376825624" calcext:value-type="float">
            <text:p>-2.46212376825624</text:p>
          </table:table-cell>
          <table:table-cell office:value-type="float" office:value="-0.362460666288362" calcext:value-type="float">
            <text:p>-0.36246066628836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3481059957332" calcext:value-type="float">
            <text:p>5.3481059957332</text:p>
          </table:table-cell>
          <table:table-cell office:value-type="float" office:value="1.66457991521524" calcext:value-type="float">
            <text:p>1.66457991521524</text:p>
          </table:table-cell>
          <table:table-cell office:value-type="float" office:value="-1.33474653848081" calcext:value-type="float">
            <text:p>-1.33474653848081</text:p>
          </table:table-cell>
          <table:table-cell office:value-type="float" office:value="-0.502668627580862" calcext:value-type="float">
            <text:p>-0.502668627580862</text:p>
          </table:table-cell>
          <table:table-cell office:value-type="float" office:value="2.21730339442875" calcext:value-type="float">
            <text:p>2.217303394428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0381171175115" calcext:value-type="float">
            <text:p>5.10381171175115</text:p>
          </table:table-cell>
          <table:table-cell office:value-type="float" office:value="2.85230027929735" calcext:value-type="float">
            <text:p>2.85230027929735</text:p>
          </table:table-cell>
          <table:table-cell office:value-type="float" office:value="0.856814936089735" calcext:value-type="float">
            <text:p>0.856814936089735</text:p>
          </table:table-cell>
          <table:table-cell office:value-type="float" office:value="-0.0287475540223027" calcext:value-type="float">
            <text:p>-0.028747554022303</text:p>
          </table:table-cell>
          <table:table-cell office:value-type="float" office:value="0.318617297355354" calcext:value-type="float">
            <text:p>0.3186172973553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6661644282479" calcext:value-type="float">
            <text:p>4.06661644282479</text:p>
          </table:table-cell>
          <table:table-cell office:value-type="float" office:value="1.80797294936621" calcext:value-type="float">
            <text:p>1.80797294936621</text:p>
          </table:table-cell>
          <table:table-cell office:value-type="float" office:value="-0.155722886790187" calcext:value-type="float">
            <text:p>-0.155722886790187</text:p>
          </table:table-cell>
          <table:table-cell office:value-type="float" office:value="-0.182224385467414" calcext:value-type="float">
            <text:p>-0.182224385467414</text:p>
          </table:table-cell>
          <table:table-cell office:value-type="float" office:value="1.32852975201811" calcext:value-type="float">
            <text:p>1.328529752018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7437911754527" calcext:value-type="float">
            <text:p>2.77437911754527</text:p>
          </table:table-cell>
          <table:table-cell office:value-type="float" office:value="0.760727822337631" calcext:value-type="float">
            <text:p>0.760727822337631</text:p>
          </table:table-cell>
          <table:table-cell office:value-type="float" office:value="1.46870123810459" calcext:value-type="float">
            <text:p>1.46870123810459</text:p>
          </table:table-cell>
          <table:table-cell office:value-type="float" office:value="0.394412225073507" calcext:value-type="float">
            <text:p>0.394412225073507</text:p>
          </table:table-cell>
          <table:table-cell office:value-type="float" office:value="-0.60062195600212" calcext:value-type="float">
            <text:p>-0.600621956002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4508032650107" calcext:value-type="float">
            <text:p>3.54508032650107</text:p>
          </table:table-cell>
          <table:table-cell office:value-type="float" office:value="1.58810745871874" calcext:value-type="float">
            <text:p>1.58810745871874</text:p>
          </table:table-cell>
          <table:table-cell office:value-type="float" office:value="1.72564425696465" calcext:value-type="float">
            <text:p>1.72564425696465</text:p>
          </table:table-cell>
          <table:table-cell office:value-type="float" office:value="-1.56783832996065" calcext:value-type="float">
            <text:p>-1.56783832996065</text:p>
          </table:table-cell>
          <table:table-cell office:value-type="float" office:value="-0.9180453743344" calcext:value-type="float">
            <text:p>-0.91804537433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1277092849946" calcext:value-type="float">
            <text:p>4.61277092849946</text:p>
          </table:table-cell>
          <table:table-cell office:value-type="float" office:value="0.739722671704383" calcext:value-type="float">
            <text:p>0.739722671704383</text:p>
          </table:table-cell>
          <table:table-cell office:value-type="float" office:value="2.13250964332888" calcext:value-type="float">
            <text:p>2.13250964332888</text:p>
          </table:table-cell>
          <table:table-cell office:value-type="float" office:value="1.22411501698201" calcext:value-type="float">
            <text:p>1.22411501698201</text:p>
          </table:table-cell>
          <table:table-cell office:value-type="float" office:value="-0.10093715751603" calcext:value-type="float">
            <text:p>-0.100937157516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1108715152389" calcext:value-type="float">
            <text:p>2.31108715152389</text:p>
          </table:table-cell>
          <table:table-cell office:value-type="float" office:value="1.1391266036212" calcext:value-type="float">
            <text:p>1.1391266036212</text:p>
          </table:table-cell>
          <table:table-cell office:value-type="float" office:value="1.9421447061951" calcext:value-type="float">
            <text:p>1.9421447061951</text:p>
          </table:table-cell>
          <table:table-cell office:value-type="float" office:value="0.582820957306752" calcext:value-type="float">
            <text:p>0.582820957306752</text:p>
          </table:table-cell>
          <table:table-cell office:value-type="float" office:value="0.867936310649919" calcext:value-type="float">
            <text:p>0.86793631064991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5833116560001" calcext:value-type="float">
            <text:p>2.75833116560001</text:p>
          </table:table-cell>
          <table:table-cell office:value-type="float" office:value="1.04864189213346" calcext:value-type="float">
            <text:p>1.04864189213346</text:p>
          </table:table-cell>
          <table:table-cell office:value-type="float" office:value="1.07146932062445" calcext:value-type="float">
            <text:p>1.07146932062445</text:p>
          </table:table-cell>
          <table:table-cell office:value-type="float" office:value="0.927751804496344" calcext:value-type="float">
            <text:p>0.927751804496344</text:p>
          </table:table-cell>
          <table:table-cell office:value-type="float" office:value="-1.40747128654325" calcext:value-type="float">
            <text:p>-1.4074712865432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980688883392" calcext:value-type="float">
            <text:p>3.9980688883392</text:p>
          </table:table-cell>
          <table:table-cell office:value-type="float" office:value="1.76265930137352" calcext:value-type="float">
            <text:p>1.76265930137352</text:p>
          </table:table-cell>
          <table:table-cell office:value-type="float" office:value="1.99363945862262" calcext:value-type="float">
            <text:p>1.99363945862262</text:p>
          </table:table-cell>
          <table:table-cell office:value-type="float" office:value="0.81679260059273" calcext:value-type="float">
            <text:p>0.81679260059273</text:p>
          </table:table-cell>
          <table:table-cell office:value-type="float" office:value="1.06947114074683" calcext:value-type="float">
            <text:p>1.069471140746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4028750892505" calcext:value-type="float">
            <text:p>1.54028750892505</text:p>
          </table:table-cell>
          <table:table-cell office:value-type="float" office:value="0.848238876135041" calcext:value-type="float">
            <text:p>0.848238876135041</text:p>
          </table:table-cell>
          <table:table-cell office:value-type="float" office:value="1.44632676017316" calcext:value-type="float">
            <text:p>1.44632676017316</text:p>
          </table:table-cell>
          <table:table-cell office:value-type="float" office:value="0.710041793319771" calcext:value-type="float">
            <text:p>0.710041793319771</text:p>
          </table:table-cell>
          <table:table-cell office:value-type="float" office:value="0.221118955959569" calcext:value-type="float">
            <text:p>0.22111895595956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8812582451613" calcext:value-type="float">
            <text:p>4.08812582451613</text:p>
          </table:table-cell>
          <table:table-cell office:value-type="float" office:value="1.90906012664702" calcext:value-type="float">
            <text:p>1.90906012664702</text:p>
          </table:table-cell>
          <table:table-cell office:value-type="float" office:value="2.29668805652015" calcext:value-type="float">
            <text:p>2.29668805652015</text:p>
          </table:table-cell>
          <table:table-cell office:value-type="float" office:value="-0.214358275312522" calcext:value-type="float">
            <text:p>-0.214358275312522</text:p>
          </table:table-cell>
          <table:table-cell office:value-type="float" office:value="-0.0081146630441094" calcext:value-type="float">
            <text:p>-0.00811466304410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2305243375782" calcext:value-type="float">
            <text:p>4.42305243375782</text:p>
          </table:table-cell>
          <table:table-cell office:value-type="float" office:value="2.21479154690677" calcext:value-type="float">
            <text:p>2.21479154690677</text:p>
          </table:table-cell>
          <table:table-cell office:value-type="float" office:value="2.93532855762417" calcext:value-type="float">
            <text:p>2.93532855762417</text:p>
          </table:table-cell>
          <table:table-cell office:value-type="float" office:value="2.36290323676708" calcext:value-type="float">
            <text:p>2.36290323676708</text:p>
          </table:table-cell>
          <table:table-cell office:value-type="float" office:value="0.189213480247836" calcext:value-type="float">
            <text:p>0.1892134802478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4708803431626" calcext:value-type="float">
            <text:p>4.34708803431626</text:p>
          </table:table-cell>
          <table:table-cell office:value-type="float" office:value="2.35941242540688" calcext:value-type="float">
            <text:p>2.35941242540688</text:p>
          </table:table-cell>
          <table:table-cell office:value-type="float" office:value="1.80055920395645" calcext:value-type="float">
            <text:p>1.80055920395645</text:p>
          </table:table-cell>
          <table:table-cell office:value-type="float" office:value="0.3043196875001" calcext:value-type="float">
            <text:p>0.3043196875001</text:p>
          </table:table-cell>
          <table:table-cell office:value-type="float" office:value="0.54448369549447" calcext:value-type="float">
            <text:p>0.544483695494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9844290768689" calcext:value-type="float">
            <text:p>3.89844290768689</text:p>
          </table:table-cell>
          <table:table-cell office:value-type="float" office:value="1.30876475763874" calcext:value-type="float">
            <text:p>1.30876475763874</text:p>
          </table:table-cell>
          <table:table-cell office:value-type="float" office:value="-0.415927472382726" calcext:value-type="float">
            <text:p>-0.415927472382726</text:p>
          </table:table-cell>
          <table:table-cell office:value-type="float" office:value="-3.29407120049492" calcext:value-type="float">
            <text:p>-3.29407120049492</text:p>
          </table:table-cell>
          <table:table-cell office:value-type="float" office:value="0.301658804907096" calcext:value-type="float">
            <text:p>0.3016588049070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4783560013648" calcext:value-type="float">
            <text:p>1.14783560013648</text:p>
          </table:table-cell>
          <table:table-cell office:value-type="float" office:value="0.103636843710247" calcext:value-type="float">
            <text:p>0.103636843710247</text:p>
          </table:table-cell>
          <table:table-cell office:value-type="float" office:value="0.314772798804755" calcext:value-type="float">
            <text:p>0.314772798804755</text:p>
          </table:table-cell>
          <table:table-cell office:value-type="float" office:value="0.122859511112812" calcext:value-type="float">
            <text:p>0.122859511112812</text:p>
          </table:table-cell>
          <table:table-cell office:value-type="float" office:value="-0.0697746778717315" calcext:value-type="float">
            <text:p>-0.0697746778717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6323600775121" calcext:value-type="float">
            <text:p>1.86323600775121</text:p>
          </table:table-cell>
          <table:table-cell office:value-type="float" office:value="-0.23853922227287" calcext:value-type="float">
            <text:p>-0.23853922227287</text:p>
          </table:table-cell>
          <table:table-cell office:value-type="float" office:value="0.270180870096093" calcext:value-type="float">
            <text:p>0.270180870096093</text:p>
          </table:table-cell>
          <table:table-cell office:value-type="float" office:value="0.705446156455759" calcext:value-type="float">
            <text:p>0.705446156455759</text:p>
          </table:table-cell>
          <table:table-cell office:value-type="float" office:value="-0.656319373913279" calcext:value-type="float">
            <text:p>-0.6563193739132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6912366715692" calcext:value-type="float">
            <text:p>2.06912366715692</text:p>
          </table:table-cell>
          <table:table-cell office:value-type="float" office:value="0.739760186130042" calcext:value-type="float">
            <text:p>0.739760186130042</text:p>
          </table:table-cell>
          <table:table-cell office:value-type="float" office:value="-0.843889438400217" calcext:value-type="float">
            <text:p>-0.843889438400217</text:p>
          </table:table-cell>
          <table:table-cell office:value-type="float" office:value="0.00168511931129053" calcext:value-type="float">
            <text:p>0.001685119311291</text:p>
          </table:table-cell>
          <table:table-cell office:value-type="float" office:value="0.808592883060702" calcext:value-type="float">
            <text:p>0.8085928830607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2862002103592" calcext:value-type="float">
            <text:p>3.12862002103592</text:p>
          </table:table-cell>
          <table:table-cell office:value-type="float" office:value="0.365640626894011" calcext:value-type="float">
            <text:p>0.365640626894011</text:p>
          </table:table-cell>
          <table:table-cell office:value-type="float" office:value="0.48710446091621" calcext:value-type="float">
            <text:p>0.48710446091621</text:p>
          </table:table-cell>
          <table:table-cell office:value-type="float" office:value="0.178150696330182" calcext:value-type="float">
            <text:p>0.178150696330182</text:p>
          </table:table-cell>
          <table:table-cell office:value-type="float" office:value="0.662279114617587" calcext:value-type="float">
            <text:p>0.6622791146175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5072118514086" calcext:value-type="float">
            <text:p>2.05072118514086</text:p>
          </table:table-cell>
          <table:table-cell office:value-type="float" office:value="0.612818670121834" calcext:value-type="float">
            <text:p>0.612818670121834</text:p>
          </table:table-cell>
          <table:table-cell office:value-type="float" office:value="0.768711917668099" calcext:value-type="float">
            <text:p>0.768711917668099</text:p>
          </table:table-cell>
          <table:table-cell office:value-type="float" office:value="0.46803664191605" calcext:value-type="float">
            <text:p>0.46803664191605</text:p>
          </table:table-cell>
          <table:table-cell office:value-type="float" office:value="-0.450807478892912" calcext:value-type="float">
            <text:p>-0.45080747889291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2415035222559" calcext:value-type="float">
            <text:p>1.32415035222559</text:p>
          </table:table-cell>
          <table:table-cell office:value-type="float" office:value="0.713804363002757" calcext:value-type="float">
            <text:p>0.713804363002757</text:p>
          </table:table-cell>
          <table:table-cell office:value-type="float" office:value="0.924319131356251" calcext:value-type="float">
            <text:p>0.924319131356251</text:p>
          </table:table-cell>
          <table:table-cell office:value-type="float" office:value="0.160012254609861" calcext:value-type="float">
            <text:p>0.160012254609861</text:p>
          </table:table-cell>
          <table:table-cell office:value-type="float" office:value="-0.29218328113419" calcext:value-type="float">
            <text:p>-0.2921832811341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6298250412386" calcext:value-type="float">
            <text:p>1.36298250412386</text:p>
          </table:table-cell>
          <table:table-cell office:value-type="float" office:value="0.290737367657863" calcext:value-type="float">
            <text:p>0.290737367657863</text:p>
          </table:table-cell>
          <table:table-cell office:value-type="float" office:value="0.542642829313482" calcext:value-type="float">
            <text:p>0.542642829313482</text:p>
          </table:table-cell>
          <table:table-cell office:value-type="float" office:value="0.673651533884125" calcext:value-type="float">
            <text:p>0.673651533884125</text:p>
          </table:table-cell>
          <table:table-cell office:value-type="float" office:value="-0.490496949925109" calcext:value-type="float">
            <text:p>-0.49049694992510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5011613735173" calcext:value-type="float">
            <text:p>3.85011613735173</text:p>
          </table:table-cell>
          <table:table-cell office:value-type="float" office:value="1.89927623946991" calcext:value-type="float">
            <text:p>1.89927623946991</text:p>
          </table:table-cell>
          <table:table-cell office:value-type="float" office:value="1.0843802944287" calcext:value-type="float">
            <text:p>1.0843802944287</text:p>
          </table:table-cell>
          <table:table-cell office:value-type="float" office:value="0.272746498639014" calcext:value-type="float">
            <text:p>0.272746498639014</text:p>
          </table:table-cell>
          <table:table-cell office:value-type="float" office:value="2.3926074514796" calcext:value-type="float">
            <text:p>2.39260745147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2369417374947" calcext:value-type="float">
            <text:p>1.62369417374947</text:p>
          </table:table-cell>
          <table:table-cell office:value-type="float" office:value="-0.313613634084714" calcext:value-type="float">
            <text:p>-0.313613634084714</text:p>
          </table:table-cell>
          <table:table-cell office:value-type="float" office:value="0.231511385547168" calcext:value-type="float">
            <text:p>0.231511385547168</text:p>
          </table:table-cell>
          <table:table-cell office:value-type="float" office:value="-0.0324022441870073" calcext:value-type="float">
            <text:p>-0.032402244187007</text:p>
          </table:table-cell>
          <table:table-cell office:value-type="float" office:value="0.595572876581959" calcext:value-type="float">
            <text:p>0.5955728765819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1072742664813" calcext:value-type="float">
            <text:p>1.91072742664813</text:p>
          </table:table-cell>
          <table:table-cell office:value-type="float" office:value="0.473889666414308" calcext:value-type="float">
            <text:p>0.473889666414308</text:p>
          </table:table-cell>
          <table:table-cell office:value-type="float" office:value="0.609038123513257" calcext:value-type="float">
            <text:p>0.609038123513257</text:p>
          </table:table-cell>
          <table:table-cell office:value-type="float" office:value="0.658501364609589" calcext:value-type="float">
            <text:p>0.658501364609589</text:p>
          </table:table-cell>
          <table:table-cell office:value-type="float" office:value="-0.488456129472161" calcext:value-type="float">
            <text:p>-0.48845612947216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5054595152657" calcext:value-type="float">
            <text:p>3.05054595152657</text:p>
          </table:table-cell>
          <table:table-cell office:value-type="float" office:value="0.131644716382895" calcext:value-type="float">
            <text:p>0.131644716382895</text:p>
          </table:table-cell>
          <table:table-cell office:value-type="float" office:value="0.24959584692697" calcext:value-type="float">
            <text:p>0.24959584692697</text:p>
          </table:table-cell>
          <table:table-cell office:value-type="float" office:value="-0.0216854700794623" calcext:value-type="float">
            <text:p>-0.021685470079462</text:p>
          </table:table-cell>
          <table:table-cell office:value-type="float" office:value="1.30519921225834" calcext:value-type="float">
            <text:p>1.305199212258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1919348074768" calcext:value-type="float">
            <text:p>4.31919348074768</text:p>
          </table:table-cell>
          <table:table-cell office:value-type="float" office:value="1.59396329254254" calcext:value-type="float">
            <text:p>1.59396329254254</text:p>
          </table:table-cell>
          <table:table-cell office:value-type="float" office:value="0.191171389301318" calcext:value-type="float">
            <text:p>0.191171389301318</text:p>
          </table:table-cell>
          <table:table-cell office:value-type="float" office:value="1.26378147847557" calcext:value-type="float">
            <text:p>1.26378147847557</text:p>
          </table:table-cell>
          <table:table-cell office:value-type="float" office:value="0.298395199576776" calcext:value-type="float">
            <text:p>0.29839519957677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24781454451" calcext:value-type="float">
            <text:p>4.124781454451</text:p>
          </table:table-cell>
          <table:table-cell office:value-type="float" office:value="0.781302210180068" calcext:value-type="float">
            <text:p>0.781302210180068</text:p>
          </table:table-cell>
          <table:table-cell office:value-type="float" office:value="0.449663967875062" calcext:value-type="float">
            <text:p>0.449663967875062</text:p>
          </table:table-cell>
          <table:table-cell office:value-type="float" office:value="0.776475264641645" calcext:value-type="float">
            <text:p>0.776475264641645</text:p>
          </table:table-cell>
          <table:table-cell office:value-type="float" office:value="0.580632233446988" calcext:value-type="float">
            <text:p>0.58063223344698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8369264868875" calcext:value-type="float">
            <text:p>1.78369264868875</text:p>
          </table:table-cell>
          <table:table-cell office:value-type="float" office:value="-0.937513877456864" calcext:value-type="float">
            <text:p>-0.937513877456864</text:p>
          </table:table-cell>
          <table:table-cell office:value-type="float" office:value="0.819938260021463" calcext:value-type="float">
            <text:p>0.819938260021463</text:p>
          </table:table-cell>
          <table:table-cell office:value-type="float" office:value="0.667267810906394" calcext:value-type="float">
            <text:p>0.667267810906394</text:p>
          </table:table-cell>
          <table:table-cell office:value-type="float" office:value="-0.00295431440652222" calcext:value-type="float">
            <text:p>-0.00295431440652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897042187837514" calcext:value-type="float">
            <text:p>0.897042187837514</text:p>
          </table:table-cell>
          <table:table-cell office:value-type="float" office:value="-0.0303453570969884" calcext:value-type="float">
            <text:p>-0.030345357096989</text:p>
          </table:table-cell>
          <table:table-cell office:value-type="float" office:value="0.504206358189197" calcext:value-type="float">
            <text:p>0.504206358189197</text:p>
          </table:table-cell>
          <table:table-cell office:value-type="float" office:value="0.44346719479607" calcext:value-type="float">
            <text:p>0.44346719479607</text:p>
          </table:table-cell>
          <table:table-cell office:value-type="float" office:value="-0.0166929319556792" calcext:value-type="float">
            <text:p>-0.01669293195567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9348405604227" calcext:value-type="float">
            <text:p>3.49348405604227</text:p>
          </table:table-cell>
          <table:table-cell office:value-type="float" office:value="2.0691140619012" calcext:value-type="float">
            <text:p>2.0691140619012</text:p>
          </table:table-cell>
          <table:table-cell office:value-type="float" office:value="0.742521031500254" calcext:value-type="float">
            <text:p>0.742521031500254</text:p>
          </table:table-cell>
          <table:table-cell office:value-type="float" office:value="-1.41834380022407" calcext:value-type="float">
            <text:p>-1.41834380022407</text:p>
          </table:table-cell>
          <table:table-cell office:value-type="float" office:value="1.91360644662565" calcext:value-type="float">
            <text:p>1.913606446625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15664153046" calcext:value-type="float">
            <text:p>2.715664153046</text:p>
          </table:table-cell>
          <table:table-cell office:value-type="float" office:value="0.915449224028539" calcext:value-type="float">
            <text:p>0.915449224028539</text:p>
          </table:table-cell>
          <table:table-cell office:value-type="float" office:value="0.0613803252973406" calcext:value-type="float">
            <text:p>0.061380325297341</text:p>
          </table:table-cell>
          <table:table-cell office:value-type="float" office:value="-2.16379496589198" calcext:value-type="float">
            <text:p>-2.16379496589198</text:p>
          </table:table-cell>
          <table:table-cell office:value-type="float" office:value="-0.290738581065492" calcext:value-type="float">
            <text:p>-0.2907385810654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8477544760399" calcext:value-type="float">
            <text:p>2.58477544760399</text:p>
          </table:table-cell>
          <table:table-cell office:value-type="float" office:value="0.426476644805645" calcext:value-type="float">
            <text:p>0.426476644805645</text:p>
          </table:table-cell>
          <table:table-cell office:value-type="float" office:value="1.46719446723782" calcext:value-type="float">
            <text:p>1.46719446723782</text:p>
          </table:table-cell>
          <table:table-cell office:value-type="float" office:value="0.656717489010283" calcext:value-type="float">
            <text:p>0.656717489010283</text:p>
          </table:table-cell>
          <table:table-cell office:value-type="float" office:value="-0.146029621002633" calcext:value-type="float">
            <text:p>-0.1460296210026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6746625865809" calcext:value-type="float">
            <text:p>2.76746625865809</text:p>
          </table:table-cell>
          <table:table-cell office:value-type="float" office:value="-0.0512499332781896" calcext:value-type="float">
            <text:p>-0.05124993327819</text:p>
          </table:table-cell>
          <table:table-cell office:value-type="float" office:value="1.3028714613287" calcext:value-type="float">
            <text:p>1.3028714613287</text:p>
          </table:table-cell>
          <table:table-cell office:value-type="float" office:value="0.758777539534851" calcext:value-type="float">
            <text:p>0.758777539534851</text:p>
          </table:table-cell>
          <table:table-cell office:value-type="float" office:value="-0.0667291038991076" calcext:value-type="float">
            <text:p>-0.0667291038991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2948449088573" calcext:value-type="float">
            <text:p>3.32948449088573</text:p>
          </table:table-cell>
          <table:table-cell office:value-type="float" office:value="1.16016414335929" calcext:value-type="float">
            <text:p>1.16016414335929</text:p>
          </table:table-cell>
          <table:table-cell office:value-type="float" office:value="0.930621561349413" calcext:value-type="float">
            <text:p>0.930621561349413</text:p>
          </table:table-cell>
          <table:table-cell office:value-type="float" office:value="-1.14350220101184" calcext:value-type="float">
            <text:p>-1.14350220101184</text:p>
          </table:table-cell>
          <table:table-cell office:value-type="float" office:value="-0.927379713026717" calcext:value-type="float">
            <text:p>-0.9273797130267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1728983240014" calcext:value-type="float">
            <text:p>1.71728983240014</text:p>
          </table:table-cell>
          <table:table-cell office:value-type="float" office:value="-0.40456106634584" calcext:value-type="float">
            <text:p>-0.40456106634584</text:p>
          </table:table-cell>
          <table:table-cell office:value-type="float" office:value="0.183030208698671" calcext:value-type="float">
            <text:p>0.183030208698671</text:p>
          </table:table-cell>
          <table:table-cell office:value-type="float" office:value="0.191840210192327" calcext:value-type="float">
            <text:p>0.191840210192327</text:p>
          </table:table-cell>
          <table:table-cell office:value-type="float" office:value="-0.135184950691463" calcext:value-type="float">
            <text:p>-0.13518495069146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1374259109569" calcext:value-type="float">
            <text:p>3.61374259109569</text:p>
          </table:table-cell>
          <table:table-cell office:value-type="float" office:value="0.0977409755396571" calcext:value-type="float">
            <text:p>0.097740975539657</text:p>
          </table:table-cell>
          <table:table-cell office:value-type="float" office:value="1.57442818310588" calcext:value-type="float">
            <text:p>1.57442818310588</text:p>
          </table:table-cell>
          <table:table-cell office:value-type="float" office:value="0.734842091332789" calcext:value-type="float">
            <text:p>0.734842091332789</text:p>
          </table:table-cell>
          <table:table-cell office:value-type="float" office:value="0.90035373319799" calcext:value-type="float">
            <text:p>0.900353733197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5064911614724" calcext:value-type="float">
            <text:p>2.55064911614724</text:p>
          </table:table-cell>
          <table:table-cell office:value-type="float" office:value="1.12532962760994" calcext:value-type="float">
            <text:p>1.12532962760994</text:p>
          </table:table-cell>
          <table:table-cell office:value-type="float" office:value="1.47425169472908" calcext:value-type="float">
            <text:p>1.47425169472908</text:p>
          </table:table-cell>
          <table:table-cell office:value-type="float" office:value="-0.871152856383176" calcext:value-type="float">
            <text:p>-0.871152856383176</text:p>
          </table:table-cell>
          <table:table-cell office:value-type="float" office:value="-0.467776518629444" calcext:value-type="float">
            <text:p>-0.4677765186294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1901259708942" calcext:value-type="float">
            <text:p>3.11901259708942</text:p>
          </table:table-cell>
          <table:table-cell office:value-type="float" office:value="1.42896416139754" calcext:value-type="float">
            <text:p>1.42896416139754</text:p>
          </table:table-cell>
          <table:table-cell office:value-type="float" office:value="0.205458315559084" calcext:value-type="float">
            <text:p>0.205458315559084</text:p>
          </table:table-cell>
          <table:table-cell office:value-type="float" office:value="-2.03374750050309" calcext:value-type="float">
            <text:p>-2.03374750050309</text:p>
          </table:table-cell>
          <table:table-cell office:value-type="float" office:value="-0.127608385385929" calcext:value-type="float">
            <text:p>-0.12760838538592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9051000536697" calcext:value-type="float">
            <text:p>1.29051000536697</text:p>
          </table:table-cell>
          <table:table-cell office:value-type="float" office:value="0.141898289224149" calcext:value-type="float">
            <text:p>0.141898289224149</text:p>
          </table:table-cell>
          <table:table-cell office:value-type="float" office:value="0.67814889591765" calcext:value-type="float">
            <text:p>0.67814889591765</text:p>
          </table:table-cell>
          <table:table-cell office:value-type="float" office:value="-0.00157194246829496" calcext:value-type="float">
            <text:p>-0.001571942468295</text:p>
          </table:table-cell>
          <table:table-cell office:value-type="float" office:value="-0.527944070065201" calcext:value-type="float">
            <text:p>-0.5279440700652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0122394175109" calcext:value-type="float">
            <text:p>2.90122394175109</text:p>
          </table:table-cell>
          <table:table-cell office:value-type="float" office:value="0.601488228847132" calcext:value-type="float">
            <text:p>0.601488228847132</text:p>
          </table:table-cell>
          <table:table-cell office:value-type="float" office:value="1.94950504479018" calcext:value-type="float">
            <text:p>1.94950504479018</text:p>
          </table:table-cell>
          <table:table-cell office:value-type="float" office:value="1.31408466843077" calcext:value-type="float">
            <text:p>1.31408466843077</text:p>
          </table:table-cell>
          <table:table-cell office:value-type="float" office:value="0.399580500482767" calcext:value-type="float">
            <text:p>0.39958050048276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53539914272863" calcext:value-type="float">
            <text:p>6.53539914272863</text:p>
          </table:table-cell>
          <table:table-cell office:value-type="float" office:value="1.31322944718241" calcext:value-type="float">
            <text:p>1.31322944718241</text:p>
          </table:table-cell>
          <table:table-cell office:value-type="float" office:value="-0.678705139701379" calcext:value-type="float">
            <text:p>-0.678705139701379</text:p>
          </table:table-cell>
          <table:table-cell office:value-type="float" office:value="-0.0470365169925496" calcext:value-type="float">
            <text:p>-0.04703651699255</text:p>
          </table:table-cell>
          <table:table-cell office:value-type="float" office:value="0.300706727804354" calcext:value-type="float">
            <text:p>0.3007067278043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2133981847348" calcext:value-type="float">
            <text:p>3.92133981847348</text:p>
          </table:table-cell>
          <table:table-cell office:value-type="float" office:value="1.54450569827619" calcext:value-type="float">
            <text:p>1.54450569827619</text:p>
          </table:table-cell>
          <table:table-cell office:value-type="float" office:value="-1.06632614067829" calcext:value-type="float">
            <text:p>-1.06632614067829</text:p>
          </table:table-cell>
          <table:table-cell office:value-type="float" office:value="0.666093993748384" calcext:value-type="float">
            <text:p>0.666093993748384</text:p>
          </table:table-cell>
          <table:table-cell office:value-type="float" office:value="0.399372756653146" calcext:value-type="float">
            <text:p>0.39937275665314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1966779937255" calcext:value-type="float">
            <text:p>2.51966779937255</text:p>
          </table:table-cell>
          <table:table-cell office:value-type="float" office:value="0.710732571803582" calcext:value-type="float">
            <text:p>0.710732571803582</text:p>
          </table:table-cell>
          <table:table-cell office:value-type="float" office:value="0.965377626060008" calcext:value-type="float">
            <text:p>0.965377626060008</text:p>
          </table:table-cell>
          <table:table-cell office:value-type="float" office:value="-1.15567034757604" calcext:value-type="float">
            <text:p>-1.15567034757604</text:p>
          </table:table-cell>
          <table:table-cell office:value-type="float" office:value="0.0199633910403414" calcext:value-type="float">
            <text:p>0.0199633910403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7124127580994" calcext:value-type="float">
            <text:p>2.47124127580994</text:p>
          </table:table-cell>
          <table:table-cell office:value-type="float" office:value="0.514305543257562" calcext:value-type="float">
            <text:p>0.514305543257562</text:p>
          </table:table-cell>
          <table:table-cell office:value-type="float" office:value="1.71786071404091" calcext:value-type="float">
            <text:p>1.71786071404091</text:p>
          </table:table-cell>
          <table:table-cell office:value-type="float" office:value="1.09297156171702" calcext:value-type="float">
            <text:p>1.09297156171702</text:p>
          </table:table-cell>
          <table:table-cell office:value-type="float" office:value="-0.535829043229733" calcext:value-type="float">
            <text:p>-0.5358290432297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2935577989325" calcext:value-type="float">
            <text:p>2.52935577989325</text:p>
          </table:table-cell>
          <table:table-cell office:value-type="float" office:value="0.35094851695904" calcext:value-type="float">
            <text:p>0.35094851695904</text:p>
          </table:table-cell>
          <table:table-cell office:value-type="float" office:value="1.39123528863715" calcext:value-type="float">
            <text:p>1.39123528863715</text:p>
          </table:table-cell>
          <table:table-cell office:value-type="float" office:value="0.466789758223954" calcext:value-type="float">
            <text:p>0.466789758223954</text:p>
          </table:table-cell>
          <table:table-cell office:value-type="float" office:value="-0.197911545935124" calcext:value-type="float">
            <text:p>-0.1979115459351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9409733509493" calcext:value-type="float">
            <text:p>3.29409733509493</text:p>
          </table:table-cell>
          <table:table-cell office:value-type="float" office:value="1.6947026177966" calcext:value-type="float">
            <text:p>1.6947026177966</text:p>
          </table:table-cell>
          <table:table-cell office:value-type="float" office:value="1.87437727227342" calcext:value-type="float">
            <text:p>1.87437727227342</text:p>
          </table:table-cell>
          <table:table-cell office:value-type="float" office:value="0.641051035759614" calcext:value-type="float">
            <text:p>0.641051035759614</text:p>
          </table:table-cell>
          <table:table-cell office:value-type="float" office:value="-0.437301124972491" calcext:value-type="float">
            <text:p>-0.4373011249724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3887305146368" calcext:value-type="float">
            <text:p>2.53887305146368</text:p>
          </table:table-cell>
          <table:table-cell office:value-type="float" office:value="0.601499910618516" calcext:value-type="float">
            <text:p>0.601499910618516</text:p>
          </table:table-cell>
          <table:table-cell office:value-type="float" office:value="0.814570856140806" calcext:value-type="float">
            <text:p>0.814570856140806</text:p>
          </table:table-cell>
          <table:table-cell office:value-type="float" office:value="0.878924605970377" calcext:value-type="float">
            <text:p>0.878924605970377</text:p>
          </table:table-cell>
          <table:table-cell office:value-type="float" office:value="-0.588575925285556" calcext:value-type="float">
            <text:p>-0.5885759252855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4304637422069" calcext:value-type="float">
            <text:p>2.24304637422069</text:p>
          </table:table-cell>
          <table:table-cell office:value-type="float" office:value="0.786241152371093" calcext:value-type="float">
            <text:p>0.786241152371093</text:p>
          </table:table-cell>
          <table:table-cell office:value-type="float" office:value="1.5406914601888" calcext:value-type="float">
            <text:p>1.5406914601888</text:p>
          </table:table-cell>
          <table:table-cell office:value-type="float" office:value="1.30173160649551" calcext:value-type="float">
            <text:p>1.30173160649551</text:p>
          </table:table-cell>
          <table:table-cell office:value-type="float" office:value="-0.350676286575854" calcext:value-type="float">
            <text:p>-0.35067628657585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5037763942491" calcext:value-type="float">
            <text:p>6.5037763942491</text:p>
          </table:table-cell>
          <table:table-cell office:value-type="float" office:value="2.167571679331" calcext:value-type="float">
            <text:p>2.167571679331</text:p>
          </table:table-cell>
          <table:table-cell office:value-type="float" office:value="4.41799501659401" calcext:value-type="float">
            <text:p>4.41799501659401</text:p>
          </table:table-cell>
          <table:table-cell office:value-type="float" office:value="-0.229248806523533" calcext:value-type="float">
            <text:p>-0.229248806523533</text:p>
          </table:table-cell>
          <table:table-cell office:value-type="float" office:value="-0.221393638564543" calcext:value-type="float">
            <text:p>-0.22139363856454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6838550361128" calcext:value-type="float">
            <text:p>2.56838550361128</text:p>
          </table:table-cell>
          <table:table-cell office:value-type="float" office:value="0.437408995480858" calcext:value-type="float">
            <text:p>0.437408995480858</text:p>
          </table:table-cell>
          <table:table-cell office:value-type="float" office:value="1.36679324901431" calcext:value-type="float">
            <text:p>1.36679324901431</text:p>
          </table:table-cell>
          <table:table-cell office:value-type="float" office:value="0.696348107715527" calcext:value-type="float">
            <text:p>0.696348107715527</text:p>
          </table:table-cell>
          <table:table-cell office:value-type="float" office:value="-0.554770086743184" calcext:value-type="float">
            <text:p>-0.55477008674318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00896995287647" calcext:value-type="float">
            <text:p>4.00896995287647</text:p>
          </table:table-cell>
          <table:table-cell office:value-type="float" office:value="1.88340911805037" calcext:value-type="float">
            <text:p>1.88340911805037</text:p>
          </table:table-cell>
          <table:table-cell office:value-type="float" office:value="0.554390590121006" calcext:value-type="float">
            <text:p>0.554390590121006</text:p>
          </table:table-cell>
          <table:table-cell office:value-type="float" office:value="-5.84179732497654" calcext:value-type="float">
            <text:p>-5.84179732497654</text:p>
          </table:table-cell>
          <table:table-cell office:value-type="float" office:value="-1.00090007156475" calcext:value-type="float">
            <text:p>-1.000900071564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571228078066" calcext:value-type="float">
            <text:p>2.9571228078066</text:p>
          </table:table-cell>
          <table:table-cell office:value-type="float" office:value="0.608166817927179" calcext:value-type="float">
            <text:p>0.608166817927179</text:p>
          </table:table-cell>
          <table:table-cell office:value-type="float" office:value="1.90634487293409" calcext:value-type="float">
            <text:p>1.90634487293409</text:p>
          </table:table-cell>
          <table:table-cell office:value-type="float" office:value="1.41938476930566" calcext:value-type="float">
            <text:p>1.41938476930566</text:p>
          </table:table-cell>
          <table:table-cell office:value-type="float" office:value="-1.23477451887642" calcext:value-type="float">
            <text:p>-1.234774518876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7111892985674" calcext:value-type="float">
            <text:p>4.37111892985674</text:p>
          </table:table-cell>
          <table:table-cell office:value-type="float" office:value="2.35069544087794" calcext:value-type="float">
            <text:p>2.35069544087794</text:p>
          </table:table-cell>
          <table:table-cell office:value-type="float" office:value="2.60422797724488" calcext:value-type="float">
            <text:p>2.60422797724488</text:p>
          </table:table-cell>
          <table:table-cell office:value-type="float" office:value="-1.77904001055447" calcext:value-type="float">
            <text:p>-1.77904001055447</text:p>
          </table:table-cell>
          <table:table-cell office:value-type="float" office:value="-1.51183999217569" calcext:value-type="float">
            <text:p>-1.5118399921756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7422356003574" calcext:value-type="float">
            <text:p>2.27422356003574</text:p>
          </table:table-cell>
          <table:table-cell office:value-type="float" office:value="0.388529276571195" calcext:value-type="float">
            <text:p>0.388529276571195</text:p>
          </table:table-cell>
          <table:table-cell office:value-type="float" office:value="0.430699589251776" calcext:value-type="float">
            <text:p>0.430699589251776</text:p>
          </table:table-cell>
          <table:table-cell office:value-type="float" office:value="0.501139938040309" calcext:value-type="float">
            <text:p>0.501139938040309</text:p>
          </table:table-cell>
          <table:table-cell office:value-type="float" office:value="-0.7720897257687" calcext:value-type="float">
            <text:p>-0.77208972576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4831607270623" calcext:value-type="float">
            <text:p>3.94831607270623</text:p>
          </table:table-cell>
          <table:table-cell office:value-type="float" office:value="1.74661075990576" calcext:value-type="float">
            <text:p>1.74661075990576</text:p>
          </table:table-cell>
          <table:table-cell office:value-type="float" office:value="2.05181070791503" calcext:value-type="float">
            <text:p>2.05181070791503</text:p>
          </table:table-cell>
          <table:table-cell office:value-type="float" office:value="-0.441185573992688" calcext:value-type="float">
            <text:p>-0.441185573992688</text:p>
          </table:table-cell>
          <table:table-cell office:value-type="float" office:value="-1.56367277335707" calcext:value-type="float">
            <text:p>-1.563672773357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59528145793805" calcext:value-type="float">
            <text:p>6.59528145793805</text:p>
          </table:table-cell>
          <table:table-cell office:value-type="float" office:value="2.80493557647028" calcext:value-type="float">
            <text:p>2.80493557647028</text:p>
          </table:table-cell>
          <table:table-cell office:value-type="float" office:value="0.883774191680762" calcext:value-type="float">
            <text:p>0.883774191680762</text:p>
          </table:table-cell>
          <table:table-cell office:value-type="float" office:value="-0.809524639190029" calcext:value-type="float">
            <text:p>-0.809524639190029</text:p>
          </table:table-cell>
          <table:table-cell office:value-type="float" office:value="-0.184032946245426" calcext:value-type="float">
            <text:p>-0.1840329462454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3188489966501" calcext:value-type="float">
            <text:p>3.43188489966501</text:p>
          </table:table-cell>
          <table:table-cell office:value-type="float" office:value="1.81154655480616" calcext:value-type="float">
            <text:p>1.81154655480616</text:p>
          </table:table-cell>
          <table:table-cell office:value-type="float" office:value="1.55385247034369" calcext:value-type="float">
            <text:p>1.55385247034369</text:p>
          </table:table-cell>
          <table:table-cell office:value-type="float" office:value="-0.135092529264902" calcext:value-type="float">
            <text:p>-0.135092529264902</text:p>
          </table:table-cell>
          <table:table-cell office:value-type="float" office:value="-0.221745812586652" calcext:value-type="float">
            <text:p>-0.22174581258665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45317154125975" calcext:value-type="float">
            <text:p>5.45317154125975</text:p>
          </table:table-cell>
          <table:table-cell office:value-type="float" office:value="2.66368831780189" calcext:value-type="float">
            <text:p>2.66368831780189</text:p>
          </table:table-cell>
          <table:table-cell office:value-type="float" office:value="-0.413054427024701" calcext:value-type="float">
            <text:p>-0.413054427024701</text:p>
          </table:table-cell>
          <table:table-cell office:value-type="float" office:value="1.11091855817865" calcext:value-type="float">
            <text:p>1.11091855817865</text:p>
          </table:table-cell>
          <table:table-cell office:value-type="float" office:value="0.739153736954328" calcext:value-type="float">
            <text:p>0.73915373695432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4492519170379" calcext:value-type="float">
            <text:p>1.64492519170379</text:p>
          </table:table-cell>
          <table:table-cell office:value-type="float" office:value="0.579641881558899" calcext:value-type="float">
            <text:p>0.579641881558899</text:p>
          </table:table-cell>
          <table:table-cell office:value-type="float" office:value="0.949599934071536" calcext:value-type="float">
            <text:p>0.949599934071536</text:p>
          </table:table-cell>
          <table:table-cell office:value-type="float" office:value="0.553881395465179" calcext:value-type="float">
            <text:p>0.553881395465179</text:p>
          </table:table-cell>
          <table:table-cell office:value-type="float" office:value="-0.20287191622273" calcext:value-type="float">
            <text:p>-0.2028719162227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34059660636419" calcext:value-type="float">
            <text:p>5.34059660636419</text:p>
          </table:table-cell>
          <table:table-cell office:value-type="float" office:value="1.66987798465207" calcext:value-type="float">
            <text:p>1.66987798465207</text:p>
          </table:table-cell>
          <table:table-cell office:value-type="float" office:value="3.04060787223974" calcext:value-type="float">
            <text:p>3.04060787223974</text:p>
          </table:table-cell>
          <table:table-cell office:value-type="float" office:value="2.65217785456913" calcext:value-type="float">
            <text:p>2.65217785456913</text:p>
          </table:table-cell>
          <table:table-cell office:value-type="float" office:value="-1.88548315247202" calcext:value-type="float">
            <text:p>-1.8854831524720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653554755484" calcext:value-type="float">
            <text:p>3.3653554755484</text:p>
          </table:table-cell>
          <table:table-cell office:value-type="float" office:value="1.01222403301114" calcext:value-type="float">
            <text:p>1.01222403301114</text:p>
          </table:table-cell>
          <table:table-cell office:value-type="float" office:value="2.24045852481204" calcext:value-type="float">
            <text:p>2.24045852481204</text:p>
          </table:table-cell>
          <table:table-cell office:value-type="float" office:value="1.52439871211325" calcext:value-type="float">
            <text:p>1.52439871211325</text:p>
          </table:table-cell>
          <table:table-cell office:value-type="float" office:value="0.502660426838405" calcext:value-type="float">
            <text:p>0.5026604268384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2664144941133" calcext:value-type="float">
            <text:p>1.32664144941133</text:p>
          </table:table-cell>
          <table:table-cell office:value-type="float" office:value="0.405756165120928" calcext:value-type="float">
            <text:p>0.405756165120928</text:p>
          </table:table-cell>
          <table:table-cell office:value-type="float" office:value="0.446161896471274" calcext:value-type="float">
            <text:p>0.446161896471274</text:p>
          </table:table-cell>
          <table:table-cell office:value-type="float" office:value="0.389906394627793" calcext:value-type="float">
            <text:p>0.389906394627793</text:p>
          </table:table-cell>
          <table:table-cell office:value-type="float" office:value="0.0186252428799777" calcext:value-type="float">
            <text:p>0.0186252428799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026167034575" calcext:value-type="float">
            <text:p>3.0026167034575</text:p>
          </table:table-cell>
          <table:table-cell office:value-type="float" office:value="1.27168447387819" calcext:value-type="float">
            <text:p>1.27168447387819</text:p>
          </table:table-cell>
          <table:table-cell office:value-type="float" office:value="0.199142412586892" calcext:value-type="float">
            <text:p>0.199142412586892</text:p>
          </table:table-cell>
          <table:table-cell office:value-type="float" office:value="0.850259046506698" calcext:value-type="float">
            <text:p>0.850259046506698</text:p>
          </table:table-cell>
          <table:table-cell office:value-type="float" office:value="2.01515050266852" calcext:value-type="float">
            <text:p>2.0151505026685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7085791648235" calcext:value-type="float">
            <text:p>3.67085791648235</text:p>
          </table:table-cell>
          <table:table-cell office:value-type="float" office:value="1.39828665322163" calcext:value-type="float">
            <text:p>1.39828665322163</text:p>
          </table:table-cell>
          <table:table-cell office:value-type="float" office:value="3.0368555213175" calcext:value-type="float">
            <text:p>3.0368555213175</text:p>
          </table:table-cell>
          <table:table-cell office:value-type="float" office:value="2.40445180692741" calcext:value-type="float">
            <text:p>2.40445180692741</text:p>
          </table:table-cell>
          <table:table-cell office:value-type="float" office:value="0.0107893435200504" calcext:value-type="float">
            <text:p>0.010789343520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8266902415645" calcext:value-type="float">
            <text:p>2.68266902415645</text:p>
          </table:table-cell>
          <table:table-cell office:value-type="float" office:value="0.559819286685678" calcext:value-type="float">
            <text:p>0.559819286685678</text:p>
          </table:table-cell>
          <table:table-cell office:value-type="float" office:value="1.15663743806851" calcext:value-type="float">
            <text:p>1.15663743806851</text:p>
          </table:table-cell>
          <table:table-cell office:value-type="float" office:value="0.983357100216425" calcext:value-type="float">
            <text:p>0.983357100216425</text:p>
          </table:table-cell>
          <table:table-cell office:value-type="float" office:value="-0.312294684483624" calcext:value-type="float">
            <text:p>-0.3122946844836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418457557165" calcext:value-type="float">
            <text:p>3.2418457557165</text:p>
          </table:table-cell>
          <table:table-cell office:value-type="float" office:value="1.08052040861536" calcext:value-type="float">
            <text:p>1.08052040861536</text:p>
          </table:table-cell>
          <table:table-cell office:value-type="float" office:value="2.39661146321014" calcext:value-type="float">
            <text:p>2.39661146321014</text:p>
          </table:table-cell>
          <table:table-cell office:value-type="float" office:value="1.74445514170369" calcext:value-type="float">
            <text:p>1.74445514170369</text:p>
          </table:table-cell>
          <table:table-cell office:value-type="float" office:value="-1.57827375209993" calcext:value-type="float">
            <text:p>-1.578273752099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6847909325399" calcext:value-type="float">
            <text:p>3.86847909325399</text:p>
          </table:table-cell>
          <table:table-cell office:value-type="float" office:value="1.96269140501397" calcext:value-type="float">
            <text:p>1.96269140501397</text:p>
          </table:table-cell>
          <table:table-cell office:value-type="float" office:value="2.23097032447475" calcext:value-type="float">
            <text:p>2.23097032447475</text:p>
          </table:table-cell>
          <table:table-cell office:value-type="float" office:value="-2.32586613630152" calcext:value-type="float">
            <text:p>-2.32586613630152</text:p>
          </table:table-cell>
          <table:table-cell office:value-type="float" office:value="-0.817500079540623" calcext:value-type="float">
            <text:p>-0.81750007954062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2795164889405" calcext:value-type="float">
            <text:p>4.92795164889405</text:p>
          </table:table-cell>
          <table:table-cell office:value-type="float" office:value="2.31505373158404" calcext:value-type="float">
            <text:p>2.31505373158404</text:p>
          </table:table-cell>
          <table:table-cell office:value-type="float" office:value="0.673945283932992" calcext:value-type="float">
            <text:p>0.673945283932992</text:p>
          </table:table-cell>
          <table:table-cell office:value-type="float" office:value="0.757157792767414" calcext:value-type="float">
            <text:p>0.757157792767414</text:p>
          </table:table-cell>
          <table:table-cell office:value-type="float" office:value="-1.22178356147993" calcext:value-type="float">
            <text:p>-1.2217835614799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8829395927334" calcext:value-type="float">
            <text:p>1.08829395927334</text:p>
          </table:table-cell>
          <table:table-cell office:value-type="float" office:value="0.306065827824944" calcext:value-type="float">
            <text:p>0.306065827824944</text:p>
          </table:table-cell>
          <table:table-cell office:value-type="float" office:value="0.402535529786935" calcext:value-type="float">
            <text:p>0.402535529786935</text:p>
          </table:table-cell>
          <table:table-cell office:value-type="float" office:value="0.36313994181912" calcext:value-type="float">
            <text:p>0.36313994181912</text:p>
          </table:table-cell>
          <table:table-cell office:value-type="float" office:value="0.387404404258819" calcext:value-type="float">
            <text:p>0.38740440425881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08424947822371" calcext:value-type="float">
            <text:p>6.08424947822371</text:p>
          </table:table-cell>
          <table:table-cell office:value-type="float" office:value="1.8990438230079" calcext:value-type="float">
            <text:p>1.8990438230079</text:p>
          </table:table-cell>
          <table:table-cell office:value-type="float" office:value="-0.217515017630125" calcext:value-type="float">
            <text:p>-0.217515017630125</text:p>
          </table:table-cell>
          <table:table-cell office:value-type="float" office:value="-0.647233687500106" calcext:value-type="float">
            <text:p>-0.647233687500106</text:p>
          </table:table-cell>
          <table:table-cell office:value-type="float" office:value="-0.846790466695371" calcext:value-type="float">
            <text:p>-0.8467904666953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7943503087963" calcext:value-type="float">
            <text:p>3.07943503087963</text:p>
          </table:table-cell>
          <table:table-cell office:value-type="float" office:value="1.63432420613197" calcext:value-type="float">
            <text:p>1.63432420613197</text:p>
          </table:table-cell>
          <table:table-cell office:value-type="float" office:value="1.97946550389697" calcext:value-type="float">
            <text:p>1.97946550389697</text:p>
          </table:table-cell>
          <table:table-cell office:value-type="float" office:value="2.19949310023036" calcext:value-type="float">
            <text:p>2.19949310023036</text:p>
          </table:table-cell>
          <table:table-cell office:value-type="float" office:value="-0.431628095003301" calcext:value-type="float">
            <text:p>-0.4316280950033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5564277644215" calcext:value-type="float">
            <text:p>3.75564277644215</text:p>
          </table:table-cell>
          <table:table-cell office:value-type="float" office:value="0.847186358856963" calcext:value-type="float">
            <text:p>0.847186358856963</text:p>
          </table:table-cell>
          <table:table-cell office:value-type="float" office:value="1.8176938522977" calcext:value-type="float">
            <text:p>1.8176938522977</text:p>
          </table:table-cell>
          <table:table-cell office:value-type="float" office:value="1.48974358465382" calcext:value-type="float">
            <text:p>1.48974358465382</text:p>
          </table:table-cell>
          <table:table-cell office:value-type="float" office:value="-0.468854159718668" calcext:value-type="float">
            <text:p>-0.4688541597186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9399674512582" calcext:value-type="float">
            <text:p>3.89399674512582</text:p>
          </table:table-cell>
          <table:table-cell office:value-type="float" office:value="2.012985849087" calcext:value-type="float">
            <text:p>2.012985849087</text:p>
          </table:table-cell>
          <table:table-cell office:value-type="float" office:value="1.04469185245325" calcext:value-type="float">
            <text:p>1.04469185245325</text:p>
          </table:table-cell>
          <table:table-cell office:value-type="float" office:value="-2.08338502004943" calcext:value-type="float">
            <text:p>-2.08338502004943</text:p>
          </table:table-cell>
          <table:table-cell office:value-type="float" office:value="-0.495486831435918" calcext:value-type="float">
            <text:p>-0.4954868314359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1627441590184" calcext:value-type="float">
            <text:p>3.71627441590184</text:p>
          </table:table-cell>
          <table:table-cell office:value-type="float" office:value="0.510544977395406" calcext:value-type="float">
            <text:p>0.510544977395406</text:p>
          </table:table-cell>
          <table:table-cell office:value-type="float" office:value="1.5353920161838" calcext:value-type="float">
            <text:p>1.5353920161838</text:p>
          </table:table-cell>
          <table:table-cell office:value-type="float" office:value="1.99345839044053" calcext:value-type="float">
            <text:p>1.99345839044053</text:p>
          </table:table-cell>
          <table:table-cell office:value-type="float" office:value="1.21008558424933" calcext:value-type="float">
            <text:p>1.210085584249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9610590593755" calcext:value-type="float">
            <text:p>3.29610590593755</text:p>
          </table:table-cell>
          <table:table-cell office:value-type="float" office:value="1.02934399154653" calcext:value-type="float">
            <text:p>1.02934399154653</text:p>
          </table:table-cell>
          <table:table-cell office:value-type="float" office:value="2.25061428465223" calcext:value-type="float">
            <text:p>2.25061428465223</text:p>
          </table:table-cell>
          <table:table-cell office:value-type="float" office:value="0.978087753614172" calcext:value-type="float">
            <text:p>0.978087753614172</text:p>
          </table:table-cell>
          <table:table-cell office:value-type="float" office:value="-0.194737818825071" calcext:value-type="float">
            <text:p>-0.1947378188250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4380974919454" calcext:value-type="float">
            <text:p>2.84380974919454</text:p>
          </table:table-cell>
          <table:table-cell office:value-type="float" office:value="1.20666106107733" calcext:value-type="float">
            <text:p>1.20666106107733</text:p>
          </table:table-cell>
          <table:table-cell office:value-type="float" office:value="0.78390890150595" calcext:value-type="float">
            <text:p>0.78390890150595</text:p>
          </table:table-cell>
          <table:table-cell office:value-type="float" office:value="0.953995488463316" calcext:value-type="float">
            <text:p>0.953995488463316</text:p>
          </table:table-cell>
          <table:table-cell office:value-type="float" office:value="0.321786796881801" calcext:value-type="float">
            <text:p>0.3217867968818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841242870755" calcext:value-type="float">
            <text:p>2.1841242870755</text:p>
          </table:table-cell>
          <table:table-cell office:value-type="float" office:value="0.631884592256323" calcext:value-type="float">
            <text:p>0.631884592256323</text:p>
          </table:table-cell>
          <table:table-cell office:value-type="float" office:value="1.48070851091979" calcext:value-type="float">
            <text:p>1.48070851091979</text:p>
          </table:table-cell>
          <table:table-cell office:value-type="float" office:value="1.10956361547687" calcext:value-type="float">
            <text:p>1.10956361547687</text:p>
          </table:table-cell>
          <table:table-cell office:value-type="float" office:value="-0.497979063921834" calcext:value-type="float">
            <text:p>-0.4979790639218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315208910849" calcext:value-type="float">
            <text:p>1.1315208910849</text:p>
          </table:table-cell>
          <table:table-cell office:value-type="float" office:value="0.269264425490458" calcext:value-type="float">
            <text:p>0.269264425490458</text:p>
          </table:table-cell>
          <table:table-cell office:value-type="float" office:value="0.505688217431728" calcext:value-type="float">
            <text:p>0.505688217431728</text:p>
          </table:table-cell>
          <table:table-cell office:value-type="float" office:value="-0.0732533110896336" calcext:value-type="float">
            <text:p>-0.073253311089634</text:p>
          </table:table-cell>
          <table:table-cell office:value-type="float" office:value="-0.459900258556838" calcext:value-type="float">
            <text:p>-0.45990025855683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3903778588673" calcext:value-type="float">
            <text:p>1.83903778588673</text:p>
          </table:table-cell>
          <table:table-cell office:value-type="float" office:value="0.277120149385934" calcext:value-type="float">
            <text:p>0.277120149385934</text:p>
          </table:table-cell>
          <table:table-cell office:value-type="float" office:value="1.03126420397286" calcext:value-type="float">
            <text:p>1.03126420397286</text:p>
          </table:table-cell>
          <table:table-cell office:value-type="float" office:value="0.848426436004512" calcext:value-type="float">
            <text:p>0.848426436004512</text:p>
          </table:table-cell>
          <table:table-cell office:value-type="float" office:value="-0.142390786082065" calcext:value-type="float">
            <text:p>-0.1423907860820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89221225046432" calcext:value-type="float">
            <text:p>4.89221225046432</text:p>
          </table:table-cell>
          <table:table-cell office:value-type="float" office:value="1.78414492907025" calcext:value-type="float">
            <text:p>1.78414492907025</text:p>
          </table:table-cell>
          <table:table-cell office:value-type="float" office:value="0.844038210373479" calcext:value-type="float">
            <text:p>0.844038210373479</text:p>
          </table:table-cell>
          <table:table-cell office:value-type="float" office:value="1.2858038140915" calcext:value-type="float">
            <text:p>1.2858038140915</text:p>
          </table:table-cell>
          <table:table-cell office:value-type="float" office:value="0.0344212439172973" calcext:value-type="float">
            <text:p>0.03442124391729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643792709752" calcext:value-type="float">
            <text:p>2.4643792709752</text:p>
          </table:table-cell>
          <table:table-cell office:value-type="float" office:value="0.773647965416765" calcext:value-type="float">
            <text:p>0.773647965416765</text:p>
          </table:table-cell>
          <table:table-cell office:value-type="float" office:value="1.27947982715701" calcext:value-type="float">
            <text:p>1.27947982715701</text:p>
          </table:table-cell>
          <table:table-cell office:value-type="float" office:value="1.51618366238995" calcext:value-type="float">
            <text:p>1.51618366238995</text:p>
          </table:table-cell>
          <table:table-cell office:value-type="float" office:value="-0.925978119072764" calcext:value-type="float">
            <text:p>-0.92597811907276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96985629474377" calcext:value-type="float">
            <text:p>5.96985629474377</text:p>
          </table:table-cell>
          <table:table-cell office:value-type="float" office:value="2.01906980876884" calcext:value-type="float">
            <text:p>2.01906980876884</text:p>
          </table:table-cell>
          <table:table-cell office:value-type="float" office:value="-0.311626863715584" calcext:value-type="float">
            <text:p>-0.311626863715584</text:p>
          </table:table-cell>
          <table:table-cell office:value-type="float" office:value="0.524263071390783" calcext:value-type="float">
            <text:p>0.524263071390783</text:p>
          </table:table-cell>
          <table:table-cell office:value-type="float" office:value="2.00259027676959" calcext:value-type="float">
            <text:p>2.002590276769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0353026981641" calcext:value-type="float">
            <text:p>2.90353026981641</text:p>
          </table:table-cell>
          <table:table-cell office:value-type="float" office:value="1.09367783322404" calcext:value-type="float">
            <text:p>1.09367783322404</text:p>
          </table:table-cell>
          <table:table-cell office:value-type="float" office:value="0.625987611438254" calcext:value-type="float">
            <text:p>0.625987611438254</text:p>
          </table:table-cell>
          <table:table-cell office:value-type="float" office:value="0.981601196487441" calcext:value-type="float">
            <text:p>0.981601196487441</text:p>
          </table:table-cell>
          <table:table-cell office:value-type="float" office:value="0.0998890470115312" calcext:value-type="float">
            <text:p>0.0998890470115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2772465218685" calcext:value-type="float">
            <text:p>3.62772465218685</text:p>
          </table:table-cell>
          <table:table-cell office:value-type="float" office:value="1.27120589362995" calcext:value-type="float">
            <text:p>1.27120589362995</text:p>
          </table:table-cell>
          <table:table-cell office:value-type="float" office:value="1.51604419739024" calcext:value-type="float">
            <text:p>1.51604419739024</text:p>
          </table:table-cell>
          <table:table-cell office:value-type="float" office:value="0.828809367657115" calcext:value-type="float">
            <text:p>0.828809367657115</text:p>
          </table:table-cell>
          <table:table-cell office:value-type="float" office:value="-0.573101441400261" calcext:value-type="float">
            <text:p>-0.57310144140026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7209546585731" calcext:value-type="float">
            <text:p>3.07209546585731</text:p>
          </table:table-cell>
          <table:table-cell office:value-type="float" office:value="1.24293879132389" calcext:value-type="float">
            <text:p>1.24293879132389</text:p>
          </table:table-cell>
          <table:table-cell office:value-type="float" office:value="0.348355221164698" calcext:value-type="float">
            <text:p>0.348355221164698</text:p>
          </table:table-cell>
          <table:table-cell office:value-type="float" office:value="-0.85831601940303" calcext:value-type="float">
            <text:p>-0.85831601940303</text:p>
          </table:table-cell>
          <table:table-cell office:value-type="float" office:value="-0.742770769625467" calcext:value-type="float">
            <text:p>-0.74277076962546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1272328016613" calcext:value-type="float">
            <text:p>1.91272328016613</text:p>
          </table:table-cell>
          <table:table-cell office:value-type="float" office:value="0.471206741704812" calcext:value-type="float">
            <text:p>0.471206741704812</text:p>
          </table:table-cell>
          <table:table-cell office:value-type="float" office:value="0.627955221991711" calcext:value-type="float">
            <text:p>0.627955221991711</text:p>
          </table:table-cell>
          <table:table-cell office:value-type="float" office:value="0.524772193475998" calcext:value-type="float">
            <text:p>0.524772193475998</text:p>
          </table:table-cell>
          <table:table-cell office:value-type="float" office:value="-0.00251873203991441" calcext:value-type="float">
            <text:p>-0.0025187320399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0335918531252" calcext:value-type="float">
            <text:p>2.90335918531252</text:p>
          </table:table-cell>
          <table:table-cell office:value-type="float" office:value="0.601699549997209" calcext:value-type="float">
            <text:p>0.601699549997209</text:p>
          </table:table-cell>
          <table:table-cell office:value-type="float" office:value="-0.496592433599596" calcext:value-type="float">
            <text:p>-0.496592433599596</text:p>
          </table:table-cell>
          <table:table-cell office:value-type="float" office:value="0.515187721096862" calcext:value-type="float">
            <text:p>0.515187721096862</text:p>
          </table:table-cell>
          <table:table-cell office:value-type="float" office:value="-0.807460621363383" calcext:value-type="float">
            <text:p>-0.80746062136338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86039471236189" calcext:value-type="float">
            <text:p>5.86039471236189</text:p>
          </table:table-cell>
          <table:table-cell office:value-type="float" office:value="3.11176212980366" calcext:value-type="float">
            <text:p>3.11176212980366</text:p>
          </table:table-cell>
          <table:table-cell office:value-type="float" office:value="2.37468094897788" calcext:value-type="float">
            <text:p>2.37468094897788</text:p>
          </table:table-cell>
          <table:table-cell office:value-type="float" office:value="0.926060402711224" calcext:value-type="float">
            <text:p>0.926060402711224</text:p>
          </table:table-cell>
          <table:table-cell office:value-type="float" office:value="1.81783006754333" calcext:value-type="float">
            <text:p>1.817830067543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5024074586812" calcext:value-type="float">
            <text:p>3.85024074586812</text:p>
          </table:table-cell>
          <table:table-cell office:value-type="float" office:value="1.40080068059813" calcext:value-type="float">
            <text:p>1.40080068059813</text:p>
          </table:table-cell>
          <table:table-cell office:value-type="float" office:value="1.12329105326616" calcext:value-type="float">
            <text:p>1.12329105326616</text:p>
          </table:table-cell>
          <table:table-cell office:value-type="float" office:value="1.71267152016098" calcext:value-type="float">
            <text:p>1.71267152016098</text:p>
          </table:table-cell>
          <table:table-cell office:value-type="float" office:value="0.310752535450834" calcext:value-type="float">
            <text:p>0.3107525354508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3778026033657" calcext:value-type="float">
            <text:p>2.53778026033657</text:p>
          </table:table-cell>
          <table:table-cell office:value-type="float" office:value="0.220184878749601" calcext:value-type="float">
            <text:p>0.220184878749601</text:p>
          </table:table-cell>
          <table:table-cell office:value-type="float" office:value="1.92664151398601" calcext:value-type="float">
            <text:p>1.92664151398601</text:p>
          </table:table-cell>
          <table:table-cell office:value-type="float" office:value="1.01337066758413" calcext:value-type="float">
            <text:p>1.01337066758413</text:p>
          </table:table-cell>
          <table:table-cell office:value-type="float" office:value="-0.42985785785875" calcext:value-type="float">
            <text:p>-0.429857857858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2608297673775" calcext:value-type="float">
            <text:p>5.12608297673775</text:p>
          </table:table-cell>
          <table:table-cell office:value-type="float" office:value="2.87349744183305" calcext:value-type="float">
            <text:p>2.87349744183305</text:p>
          </table:table-cell>
          <table:table-cell office:value-type="float" office:value="-0.496537166787739" calcext:value-type="float">
            <text:p>-0.496537166787739</text:p>
          </table:table-cell>
          <table:table-cell office:value-type="float" office:value="2.54331805247129" calcext:value-type="float">
            <text:p>2.54331805247129</text:p>
          </table:table-cell>
          <table:table-cell office:value-type="float" office:value="-0.264948249900801" calcext:value-type="float">
            <text:p>-0.26494824990080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779957772093038" calcext:value-type="float">
            <text:p>0.779957772093038</text:p>
          </table:table-cell>
          <table:table-cell office:value-type="float" office:value="0.222697978024073" calcext:value-type="float">
            <text:p>0.222697978024073</text:p>
          </table:table-cell>
          <table:table-cell office:value-type="float" office:value="0.67190935487678" calcext:value-type="float">
            <text:p>0.67190935487678</text:p>
          </table:table-cell>
          <table:table-cell office:value-type="float" office:value="0.396169736467489" calcext:value-type="float">
            <text:p>0.396169736467489</text:p>
          </table:table-cell>
          <table:table-cell office:value-type="float" office:value="-0.0322006117416373" calcext:value-type="float">
            <text:p>-0.0322006117416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43156547967543" calcext:value-type="float">
            <text:p>4.43156547967543</text:p>
          </table:table-cell>
          <table:table-cell office:value-type="float" office:value="1.66282437786643" calcext:value-type="float">
            <text:p>1.66282437786643</text:p>
          </table:table-cell>
          <table:table-cell office:value-type="float" office:value="2.19169134373809" calcext:value-type="float">
            <text:p>2.19169134373809</text:p>
          </table:table-cell>
          <table:table-cell office:value-type="float" office:value="1.33153554882168" calcext:value-type="float">
            <text:p>1.33153554882168</text:p>
          </table:table-cell>
          <table:table-cell office:value-type="float" office:value="-0.145026211035448" calcext:value-type="float">
            <text:p>-0.14502621103544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3886728801165" calcext:value-type="float">
            <text:p>2.53886728801165</text:p>
          </table:table-cell>
          <table:table-cell office:value-type="float" office:value="0.457473257290733" calcext:value-type="float">
            <text:p>0.457473257290733</text:p>
          </table:table-cell>
          <table:table-cell office:value-type="float" office:value="1.17430319384153" calcext:value-type="float">
            <text:p>1.17430319384153</text:p>
          </table:table-cell>
          <table:table-cell office:value-type="float" office:value="1.00027496191348" calcext:value-type="float">
            <text:p>1.00027496191348</text:p>
          </table:table-cell>
          <table:table-cell office:value-type="float" office:value="-0.693643279570589" calcext:value-type="float">
            <text:p>-0.6936432795705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6569240016901" calcext:value-type="float">
            <text:p>3.96569240016901</text:p>
          </table:table-cell>
          <table:table-cell office:value-type="float" office:value="1.48352371085927" calcext:value-type="float">
            <text:p>1.48352371085927</text:p>
          </table:table-cell>
          <table:table-cell office:value-type="float" office:value="0.969355012736714" calcext:value-type="float">
            <text:p>0.969355012736714</text:p>
          </table:table-cell>
          <table:table-cell office:value-type="float" office:value="0.568392713086212" calcext:value-type="float">
            <text:p>0.568392713086212</text:p>
          </table:table-cell>
          <table:table-cell office:value-type="float" office:value="1.22383939897029" calcext:value-type="float">
            <text:p>1.2238393989702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7153517910958" calcext:value-type="float">
            <text:p>1.17153517910958</text:p>
          </table:table-cell>
          <table:table-cell office:value-type="float" office:value="0.4553929314671" calcext:value-type="float">
            <text:p>0.4553929314671</text:p>
          </table:table-cell>
          <table:table-cell office:value-type="float" office:value="0.428796255277707" calcext:value-type="float">
            <text:p>0.428796255277707</text:p>
          </table:table-cell>
          <table:table-cell office:value-type="float" office:value="0.203235449820741" calcext:value-type="float">
            <text:p>0.203235449820741</text:p>
          </table:table-cell>
          <table:table-cell office:value-type="float" office:value="-0.00425466006536825" calcext:value-type="float">
            <text:p>-0.00425466006536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3973877868334" calcext:value-type="float">
            <text:p>2.43973877868334</text:p>
          </table:table-cell>
          <table:table-cell office:value-type="float" office:value="1.26532684734465" calcext:value-type="float">
            <text:p>1.26532684734465</text:p>
          </table:table-cell>
          <table:table-cell office:value-type="float" office:value="0.7308927904932" calcext:value-type="float">
            <text:p>0.7308927904932</text:p>
          </table:table-cell>
          <table:table-cell office:value-type="float" office:value="0.233973579106171" calcext:value-type="float">
            <text:p>0.233973579106171</text:p>
          </table:table-cell>
          <table:table-cell office:value-type="float" office:value="0.544813161803443" calcext:value-type="float">
            <text:p>0.54481316180344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32294749464657" calcext:value-type="float">
            <text:p>6.32294749464657</text:p>
          </table:table-cell>
          <table:table-cell office:value-type="float" office:value="2.83972258523249" calcext:value-type="float">
            <text:p>2.83972258523249</text:p>
          </table:table-cell>
          <table:table-cell office:value-type="float" office:value="2.74091696828166" calcext:value-type="float">
            <text:p>2.74091696828166</text:p>
          </table:table-cell>
          <table:table-cell office:value-type="float" office:value="2.15761577679751" calcext:value-type="float">
            <text:p>2.15761577679751</text:p>
          </table:table-cell>
          <table:table-cell office:value-type="float" office:value="1.2076445136424" calcext:value-type="float">
            <text:p>1.20764451364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69142438571" calcext:value-type="float">
            <text:p>1.169142438571</text:p>
          </table:table-cell>
          <table:table-cell office:value-type="float" office:value="0.259961807151818" calcext:value-type="float">
            <text:p>0.259961807151818</text:p>
          </table:table-cell>
          <table:table-cell office:value-type="float" office:value="0.659112339328315" calcext:value-type="float">
            <text:p>0.659112339328315</text:p>
          </table:table-cell>
          <table:table-cell office:value-type="float" office:value="0.228003509641453" calcext:value-type="float">
            <text:p>0.228003509641453</text:p>
          </table:table-cell>
          <table:table-cell office:value-type="float" office:value="-0.0509780801597329" calcext:value-type="float">
            <text:p>-0.0509780801597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2022186934115" calcext:value-type="float">
            <text:p>1.12022186934115</text:p>
          </table:table-cell>
          <table:table-cell office:value-type="float" office:value="-0.316638390580381" calcext:value-type="float">
            <text:p>-0.316638390580381</text:p>
          </table:table-cell>
          <table:table-cell office:value-type="float" office:value="0.732309772624706" calcext:value-type="float">
            <text:p>0.732309772624706</text:p>
          </table:table-cell>
          <table:table-cell office:value-type="float" office:value="0.094973453825343" calcext:value-type="float">
            <text:p>0.094973453825343</text:p>
          </table:table-cell>
          <table:table-cell office:value-type="float" office:value="-0.283309594697358" calcext:value-type="float">
            <text:p>-0.28330959469735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3134460441836" calcext:value-type="float">
            <text:p>3.93134460441836</text:p>
          </table:table-cell>
          <table:table-cell office:value-type="float" office:value="1.33937417940614" calcext:value-type="float">
            <text:p>1.33937417940614</text:p>
          </table:table-cell>
          <table:table-cell office:value-type="float" office:value="-0.823866437034464" calcext:value-type="float">
            <text:p>-0.823866437034464</text:p>
          </table:table-cell>
          <table:table-cell office:value-type="float" office:value="0.163688469730542" calcext:value-type="float">
            <text:p>0.163688469730542</text:p>
          </table:table-cell>
          <table:table-cell office:value-type="float" office:value="1.35659391278875" calcext:value-type="float">
            <text:p>1.3565939127887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043834361744" calcext:value-type="float">
            <text:p>3.7043834361744</text:p>
          </table:table-cell>
          <table:table-cell office:value-type="float" office:value="1.32377924286144" calcext:value-type="float">
            <text:p>1.32377924286144</text:p>
          </table:table-cell>
          <table:table-cell office:value-type="float" office:value="-1.13532257562556" calcext:value-type="float">
            <text:p>-1.13532257562556</text:p>
          </table:table-cell>
          <table:table-cell office:value-type="float" office:value="0.649389386223235" calcext:value-type="float">
            <text:p>0.649389386223235</text:p>
          </table:table-cell>
          <table:table-cell office:value-type="float" office:value="0.512411284329626" calcext:value-type="float">
            <text:p>0.5124112843296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4444601320814" calcext:value-type="float">
            <text:p>2.14444601320814</text:p>
          </table:table-cell>
          <table:table-cell office:value-type="float" office:value="0.00901175942554258" calcext:value-type="float">
            <text:p>0.009011759425543</text:p>
          </table:table-cell>
          <table:table-cell office:value-type="float" office:value="0.586479866825281" calcext:value-type="float">
            <text:p>0.586479866825281</text:p>
          </table:table-cell>
          <table:table-cell office:value-type="float" office:value="0.982842662819768" calcext:value-type="float">
            <text:p>0.982842662819768</text:p>
          </table:table-cell>
          <table:table-cell office:value-type="float" office:value="-0.0880988489143957" calcext:value-type="float">
            <text:p>-0.0880988489143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6704948363704" calcext:value-type="float">
            <text:p>1.46704948363704</text:p>
          </table:table-cell>
          <table:table-cell office:value-type="float" office:value="0.109253869640002" calcext:value-type="float">
            <text:p>0.109253869640002</text:p>
          </table:table-cell>
          <table:table-cell office:value-type="float" office:value="0.849517912051031" calcext:value-type="float">
            <text:p>0.849517912051031</text:p>
          </table:table-cell>
          <table:table-cell office:value-type="float" office:value="0.156178568751125" calcext:value-type="float">
            <text:p>0.156178568751125</text:p>
          </table:table-cell>
          <table:table-cell office:value-type="float" office:value="-0.064267118916484" calcext:value-type="float">
            <text:p>-0.06426711891648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8363927399108" calcext:value-type="float">
            <text:p>3.18363927399108</text:p>
          </table:table-cell>
          <table:table-cell office:value-type="float" office:value="1.02426837271951" calcext:value-type="float">
            <text:p>1.02426837271951</text:p>
          </table:table-cell>
          <table:table-cell office:value-type="float" office:value="0.463599727014922" calcext:value-type="float">
            <text:p>0.463599727014922</text:p>
          </table:table-cell>
          <table:table-cell office:value-type="float" office:value="-0.701727299832876" calcext:value-type="float">
            <text:p>-0.701727299832876</text:p>
          </table:table-cell>
          <table:table-cell office:value-type="float" office:value="-0.799728572203678" calcext:value-type="float">
            <text:p>-0.7997285722036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1338240996515" calcext:value-type="float">
            <text:p>3.01338240996515</text:p>
          </table:table-cell>
          <table:table-cell office:value-type="float" office:value="1.04540492107143" calcext:value-type="float">
            <text:p>1.04540492107143</text:p>
          </table:table-cell>
          <table:table-cell office:value-type="float" office:value="0.831325904451426" calcext:value-type="float">
            <text:p>0.831325904451426</text:p>
          </table:table-cell>
          <table:table-cell office:value-type="float" office:value="0.282680335528394" calcext:value-type="float">
            <text:p>0.282680335528394</text:p>
          </table:table-cell>
          <table:table-cell office:value-type="float" office:value="0.686338496427278" calcext:value-type="float">
            <text:p>0.6863384964272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97706922833023" calcext:value-type="float">
            <text:p>3.97706922833023</text:p>
          </table:table-cell>
          <table:table-cell office:value-type="float" office:value="1.31485349492735" calcext:value-type="float">
            <text:p>1.31485349492735</text:p>
          </table:table-cell>
          <table:table-cell office:value-type="float" office:value="2.49889102913754" calcext:value-type="float">
            <text:p>2.49889102913754</text:p>
          </table:table-cell>
          <table:table-cell office:value-type="float" office:value="1.74983094957502" calcext:value-type="float">
            <text:p>1.74983094957502</text:p>
          </table:table-cell>
          <table:table-cell office:value-type="float" office:value="0.583278806358306" calcext:value-type="float">
            <text:p>0.58327880635830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1734950471183" calcext:value-type="float">
            <text:p>2.61734950471183</text:p>
          </table:table-cell>
          <table:table-cell office:value-type="float" office:value="1.22425031646973" calcext:value-type="float">
            <text:p>1.22425031646973</text:p>
          </table:table-cell>
          <table:table-cell office:value-type="float" office:value="0.967068545786976" calcext:value-type="float">
            <text:p>0.967068545786976</text:p>
          </table:table-cell>
          <table:table-cell office:value-type="float" office:value="0.989268598814392" calcext:value-type="float">
            <text:p>0.989268598814392</text:p>
          </table:table-cell>
          <table:table-cell office:value-type="float" office:value="-1.10568355448533" calcext:value-type="float">
            <text:p>-1.1056835544853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4474663431005" calcext:value-type="float">
            <text:p>4.64474663431005</text:p>
          </table:table-cell>
          <table:table-cell office:value-type="float" office:value="2.28581903238155" calcext:value-type="float">
            <text:p>2.28581903238155</text:p>
          </table:table-cell>
          <table:table-cell office:value-type="float" office:value="1.76185802459567" calcext:value-type="float">
            <text:p>1.76185802459567</text:p>
          </table:table-cell>
          <table:table-cell office:value-type="float" office:value="-5.19034193086918" calcext:value-type="float">
            <text:p>-5.19034193086918</text:p>
          </table:table-cell>
          <table:table-cell office:value-type="float" office:value="-1.36212115793957" calcext:value-type="float">
            <text:p>-1.3621211579395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4550649387078" calcext:value-type="float">
            <text:p>4.24550649387078</text:p>
          </table:table-cell>
          <table:table-cell office:value-type="float" office:value="2.06806409011439" calcext:value-type="float">
            <text:p>2.06806409011439</text:p>
          </table:table-cell>
          <table:table-cell office:value-type="float" office:value="0.622590333597019" calcext:value-type="float">
            <text:p>0.622590333597019</text:p>
          </table:table-cell>
          <table:table-cell office:value-type="float" office:value="-4.03072371488482" calcext:value-type="float">
            <text:p>-4.03072371488482</text:p>
          </table:table-cell>
          <table:table-cell office:value-type="float" office:value="-0.678430379704037" calcext:value-type="float">
            <text:p>-0.6784303797040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8566346762523" calcext:value-type="float">
            <text:p>3.58566346762523</text:p>
          </table:table-cell>
          <table:table-cell office:value-type="float" office:value="0.436260508662831" calcext:value-type="float">
            <text:p>0.436260508662831</text:p>
          </table:table-cell>
          <table:table-cell office:value-type="float" office:value="1.99344734974005" calcext:value-type="float">
            <text:p>1.99344734974005</text:p>
          </table:table-cell>
          <table:table-cell office:value-type="float" office:value="1.9257494163328" calcext:value-type="float">
            <text:p>1.9257494163328</text:p>
          </table:table-cell>
          <table:table-cell office:value-type="float" office:value="-1.75338421211778" calcext:value-type="float">
            <text:p>-1.753384212117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8566346762523" calcext:value-type="float">
            <text:p>3.58566346762523</text:p>
          </table:table-cell>
          <table:table-cell office:value-type="float" office:value="0.436260508662831" calcext:value-type="float">
            <text:p>0.436260508662831</text:p>
          </table:table-cell>
          <table:table-cell office:value-type="float" office:value="1.99344734974005" calcext:value-type="float">
            <text:p>1.99344734974005</text:p>
          </table:table-cell>
          <table:table-cell office:value-type="float" office:value="1.9257494163328" calcext:value-type="float">
            <text:p>1.9257494163328</text:p>
          </table:table-cell>
          <table:table-cell office:value-type="float" office:value="-1.75338421211778" calcext:value-type="float">
            <text:p>-1.7533842121177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6035940275922" calcext:value-type="float">
            <text:p>2.56035940275922</text:p>
          </table:table-cell>
          <table:table-cell office:value-type="float" office:value="1.36718698572923" calcext:value-type="float">
            <text:p>1.36718698572923</text:p>
          </table:table-cell>
          <table:table-cell office:value-type="float" office:value="1.37185105601268" calcext:value-type="float">
            <text:p>1.37185105601268</text:p>
          </table:table-cell>
          <table:table-cell office:value-type="float" office:value="-2.25612920058268" calcext:value-type="float">
            <text:p>-2.25612920058268</text:p>
          </table:table-cell>
          <table:table-cell office:value-type="float" office:value="-0.871784980488267" calcext:value-type="float">
            <text:p>-0.87178498048826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9032424409801" calcext:value-type="float">
            <text:p>4.9032424409801</text:p>
          </table:table-cell>
          <table:table-cell office:value-type="float" office:value="0.0468985970362787" calcext:value-type="float">
            <text:p>0.046898597036279</text:p>
          </table:table-cell>
          <table:table-cell office:value-type="float" office:value="0.114436767741631" calcext:value-type="float">
            <text:p>0.114436767741631</text:p>
          </table:table-cell>
          <table:table-cell office:value-type="float" office:value="-0.207346173812712" calcext:value-type="float">
            <text:p>-0.207346173812712</text:p>
          </table:table-cell>
          <table:table-cell office:value-type="float" office:value="-0.358661042645828" calcext:value-type="float">
            <text:p>-0.35866104264582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00481028162619" calcext:value-type="float">
            <text:p>3.00481028162619</text:p>
          </table:table-cell>
          <table:table-cell office:value-type="float" office:value="-1.22383878370057" calcext:value-type="float">
            <text:p>-1.22383878370057</text:p>
          </table:table-cell>
          <table:table-cell office:value-type="float" office:value="1.14238489716045" calcext:value-type="float">
            <text:p>1.14238489716045</text:p>
          </table:table-cell>
          <table:table-cell office:value-type="float" office:value="-0.34608239164563" calcext:value-type="float">
            <text:p>-0.34608239164563</text:p>
          </table:table-cell>
          <table:table-cell office:value-type="float" office:value="-0.217142421081944" calcext:value-type="float">
            <text:p>-0.2171424210819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13834578409768" calcext:value-type="float">
            <text:p>4.13834578409768</text:p>
          </table:table-cell>
          <table:table-cell office:value-type="float" office:value="-0.90092097920945" calcext:value-type="float">
            <text:p>-0.90092097920945</text:p>
          </table:table-cell>
          <table:table-cell office:value-type="float" office:value="1.34935534806455" calcext:value-type="float">
            <text:p>1.34935534806455</text:p>
          </table:table-cell>
          <table:table-cell office:value-type="float" office:value="1.08698225651478" calcext:value-type="float">
            <text:p>1.08698225651478</text:p>
          </table:table-cell>
          <table:table-cell office:value-type="float" office:value="0.694549699021035" calcext:value-type="float">
            <text:p>0.6945496990210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3332054492678" calcext:value-type="float">
            <text:p>3.53332054492678</text:p>
          </table:table-cell>
          <table:table-cell office:value-type="float" office:value="0.951173116245389" calcext:value-type="float">
            <text:p>0.951173116245389</text:p>
          </table:table-cell>
          <table:table-cell office:value-type="float" office:value="0.944362651017425" calcext:value-type="float">
            <text:p>0.944362651017425</text:p>
          </table:table-cell>
          <table:table-cell office:value-type="float" office:value="1.17782269660415" calcext:value-type="float">
            <text:p>1.17782269660415</text:p>
          </table:table-cell>
          <table:table-cell office:value-type="float" office:value="0.587222337670539" calcext:value-type="float">
            <text:p>0.58722233767053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62521794186442" calcext:value-type="float">
            <text:p>4.62521794186442</text:p>
          </table:table-cell>
          <table:table-cell office:value-type="float" office:value="1.40493342402234" calcext:value-type="float">
            <text:p>1.40493342402234</text:p>
          </table:table-cell>
          <table:table-cell office:value-type="float" office:value="1.45227362548385" calcext:value-type="float">
            <text:p>1.45227362548385</text:p>
          </table:table-cell>
          <table:table-cell office:value-type="float" office:value="1.68782336979052" calcext:value-type="float">
            <text:p>1.68782336979052</text:p>
          </table:table-cell>
          <table:table-cell office:value-type="float" office:value="0.271764101606998" calcext:value-type="float">
            <text:p>0.2717641016069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7715449613945" calcext:value-type="float">
            <text:p>2.77715449613945</text:p>
          </table:table-cell>
          <table:table-cell office:value-type="float" office:value="0.116033206224776" calcext:value-type="float">
            <text:p>0.116033206224776</text:p>
          </table:table-cell>
          <table:table-cell office:value-type="float" office:value="0.893425570732402" calcext:value-type="float">
            <text:p>0.893425570732402</text:p>
          </table:table-cell>
          <table:table-cell office:value-type="float" office:value="0.911515049237486" calcext:value-type="float">
            <text:p>0.911515049237486</text:p>
          </table:table-cell>
          <table:table-cell office:value-type="float" office:value="0.0159975504658444" calcext:value-type="float">
            <text:p>0.0159975504658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6732127425391" calcext:value-type="float">
            <text:p>1.66732127425391</text:p>
          </table:table-cell>
          <table:table-cell office:value-type="float" office:value="0.733287249870956" calcext:value-type="float">
            <text:p>0.733287249870956</text:p>
          </table:table-cell>
          <table:table-cell office:value-type="float" office:value="0.656214087398386" calcext:value-type="float">
            <text:p>0.656214087398386</text:p>
          </table:table-cell>
          <table:table-cell office:value-type="float" office:value="0.622066099663751" calcext:value-type="float">
            <text:p>0.622066099663751</text:p>
          </table:table-cell>
          <table:table-cell office:value-type="float" office:value="0.0162484891938767" calcext:value-type="float">
            <text:p>0.01624848919387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7764666960523" calcext:value-type="float">
            <text:p>2.27764666960523</text:p>
          </table:table-cell>
          <table:table-cell office:value-type="float" office:value="0.668424672402704" calcext:value-type="float">
            <text:p>0.668424672402704</text:p>
          </table:table-cell>
          <table:table-cell office:value-type="float" office:value="0.425397491535443" calcext:value-type="float">
            <text:p>0.425397491535443</text:p>
          </table:table-cell>
          <table:table-cell office:value-type="float" office:value="0.896878886671382" calcext:value-type="float">
            <text:p>0.896878886671382</text:p>
          </table:table-cell>
          <table:table-cell office:value-type="float" office:value="-0.381105525531518" calcext:value-type="float">
            <text:p>-0.38110552553151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71055645146496" calcext:value-type="float">
            <text:p>4.71055645146496</text:p>
          </table:table-cell>
          <table:table-cell office:value-type="float" office:value="1.96014061830038" calcext:value-type="float">
            <text:p>1.96014061830038</text:p>
          </table:table-cell>
          <table:table-cell office:value-type="float" office:value="-1.84316247979485" calcext:value-type="float">
            <text:p>-1.84316247979485</text:p>
          </table:table-cell>
          <table:table-cell office:value-type="float" office:value="-0.0803637607090259" calcext:value-type="float">
            <text:p>-0.080363760709026</text:p>
          </table:table-cell>
          <table:table-cell office:value-type="float" office:value="1.20054056622363" calcext:value-type="float">
            <text:p>1.2005405662236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1167859932646" calcext:value-type="float">
            <text:p>2.21167859932646</text:p>
          </table:table-cell>
          <table:table-cell office:value-type="float" office:value="-0.439384790423938" calcext:value-type="float">
            <text:p>-0.439384790423938</text:p>
          </table:table-cell>
          <table:table-cell office:value-type="float" office:value="0.715127327260153" calcext:value-type="float">
            <text:p>0.715127327260153</text:p>
          </table:table-cell>
          <table:table-cell office:value-type="float" office:value="0.4409877991657" calcext:value-type="float">
            <text:p>0.4409877991657</text:p>
          </table:table-cell>
          <table:table-cell office:value-type="float" office:value="-0.129228198460587" calcext:value-type="float">
            <text:p>-0.1292281984605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4300462871942" calcext:value-type="float">
            <text:p>3.74300462871942</text:p>
          </table:table-cell>
          <table:table-cell office:value-type="float" office:value="0.880132416887188" calcext:value-type="float">
            <text:p>0.880132416887188</text:p>
          </table:table-cell>
          <table:table-cell office:value-type="float" office:value="1.63054919723878" calcext:value-type="float">
            <text:p>1.63054919723878</text:p>
          </table:table-cell>
          <table:table-cell office:value-type="float" office:value="1.12272281437246" calcext:value-type="float">
            <text:p>1.12272281437246</text:p>
          </table:table-cell>
          <table:table-cell office:value-type="float" office:value="0.367272819819271" calcext:value-type="float">
            <text:p>0.3672728198192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46188463429582" calcext:value-type="float">
            <text:p>6.46188463429582</text:p>
          </table:table-cell>
          <table:table-cell office:value-type="float" office:value="0.171200939731524" calcext:value-type="float">
            <text:p>0.171200939731524</text:p>
          </table:table-cell>
          <table:table-cell office:value-type="float" office:value="2.63163853810093" calcext:value-type="float">
            <text:p>2.63163853810093</text:p>
          </table:table-cell>
          <table:table-cell office:value-type="float" office:value="2.86406355005562" calcext:value-type="float">
            <text:p>2.86406355005562</text:p>
          </table:table-cell>
          <table:table-cell office:value-type="float" office:value="-0.296475832322046" calcext:value-type="float">
            <text:p>-0.29647583232204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745904923768" calcext:value-type="float">
            <text:p>1.4745904923768</text:p>
          </table:table-cell>
          <table:table-cell office:value-type="float" office:value="0.566048522994321" calcext:value-type="float">
            <text:p>0.566048522994321</text:p>
          </table:table-cell>
          <table:table-cell office:value-type="float" office:value="0.859605832260642" calcext:value-type="float">
            <text:p>0.859605832260642</text:p>
          </table:table-cell>
          <table:table-cell office:value-type="float" office:value="0.254582667718157" calcext:value-type="float">
            <text:p>0.254582667718157</text:p>
          </table:table-cell>
          <table:table-cell office:value-type="float" office:value="-0.549309968966311" calcext:value-type="float">
            <text:p>-0.5493099689663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2954908328065" calcext:value-type="float">
            <text:p>1.32954908328065</text:p>
          </table:table-cell>
          <table:table-cell office:value-type="float" office:value="-0.217579632099981" calcext:value-type="float">
            <text:p>-0.217579632099981</text:p>
          </table:table-cell>
          <table:table-cell office:value-type="float" office:value="0.0733707351876691" calcext:value-type="float">
            <text:p>0.073370735187669</text:p>
          </table:table-cell>
          <table:table-cell office:value-type="float" office:value="0.181316898288255" calcext:value-type="float">
            <text:p>0.181316898288255</text:p>
          </table:table-cell>
          <table:table-cell office:value-type="float" office:value="0.40500507800496" calcext:value-type="float">
            <text:p>0.405005078004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29584180636115" calcext:value-type="float">
            <text:p>5.29584180636115</text:p>
          </table:table-cell>
          <table:table-cell office:value-type="float" office:value="2.29909647111927" calcext:value-type="float">
            <text:p>2.29909647111927</text:p>
          </table:table-cell>
          <table:table-cell office:value-type="float" office:value="2.28898438370946" calcext:value-type="float">
            <text:p>2.28898438370946</text:p>
          </table:table-cell>
          <table:table-cell office:value-type="float" office:value="-7.90029713570183" calcext:value-type="float">
            <text:p>-7.90029713570183</text:p>
          </table:table-cell>
          <table:table-cell office:value-type="float" office:value="-2.76996605807731" calcext:value-type="float">
            <text:p>-2.7699660580773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091377863548" calcext:value-type="float">
            <text:p>2.5091377863548</text:p>
          </table:table-cell>
          <table:table-cell office:value-type="float" office:value="0.705904220538072" calcext:value-type="float">
            <text:p>0.705904220538072</text:p>
          </table:table-cell>
          <table:table-cell office:value-type="float" office:value="1.91105646216425" calcext:value-type="float">
            <text:p>1.91105646216425</text:p>
          </table:table-cell>
          <table:table-cell office:value-type="float" office:value="1.51993423094925" calcext:value-type="float">
            <text:p>1.51993423094925</text:p>
          </table:table-cell>
          <table:table-cell office:value-type="float" office:value="-0.0707219572476289" calcext:value-type="float">
            <text:p>-0.07072195724762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21680509919973" calcext:value-type="float">
            <text:p>5.21680509919973</text:p>
          </table:table-cell>
          <table:table-cell office:value-type="float" office:value="0.92855240564632" calcext:value-type="float">
            <text:p>0.92855240564632</text:p>
          </table:table-cell>
          <table:table-cell office:value-type="float" office:value="2.892426523468" calcext:value-type="float">
            <text:p>2.892426523468</text:p>
          </table:table-cell>
          <table:table-cell office:value-type="float" office:value="2.01674451302981" calcext:value-type="float">
            <text:p>2.01674451302981</text:p>
          </table:table-cell>
          <table:table-cell office:value-type="float" office:value="-0.217610462695137" calcext:value-type="float">
            <text:p>-0.21761046269513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2156107885206" calcext:value-type="float">
            <text:p>2.22156107885206</text:p>
          </table:table-cell>
          <table:table-cell office:value-type="float" office:value="0.760101822591282" calcext:value-type="float">
            <text:p>0.760101822591282</text:p>
          </table:table-cell>
          <table:table-cell office:value-type="float" office:value="0.758215167079229" calcext:value-type="float">
            <text:p>0.758215167079229</text:p>
          </table:table-cell>
          <table:table-cell office:value-type="float" office:value="0.80470476407294" calcext:value-type="float">
            <text:p>0.80470476407294</text:p>
          </table:table-cell>
          <table:table-cell office:value-type="float" office:value="0.0577716376760414" calcext:value-type="float">
            <text:p>0.05777163767604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4779172136934" calcext:value-type="float">
            <text:p>1.04779172136934</text:p>
          </table:table-cell>
          <table:table-cell office:value-type="float" office:value="0.38624653055712" calcext:value-type="float">
            <text:p>0.38624653055712</text:p>
          </table:table-cell>
          <table:table-cell office:value-type="float" office:value="0.741312888307838" calcext:value-type="float">
            <text:p>0.741312888307838</text:p>
          </table:table-cell>
          <table:table-cell office:value-type="float" office:value="0.48432145151904" calcext:value-type="float">
            <text:p>0.48432145151904</text:p>
          </table:table-cell>
          <table:table-cell office:value-type="float" office:value="-0.00247834013251712" calcext:value-type="float">
            <text:p>-0.00247834013251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204521275884" calcext:value-type="float">
            <text:p>2.8204521275884</text:p>
          </table:table-cell>
          <table:table-cell office:value-type="float" office:value="0.0697481491868847" calcext:value-type="float">
            <text:p>0.069748149186885</text:p>
          </table:table-cell>
          <table:table-cell office:value-type="float" office:value="1.09498182295228" calcext:value-type="float">
            <text:p>1.09498182295228</text:p>
          </table:table-cell>
          <table:table-cell office:value-type="float" office:value="0.803307348898031" calcext:value-type="float">
            <text:p>0.803307348898031</text:p>
          </table:table-cell>
          <table:table-cell office:value-type="float" office:value="0.294872536447072" calcext:value-type="float">
            <text:p>0.29487253644707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7159597701811" calcext:value-type="float">
            <text:p>1.27159597701811</text:p>
          </table:table-cell>
          <table:table-cell office:value-type="float" office:value="0.275952229218871" calcext:value-type="float">
            <text:p>0.275952229218871</text:p>
          </table:table-cell>
          <table:table-cell office:value-type="float" office:value="0.916210124039454" calcext:value-type="float">
            <text:p>0.916210124039454</text:p>
          </table:table-cell>
          <table:table-cell office:value-type="float" office:value="0.573943933437537" calcext:value-type="float">
            <text:p>0.573943933437537</text:p>
          </table:table-cell>
          <table:table-cell office:value-type="float" office:value="0.070675338466485" calcext:value-type="float">
            <text:p>0.07067533846648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18913974576582" calcext:value-type="float">
            <text:p>1.18913974576582</text:p>
          </table:table-cell>
          <table:table-cell office:value-type="float" office:value="0.307988015486348" calcext:value-type="float">
            <text:p>0.307988015486348</text:p>
          </table:table-cell>
          <table:table-cell office:value-type="float" office:value="0.993502579953515" calcext:value-type="float">
            <text:p>0.993502579953515</text:p>
          </table:table-cell>
          <table:table-cell office:value-type="float" office:value="0.582070885939788" calcext:value-type="float">
            <text:p>0.582070885939788</text:p>
          </table:table-cell>
          <table:table-cell office:value-type="float" office:value="-0.248530111300682" calcext:value-type="float">
            <text:p>-0.24853011130068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8385046634191" calcext:value-type="float">
            <text:p>3.68385046634191</text:p>
          </table:table-cell>
          <table:table-cell office:value-type="float" office:value="-0.608021540137658" calcext:value-type="float">
            <text:p>-0.608021540137658</text:p>
          </table:table-cell>
          <table:table-cell office:value-type="float" office:value="1.92041626447279" calcext:value-type="float">
            <text:p>1.92041626447279</text:p>
          </table:table-cell>
          <table:table-cell office:value-type="float" office:value="1.73822734229453" calcext:value-type="float">
            <text:p>1.73822734229453</text:p>
          </table:table-cell>
          <table:table-cell office:value-type="float" office:value="-0.556987152494003" calcext:value-type="float">
            <text:p>-0.5569871524940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9116536003034" calcext:value-type="float">
            <text:p>2.59116536003034</text:p>
          </table:table-cell>
          <table:table-cell office:value-type="float" office:value="0.711245878265225" calcext:value-type="float">
            <text:p>0.711245878265225</text:p>
          </table:table-cell>
          <table:table-cell office:value-type="float" office:value="1.39795688234295" calcext:value-type="float">
            <text:p>1.39795688234295</text:p>
          </table:table-cell>
          <table:table-cell office:value-type="float" office:value="1.67310410665209" calcext:value-type="float">
            <text:p>1.67310410665209</text:p>
          </table:table-cell>
          <table:table-cell office:value-type="float" office:value="-1.24551287737051" calcext:value-type="float">
            <text:p>-1.2455128773705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0680048106107" calcext:value-type="float">
            <text:p>2.90680048106107</text:p>
          </table:table-cell>
          <table:table-cell office:value-type="float" office:value="0.542146611235931" calcext:value-type="float">
            <text:p>0.542146611235931</text:p>
          </table:table-cell>
          <table:table-cell office:value-type="float" office:value="2.21618345989978" calcext:value-type="float">
            <text:p>2.21618345989978</text:p>
          </table:table-cell>
          <table:table-cell office:value-type="float" office:value="1.22934336880017" calcext:value-type="float">
            <text:p>1.22934336880017</text:p>
          </table:table-cell>
          <table:table-cell office:value-type="float" office:value="-0.716904789279132" calcext:value-type="float">
            <text:p>-0.7169047892791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5433151854115" calcext:value-type="float">
            <text:p>2.75433151854115</text:p>
          </table:table-cell>
          <table:table-cell office:value-type="float" office:value="1.19534788934751" calcext:value-type="float">
            <text:p>1.19534788934751</text:p>
          </table:table-cell>
          <table:table-cell office:value-type="float" office:value="1.5300590288141" calcext:value-type="float">
            <text:p>1.5300590288141</text:p>
          </table:table-cell>
          <table:table-cell office:value-type="float" office:value="0.843427682605855" calcext:value-type="float">
            <text:p>0.843427682605855</text:p>
          </table:table-cell>
          <table:table-cell office:value-type="float" office:value="-1.24673324376266" calcext:value-type="float">
            <text:p>-1.2467332437626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8380361778592" calcext:value-type="float">
            <text:p>2.78380361778592</text:p>
          </table:table-cell>
          <table:table-cell office:value-type="float" office:value="0.970100808323958" calcext:value-type="float">
            <text:p>0.970100808323958</text:p>
          </table:table-cell>
          <table:table-cell office:value-type="float" office:value="1.4411067920715" calcext:value-type="float">
            <text:p>1.4411067920715</text:p>
          </table:table-cell>
          <table:table-cell office:value-type="float" office:value="1.44960751642485" calcext:value-type="float">
            <text:p>1.44960751642485</text:p>
          </table:table-cell>
          <table:table-cell office:value-type="float" office:value="0.0451777461703923" calcext:value-type="float">
            <text:p>0.0451777461703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74595963140698" calcext:value-type="float">
            <text:p>5.74595963140698</text:p>
          </table:table-cell>
          <table:table-cell office:value-type="float" office:value="2.18835493498387" calcext:value-type="float">
            <text:p>2.18835493498387</text:p>
          </table:table-cell>
          <table:table-cell office:value-type="float" office:value="0.750886375759734" calcext:value-type="float">
            <text:p>0.750886375759734</text:p>
          </table:table-cell>
          <table:table-cell office:value-type="float" office:value="-2.1953335032695" calcext:value-type="float">
            <text:p>-2.1953335032695</text:p>
          </table:table-cell>
          <table:table-cell office:value-type="float" office:value="-1.19758010624108" calcext:value-type="float">
            <text:p>-1.1975801062410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18614698737" calcext:value-type="float">
            <text:p>3.518614698737</text:p>
          </table:table-cell>
          <table:table-cell office:value-type="float" office:value="0.847591769730015" calcext:value-type="float">
            <text:p>0.847591769730015</text:p>
          </table:table-cell>
          <table:table-cell office:value-type="float" office:value="-0.0371995370946213" calcext:value-type="float">
            <text:p>-0.037199537094621</text:p>
          </table:table-cell>
          <table:table-cell office:value-type="float" office:value="-0.818417865360575" calcext:value-type="float">
            <text:p>-0.818417865360575</text:p>
          </table:table-cell>
          <table:table-cell office:value-type="float" office:value="0.976089111723898" calcext:value-type="float">
            <text:p>0.976089111723898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34125694134767" calcext:value-type="float">
            <text:p>4.34125694134767</text:p>
          </table:table-cell>
          <table:table-cell office:value-type="float" office:value="0.9651448921681" calcext:value-type="float">
            <text:p>0.9651448921681</text:p>
          </table:table-cell>
          <table:table-cell office:value-type="float" office:value="2.06178779840818" calcext:value-type="float">
            <text:p>2.06178779840818</text:p>
          </table:table-cell>
          <table:table-cell office:value-type="float" office:value="0.0219237946281725" calcext:value-type="float">
            <text:p>0.021923794628173</text:p>
          </table:table-cell>
          <table:table-cell office:value-type="float" office:value="-1.11063307055986" calcext:value-type="float">
            <text:p>-1.1106330705598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6885146395491" calcext:value-type="float">
            <text:p>2.46885146395491</text:p>
          </table:table-cell>
          <table:table-cell office:value-type="float" office:value="0.436634549036205" calcext:value-type="float">
            <text:p>0.436634549036205</text:p>
          </table:table-cell>
          <table:table-cell office:value-type="float" office:value="0.789788545040681" calcext:value-type="float">
            <text:p>0.789788545040681</text:p>
          </table:table-cell>
          <table:table-cell office:value-type="float" office:value="0.682666850705793" calcext:value-type="float">
            <text:p>0.682666850705793</text:p>
          </table:table-cell>
          <table:table-cell office:value-type="float" office:value="0.181532383433907" calcext:value-type="float">
            <text:p>0.1815323834339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9166138905774" calcext:value-type="float">
            <text:p>6.9166138905774</text:p>
          </table:table-cell>
          <table:table-cell office:value-type="float" office:value="2.46905868864236" calcext:value-type="float">
            <text:p>2.46905868864236</text:p>
          </table:table-cell>
          <table:table-cell office:value-type="float" office:value="-0.603681601565468" calcext:value-type="float">
            <text:p>-0.603681601565468</text:p>
          </table:table-cell>
          <table:table-cell office:value-type="float" office:value="-2.47451810968719" calcext:value-type="float">
            <text:p>-2.47451810968719</text:p>
          </table:table-cell>
          <table:table-cell office:value-type="float" office:value="1.16386543445627" calcext:value-type="float">
            <text:p>1.1638654344562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7315464344578" calcext:value-type="float">
            <text:p>3.17315464344578</text:p>
          </table:table-cell>
          <table:table-cell office:value-type="float" office:value="1.27021253185631" calcext:value-type="float">
            <text:p>1.27021253185631</text:p>
          </table:table-cell>
          <table:table-cell office:value-type="float" office:value="2.03771720463685" calcext:value-type="float">
            <text:p>2.03771720463685</text:p>
          </table:table-cell>
          <table:table-cell office:value-type="float" office:value="-1.78440316597982" calcext:value-type="float">
            <text:p>-1.78440316597982</text:p>
          </table:table-cell>
          <table:table-cell office:value-type="float" office:value="-1.4184470386644" calcext:value-type="float">
            <text:p>-1.418447038664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757390390520982" calcext:value-type="float">
            <text:p>0.757390390520982</text:p>
          </table:table-cell>
          <table:table-cell office:value-type="float" office:value="0.175249056721199" calcext:value-type="float">
            <text:p>0.175249056721199</text:p>
          </table:table-cell>
          <table:table-cell office:value-type="float" office:value="0.565797948752024" calcext:value-type="float">
            <text:p>0.565797948752024</text:p>
          </table:table-cell>
          <table:table-cell office:value-type="float" office:value="0.239750696001622" calcext:value-type="float">
            <text:p>0.239750696001622</text:p>
          </table:table-cell>
          <table:table-cell office:value-type="float" office:value="-0.0307545228886258" calcext:value-type="float">
            <text:p>-0.03075452288862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34485524996095" calcext:value-type="float">
            <text:p>1.34485524996095</text:p>
          </table:table-cell>
          <table:table-cell office:value-type="float" office:value="0.0238225142761762" calcext:value-type="float">
            <text:p>0.023822514276176</text:p>
          </table:table-cell>
          <table:table-cell office:value-type="float" office:value="0.604854456147348" calcext:value-type="float">
            <text:p>0.604854456147348</text:p>
          </table:table-cell>
          <table:table-cell office:value-type="float" office:value="0.292505670635859" calcext:value-type="float">
            <text:p>0.292505670635859</text:p>
          </table:table-cell>
          <table:table-cell office:value-type="float" office:value="-0.135880934896634" calcext:value-type="float">
            <text:p>-0.1358809348966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64606633184774" calcext:value-type="float">
            <text:p>3.64606633184774</text:p>
          </table:table-cell>
          <table:table-cell office:value-type="float" office:value="1.23299896656171" calcext:value-type="float">
            <text:p>1.23299896656171</text:p>
          </table:table-cell>
          <table:table-cell office:value-type="float" office:value="2.1795112084526" calcext:value-type="float">
            <text:p>2.1795112084526</text:p>
          </table:table-cell>
          <table:table-cell office:value-type="float" office:value="0.43434189464233" calcext:value-type="float">
            <text:p>0.43434189464233</text:p>
          </table:table-cell>
          <table:table-cell office:value-type="float" office:value="0.134587123407487" calcext:value-type="float">
            <text:p>0.1345871234074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45321148791591" calcext:value-type="float">
            <text:p>3.45321148791591</text:p>
          </table:table-cell>
          <table:table-cell office:value-type="float" office:value="1.33748854726681" calcext:value-type="float">
            <text:p>1.33748854726681</text:p>
          </table:table-cell>
          <table:table-cell office:value-type="float" office:value="1.81305448000137" calcext:value-type="float">
            <text:p>1.81305448000137</text:p>
          </table:table-cell>
          <table:table-cell office:value-type="float" office:value="-2.22213372480515" calcext:value-type="float">
            <text:p>-2.22213372480515</text:p>
          </table:table-cell>
          <table:table-cell office:value-type="float" office:value="-1.05427798828159" calcext:value-type="float">
            <text:p>-1.054277988281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12500288415904" calcext:value-type="float">
            <text:p>3.12500288415904</text:p>
          </table:table-cell>
          <table:table-cell office:value-type="float" office:value="0.25280086826207" calcext:value-type="float">
            <text:p>0.25280086826207</text:p>
          </table:table-cell>
          <table:table-cell office:value-type="float" office:value="1.21444751481491" calcext:value-type="float">
            <text:p>1.21444751481491</text:p>
          </table:table-cell>
          <table:table-cell office:value-type="float" office:value="1.21890422309848" calcext:value-type="float">
            <text:p>1.21890422309848</text:p>
          </table:table-cell>
          <table:table-cell office:value-type="float" office:value="-1.71601688746789" calcext:value-type="float">
            <text:p>-1.7160168874678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85044814096292" calcext:value-type="float">
            <text:p>1.85044814096292</text:p>
          </table:table-cell>
          <table:table-cell office:value-type="float" office:value="0.518354838265335" calcext:value-type="float">
            <text:p>0.518354838265335</text:p>
          </table:table-cell>
          <table:table-cell office:value-type="float" office:value="0.969933112991779" calcext:value-type="float">
            <text:p>0.969933112991779</text:p>
          </table:table-cell>
          <table:table-cell office:value-type="float" office:value="0.546284485124798" calcext:value-type="float">
            <text:p>0.546284485124798</text:p>
          </table:table-cell>
          <table:table-cell office:value-type="float" office:value="-0.265790442650467" calcext:value-type="float">
            <text:p>-0.26579044265046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2200639553898" calcext:value-type="float">
            <text:p>2.22200639553898</text:p>
          </table:table-cell>
          <table:table-cell office:value-type="float" office:value="0.366603382242988" calcext:value-type="float">
            <text:p>0.366603382242988</text:p>
          </table:table-cell>
          <table:table-cell office:value-type="float" office:value="1.20366592550226" calcext:value-type="float">
            <text:p>1.20366592550226</text:p>
          </table:table-cell>
          <table:table-cell office:value-type="float" office:value="0.64452965089548" calcext:value-type="float">
            <text:p>0.64452965089548</text:p>
          </table:table-cell>
          <table:table-cell office:value-type="float" office:value="-0.384487950327282" calcext:value-type="float">
            <text:p>-0.38448795032728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4369602983718" calcext:value-type="float">
            <text:p>1.94369602983718</text:p>
          </table:table-cell>
          <table:table-cell office:value-type="float" office:value="0.665165707498034" calcext:value-type="float">
            <text:p>0.665165707498034</text:p>
          </table:table-cell>
          <table:table-cell office:value-type="float" office:value="0.604798479563742" calcext:value-type="float">
            <text:p>0.604798479563742</text:p>
          </table:table-cell>
          <table:table-cell office:value-type="float" office:value="0.49738605839906" calcext:value-type="float">
            <text:p>0.49738605839906</text:p>
          </table:table-cell>
          <table:table-cell office:value-type="float" office:value="-0.160760938982246" calcext:value-type="float">
            <text:p>-0.16076093898224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3974280763151" calcext:value-type="float">
            <text:p>1.93974280763151</text:p>
          </table:table-cell>
          <table:table-cell office:value-type="float" office:value="0.69163595548883" calcext:value-type="float">
            <text:p>0.69163595548883</text:p>
          </table:table-cell>
          <table:table-cell office:value-type="float" office:value="0.477303107373299" calcext:value-type="float">
            <text:p>0.477303107373299</text:p>
          </table:table-cell>
          <table:table-cell office:value-type="float" office:value="0.387364085582457" calcext:value-type="float">
            <text:p>0.387364085582457</text:p>
          </table:table-cell>
          <table:table-cell office:value-type="float" office:value="-1.14631448775611" calcext:value-type="float">
            <text:p>-1.146314487756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90121030854166" calcext:value-type="float">
            <text:p>1.90121030854166</text:p>
          </table:table-cell>
          <table:table-cell office:value-type="float" office:value="0.564089006340539" calcext:value-type="float">
            <text:p>0.564089006340539</text:p>
          </table:table-cell>
          <table:table-cell office:value-type="float" office:value="0.453515454914494" calcext:value-type="float">
            <text:p>0.453515454914494</text:p>
          </table:table-cell>
          <table:table-cell office:value-type="float" office:value="0.695126180595104" calcext:value-type="float">
            <text:p>0.695126180595104</text:p>
          </table:table-cell>
          <table:table-cell office:value-type="float" office:value="-0.214868859839714" calcext:value-type="float">
            <text:p>-0.21486885983971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3512686805004" calcext:value-type="float">
            <text:p>2.93512686805004</text:p>
          </table:table-cell>
          <table:table-cell office:value-type="float" office:value="0.799656756310823" calcext:value-type="float">
            <text:p>0.799656756310823</text:p>
          </table:table-cell>
          <table:table-cell office:value-type="float" office:value="1.49407718159532" calcext:value-type="float">
            <text:p>1.49407718159532</text:p>
          </table:table-cell>
          <table:table-cell office:value-type="float" office:value="0.963806063180521" calcext:value-type="float">
            <text:p>0.963806063180521</text:p>
          </table:table-cell>
          <table:table-cell office:value-type="float" office:value="-0.0431737394186695" calcext:value-type="float">
            <text:p>-0.0431737394186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88700634814687" calcext:value-type="float">
            <text:p>5.88700634814687</text:p>
          </table:table-cell>
          <table:table-cell office:value-type="float" office:value="2.47127247801183" calcext:value-type="float">
            <text:p>2.47127247801183</text:p>
          </table:table-cell>
          <table:table-cell office:value-type="float" office:value="2.86658621341637" calcext:value-type="float">
            <text:p>2.86658621341637</text:p>
          </table:table-cell>
          <table:table-cell office:value-type="float" office:value="3.43681908638608" calcext:value-type="float">
            <text:p>3.43681908638608</text:p>
          </table:table-cell>
          <table:table-cell office:value-type="float" office:value="0.410286324209011" calcext:value-type="float">
            <text:p>0.41028632420901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55620327349262" calcext:value-type="float">
            <text:p>0.955620327349262</text:p>
          </table:table-cell>
          <table:table-cell office:value-type="float" office:value="0.360467663674533" calcext:value-type="float">
            <text:p>0.360467663674533</text:p>
          </table:table-cell>
          <table:table-cell office:value-type="float" office:value="0.656967296687667" calcext:value-type="float">
            <text:p>0.656967296687667</text:p>
          </table:table-cell>
          <table:table-cell office:value-type="float" office:value="0.637046980131172" calcext:value-type="float">
            <text:p>0.637046980131172</text:p>
          </table:table-cell>
          <table:table-cell office:value-type="float" office:value="-0.0273718258880345" calcext:value-type="float">
            <text:p>-0.0273718258880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81078394898699" calcext:value-type="float">
            <text:p>3.81078394898699</text:p>
          </table:table-cell>
          <table:table-cell office:value-type="float" office:value="0.0706563037607584" calcext:value-type="float">
            <text:p>0.070656303760758</text:p>
          </table:table-cell>
          <table:table-cell office:value-type="float" office:value="1.14600853390287" calcext:value-type="float">
            <text:p>1.14600853390287</text:p>
          </table:table-cell>
          <table:table-cell office:value-type="float" office:value="1.79936925880052" calcext:value-type="float">
            <text:p>1.79936925880052</text:p>
          </table:table-cell>
          <table:table-cell office:value-type="float" office:value="-1.6565345993535" calcext:value-type="float">
            <text:p>-1.65653459935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0295947846808" calcext:value-type="float">
            <text:p>3.50295947846808</text:p>
          </table:table-cell>
          <table:table-cell office:value-type="float" office:value="1.14168227715352" calcext:value-type="float">
            <text:p>1.14168227715352</text:p>
          </table:table-cell>
          <table:table-cell office:value-type="float" office:value="2.15897919665075" calcext:value-type="float">
            <text:p>2.15897919665075</text:p>
          </table:table-cell>
          <table:table-cell office:value-type="float" office:value="1.91410959759962" calcext:value-type="float">
            <text:p>1.91410959759962</text:p>
          </table:table-cell>
          <table:table-cell office:value-type="float" office:value="-0.349787603377059" calcext:value-type="float">
            <text:p>-0.34978760337705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00760005853255" calcext:value-type="float">
            <text:p>2.00760005853255</text:p>
          </table:table-cell>
          <table:table-cell office:value-type="float" office:value="0.786446419387578" calcext:value-type="float">
            <text:p>0.786446419387578</text:p>
          </table:table-cell>
          <table:table-cell office:value-type="float" office:value="1.42042959375223" calcext:value-type="float">
            <text:p>1.42042959375223</text:p>
          </table:table-cell>
          <table:table-cell office:value-type="float" office:value="0.595610297070106" calcext:value-type="float">
            <text:p>0.595610297070106</text:p>
          </table:table-cell>
          <table:table-cell office:value-type="float" office:value="-0.304046430824405" calcext:value-type="float">
            <text:p>-0.3040464308244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66994262622976" calcext:value-type="float">
            <text:p>1.66994262622976</text:p>
          </table:table-cell>
          <table:table-cell office:value-type="float" office:value="0.429727265850239" calcext:value-type="float">
            <text:p>0.429727265850239</text:p>
          </table:table-cell>
          <table:table-cell office:value-type="float" office:value="0.940081279823565" calcext:value-type="float">
            <text:p>0.940081279823565</text:p>
          </table:table-cell>
          <table:table-cell office:value-type="float" office:value="-0.399137665654443" calcext:value-type="float">
            <text:p>-0.399137665654443</text:p>
          </table:table-cell>
          <table:table-cell office:value-type="float" office:value="-0.337696423236391" calcext:value-type="float">
            <text:p>-0.33769642323639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57024578290712" calcext:value-type="float">
            <text:p>1.57024578290712</text:p>
          </table:table-cell>
          <table:table-cell office:value-type="float" office:value="0.328587432050313" calcext:value-type="float">
            <text:p>0.328587432050313</text:p>
          </table:table-cell>
          <table:table-cell office:value-type="float" office:value="0.910977272099149" calcext:value-type="float">
            <text:p>0.910977272099149</text:p>
          </table:table-cell>
          <table:table-cell office:value-type="float" office:value="0.454453291295866" calcext:value-type="float">
            <text:p>0.454453291295866</text:p>
          </table:table-cell>
          <table:table-cell office:value-type="float" office:value="-0.317348313832124" calcext:value-type="float">
            <text:p>-0.3173483138321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58128422069583" calcext:value-type="float">
            <text:p>2.58128422069583</text:p>
          </table:table-cell>
          <table:table-cell office:value-type="float" office:value="1.00785557538331" calcext:value-type="float">
            <text:p>1.00785557538331</text:p>
          </table:table-cell>
          <table:table-cell office:value-type="float" office:value="1.48605255674357" calcext:value-type="float">
            <text:p>1.48605255674357</text:p>
          </table:table-cell>
          <table:table-cell office:value-type="float" office:value="-0.852163779784949" calcext:value-type="float">
            <text:p>-0.852163779784949</text:p>
          </table:table-cell>
          <table:table-cell office:value-type="float" office:value="-1.0734765891692" calcext:value-type="float">
            <text:p>-1.073476589169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7249252463586" calcext:value-type="float">
            <text:p>2.67249252463586</text:p>
          </table:table-cell>
          <table:table-cell office:value-type="float" office:value="0.768941507094356" calcext:value-type="float">
            <text:p>0.768941507094356</text:p>
          </table:table-cell>
          <table:table-cell office:value-type="float" office:value="1.55406233467969" calcext:value-type="float">
            <text:p>1.55406233467969</text:p>
          </table:table-cell>
          <table:table-cell office:value-type="float" office:value="0.755593576054452" calcext:value-type="float">
            <text:p>0.755593576054452</text:p>
          </table:table-cell>
          <table:table-cell office:value-type="float" office:value="-0.0799504999964237" calcext:value-type="float">
            <text:p>-0.0799504999964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0429796533352" calcext:value-type="float">
            <text:p>2.30429796533352</text:p>
          </table:table-cell>
          <table:table-cell office:value-type="float" office:value="1.02632651954115" calcext:value-type="float">
            <text:p>1.02632651954115</text:p>
          </table:table-cell>
          <table:table-cell office:value-type="float" office:value="0.8640349838086" calcext:value-type="float">
            <text:p>0.8640349838086</text:p>
          </table:table-cell>
          <table:table-cell office:value-type="float" office:value="-0.284304484467055" calcext:value-type="float">
            <text:p>-0.284304484467055</text:p>
          </table:table-cell>
          <table:table-cell office:value-type="float" office:value="-0.38903526900115" calcext:value-type="float">
            <text:p>-0.3890352690011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.54604937955554" calcext:value-type="float">
            <text:p>7.54604937955554</text:p>
          </table:table-cell>
          <table:table-cell office:value-type="float" office:value="1.66039390949633" calcext:value-type="float">
            <text:p>1.66039390949633</text:p>
          </table:table-cell>
          <table:table-cell office:value-type="float" office:value="-0.406013969730611" calcext:value-type="float">
            <text:p>-0.406013969730611</text:p>
          </table:table-cell>
          <table:table-cell office:value-type="float" office:value="2.34301035350861" calcext:value-type="float">
            <text:p>2.34301035350861</text:p>
          </table:table-cell>
          <table:table-cell office:value-type="float" office:value="-2.33824213786024" calcext:value-type="float">
            <text:p>-2.3382421378602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36519453291507" calcext:value-type="float">
            <text:p>2.36519453291507</text:p>
          </table:table-cell>
          <table:table-cell office:value-type="float" office:value="0.660037021893955" calcext:value-type="float">
            <text:p>0.660037021893955</text:p>
          </table:table-cell>
          <table:table-cell office:value-type="float" office:value="1.37111211279981" calcext:value-type="float">
            <text:p>1.37111211279981</text:p>
          </table:table-cell>
          <table:table-cell office:value-type="float" office:value="0.255047388188717" calcext:value-type="float">
            <text:p>0.255047388188717</text:p>
          </table:table-cell>
          <table:table-cell office:value-type="float" office:value="-0.247103117678141" calcext:value-type="float">
            <text:p>-0.24710311767814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54235066300002" calcext:value-type="float">
            <text:p>5.54235066300002</text:p>
          </table:table-cell>
          <table:table-cell office:value-type="float" office:value="3.18846085817606" calcext:value-type="float">
            <text:p>3.18846085817606</text:p>
          </table:table-cell>
          <table:table-cell office:value-type="float" office:value="-0.923138776099545" calcext:value-type="float">
            <text:p>-0.923138776099545</text:p>
          </table:table-cell>
          <table:table-cell office:value-type="float" office:value="-1.0375962765984" calcext:value-type="float">
            <text:p>-1.0375962765984</text:p>
          </table:table-cell>
          <table:table-cell office:value-type="float" office:value="6.31645951029794" calcext:value-type="float">
            <text:p>6.3164595102979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17551227308099" calcext:value-type="float">
            <text:p>5.17551227308099</text:p>
          </table:table-cell>
          <table:table-cell office:value-type="float" office:value="1.51864669347147" calcext:value-type="float">
            <text:p>1.51864669347147</text:p>
          </table:table-cell>
          <table:table-cell office:value-type="float" office:value="1.58707604331205" calcext:value-type="float">
            <text:p>1.58707604331205</text:p>
          </table:table-cell>
          <table:table-cell office:value-type="float" office:value="-0.597393074433652" calcext:value-type="float">
            <text:p>-0.597393074433652</text:p>
          </table:table-cell>
          <table:table-cell office:value-type="float" office:value="0.128199916087569" calcext:value-type="float">
            <text:p>0.12819991608756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9215867517226" calcext:value-type="float">
            <text:p>4.29215867517226</text:p>
          </table:table-cell>
          <table:table-cell office:value-type="float" office:value="0.347044603962785" calcext:value-type="float">
            <text:p>0.347044603962785</text:p>
          </table:table-cell>
          <table:table-cell office:value-type="float" office:value="0.652011696126985" calcext:value-type="float">
            <text:p>0.652011696126985</text:p>
          </table:table-cell>
          <table:table-cell office:value-type="float" office:value="0.951353269647482" calcext:value-type="float">
            <text:p>0.951353269647482</text:p>
          </table:table-cell>
          <table:table-cell office:value-type="float" office:value="0.0374898782779067" calcext:value-type="float">
            <text:p>0.03748987827790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93262221663702" calcext:value-type="float">
            <text:p>2.93262221663702</text:p>
          </table:table-cell>
          <table:table-cell office:value-type="float" office:value="0.912652546401094" calcext:value-type="float">
            <text:p>0.912652546401094</text:p>
          </table:table-cell>
          <table:table-cell office:value-type="float" office:value="1.86163459845909" calcext:value-type="float">
            <text:p>1.86163459845909</text:p>
          </table:table-cell>
          <table:table-cell office:value-type="float" office:value="0.977428504143664" calcext:value-type="float">
            <text:p>0.977428504143664</text:p>
          </table:table-cell>
          <table:table-cell office:value-type="float" office:value="-0.450524363418615" calcext:value-type="float">
            <text:p>-0.45052436341861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942354385527974" calcext:value-type="float">
            <text:p>0.942354385527974</text:p>
          </table:table-cell>
          <table:table-cell office:value-type="float" office:value="0.281058818511617" calcext:value-type="float">
            <text:p>0.281058818511617</text:p>
          </table:table-cell>
          <table:table-cell office:value-type="float" office:value="0.239788870329225" calcext:value-type="float">
            <text:p>0.239788870329225</text:p>
          </table:table-cell>
          <table:table-cell office:value-type="float" office:value="0.264298562045771" calcext:value-type="float">
            <text:p>0.264298562045771</text:p>
          </table:table-cell>
          <table:table-cell office:value-type="float" office:value="-0.0696082361443626" calcext:value-type="float">
            <text:p>-0.06960823614436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86081631263152" calcext:value-type="float">
            <text:p>5.86081631263152</text:p>
          </table:table-cell>
          <table:table-cell office:value-type="float" office:value="2.80780749778293" calcext:value-type="float">
            <text:p>2.80780749778293</text:p>
          </table:table-cell>
          <table:table-cell office:value-type="float" office:value="1.26738009914554" calcext:value-type="float">
            <text:p>1.26738009914554</text:p>
          </table:table-cell>
          <table:table-cell office:value-type="float" office:value="0.0991955866725836" calcext:value-type="float">
            <text:p>0.099195586672584</text:p>
          </table:table-cell>
          <table:table-cell office:value-type="float" office:value="-0.52163395313796" calcext:value-type="float">
            <text:p>-0.5216339531379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2623523241519" calcext:value-type="float">
            <text:p>3.22623523241519</text:p>
          </table:table-cell>
          <table:table-cell office:value-type="float" office:value="0.878637641355939" calcext:value-type="float">
            <text:p>0.878637641355939</text:p>
          </table:table-cell>
          <table:table-cell office:value-type="float" office:value="1.41143266452633" calcext:value-type="float">
            <text:p>1.41143266452633</text:p>
          </table:table-cell>
          <table:table-cell office:value-type="float" office:value="1.03007116820995" calcext:value-type="float">
            <text:p>1.03007116820995</text:p>
          </table:table-cell>
          <table:table-cell office:value-type="float" office:value="-0.768260845263803" calcext:value-type="float">
            <text:p>-0.7682608452638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75802671829178" calcext:value-type="float">
            <text:p>2.75802671829178</text:p>
          </table:table-cell>
          <table:table-cell office:value-type="float" office:value="0.399239035413101" calcext:value-type="float">
            <text:p>0.399239035413101</text:p>
          </table:table-cell>
          <table:table-cell office:value-type="float" office:value="0.428178951971275" calcext:value-type="float">
            <text:p>0.428178951971275</text:p>
          </table:table-cell>
          <table:table-cell office:value-type="float" office:value="0.369319265003591" calcext:value-type="float">
            <text:p>0.369319265003591</text:p>
          </table:table-cell>
          <table:table-cell office:value-type="float" office:value="-1.65544225497235" calcext:value-type="float">
            <text:p>-1.6554422549723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79599487877869" calcext:value-type="float">
            <text:p>3.79599487877869</text:p>
          </table:table-cell>
          <table:table-cell office:value-type="float" office:value="1.22645239390602" calcext:value-type="float">
            <text:p>1.22645239390602</text:p>
          </table:table-cell>
          <table:table-cell office:value-type="float" office:value="2.43844723339474" calcext:value-type="float">
            <text:p>2.43844723339474</text:p>
          </table:table-cell>
          <table:table-cell office:value-type="float" office:value="-0.666722704571701" calcext:value-type="float">
            <text:p>-0.666722704571701</text:p>
          </table:table-cell>
          <table:table-cell office:value-type="float" office:value="-0.116182709319334" calcext:value-type="float">
            <text:p>-0.1161827093193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.29702827648961" calcext:value-type="float">
            <text:p>4.29702827648961</text:p>
          </table:table-cell>
          <table:table-cell office:value-type="float" office:value="0.402622788379381" calcext:value-type="float">
            <text:p>0.402622788379381</text:p>
          </table:table-cell>
          <table:table-cell office:value-type="float" office:value="-0.0378576495277084" calcext:value-type="float">
            <text:p>-0.037857649527708</text:p>
          </table:table-cell>
          <table:table-cell office:value-type="float" office:value="0.574045392899719" calcext:value-type="float">
            <text:p>0.574045392899719</text:p>
          </table:table-cell>
          <table:table-cell office:value-type="float" office:value="0.883601495654239" calcext:value-type="float">
            <text:p>0.88360149565423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21241407869279" calcext:value-type="float">
            <text:p>3.21241407869279</text:p>
          </table:table-cell>
          <table:table-cell office:value-type="float" office:value="1.34190632924399" calcext:value-type="float">
            <text:p>1.34190632924399</text:p>
          </table:table-cell>
          <table:table-cell office:value-type="float" office:value="2.14089499658734" calcext:value-type="float">
            <text:p>2.14089499658734</text:p>
          </table:table-cell>
          <table:table-cell office:value-type="float" office:value="1.27948452577388" calcext:value-type="float">
            <text:p>1.27948452577388</text:p>
          </table:table-cell>
          <table:table-cell office:value-type="float" office:value="-0.339486659476599" calcext:value-type="float">
            <text:p>-0.339486659476599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0.758569622289608" calcext:value-type="float">
            <text:p>0.758569622289608</text:p>
          </table:table-cell>
          <table:table-cell office:value-type="float" office:value="0.229380997878496" calcext:value-type="float">
            <text:p>0.229380997878496</text:p>
          </table:table-cell>
          <table:table-cell office:value-type="float" office:value="0.648665697400411" calcext:value-type="float">
            <text:p>0.648665697400411</text:p>
          </table:table-cell>
          <table:table-cell office:value-type="float" office:value="0.332931007450586" calcext:value-type="float">
            <text:p>0.332931007450586</text:p>
          </table:table-cell>
          <table:table-cell office:value-type="float" office:value="-0.291686002186832" calcext:value-type="float">
            <text:p>-0.2916860021868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2912299761478" calcext:value-type="float">
            <text:p>2.12912299761478</text:p>
          </table:table-cell>
          <table:table-cell office:value-type="float" office:value="0.111236565557416" calcext:value-type="float">
            <text:p>0.111236565557416</text:p>
          </table:table-cell>
          <table:table-cell office:value-type="float" office:value="0.716953814067769" calcext:value-type="float">
            <text:p>0.716953814067769</text:p>
          </table:table-cell>
          <table:table-cell office:value-type="float" office:value="0.79247389699048" calcext:value-type="float">
            <text:p>0.79247389699048</text:p>
          </table:table-cell>
          <table:table-cell office:value-type="float" office:value="0.0679798420401045" calcext:value-type="float">
            <text:p>0.06797984204010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9820756673143" calcext:value-type="float">
            <text:p>2.49820756673143</text:p>
          </table:table-cell>
          <table:table-cell office:value-type="float" office:value="1.09424449388049" calcext:value-type="float">
            <text:p>1.09424449388049</text:p>
          </table:table-cell>
          <table:table-cell office:value-type="float" office:value="1.43085776998459" calcext:value-type="float">
            <text:p>1.43085776998459</text:p>
          </table:table-cell>
          <table:table-cell office:value-type="float" office:value="-0.191622536866338" calcext:value-type="float">
            <text:p>-0.191622536866338</text:p>
          </table:table-cell>
          <table:table-cell office:value-type="float" office:value="-0.663474763814547" calcext:value-type="float">
            <text:p>-0.66347476381454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40534860433938" calcext:value-type="float">
            <text:p>2.40534860433938</text:p>
          </table:table-cell>
          <table:table-cell office:value-type="float" office:value="0.188987203417362" calcext:value-type="float">
            <text:p>0.188987203417362</text:p>
          </table:table-cell>
          <table:table-cell office:value-type="float" office:value="0.843223613489506" calcext:value-type="float">
            <text:p>0.843223613489506</text:p>
          </table:table-cell>
          <table:table-cell office:value-type="float" office:value="0.860680762599442" calcext:value-type="float">
            <text:p>0.860680762599442</text:p>
          </table:table-cell>
          <table:table-cell office:value-type="float" office:value="-1.03296832987263" calcext:value-type="float">
            <text:p>-1.0329683298726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.38837042871449" calcext:value-type="float">
            <text:p>7.38837042871449</text:p>
          </table:table-cell>
          <table:table-cell office:value-type="float" office:value="2.78638351431482" calcext:value-type="float">
            <text:p>2.78638351431482</text:p>
          </table:table-cell>
          <table:table-cell office:value-type="float" office:value="1.54714024070986" calcext:value-type="float">
            <text:p>1.54714024070986</text:p>
          </table:table-cell>
          <table:table-cell office:value-type="float" office:value="3.90402565541448" calcext:value-type="float">
            <text:p>3.90402565541448</text:p>
          </table:table-cell>
          <table:table-cell office:value-type="float" office:value="0.265310192885436" calcext:value-type="float">
            <text:p>0.26531019288543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.87192343983418" calcext:value-type="float">
            <text:p>5.87192343983418</text:p>
          </table:table-cell>
          <table:table-cell office:value-type="float" office:value="1.95079773838746" calcext:value-type="float">
            <text:p>1.95079773838746</text:p>
          </table:table-cell>
          <table:table-cell office:value-type="float" office:value="-1.68720724021915" calcext:value-type="float">
            <text:p>-1.68720724021915</text:p>
          </table:table-cell>
          <table:table-cell office:value-type="float" office:value="-0.110003582652952" calcext:value-type="float">
            <text:p>-0.110003582652952</text:p>
          </table:table-cell>
          <table:table-cell office:value-type="float" office:value="3.174889874734" calcext:value-type="float">
            <text:p>3.17488987473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66431113753323" calcext:value-type="float">
            <text:p>2.66431113753323</text:p>
          </table:table-cell>
          <table:table-cell office:value-type="float" office:value="0.407215428952672" calcext:value-type="float">
            <text:p>0.407215428952672</text:p>
          </table:table-cell>
          <table:table-cell office:value-type="float" office:value="0.0264003011421709" calcext:value-type="float">
            <text:p>0.026400301142171</text:p>
          </table:table-cell>
          <table:table-cell office:value-type="float" office:value="1.0638401498933" calcext:value-type="float">
            <text:p>1.0638401498933</text:p>
          </table:table-cell>
          <table:table-cell office:value-type="float" office:value="-0.216801513973421" calcext:value-type="float">
            <text:p>-0.21680151397342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.14151086067131" calcext:value-type="float">
            <text:p>6.14151086067131</text:p>
          </table:table-cell>
          <table:table-cell office:value-type="float" office:value="1.79036535832685" calcext:value-type="float">
            <text:p>1.79036535832685</text:p>
          </table:table-cell>
          <table:table-cell office:value-type="float" office:value="-0.0708644154553575" calcext:value-type="float">
            <text:p>-0.070864415455358</text:p>
          </table:table-cell>
          <table:table-cell office:value-type="float" office:value="1.570415894036" calcext:value-type="float">
            <text:p>1.570415894036</text:p>
          </table:table-cell>
          <table:table-cell office:value-type="float" office:value="1.07251682415284" calcext:value-type="float">
            <text:p>1.0725168241528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0099203640825" calcext:value-type="float">
            <text:p>1.0099203640825</text:p>
          </table:table-cell>
          <table:table-cell office:value-type="float" office:value="0.0738122037576795" calcext:value-type="float">
            <text:p>0.07381220375768</text:p>
          </table:table-cell>
          <table:table-cell office:value-type="float" office:value="0.401063602447893" calcext:value-type="float">
            <text:p>0.401063602447893</text:p>
          </table:table-cell>
          <table:table-cell office:value-type="float" office:value="0.442623530604222" calcext:value-type="float">
            <text:p>0.442623530604222</text:p>
          </table:table-cell>
          <table:table-cell office:value-type="float" office:value="0.190800595312832" calcext:value-type="float">
            <text:p>0.190800595312832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485091400393" calcext:value-type="float">
            <text:p>1.7485091400393</text:p>
          </table:table-cell>
          <table:table-cell office:value-type="float" office:value="0.434276139210234" calcext:value-type="float">
            <text:p>0.434276139210234</text:p>
          </table:table-cell>
          <table:table-cell office:value-type="float" office:value="1.07349401585782" calcext:value-type="float">
            <text:p>1.07349401585782</text:p>
          </table:table-cell>
          <table:table-cell office:value-type="float" office:value="0.499245569504786" calcext:value-type="float">
            <text:p>0.499245569504786</text:p>
          </table:table-cell>
          <table:table-cell office:value-type="float" office:value="-0.122194644330871" calcext:value-type="float">
            <text:p>-0.122194644330871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78769997892362" calcext:value-type="float">
            <text:p>1.78769997892362</text:p>
          </table:table-cell>
          <table:table-cell office:value-type="float" office:value="-0.0865203036100643" calcext:value-type="float">
            <text:p>-0.086520303610064</text:p>
          </table:table-cell>
          <table:table-cell office:value-type="float" office:value="1.05507987464631" calcext:value-type="float">
            <text:p>1.05507987464631</text:p>
          </table:table-cell>
          <table:table-cell office:value-type="float" office:value="0.546716349039547" calcext:value-type="float">
            <text:p>0.546716349039547</text:p>
          </table:table-cell>
          <table:table-cell office:value-type="float" office:value="-0.103561491584787" calcext:value-type="float">
            <text:p>-0.103561491584787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86106021890109" calcext:value-type="float">
            <text:p>2.86106021890109</text:p>
          </table:table-cell>
          <table:table-cell office:value-type="float" office:value="0.396623242800093" calcext:value-type="float">
            <text:p>0.396623242800093</text:p>
          </table:table-cell>
          <table:table-cell office:value-type="float" office:value="1.1142493398126" calcext:value-type="float">
            <text:p>1.1142493398126</text:p>
          </table:table-cell>
          <table:table-cell office:value-type="float" office:value="0.7923747664631" calcext:value-type="float">
            <text:p>0.7923747664631</text:p>
          </table:table-cell>
          <table:table-cell office:value-type="float" office:value="-0.957118667212765" calcext:value-type="float">
            <text:p>-0.95711866721276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2217713556392" calcext:value-type="float">
            <text:p>2.2217713556392</text:p>
          </table:table-cell>
          <table:table-cell office:value-type="float" office:value="1.07088936482467" calcext:value-type="float">
            <text:p>1.07088936482467</text:p>
          </table:table-cell>
          <table:table-cell office:value-type="float" office:value="1.33579703914011" calcext:value-type="float">
            <text:p>1.33579703914011</text:p>
          </table:table-cell>
          <table:table-cell office:value-type="float" office:value="0.34896547912589" calcext:value-type="float">
            <text:p>0.34896547912589</text:p>
          </table:table-cell>
          <table:table-cell office:value-type="float" office:value="-0.0592415430604555" calcext:value-type="float">
            <text:p>-0.05924154306045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20091260520874" calcext:value-type="float">
            <text:p>1.20091260520874</text:p>
          </table:table-cell>
          <table:table-cell office:value-type="float" office:value="0.126944939775348" calcext:value-type="float">
            <text:p>0.126944939775348</text:p>
          </table:table-cell>
          <table:table-cell office:value-type="float" office:value="0.799928438373872" calcext:value-type="float">
            <text:p>0.799928438373872</text:p>
          </table:table-cell>
          <table:table-cell office:value-type="float" office:value="0.456598807321619" calcext:value-type="float">
            <text:p>0.456598807321619</text:p>
          </table:table-cell>
          <table:table-cell office:value-type="float" office:value="0.0934749972001161" calcext:value-type="float">
            <text:p>0.093474997200116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59620431994792" calcext:value-type="float">
            <text:p>3.59620431994792</text:p>
          </table:table-cell>
          <table:table-cell office:value-type="float" office:value="1.37110544752127" calcext:value-type="float">
            <text:p>1.37110544752127</text:p>
          </table:table-cell>
          <table:table-cell office:value-type="float" office:value="2.2779636928022" calcext:value-type="float">
            <text:p>2.2779636928022</text:p>
          </table:table-cell>
          <table:table-cell office:value-type="float" office:value="0.956194120789432" calcext:value-type="float">
            <text:p>0.956194120789432</text:p>
          </table:table-cell>
          <table:table-cell office:value-type="float" office:value="-0.336869952254203" calcext:value-type="float">
            <text:p>-0.33686995225420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.30962120993746" calcext:value-type="float">
            <text:p>3.30962120993746</text:p>
          </table:table-cell>
          <table:table-cell office:value-type="float" office:value="0.398186010557873" calcext:value-type="float">
            <text:p>0.398186010557873</text:p>
          </table:table-cell>
          <table:table-cell office:value-type="float" office:value="1.38058548033172" calcext:value-type="float">
            <text:p>1.38058548033172</text:p>
          </table:table-cell>
          <table:table-cell office:value-type="float" office:value="1.65856730664499" calcext:value-type="float">
            <text:p>1.65856730664499</text:p>
          </table:table-cell>
          <table:table-cell office:value-type="float" office:value="-2.04778918583025" calcext:value-type="float">
            <text:p>-2.04778918583025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.40503829421561" calcext:value-type="float">
            <text:p>1.40503829421561</text:p>
          </table:table-cell>
          <table:table-cell office:value-type="float" office:value="0.593635165767447" calcext:value-type="float">
            <text:p>0.593635165767447</text:p>
          </table:table-cell>
          <table:table-cell office:value-type="float" office:value="0.815382246149466" calcext:value-type="float">
            <text:p>0.815382246149466</text:p>
          </table:table-cell>
          <table:table-cell office:value-type="float" office:value="0.304810390948718" calcext:value-type="float">
            <text:p>0.304810390948718</text:p>
          </table:table-cell>
          <table:table-cell office:value-type="float" office:value="-0.200695790362553" calcext:value-type="float">
            <text:p>-0.200695790362553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.1130914836525" calcext:value-type="float">
            <text:p>2.1130914836525</text:p>
          </table:table-cell>
          <table:table-cell office:value-type="float" office:value="0.528016809247849" calcext:value-type="float">
            <text:p>0.528016809247849</text:p>
          </table:table-cell>
          <table:table-cell office:value-type="float" office:value="1.13483637664355" calcext:value-type="float">
            <text:p>1.13483637664355</text:p>
          </table:table-cell>
          <table:table-cell office:value-type="float" office:value="0.563689379391583" calcext:value-type="float">
            <text:p>0.563689379391583</text:p>
          </table:table-cell>
          <table:table-cell office:value-type="float" office:value="-0.535144136604474" calcext:value-type="float">
            <text:p>-0.535144136604474</text:p>
          </table:table-cell>
          <table:table-cell table:number-columns-repeated="101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.2540444621578" calcext:value-type="float">
            <text:p>11.2540444621578</text:p>
          </table:table-cell>
          <table:table-cell office:value-type="float" office:value="-1.4975336556486" calcext:value-type="float">
            <text:p>-1.4975336556486</text:p>
          </table:table-cell>
          <table:table-cell office:value-type="float" office:value="-2.63111234008277" calcext:value-type="float">
            <text:p>-2.63111234008277</text:p>
          </table:table-cell>
          <table:table-cell office:value-type="float" office:value="9.25061319438233" calcext:value-type="float">
            <text:p>9.25061319438233</text:p>
          </table:table-cell>
          <table:table-cell office:value-type="float" office:value="-16.5047557961991" calcext:value-type="float">
            <text:p>-16.5047557961991</text:p>
          </table:table-cell>
          <table:table-cell table:number-columns-repeated="1014"/>
        </table:table-row>
        <table:table-row table:style-name="ro1" table:visibility="collapse">
          <table:table-cell table:number-columns-repeated="102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07"/>
        </table:table-row>
        <table:table-row table:style-name="ro1">
          <table:table-cell table:style-name="ce2"/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907"/>
        </table:table-row>
        <table:table-row table:style-name="ro1">
          <table:table-cell/>
          <table:table-cell table:style-name="ce3" office:value-type="float" office:value="5.51815223588409" calcext:value-type="float">
            <text:p>5.51815223588409</text:p>
          </table:table-cell>
          <table:table-cell table:style-name="ce4" office:value-type="float" office:value="4.35414235528704" calcext:value-type="float">
            <text:p>4.35414235528704</text:p>
          </table:table-cell>
          <table:table-cell table:style-name="ce5" office:value-type="float" office:value="3.14159921099896" calcext:value-type="float">
            <text:p>3.14159921099896</text:p>
          </table:table-cell>
          <table:table-cell table:style-name="ce6" office:value-type="float" office:value="2.12188899754755" calcext:value-type="float">
            <text:p>2.12188899754755</text:p>
          </table:table-cell>
          <table:table-cell table:style-name="ce7" office:value-type="float" office:value="3.46324646923963" calcext:value-type="float">
            <text:p>3.46324646923963</text:p>
          </table:table-cell>
          <table:table-cell table:style-name="ce8" office:value-type="float" office:value="3.87534237184854" calcext:value-type="float">
            <text:p>3.87534237184854</text:p>
          </table:table-cell>
          <table:table-cell table:style-name="ce9" office:value-type="float" office:value="4.25134020476386" calcext:value-type="float">
            <text:p>4.25134020476386</text:p>
          </table:table-cell>
          <table:table-cell table:style-name="ce10" office:value-type="float" office:value="3.35080630717076" calcext:value-type="float">
            <text:p>3.35080630717076</text:p>
          </table:table-cell>
          <table:table-cell table:style-name="ce11" office:value-type="float" office:value="4.94717994663963" calcext:value-type="float">
            <text:p>4.94717994663963</text:p>
          </table:table-cell>
          <table:table-cell table:style-name="ce12" office:value-type="float" office:value="1.52414211902731" calcext:value-type="float">
            <text:p>1.52414211902731</text:p>
          </table:table-cell>
          <table:table-cell table:style-name="ce13" office:value-type="float" office:value="2.29699759528943" calcext:value-type="float">
            <text:p>2.29699759528943</text:p>
          </table:table-cell>
          <table:table-cell table:style-name="ce14" office:value-type="float" office:value="3.52031668622107" calcext:value-type="float">
            <text:p>3.52031668622107</text:p>
          </table:table-cell>
          <table:table-cell table:style-name="ce15" office:value-type="float" office:value="3.88702007905722" calcext:value-type="float">
            <text:p>3.88702007905722</text:p>
          </table:table-cell>
          <table:table-cell table:style-name="ce16" office:value-type="float" office:value="2.87727930046545" calcext:value-type="float">
            <text:p>2.87727930046545</text:p>
          </table:table-cell>
          <table:table-cell table:style-name="ce17" office:value-type="float" office:value="5.86651338964638" calcext:value-type="float">
            <text:p>5.86651338964638</text:p>
          </table:table-cell>
          <table:table-cell table:style-name="ce18" office:value-type="float" office:value="3.59439383724128" calcext:value-type="float">
            <text:p>3.59439383724128</text:p>
          </table:table-cell>
          <table:table-cell table:style-name="ce19" office:value-type="float" office:value="3.09746770340996" calcext:value-type="float">
            <text:p>3.09746770340996</text:p>
          </table:table-cell>
          <table:table-cell table:style-name="ce20" office:value-type="float" office:value="5.99612603546228" calcext:value-type="float">
            <text:p>5.99612603546228</text:p>
          </table:table-cell>
          <table:table-cell table:style-name="ce21" office:value-type="float" office:value="2.07518951459358" calcext:value-type="float">
            <text:p>2.07518951459358</text:p>
          </table:table-cell>
          <table:table-cell table:style-name="ce22" office:value-type="float" office:value="2.66803608579136" calcext:value-type="float">
            <text:p>2.66803608579136</text:p>
          </table:table-cell>
          <table:table-cell table:style-name="ce23" office:value-type="float" office:value="2.52608547855838" calcext:value-type="float">
            <text:p>2.52608547855838</text:p>
          </table:table-cell>
          <table:table-cell table:style-name="ce24" office:value-type="float" office:value="4.75360605570362" calcext:value-type="float">
            <text:p>4.75360605570362</text:p>
          </table:table-cell>
          <table:table-cell table:style-name="ce25" office:value-type="float" office:value="2.61176487922161" calcext:value-type="float">
            <text:p>2.61176487922161</text:p>
          </table:table-cell>
          <table:table-cell table:style-name="ce26" office:value-type="float" office:value="6.58976469024765" calcext:value-type="float">
            <text:p>6.58976469024765</text:p>
          </table:table-cell>
          <table:table-cell table:style-name="ce27" office:value-type="float" office:value="2.84277384459615" calcext:value-type="float">
            <text:p>2.84277384459615</text:p>
          </table:table-cell>
          <table:table-cell table:style-name="ce28" office:value-type="float" office:value="3.17805299602755" calcext:value-type="float">
            <text:p>3.17805299602755</text:p>
          </table:table-cell>
          <table:table-cell table:style-name="ce29" office:value-type="float" office:value="3.42536284452785" calcext:value-type="float">
            <text:p>3.42536284452785</text:p>
          </table:table-cell>
          <table:table-cell table:style-name="ce30" office:value-type="float" office:value="4.27175853944992" calcext:value-type="float">
            <text:p>4.27175853944992</text:p>
          </table:table-cell>
          <table:table-cell table:style-name="ce31" office:value-type="float" office:value="4.19184447322492" calcext:value-type="float">
            <text:p>4.19184447322492</text:p>
          </table:table-cell>
          <table:table-cell table:style-name="ce32" office:value-type="float" office:value="3.58489219685415" calcext:value-type="float">
            <text:p>3.58489219685415</text:p>
          </table:table-cell>
          <table:table-cell table:style-name="ce33" office:value-type="float" office:value="2.63072882003038" calcext:value-type="float">
            <text:p>2.63072882003038</text:p>
          </table:table-cell>
          <table:table-cell table:style-name="ce34" office:value-type="float" office:value="5.16917871896572" calcext:value-type="float">
            <text:p>5.16917871896572</text:p>
          </table:table-cell>
          <table:table-cell table:style-name="ce35" office:value-type="float" office:value="2.04684010470987" calcext:value-type="float">
            <text:p>2.04684010470987</text:p>
          </table:table-cell>
          <table:table-cell table:style-name="ce36" office:value-type="float" office:value="2.72118225130029" calcext:value-type="float">
            <text:p>2.72118225130029</text:p>
          </table:table-cell>
          <table:table-cell table:style-name="ce37" office:value-type="float" office:value="2.19361650759999" calcext:value-type="float">
            <text:p>2.19361650759999</text:p>
          </table:table-cell>
          <table:table-cell table:style-name="ce38" office:value-type="float" office:value="4.61159611363214" calcext:value-type="float">
            <text:p>4.61159611363214</text:p>
          </table:table-cell>
          <table:table-cell table:style-name="ce39" office:value-type="float" office:value="6.4601121994496" calcext:value-type="float">
            <text:p>6.4601121994496</text:p>
          </table:table-cell>
          <table:table-cell table:style-name="ce40" office:value-type="float" office:value="1.91182358834716" calcext:value-type="float">
            <text:p>1.91182358834716</text:p>
          </table:table-cell>
          <table:table-cell table:style-name="ce41" office:value-type="float" office:value="2.71790750547722" calcext:value-type="float">
            <text:p>2.71790750547722</text:p>
          </table:table-cell>
          <table:table-cell table:style-name="ce42" office:value-type="float" office:value="6.23371494551964" calcext:value-type="float">
            <text:p>6.23371494551964</text:p>
          </table:table-cell>
          <table:table-cell table:style-name="ce43" office:value-type="float" office:value="3.63736967842039" calcext:value-type="float">
            <text:p>3.63736967842039</text:p>
          </table:table-cell>
          <table:table-cell table:style-name="ce44" office:value-type="float" office:value="6.73995061380626" calcext:value-type="float">
            <text:p>6.73995061380626</text:p>
          </table:table-cell>
          <table:table-cell table:style-name="ce45" office:value-type="float" office:value="4.54555129364666" calcext:value-type="float">
            <text:p>4.54555129364666</text:p>
          </table:table-cell>
          <table:table-cell table:style-name="ce46" office:value-type="float" office:value="4.63761015888365" calcext:value-type="float">
            <text:p>4.63761015888365</text:p>
          </table:table-cell>
          <table:table-cell table:style-name="ce47" office:value-type="float" office:value="5.5583874016627" calcext:value-type="float">
            <text:p>5.5583874016627</text:p>
          </table:table-cell>
          <table:table-cell table:style-name="ce48" office:value-type="float" office:value="3.05329327151304" calcext:value-type="float">
            <text:p>3.05329327151304</text:p>
          </table:table-cell>
          <table:table-cell table:style-name="ce49" office:value-type="float" office:value="2.21877641651772" calcext:value-type="float">
            <text:p>2.21877641651772</text:p>
          </table:table-cell>
          <table:table-cell table:style-name="ce50" office:value-type="float" office:value="2.95530240885325" calcext:value-type="float">
            <text:p>2.95530240885325</text:p>
          </table:table-cell>
          <table:table-cell table:style-name="ce51" office:value-type="float" office:value="2.15702157535636" calcext:value-type="float">
            <text:p>2.15702157535636</text:p>
          </table:table-cell>
          <table:table-cell table:style-name="ce52" office:value-type="float" office:value="3.49634200402673" calcext:value-type="float">
            <text:p>3.49634200402673</text:p>
          </table:table-cell>
          <table:table-cell table:style-name="ce53" office:value-type="float" office:value="1.55102000725097" calcext:value-type="float">
            <text:p>1.55102000725097</text:p>
          </table:table-cell>
          <table:table-cell table:style-name="ce54" office:value-type="float" office:value="5.92098313943125" calcext:value-type="float">
            <text:p>5.92098313943125</text:p>
          </table:table-cell>
          <table:table-cell table:style-name="ce55" office:value-type="float" office:value="2.11948140848226" calcext:value-type="float">
            <text:p>2.11948140848226</text:p>
          </table:table-cell>
          <table:table-cell table:style-name="ce56" office:value-type="float" office:value="2.9573293734599" calcext:value-type="float">
            <text:p>2.9573293734599</text:p>
          </table:table-cell>
          <table:table-cell table:style-name="ce57" office:value-type="float" office:value="4.65884403285419" calcext:value-type="float">
            <text:p>4.65884403285419</text:p>
          </table:table-cell>
          <table:table-cell table:style-name="ce58" office:value-type="float" office:value="4.66772695549905" calcext:value-type="float">
            <text:p>4.66772695549905</text:p>
          </table:table-cell>
          <table:table-cell table:style-name="ce59" office:value-type="float" office:value="5.29394541206007" calcext:value-type="float">
            <text:p>5.29394541206007</text:p>
          </table:table-cell>
          <table:table-cell table:style-name="ce60" office:value-type="float" office:value="2.68395596524899" calcext:value-type="float">
            <text:p>2.68395596524899</text:p>
          </table:table-cell>
          <table:table-cell table:style-name="ce61" office:value-type="float" office:value="4.93785846410452" calcext:value-type="float">
            <text:p>4.93785846410452</text:p>
          </table:table-cell>
          <table:table-cell table:style-name="ce62" office:value-type="float" office:value="2.49010178111282" calcext:value-type="float">
            <text:p>2.49010178111282</text:p>
          </table:table-cell>
          <table:table-cell table:style-name="ce63" office:value-type="float" office:value="5.16259277725114" calcext:value-type="float">
            <text:p>5.16259277725114</text:p>
          </table:table-cell>
          <table:table-cell table:style-name="ce64" office:value-type="float" office:value="3.31075958130558" calcext:value-type="float">
            <text:p>3.31075958130558</text:p>
          </table:table-cell>
          <table:table-cell table:style-name="ce65" office:value-type="float" office:value="4.99492720613785" calcext:value-type="float">
            <text:p>4.99492720613785</text:p>
          </table:table-cell>
          <table:table-cell table:style-name="ce66" office:value-type="float" office:value="7.87112837358752" calcext:value-type="float">
            <text:p>7.87112837358752</text:p>
          </table:table-cell>
          <table:table-cell table:style-name="ce67" office:value-type="float" office:value="2.90335918531252" calcext:value-type="float">
            <text:p>2.90335918531252</text:p>
          </table:table-cell>
          <table:table-cell table:style-name="ce68" office:value-type="float" office:value="8.74142965478137" calcext:value-type="float">
            <text:p>8.74142965478137</text:p>
          </table:table-cell>
          <table:table-cell table:style-name="ce69" office:value-type="float" office:value="5.01045431522851" calcext:value-type="float">
            <text:p>5.01045431522851</text:p>
          </table:table-cell>
          <table:table-cell table:style-name="ce70" office:value-type="float" office:value="3.91337268176267" calcext:value-type="float">
            <text:p>3.91337268176267</text:p>
          </table:table-cell>
          <table:table-cell table:style-name="ce71" office:value-type="float" office:value="4.70834723507535" calcext:value-type="float">
            <text:p>4.70834723507535</text:p>
          </table:table-cell>
          <table:table-cell table:style-name="ce72" office:value-type="float" office:value="6.75476989081856" calcext:value-type="float">
            <text:p>6.75476989081856</text:p>
          </table:table-cell>
          <table:table-cell table:style-name="ce73" office:value-type="float" office:value="11.2540444621578" calcext:value-type="float">
            <text:p>11.2540444621578</text:p>
          </table:table-cell>
          <table:table-cell table:style-name="ce74" office:value-type="float" office:value="3.16978537049723" calcext:value-type="float">
            <text:p>3.16978537049723</text:p>
          </table:table-cell>
          <table:table-cell table:style-name="ce75" office:value-type="float" office:value="22.4568429407389" calcext:value-type="float">
            <text:p>22.4568429407389</text:p>
          </table:table-cell>
          <table:table-cell table:style-name="ce76" office:value-type="float" office:value="9.65413870798251" calcext:value-type="float">
            <text:p>9.65413870798251</text:p>
          </table:table-cell>
          <table:table-cell table:style-name="ce77" office:value-type="float" office:value="3.21481456671624" calcext:value-type="float">
            <text:p>3.21481456671624</text:p>
          </table:table-cell>
          <table:table-cell table:style-name="ce78" office:value-type="float" office:value="9.62326359303836" calcext:value-type="float">
            <text:p>9.62326359303836</text:p>
          </table:table-cell>
          <table:table-cell table:style-name="ce79" office:value-type="float" office:value="5.9650604328352" calcext:value-type="float">
            <text:p>5.9650604328352</text:p>
          </table:table-cell>
          <table:table-cell table:style-name="ce80" office:value-type="float" office:value="5.01621489625714" calcext:value-type="float">
            <text:p>5.01621489625714</text:p>
          </table:table-cell>
          <table:table-cell table:style-name="ce81" office:value-type="float" office:value="3.70218753126143" calcext:value-type="float">
            <text:p>3.70218753126143</text:p>
          </table:table-cell>
          <table:table-cell table:style-name="ce82" office:value-type="float" office:value="3.20661883728418" calcext:value-type="float">
            <text:p>3.20661883728418</text:p>
          </table:table-cell>
          <table:table-cell table:style-name="ce83" office:value-type="float" office:value="2.25103006769351" calcext:value-type="float">
            <text:p>2.25103006769351</text:p>
          </table:table-cell>
          <table:table-cell table:style-name="ce84" office:value-type="float" office:value="2.67341090119226" calcext:value-type="float">
            <text:p>2.67341090119226</text:p>
          </table:table-cell>
          <table:table-cell table:style-name="ce85" office:value-type="float" office:value="3.02719117322472" calcext:value-type="float">
            <text:p>3.02719117322472</text:p>
          </table:table-cell>
          <table:table-cell table:style-name="ce86" office:value-type="float" office:value="2.69185746738465" calcext:value-type="float">
            <text:p>2.69185746738465</text:p>
          </table:table-cell>
          <table:table-cell table:style-name="ce87" office:value-type="float" office:value="5.00585166965754" calcext:value-type="float">
            <text:p>5.00585166965754</text:p>
          </table:table-cell>
          <table:table-cell table:style-name="ce88" office:value-type="float" office:value="2.30788303655444" calcext:value-type="float">
            <text:p>2.30788303655444</text:p>
          </table:table-cell>
          <table:table-cell table:style-name="ce89" office:value-type="float" office:value="1.86323600775121" calcext:value-type="float">
            <text:p>1.86323600775121</text:p>
          </table:table-cell>
          <table:table-cell table:style-name="ce90" office:value-type="float" office:value="3.12862002103592" calcext:value-type="float">
            <text:p>3.12862002103592</text:p>
          </table:table-cell>
          <table:table-cell table:style-name="ce91" office:value-type="float" office:value="3.85011613735173" calcext:value-type="float">
            <text:p>3.85011613735173</text:p>
          </table:table-cell>
          <table:table-cell table:style-name="ce92" office:value-type="float" office:value="3.49348405604227" calcext:value-type="float">
            <text:p>3.49348405604227</text:p>
          </table:table-cell>
          <table:table-cell table:style-name="ce93" office:value-type="float" office:value="2.715664153046" calcext:value-type="float">
            <text:p>2.715664153046</text:p>
          </table:table-cell>
          <table:table-cell table:style-name="ce94" office:value-type="float" office:value="3.32948449088573" calcext:value-type="float">
            <text:p>3.32948449088573</text:p>
          </table:table-cell>
          <table:table-cell table:style-name="ce95" office:value-type="float" office:value="2.55064911614724" calcext:value-type="float">
            <text:p>2.55064911614724</text:p>
          </table:table-cell>
          <table:table-cell table:style-name="ce96" office:value-type="float" office:value="3.11901259708942" calcext:value-type="float">
            <text:p>3.11901259708942</text:p>
          </table:table-cell>
          <table:table-cell table:style-name="ce97" office:value-type="float" office:value="2.51966779937255" calcext:value-type="float">
            <text:p>2.51966779937255</text:p>
          </table:table-cell>
          <table:table-cell table:style-name="ce98" office:value-type="float" office:value="3.29409733509493" calcext:value-type="float">
            <text:p>3.29409733509493</text:p>
          </table:table-cell>
          <table:table-cell table:style-name="ce99" office:value-type="float" office:value="4.00896995287647" calcext:value-type="float">
            <text:p>4.00896995287647</text:p>
          </table:table-cell>
          <table:table-cell table:style-name="ce100" office:value-type="float" office:value="4.37111892985674" calcext:value-type="float">
            <text:p>4.37111892985674</text:p>
          </table:table-cell>
          <table:table-cell table:style-name="ce101" office:value-type="float" office:value="6.59528145793805" calcext:value-type="float">
            <text:p>6.59528145793805</text:p>
          </table:table-cell>
          <table:table-cell table:style-name="ce102" office:value-type="float" office:value="3.43188489966501" calcext:value-type="float">
            <text:p>3.43188489966501</text:p>
          </table:table-cell>
          <table:table-cell table:style-name="ce103" office:value-type="float" office:value="5.45317154125975" calcext:value-type="float">
            <text:p>5.45317154125975</text:p>
          </table:table-cell>
          <table:table-cell table:style-name="ce104" office:value-type="float" office:value="4.89221225046432" calcext:value-type="float">
            <text:p>4.89221225046432</text:p>
          </table:table-cell>
          <table:table-cell table:style-name="ce105" office:value-type="float" office:value="3.62772465218685" calcext:value-type="float">
            <text:p>3.62772465218685</text:p>
          </table:table-cell>
          <table:table-cell table:style-name="ce106" office:value-type="float" office:value="2.90335918531252" calcext:value-type="float">
            <text:p>2.90335918531252</text:p>
          </table:table-cell>
          <table:table-cell table:style-name="ce107" office:value-type="float" office:value="5.86039471236189" calcext:value-type="float">
            <text:p>5.86039471236189</text:p>
          </table:table-cell>
          <table:table-cell table:style-name="ce108" office:value-type="float" office:value="4.43156547967543" calcext:value-type="float">
            <text:p>4.43156547967543</text:p>
          </table:table-cell>
          <table:table-cell table:style-name="ce109" office:value-type="float" office:value="2.43973877868334" calcext:value-type="float">
            <text:p>2.43973877868334</text:p>
          </table:table-cell>
          <table:table-cell table:style-name="ce110" office:value-type="float" office:value="3.18363927399108" calcext:value-type="float">
            <text:p>3.18363927399108</text:p>
          </table:table-cell>
          <table:table-cell table:style-name="ce111" office:value-type="float" office:value="3.97706922833023" calcext:value-type="float">
            <text:p>3.97706922833023</text:p>
          </table:table-cell>
          <table:table-cell table:style-name="ce112" office:value-type="float" office:value="4.24550649387078" calcext:value-type="float">
            <text:p>4.24550649387078</text:p>
          </table:table-cell>
          <table:table-cell table:style-name="ce113" office:value-type="float" office:value="3.518614698737" calcext:value-type="float">
            <text:p>3.518614698737</text:p>
          </table:table-cell>
          <table:table-cell table:style-name="ce114" office:value-type="float" office:value="7.54604937955554" calcext:value-type="float">
            <text:p>7.54604937955554</text:p>
          </table:table-cell>
          <table:table-cell table:number-columns-repeated="907"/>
        </table:table-row>
        <table:table-row table:style-name="ro1">
          <table:table-cell/>
          <table:table-cell table:style-name="ce3" office:value-type="float" office:value="2.55368180300002" calcext:value-type="float">
            <text:p>2.55368180300002</text:p>
          </table:table-cell>
          <table:table-cell table:style-name="ce4" office:value-type="float" office:value="1.75959315162805" calcext:value-type="float">
            <text:p>1.75959315162805</text:p>
          </table:table-cell>
          <table:table-cell table:style-name="ce5" office:value-type="float" office:value="1.24581775162672" calcext:value-type="float">
            <text:p>1.24581775162672</text:p>
          </table:table-cell>
          <table:table-cell table:style-name="ce6" office:value-type="float" office:value="1.05363352082653" calcext:value-type="float">
            <text:p>1.05363352082653</text:p>
          </table:table-cell>
          <table:table-cell table:style-name="ce7" office:value-type="float" office:value="1.9439460729213" calcext:value-type="float">
            <text:p>1.9439460729213</text:p>
          </table:table-cell>
          <table:table-cell table:style-name="ce8" office:value-type="float" office:value="0.471784883340001" calcext:value-type="float">
            <text:p>0.471784883340001</text:p>
          </table:table-cell>
          <table:table-cell table:style-name="ce9" office:value-type="float" office:value="1.62641906407141" calcext:value-type="float">
            <text:p>1.62641906407141</text:p>
          </table:table-cell>
          <table:table-cell table:style-name="ce10" office:value-type="float" office:value="1.12398408310516" calcext:value-type="float">
            <text:p>1.12398408310516</text:p>
          </table:table-cell>
          <table:table-cell table:style-name="ce11" office:value-type="float" office:value="2.47758334568627" calcext:value-type="float">
            <text:p>2.47758334568627</text:p>
          </table:table-cell>
          <table:table-cell table:style-name="ce12" office:value-type="float" office:value="0.576406724603025" calcext:value-type="float">
            <text:p>0.576406724603025</text:p>
          </table:table-cell>
          <table:table-cell table:style-name="ce13" office:value-type="float" office:value="1.09177676970333" calcext:value-type="float">
            <text:p>1.09177676970333</text:p>
          </table:table-cell>
          <table:table-cell table:style-name="ce14" office:value-type="float" office:value="2.12798127896606" calcext:value-type="float">
            <text:p>2.12798127896606</text:p>
          </table:table-cell>
          <table:table-cell table:style-name="ce15" office:value-type="float" office:value="1.99758306560193" calcext:value-type="float">
            <text:p>1.99758306560193</text:p>
          </table:table-cell>
          <table:table-cell table:style-name="ce16" office:value-type="float" office:value="1.08833559516971" calcext:value-type="float">
            <text:p>1.08833559516971</text:p>
          </table:table-cell>
          <table:table-cell table:style-name="ce17" office:value-type="float" office:value="2.62539289320963" calcext:value-type="float">
            <text:p>2.62539289320963</text:p>
          </table:table-cell>
          <table:table-cell table:style-name="ce18" office:value-type="float" office:value="1.49794700354851" calcext:value-type="float">
            <text:p>1.49794700354851</text:p>
          </table:table-cell>
          <table:table-cell table:style-name="ce19" office:value-type="float" office:value="1.26656995815198" calcext:value-type="float">
            <text:p>1.26656995815198</text:p>
          </table:table-cell>
          <table:table-cell table:style-name="ce20" office:value-type="float" office:value="2.34552189279329" calcext:value-type="float">
            <text:p>2.34552189279329</text:p>
          </table:table-cell>
          <table:table-cell table:style-name="ce21" office:value-type="float" office:value="0.977678014261956" calcext:value-type="float">
            <text:p>0.977678014261956</text:p>
          </table:table-cell>
          <table:table-cell table:style-name="ce22" office:value-type="float" office:value="0.757868669575206" calcext:value-type="float">
            <text:p>0.757868669575206</text:p>
          </table:table-cell>
          <table:table-cell table:style-name="ce23" office:value-type="float" office:value="1.03984075382766" calcext:value-type="float">
            <text:p>1.03984075382766</text:p>
          </table:table-cell>
          <table:table-cell table:style-name="ce24" office:value-type="float" office:value="1.92041531929248" calcext:value-type="float">
            <text:p>1.92041531929248</text:p>
          </table:table-cell>
          <table:table-cell table:style-name="ce25" office:value-type="float" office:value="0.67629670208255" calcext:value-type="float">
            <text:p>0.67629670208255</text:p>
          </table:table-cell>
          <table:table-cell table:style-name="ce26" office:value-type="float" office:value="3.50712620213224" calcext:value-type="float">
            <text:p>3.50712620213224</text:p>
          </table:table-cell>
          <table:table-cell table:style-name="ce27" office:value-type="float" office:value="1.39858176238439" calcext:value-type="float">
            <text:p>1.39858176238439</text:p>
          </table:table-cell>
          <table:table-cell table:style-name="ce28" office:value-type="float" office:value="1.2697414580048" calcext:value-type="float">
            <text:p>1.2697414580048</text:p>
          </table:table-cell>
          <table:table-cell table:style-name="ce29" office:value-type="float" office:value="1.67205355946317" calcext:value-type="float">
            <text:p>1.67205355946317</text:p>
          </table:table-cell>
          <table:table-cell table:style-name="ce30" office:value-type="float" office:value="1.62118605699772" calcext:value-type="float">
            <text:p>1.62118605699772</text:p>
          </table:table-cell>
          <table:table-cell table:style-name="ce31" office:value-type="float" office:value="1.64827538071635" calcext:value-type="float">
            <text:p>1.64827538071635</text:p>
          </table:table-cell>
          <table:table-cell table:style-name="ce32" office:value-type="float" office:value="2.18490138116504" calcext:value-type="float">
            <text:p>2.18490138116504</text:p>
          </table:table-cell>
          <table:table-cell table:style-name="ce33" office:value-type="float" office:value="1.23807410053488" calcext:value-type="float">
            <text:p>1.23807410053488</text:p>
          </table:table-cell>
          <table:table-cell table:style-name="ce34" office:value-type="float" office:value="2.80705164682492" calcext:value-type="float">
            <text:p>2.80705164682492</text:p>
          </table:table-cell>
          <table:table-cell table:style-name="ce35" office:value-type="float" office:value="0.822766671022216" calcext:value-type="float">
            <text:p>0.822766671022216</text:p>
          </table:table-cell>
          <table:table-cell table:style-name="ce36" office:value-type="float" office:value="1.16474949468806" calcext:value-type="float">
            <text:p>1.16474949468806</text:p>
          </table:table-cell>
          <table:table-cell table:style-name="ce37" office:value-type="float" office:value="0.836507080813293" calcext:value-type="float">
            <text:p>0.836507080813293</text:p>
          </table:table-cell>
          <table:table-cell table:style-name="ce38" office:value-type="float" office:value="2.0657759354211" calcext:value-type="float">
            <text:p>2.0657759354211</text:p>
          </table:table-cell>
          <table:table-cell table:style-name="ce39" office:value-type="float" office:value="2.30974485842181" calcext:value-type="float">
            <text:p>2.30974485842181</text:p>
          </table:table-cell>
          <table:table-cell table:style-name="ce40" office:value-type="float" office:value="1.0623346470445" calcext:value-type="float">
            <text:p>1.0623346470445</text:p>
          </table:table-cell>
          <table:table-cell table:style-name="ce41" office:value-type="float" office:value="1.0257576164534" calcext:value-type="float">
            <text:p>1.0257576164534</text:p>
          </table:table-cell>
          <table:table-cell table:style-name="ce42" office:value-type="float" office:value="2.11218884875876" calcext:value-type="float">
            <text:p>2.11218884875876</text:p>
          </table:table-cell>
          <table:table-cell table:style-name="ce43" office:value-type="float" office:value="0.979740710055244" calcext:value-type="float">
            <text:p>0.979740710055244</text:p>
          </table:table-cell>
          <table:table-cell table:style-name="ce44" office:value-type="float" office:value="3.04756461776482" calcext:value-type="float">
            <text:p>3.04756461776482</text:p>
          </table:table-cell>
          <table:table-cell table:style-name="ce45" office:value-type="float" office:value="2.35038798830134" calcext:value-type="float">
            <text:p>2.35038798830134</text:p>
          </table:table-cell>
          <table:table-cell table:style-name="ce46" office:value-type="float" office:value="1.70603595397181" calcext:value-type="float">
            <text:p>1.70603595397181</text:p>
          </table:table-cell>
          <table:table-cell table:style-name="ce47" office:value-type="float" office:value="3.11889952284142" calcext:value-type="float">
            <text:p>3.11889952284142</text:p>
          </table:table-cell>
          <table:table-cell table:style-name="ce48" office:value-type="float" office:value="0.608433633200469" calcext:value-type="float">
            <text:p>0.608433633200469</text:p>
          </table:table-cell>
          <table:table-cell table:style-name="ce49" office:value-type="float" office:value="1.37420347175181" calcext:value-type="float">
            <text:p>1.37420347175181</text:p>
          </table:table-cell>
          <table:table-cell table:style-name="ce50" office:value-type="float" office:value="1.60430531844072" calcext:value-type="float">
            <text:p>1.60430531844072</text:p>
          </table:table-cell>
          <table:table-cell table:style-name="ce51" office:value-type="float" office:value="0.732978267448666" calcext:value-type="float">
            <text:p>0.732978267448666</text:p>
          </table:table-cell>
          <table:table-cell table:style-name="ce52" office:value-type="float" office:value="1.63795533867138" calcext:value-type="float">
            <text:p>1.63795533867138</text:p>
          </table:table-cell>
          <table:table-cell table:style-name="ce53" office:value-type="float" office:value="0.898013947843879" calcext:value-type="float">
            <text:p>0.898013947843879</text:p>
          </table:table-cell>
          <table:table-cell table:style-name="ce54" office:value-type="float" office:value="1.63104215040871" calcext:value-type="float">
            <text:p>1.63104215040871</text:p>
          </table:table-cell>
          <table:table-cell table:style-name="ce55" office:value-type="float" office:value="0.320773081413759" calcext:value-type="float">
            <text:p>0.320773081413759</text:p>
          </table:table-cell>
          <table:table-cell table:style-name="ce56" office:value-type="float" office:value="1.57006819101196" calcext:value-type="float">
            <text:p>1.57006819101196</text:p>
          </table:table-cell>
          <table:table-cell table:style-name="ce57" office:value-type="float" office:value="2.23579187498801" calcext:value-type="float">
            <text:p>2.23579187498801</text:p>
          </table:table-cell>
          <table:table-cell table:style-name="ce58" office:value-type="float" office:value="1.92671443358115" calcext:value-type="float">
            <text:p>1.92671443358115</text:p>
          </table:table-cell>
          <table:table-cell table:style-name="ce59" office:value-type="float" office:value="2.68339173329842" calcext:value-type="float">
            <text:p>2.68339173329842</text:p>
          </table:table-cell>
          <table:table-cell table:style-name="ce60" office:value-type="float" office:value="0.682402702654963" calcext:value-type="float">
            <text:p>0.682402702654963</text:p>
          </table:table-cell>
          <table:table-cell table:style-name="ce61" office:value-type="float" office:value="2.78846425010797" calcext:value-type="float">
            <text:p>2.78846425010797</text:p>
          </table:table-cell>
          <table:table-cell table:style-name="ce62" office:value-type="float" office:value="1.11678002958561" calcext:value-type="float">
            <text:p>1.11678002958561</text:p>
          </table:table-cell>
          <table:table-cell table:style-name="ce63" office:value-type="float" office:value="2.91850831661652" calcext:value-type="float">
            <text:p>2.91850831661652</text:p>
          </table:table-cell>
          <table:table-cell table:style-name="ce64" office:value-type="float" office:value="1.34278457721549" calcext:value-type="float">
            <text:p>1.34278457721549</text:p>
          </table:table-cell>
          <table:table-cell table:style-name="ce65" office:value-type="float" office:value="1.71048562106103" calcext:value-type="float">
            <text:p>1.71048562106103</text:p>
          </table:table-cell>
          <table:table-cell table:style-name="ce66" office:value-type="float" office:value="1.25773405120331" calcext:value-type="float">
            <text:p>1.25773405120331</text:p>
          </table:table-cell>
          <table:table-cell table:style-name="ce67" office:value-type="float" office:value="0.601699549997209" calcext:value-type="float">
            <text:p>0.601699549997209</text:p>
          </table:table-cell>
          <table:table-cell table:style-name="ce68" office:value-type="float" office:value="2.64369388578985" calcext:value-type="float">
            <text:p>2.64369388578985</text:p>
          </table:table-cell>
          <table:table-cell table:style-name="ce69" office:value-type="float" office:value="2.22689151164845" calcext:value-type="float">
            <text:p>2.22689151164845</text:p>
          </table:table-cell>
          <table:table-cell table:style-name="ce70" office:value-type="float" office:value="0.779282197510209" calcext:value-type="float">
            <text:p>0.779282197510209</text:p>
          </table:table-cell>
          <table:table-cell table:style-name="ce71" office:value-type="float" office:value="1.1284020508439" calcext:value-type="float">
            <text:p>1.1284020508439</text:p>
          </table:table-cell>
          <table:table-cell table:style-name="ce72" office:value-type="float" office:value="0.741784955253239" calcext:value-type="float">
            <text:p>0.741784955253239</text:p>
          </table:table-cell>
          <table:table-cell table:style-name="ce73" office:value-type="float" office:value="-1.4975336556486" calcext:value-type="float">
            <text:p>-1.4975336556486</text:p>
          </table:table-cell>
          <table:table-cell table:style-name="ce74" office:value-type="float" office:value="1.16933906771557" calcext:value-type="float">
            <text:p>1.16933906771557</text:p>
          </table:table-cell>
          <table:table-cell table:style-name="ce75" office:value-type="float" office:value="11.2389126527081" calcext:value-type="float">
            <text:p>11.2389126527081</text:p>
          </table:table-cell>
          <table:table-cell table:style-name="ce76" office:value-type="float" office:value="2.07860411420329" calcext:value-type="float">
            <text:p>2.07860411420329</text:p>
          </table:table-cell>
          <table:table-cell table:style-name="ce77" office:value-type="float" office:value="1.12432781212913" calcext:value-type="float">
            <text:p>1.12432781212913</text:p>
          </table:table-cell>
          <table:table-cell table:style-name="ce78" office:value-type="float" office:value="3.87827402944715" calcext:value-type="float">
            <text:p>3.87827402944715</text:p>
          </table:table-cell>
          <table:table-cell table:style-name="ce79" office:value-type="float" office:value="2.99296483201098" calcext:value-type="float">
            <text:p>2.99296483201098</text:p>
          </table:table-cell>
          <table:table-cell table:style-name="ce80" office:value-type="float" office:value="1.78711073497468" calcext:value-type="float">
            <text:p>1.78711073497468</text:p>
          </table:table-cell>
          <table:table-cell table:style-name="ce81" office:value-type="float" office:value="0.988200870594195" calcext:value-type="float">
            <text:p>0.988200870594195</text:p>
          </table:table-cell>
          <table:table-cell table:style-name="ce82" office:value-type="float" office:value="1.55045549940656" calcext:value-type="float">
            <text:p>1.55045549940656</text:p>
          </table:table-cell>
          <table:table-cell table:style-name="ce83" office:value-type="float" office:value="0.902317836420314" calcext:value-type="float">
            <text:p>0.902317836420314</text:p>
          </table:table-cell>
          <table:table-cell table:style-name="ce84" office:value-type="float" office:value="1.39668049558759" calcext:value-type="float">
            <text:p>1.39668049558759</text:p>
          </table:table-cell>
          <table:table-cell table:style-name="ce85" office:value-type="float" office:value="1.66643665635503" calcext:value-type="float">
            <text:p>1.66643665635503</text:p>
          </table:table-cell>
          <table:table-cell table:style-name="ce86" office:value-type="float" office:value="0.684827462687556" calcext:value-type="float">
            <text:p>0.684827462687556</text:p>
          </table:table-cell>
          <table:table-cell table:style-name="ce87" office:value-type="float" office:value="2.73072515839321" calcext:value-type="float">
            <text:p>2.73072515839321</text:p>
          </table:table-cell>
          <table:table-cell table:style-name="ce88" office:value-type="float" office:value="1.01837430221003" calcext:value-type="float">
            <text:p>1.01837430221003</text:p>
          </table:table-cell>
          <table:table-cell table:style-name="ce89" office:value-type="float" office:value="-0.23853922227287" calcext:value-type="float">
            <text:p>-0.23853922227287</text:p>
          </table:table-cell>
          <table:table-cell table:style-name="ce90" office:value-type="float" office:value="0.365640626894011" calcext:value-type="float">
            <text:p>0.365640626894011</text:p>
          </table:table-cell>
          <table:table-cell table:style-name="ce91" office:value-type="float" office:value="1.89927623946991" calcext:value-type="float">
            <text:p>1.89927623946991</text:p>
          </table:table-cell>
          <table:table-cell table:style-name="ce92" office:value-type="float" office:value="2.0691140619012" calcext:value-type="float">
            <text:p>2.0691140619012</text:p>
          </table:table-cell>
          <table:table-cell table:style-name="ce93" office:value-type="float" office:value="0.915449224028539" calcext:value-type="float">
            <text:p>0.915449224028539</text:p>
          </table:table-cell>
          <table:table-cell table:style-name="ce94" office:value-type="float" office:value="1.16016414335929" calcext:value-type="float">
            <text:p>1.16016414335929</text:p>
          </table:table-cell>
          <table:table-cell table:style-name="ce95" office:value-type="float" office:value="1.12532962760994" calcext:value-type="float">
            <text:p>1.12532962760994</text:p>
          </table:table-cell>
          <table:table-cell table:style-name="ce96" office:value-type="float" office:value="1.42896416139754" calcext:value-type="float">
            <text:p>1.42896416139754</text:p>
          </table:table-cell>
          <table:table-cell table:style-name="ce97" office:value-type="float" office:value="0.710732571803582" calcext:value-type="float">
            <text:p>0.710732571803582</text:p>
          </table:table-cell>
          <table:table-cell table:style-name="ce98" office:value-type="float" office:value="1.6947026177966" calcext:value-type="float">
            <text:p>1.6947026177966</text:p>
          </table:table-cell>
          <table:table-cell table:style-name="ce99" office:value-type="float" office:value="1.88340911805037" calcext:value-type="float">
            <text:p>1.88340911805037</text:p>
          </table:table-cell>
          <table:table-cell table:style-name="ce100" office:value-type="float" office:value="2.35069544087794" calcext:value-type="float">
            <text:p>2.35069544087794</text:p>
          </table:table-cell>
          <table:table-cell table:style-name="ce101" office:value-type="float" office:value="2.80493557647028" calcext:value-type="float">
            <text:p>2.80493557647028</text:p>
          </table:table-cell>
          <table:table-cell table:style-name="ce102" office:value-type="float" office:value="1.81154655480616" calcext:value-type="float">
            <text:p>1.81154655480616</text:p>
          </table:table-cell>
          <table:table-cell table:style-name="ce103" office:value-type="float" office:value="2.66368831780189" calcext:value-type="float">
            <text:p>2.66368831780189</text:p>
          </table:table-cell>
          <table:table-cell table:style-name="ce104" office:value-type="float" office:value="1.78414492907025" calcext:value-type="float">
            <text:p>1.78414492907025</text:p>
          </table:table-cell>
          <table:table-cell table:style-name="ce105" office:value-type="float" office:value="1.27120589362995" calcext:value-type="float">
            <text:p>1.27120589362995</text:p>
          </table:table-cell>
          <table:table-cell table:style-name="ce106" office:value-type="float" office:value="0.601699549997209" calcext:value-type="float">
            <text:p>0.601699549997209</text:p>
          </table:table-cell>
          <table:table-cell table:style-name="ce107" office:value-type="float" office:value="3.11176212980366" calcext:value-type="float">
            <text:p>3.11176212980366</text:p>
          </table:table-cell>
          <table:table-cell table:style-name="ce108" office:value-type="float" office:value="1.66282437786643" calcext:value-type="float">
            <text:p>1.66282437786643</text:p>
          </table:table-cell>
          <table:table-cell table:style-name="ce109" office:value-type="float" office:value="1.26532684734465" calcext:value-type="float">
            <text:p>1.26532684734465</text:p>
          </table:table-cell>
          <table:table-cell table:style-name="ce110" office:value-type="float" office:value="1.02426837271951" calcext:value-type="float">
            <text:p>1.02426837271951</text:p>
          </table:table-cell>
          <table:table-cell table:style-name="ce111" office:value-type="float" office:value="1.31485349492735" calcext:value-type="float">
            <text:p>1.31485349492735</text:p>
          </table:table-cell>
          <table:table-cell table:style-name="ce112" office:value-type="float" office:value="2.06806409011439" calcext:value-type="float">
            <text:p>2.06806409011439</text:p>
          </table:table-cell>
          <table:table-cell table:style-name="ce113" office:value-type="float" office:value="0.847591769730015" calcext:value-type="float">
            <text:p>0.847591769730015</text:p>
          </table:table-cell>
          <table:table-cell table:style-name="ce114" office:value-type="float" office:value="1.66039390949633" calcext:value-type="float">
            <text:p>1.66039390949633</text:p>
          </table:table-cell>
          <table:table-cell table:number-columns-repeated="907"/>
        </table:table-row>
        <table:table-row table:style-name="ro1">
          <table:table-cell/>
          <table:table-cell table:style-name="ce3" office:value-type="float" office:value="1.35829943062069" calcext:value-type="float">
            <text:p>1.35829943062069</text:p>
          </table:table-cell>
          <table:table-cell table:style-name="ce4" office:value-type="float" office:value="1.98932271888572" calcext:value-type="float">
            <text:p>1.98932271888572</text:p>
          </table:table-cell>
          <table:table-cell table:style-name="ce5" office:value-type="float" office:value="1.9733776047789" calcext:value-type="float">
            <text:p>1.9733776047789</text:p>
          </table:table-cell>
          <table:table-cell table:style-name="ce6" office:value-type="float" office:value="1.137581642931" calcext:value-type="float">
            <text:p>1.137581642931</text:p>
          </table:table-cell>
          <table:table-cell table:style-name="ce7" office:value-type="float" office:value="1.36345512361451" calcext:value-type="float">
            <text:p>1.36345512361451</text:p>
          </table:table-cell>
          <table:table-cell table:style-name="ce8" office:value-type="float" office:value="1.90981523315463" calcext:value-type="float">
            <text:p>1.90981523315463</text:p>
          </table:table-cell>
          <table:table-cell table:style-name="ce9" office:value-type="float" office:value="1.36021908131295" calcext:value-type="float">
            <text:p>1.36021908131295</text:p>
          </table:table-cell>
          <table:table-cell table:style-name="ce10" office:value-type="float" office:value="2.08384804892402" calcext:value-type="float">
            <text:p>2.08384804892402</text:p>
          </table:table-cell>
          <table:table-cell table:style-name="ce11" office:value-type="float" office:value="2.41711197327416" calcext:value-type="float">
            <text:p>2.41711197327416</text:p>
          </table:table-cell>
          <table:table-cell table:style-name="ce12" office:value-type="float" office:value="0.797173124968488" calcext:value-type="float">
            <text:p>0.797173124968488</text:p>
          </table:table-cell>
          <table:table-cell table:style-name="ce13" office:value-type="float" office:value="0.541935127162762" calcext:value-type="float">
            <text:p>0.541935127162762</text:p>
          </table:table-cell>
          <table:table-cell table:style-name="ce14" office:value-type="float" office:value="0.632813449755682" calcext:value-type="float">
            <text:p>0.632813449755682</text:p>
          </table:table-cell>
          <table:table-cell table:style-name="ce15" office:value-type="float" office:value="2.14925709638984" calcext:value-type="float">
            <text:p>2.14925709638984</text:p>
          </table:table-cell>
          <table:table-cell table:style-name="ce16" office:value-type="float" office:value="0.756673225104361" calcext:value-type="float">
            <text:p>0.756673225104361</text:p>
          </table:table-cell>
          <table:table-cell table:style-name="ce17" office:value-type="float" office:value="0.951411793620777" calcext:value-type="float">
            <text:p>0.951411793620777</text:p>
          </table:table-cell>
          <table:table-cell table:style-name="ce18" office:value-type="float" office:value="2.5061949441863" calcext:value-type="float">
            <text:p>2.5061949441863</text:p>
          </table:table-cell>
          <table:table-cell table:style-name="ce19" office:value-type="float" office:value="0.364001688781087" calcext:value-type="float">
            <text:p>0.364001688781087</text:p>
          </table:table-cell>
          <table:table-cell table:style-name="ce20" office:value-type="float" office:value="1.74023895312272" calcext:value-type="float">
            <text:p>1.74023895312272</text:p>
          </table:table-cell>
          <table:table-cell table:style-name="ce21" office:value-type="float" office:value="0.945433164996349" calcext:value-type="float">
            <text:p>0.945433164996349</text:p>
          </table:table-cell>
          <table:table-cell table:style-name="ce22" office:value-type="float" office:value="1.208979380227" calcext:value-type="float">
            <text:p>1.208979380227</text:p>
          </table:table-cell>
          <table:table-cell table:style-name="ce23" office:value-type="float" office:value="1.62734451585656" calcext:value-type="float">
            <text:p>1.62734451585656</text:p>
          </table:table-cell>
          <table:table-cell table:style-name="ce24" office:value-type="float" office:value="-1.95425477284907" calcext:value-type="float">
            <text:p>-1.95425477284907</text:p>
          </table:table-cell>
          <table:table-cell table:style-name="ce25" office:value-type="float" office:value="0.791044804308055" calcext:value-type="float">
            <text:p>0.791044804308055</text:p>
          </table:table-cell>
          <table:table-cell table:style-name="ce26" office:value-type="float" office:value="4.81485554861497" calcext:value-type="float">
            <text:p>4.81485554861497</text:p>
          </table:table-cell>
          <table:table-cell table:style-name="ce27" office:value-type="float" office:value="1.01902477920883" calcext:value-type="float">
            <text:p>1.01902477920883</text:p>
          </table:table-cell>
          <table:table-cell table:style-name="ce28" office:value-type="float" office:value="0.804341695696167" calcext:value-type="float">
            <text:p>0.804341695696167</text:p>
          </table:table-cell>
          <table:table-cell table:style-name="ce29" office:value-type="float" office:value="0.847387532071479" calcext:value-type="float">
            <text:p>0.847387532071479</text:p>
          </table:table-cell>
          <table:table-cell table:style-name="ce30" office:value-type="float" office:value="0.603629655830568" calcext:value-type="float">
            <text:p>0.603629655830568</text:p>
          </table:table-cell>
          <table:table-cell table:style-name="ce31" office:value-type="float" office:value="2.26252017093356" calcext:value-type="float">
            <text:p>2.26252017093356</text:p>
          </table:table-cell>
          <table:table-cell table:style-name="ce32" office:value-type="float" office:value="2.03624078102352" calcext:value-type="float">
            <text:p>2.03624078102352</text:p>
          </table:table-cell>
          <table:table-cell table:style-name="ce33" office:value-type="float" office:value="0.534130551827511" calcext:value-type="float">
            <text:p>0.534130551827511</text:p>
          </table:table-cell>
          <table:table-cell table:style-name="ce34" office:value-type="float" office:value="2.10068410268259" calcext:value-type="float">
            <text:p>2.10068410268259</text:p>
          </table:table-cell>
          <table:table-cell table:style-name="ce35" office:value-type="float" office:value="-0.181825963988418" calcext:value-type="float">
            <text:p>-0.181825963988418</text:p>
          </table:table-cell>
          <table:table-cell table:style-name="ce36" office:value-type="float" office:value="1.33774542601897" calcext:value-type="float">
            <text:p>1.33774542601897</text:p>
          </table:table-cell>
          <table:table-cell table:style-name="ce37" office:value-type="float" office:value="1.11614178361281" calcext:value-type="float">
            <text:p>1.11614178361281</text:p>
          </table:table-cell>
          <table:table-cell table:style-name="ce38" office:value-type="float" office:value="2.90901495380612" calcext:value-type="float">
            <text:p>2.90901495380612</text:p>
          </table:table-cell>
          <table:table-cell table:style-name="ce39" office:value-type="float" office:value="-2.28803949420261" calcext:value-type="float">
            <text:p>-2.28803949420261</text:p>
          </table:table-cell>
          <table:table-cell table:style-name="ce40" office:value-type="float" office:value="-0.323732947931081" calcext:value-type="float">
            <text:p>-0.323732947931081</text:p>
          </table:table-cell>
          <table:table-cell table:style-name="ce41" office:value-type="float" office:value="2.0807670913483" calcext:value-type="float">
            <text:p>2.0807670913483</text:p>
          </table:table-cell>
          <table:table-cell table:style-name="ce42" office:value-type="float" office:value="2.23539488761448" calcext:value-type="float">
            <text:p>2.23539488761448</text:p>
          </table:table-cell>
          <table:table-cell table:style-name="ce43" office:value-type="float" office:value="-0.0880622366516082" calcext:value-type="float">
            <text:p>-0.088062236651608</text:p>
          </table:table-cell>
          <table:table-cell table:style-name="ce44" office:value-type="float" office:value="1.44874381445216" calcext:value-type="float">
            <text:p>1.44874381445216</text:p>
          </table:table-cell>
          <table:table-cell table:style-name="ce45" office:value-type="float" office:value="2.72155338208328" calcext:value-type="float">
            <text:p>2.72155338208328</text:p>
          </table:table-cell>
          <table:table-cell table:style-name="ce46" office:value-type="float" office:value="0.198474092201206" calcext:value-type="float">
            <text:p>0.198474092201206</text:p>
          </table:table-cell>
          <table:table-cell table:style-name="ce47" office:value-type="float" office:value="2.21494528187352" calcext:value-type="float">
            <text:p>2.21494528187352</text:p>
          </table:table-cell>
          <table:table-cell table:style-name="ce48" office:value-type="float" office:value="0.831162980090674" calcext:value-type="float">
            <text:p>0.831162980090674</text:p>
          </table:table-cell>
          <table:table-cell table:style-name="ce49" office:value-type="float" office:value="1.06045975209367" calcext:value-type="float">
            <text:p>1.06045975209367</text:p>
          </table:table-cell>
          <table:table-cell table:style-name="ce50" office:value-type="float" office:value="1.51608813800338" calcext:value-type="float">
            <text:p>1.51608813800338</text:p>
          </table:table-cell>
          <table:table-cell table:style-name="ce51" office:value-type="float" office:value="0.371979143250006" calcext:value-type="float">
            <text:p>0.371979143250006</text:p>
          </table:table-cell>
          <table:table-cell table:style-name="ce52" office:value-type="float" office:value="1.26870421135608" calcext:value-type="float">
            <text:p>1.26870421135608</text:p>
          </table:table-cell>
          <table:table-cell table:style-name="ce53" office:value-type="float" office:value="0.151157538735255" calcext:value-type="float">
            <text:p>0.151157538735255</text:p>
          </table:table-cell>
          <table:table-cell table:style-name="ce54" office:value-type="float" office:value="1.2110996533319" calcext:value-type="float">
            <text:p>1.2110996533319</text:p>
          </table:table-cell>
          <table:table-cell table:style-name="ce55" office:value-type="float" office:value="0.940433816953025" calcext:value-type="float">
            <text:p>0.940433816953025</text:p>
          </table:table-cell>
          <table:table-cell table:style-name="ce56" office:value-type="float" office:value="1.92628614006651" calcext:value-type="float">
            <text:p>1.92628614006651</text:p>
          </table:table-cell>
          <table:table-cell table:style-name="ce57" office:value-type="float" office:value="0.678341217708761" calcext:value-type="float">
            <text:p>0.678341217708761</text:p>
          </table:table-cell>
          <table:table-cell table:style-name="ce58" office:value-type="float" office:value="2.44872532167828" calcext:value-type="float">
            <text:p>2.44872532167828</text:p>
          </table:table-cell>
          <table:table-cell table:style-name="ce59" office:value-type="float" office:value="1.22804036652569" calcext:value-type="float">
            <text:p>1.22804036652569</text:p>
          </table:table-cell>
          <table:table-cell table:style-name="ce60" office:value-type="float" office:value="2.02839376036269" calcext:value-type="float">
            <text:p>2.02839376036269</text:p>
          </table:table-cell>
          <table:table-cell table:style-name="ce61" office:value-type="float" office:value="1.86630150035434" calcext:value-type="float">
            <text:p>1.86630150035434</text:p>
          </table:table-cell>
          <table:table-cell table:style-name="ce62" office:value-type="float" office:value="0.0206793937825891" calcext:value-type="float">
            <text:p>0.020679393782589</text:p>
          </table:table-cell>
          <table:table-cell table:style-name="ce63" office:value-type="float" office:value="1.08069121576278" calcext:value-type="float">
            <text:p>1.08069121576278</text:p>
          </table:table-cell>
          <table:table-cell table:style-name="ce64" office:value-type="float" office:value="1.62522422223867" calcext:value-type="float">
            <text:p>1.62522422223867</text:p>
          </table:table-cell>
          <table:table-cell table:style-name="ce65" office:value-type="float" office:value="1.26052019722295" calcext:value-type="float">
            <text:p>1.26052019722295</text:p>
          </table:table-cell>
          <table:table-cell table:style-name="ce66" office:value-type="float" office:value="2.03036277028369" calcext:value-type="float">
            <text:p>2.03036277028369</text:p>
          </table:table-cell>
          <table:table-cell table:style-name="ce67" office:value-type="float" office:value="-0.496592433599596" calcext:value-type="float">
            <text:p>-0.496592433599596</text:p>
          </table:table-cell>
          <table:table-cell table:style-name="ce68" office:value-type="float" office:value="-3.1843354569775" calcext:value-type="float">
            <text:p>-3.1843354569775</text:p>
          </table:table-cell>
          <table:table-cell table:style-name="ce69" office:value-type="float" office:value="3.38184306020991" calcext:value-type="float">
            <text:p>3.38184306020991</text:p>
          </table:table-cell>
          <table:table-cell table:style-name="ce70" office:value-type="float" office:value="0.888492138600504" calcext:value-type="float">
            <text:p>0.888492138600504</text:p>
          </table:table-cell>
          <table:table-cell table:style-name="ce71" office:value-type="float" office:value="-0.748659710998042" calcext:value-type="float">
            <text:p>-0.748659710998042</text:p>
          </table:table-cell>
          <table:table-cell table:style-name="ce72" office:value-type="float" office:value="1.14580343111023" calcext:value-type="float">
            <text:p>1.14580343111023</text:p>
          </table:table-cell>
          <table:table-cell table:style-name="ce73" office:value-type="float" office:value="-2.63111234008277" calcext:value-type="float">
            <text:p>-2.63111234008277</text:p>
          </table:table-cell>
          <table:table-cell table:style-name="ce74" office:value-type="float" office:value="1.36039202513409" calcext:value-type="float">
            <text:p>1.36039202513409</text:p>
          </table:table-cell>
          <table:table-cell table:style-name="ce75" office:value-type="float" office:value="2.86318275195409" calcext:value-type="float">
            <text:p>2.86318275195409</text:p>
          </table:table-cell>
          <table:table-cell table:style-name="ce76" office:value-type="float" office:value="2.29933068666615" calcext:value-type="float">
            <text:p>2.29933068666615</text:p>
          </table:table-cell>
          <table:table-cell table:style-name="ce77" office:value-type="float" office:value="0.917724168690671" calcext:value-type="float">
            <text:p>0.917724168690671</text:p>
          </table:table-cell>
          <table:table-cell table:style-name="ce78" office:value-type="float" office:value="-0.119561702649605" calcext:value-type="float">
            <text:p>-0.119561702649605</text:p>
          </table:table-cell>
          <table:table-cell table:style-name="ce79" office:value-type="float" office:value="1.53385693031215" calcext:value-type="float">
            <text:p>1.53385693031215</text:p>
          </table:table-cell>
          <table:table-cell table:style-name="ce80" office:value-type="float" office:value="1.53952947004715" calcext:value-type="float">
            <text:p>1.53952947004715</text:p>
          </table:table-cell>
          <table:table-cell table:style-name="ce81" office:value-type="float" office:value="2.01537587880101" calcext:value-type="float">
            <text:p>2.01537587880101</text:p>
          </table:table-cell>
          <table:table-cell table:style-name="ce82" office:value-type="float" office:value="0.901126660427904" calcext:value-type="float">
            <text:p>0.901126660427904</text:p>
          </table:table-cell>
          <table:table-cell table:style-name="ce83" office:value-type="float" office:value="1.21163444368382" calcext:value-type="float">
            <text:p>1.21163444368382</text:p>
          </table:table-cell>
          <table:table-cell table:style-name="ce84" office:value-type="float" office:value="1.86797192318525" calcext:value-type="float">
            <text:p>1.86797192318525</text:p>
          </table:table-cell>
          <table:table-cell table:style-name="ce85" office:value-type="float" office:value="2.0683635936401" calcext:value-type="float">
            <text:p>2.0683635936401</text:p>
          </table:table-cell>
          <table:table-cell table:style-name="ce86" office:value-type="float" office:value="-0.138422747501455" calcext:value-type="float">
            <text:p>-0.138422747501455</text:p>
          </table:table-cell>
          <table:table-cell table:style-name="ce87" office:value-type="float" office:value="0.686192827844684" calcext:value-type="float">
            <text:p>0.686192827844684</text:p>
          </table:table-cell>
          <table:table-cell table:style-name="ce88" office:value-type="float" office:value="0.87768262612353" calcext:value-type="float">
            <text:p>0.87768262612353</text:p>
          </table:table-cell>
          <table:table-cell table:style-name="ce89" office:value-type="float" office:value="0.270180870096093" calcext:value-type="float">
            <text:p>0.270180870096093</text:p>
          </table:table-cell>
          <table:table-cell table:style-name="ce90" office:value-type="float" office:value="0.48710446091621" calcext:value-type="float">
            <text:p>0.48710446091621</text:p>
          </table:table-cell>
          <table:table-cell table:style-name="ce91" office:value-type="float" office:value="1.0843802944287" calcext:value-type="float">
            <text:p>1.0843802944287</text:p>
          </table:table-cell>
          <table:table-cell table:style-name="ce92" office:value-type="float" office:value="0.742521031500254" calcext:value-type="float">
            <text:p>0.742521031500254</text:p>
          </table:table-cell>
          <table:table-cell table:style-name="ce93" office:value-type="float" office:value="0.0613803252973406" calcext:value-type="float">
            <text:p>0.061380325297341</text:p>
          </table:table-cell>
          <table:table-cell table:style-name="ce94" office:value-type="float" office:value="0.930621561349413" calcext:value-type="float">
            <text:p>0.930621561349413</text:p>
          </table:table-cell>
          <table:table-cell table:style-name="ce95" office:value-type="float" office:value="1.47425169472908" calcext:value-type="float">
            <text:p>1.47425169472908</text:p>
          </table:table-cell>
          <table:table-cell table:style-name="ce96" office:value-type="float" office:value="0.205458315559084" calcext:value-type="float">
            <text:p>0.205458315559084</text:p>
          </table:table-cell>
          <table:table-cell table:style-name="ce97" office:value-type="float" office:value="0.965377626060008" calcext:value-type="float">
            <text:p>0.965377626060008</text:p>
          </table:table-cell>
          <table:table-cell table:style-name="ce98" office:value-type="float" office:value="1.87437727227342" calcext:value-type="float">
            <text:p>1.87437727227342</text:p>
          </table:table-cell>
          <table:table-cell table:style-name="ce99" office:value-type="float" office:value="0.554390590121006" calcext:value-type="float">
            <text:p>0.554390590121006</text:p>
          </table:table-cell>
          <table:table-cell table:style-name="ce100" office:value-type="float" office:value="2.60422797724488" calcext:value-type="float">
            <text:p>2.60422797724488</text:p>
          </table:table-cell>
          <table:table-cell table:style-name="ce101" office:value-type="float" office:value="0.883774191680762" calcext:value-type="float">
            <text:p>0.883774191680762</text:p>
          </table:table-cell>
          <table:table-cell table:style-name="ce102" office:value-type="float" office:value="1.55385247034369" calcext:value-type="float">
            <text:p>1.55385247034369</text:p>
          </table:table-cell>
          <table:table-cell table:style-name="ce103" office:value-type="float" office:value="-0.413054427024701" calcext:value-type="float">
            <text:p>-0.413054427024701</text:p>
          </table:table-cell>
          <table:table-cell table:style-name="ce104" office:value-type="float" office:value="0.844038210373479" calcext:value-type="float">
            <text:p>0.844038210373479</text:p>
          </table:table-cell>
          <table:table-cell table:style-name="ce105" office:value-type="float" office:value="1.51604419739024" calcext:value-type="float">
            <text:p>1.51604419739024</text:p>
          </table:table-cell>
          <table:table-cell table:style-name="ce106" office:value-type="float" office:value="-0.496592433599596" calcext:value-type="float">
            <text:p>-0.496592433599596</text:p>
          </table:table-cell>
          <table:table-cell table:style-name="ce107" office:value-type="float" office:value="2.37468094897788" calcext:value-type="float">
            <text:p>2.37468094897788</text:p>
          </table:table-cell>
          <table:table-cell table:style-name="ce108" office:value-type="float" office:value="2.19169134373809" calcext:value-type="float">
            <text:p>2.19169134373809</text:p>
          </table:table-cell>
          <table:table-cell table:style-name="ce109" office:value-type="float" office:value="0.7308927904932" calcext:value-type="float">
            <text:p>0.7308927904932</text:p>
          </table:table-cell>
          <table:table-cell table:style-name="ce110" office:value-type="float" office:value="0.463599727014922" calcext:value-type="float">
            <text:p>0.463599727014922</text:p>
          </table:table-cell>
          <table:table-cell table:style-name="ce111" office:value-type="float" office:value="2.49889102913754" calcext:value-type="float">
            <text:p>2.49889102913754</text:p>
          </table:table-cell>
          <table:table-cell table:style-name="ce112" office:value-type="float" office:value="0.622590333597019" calcext:value-type="float">
            <text:p>0.622590333597019</text:p>
          </table:table-cell>
          <table:table-cell table:style-name="ce113" office:value-type="float" office:value="-0.0371995370946213" calcext:value-type="float">
            <text:p>-0.037199537094621</text:p>
          </table:table-cell>
          <table:table-cell table:style-name="ce114" office:value-type="float" office:value="-0.406013969730611" calcext:value-type="float">
            <text:p>-0.406013969730611</text:p>
          </table:table-cell>
          <table:table-cell table:number-columns-repeated="907"/>
        </table:table-row>
        <table:table-row table:style-name="ro1">
          <table:table-cell/>
          <table:table-cell table:style-name="ce3" office:value-type="float" office:value="0.172269740046821" calcext:value-type="float">
            <text:p>0.172269740046821</text:p>
          </table:table-cell>
          <table:table-cell table:style-name="ce4" office:value-type="float" office:value="1.25307725420848" calcext:value-type="float">
            <text:p>1.25307725420848</text:p>
          </table:table-cell>
          <table:table-cell table:style-name="ce5" office:value-type="float" office:value="0.399072791264706" calcext:value-type="float">
            <text:p>0.399072791264706</text:p>
          </table:table-cell>
          <table:table-cell table:style-name="ce6" office:value-type="float" office:value="0.0832241008376361" calcext:value-type="float">
            <text:p>0.083224100837636</text:p>
          </table:table-cell>
          <table:table-cell table:style-name="ce7" office:value-type="float" office:value="-2.13087066536669" calcext:value-type="float">
            <text:p>-2.13087066536669</text:p>
          </table:table-cell>
          <table:table-cell table:style-name="ce8" office:value-type="float" office:value="-0.516763786232582" calcext:value-type="float">
            <text:p>-0.516763786232582</text:p>
          </table:table-cell>
          <table:table-cell table:style-name="ce9" office:value-type="float" office:value="-1.91654246042406" calcext:value-type="float">
            <text:p>-1.91654246042406</text:p>
          </table:table-cell>
          <table:table-cell table:style-name="ce10" office:value-type="float" office:value="-0.547818610225211" calcext:value-type="float">
            <text:p>-0.547818610225211</text:p>
          </table:table-cell>
          <table:table-cell table:style-name="ce11" office:value-type="float" office:value="2.00922945742367" calcext:value-type="float">
            <text:p>2.00922945742367</text:p>
          </table:table-cell>
          <table:table-cell table:style-name="ce12" office:value-type="float" office:value="0.250345146244693" calcext:value-type="float">
            <text:p>0.250345146244693</text:p>
          </table:table-cell>
          <table:table-cell table:style-name="ce13" office:value-type="float" office:value="-0.853388177148793" calcext:value-type="float">
            <text:p>-0.853388177148793</text:p>
          </table:table-cell>
          <table:table-cell table:style-name="ce14" office:value-type="float" office:value="-4.45177343992732" calcext:value-type="float">
            <text:p>-4.45177343992732</text:p>
          </table:table-cell>
          <table:table-cell table:style-name="ce15" office:value-type="float" office:value="1.13685770665963" calcext:value-type="float">
            <text:p>1.13685770665963</text:p>
          </table:table-cell>
          <table:table-cell table:style-name="ce16" office:value-type="float" office:value="-0.985444807468274" calcext:value-type="float">
            <text:p>-0.985444807468274</text:p>
          </table:table-cell>
          <table:table-cell table:style-name="ce17" office:value-type="float" office:value="0.806904612071301" calcext:value-type="float">
            <text:p>0.806904612071301</text:p>
          </table:table-cell>
          <table:table-cell table:style-name="ce18" office:value-type="float" office:value="-0.325930753120679" calcext:value-type="float">
            <text:p>-0.325930753120679</text:p>
          </table:table-cell>
          <table:table-cell table:style-name="ce19" office:value-type="float" office:value="-0.442898214186155" calcext:value-type="float">
            <text:p>-0.442898214186155</text:p>
          </table:table-cell>
          <table:table-cell table:style-name="ce20" office:value-type="float" office:value="1.92935918530577" calcext:value-type="float">
            <text:p>1.92935918530577</text:p>
          </table:table-cell>
          <table:table-cell table:style-name="ce21" office:value-type="float" office:value="-3.3846680947912" calcext:value-type="float">
            <text:p>-3.3846680947912</text:p>
          </table:table-cell>
          <table:table-cell table:style-name="ce22" office:value-type="float" office:value="0.228755647766669" calcext:value-type="float">
            <text:p>0.228755647766669</text:p>
          </table:table-cell>
          <table:table-cell table:style-name="ce23" office:value-type="float" office:value="-0.135401824456142" calcext:value-type="float">
            <text:p>-0.135401824456142</text:p>
          </table:table-cell>
          <table:table-cell table:style-name="ce24" office:value-type="float" office:value="-1.94201448070151" calcext:value-type="float">
            <text:p>-1.94201448070151</text:p>
          </table:table-cell>
          <table:table-cell table:style-name="ce25" office:value-type="float" office:value="0.41331722650606" calcext:value-type="float">
            <text:p>0.41331722650606</text:p>
          </table:table-cell>
          <table:table-cell table:style-name="ce26" office:value-type="float" office:value="-2.7945801816035" calcext:value-type="float">
            <text:p>-2.7945801816035</text:p>
          </table:table-cell>
          <table:table-cell table:style-name="ce27" office:value-type="float" office:value="-0.0888704726790661" calcext:value-type="float">
            <text:p>-0.088870472679066</text:p>
          </table:table-cell>
          <table:table-cell table:style-name="ce28" office:value-type="float" office:value="-1.60602850800238" calcext:value-type="float">
            <text:p>-1.60602850800238</text:p>
          </table:table-cell>
          <table:table-cell table:style-name="ce29" office:value-type="float" office:value="-0.0379146435773852" calcext:value-type="float">
            <text:p>-0.037914643577385</text:p>
          </table:table-cell>
          <table:table-cell table:style-name="ce30" office:value-type="float" office:value="-0.145461594956355" calcext:value-type="float">
            <text:p>-0.145461594956355</text:p>
          </table:table-cell>
          <table:table-cell table:style-name="ce31" office:value-type="float" office:value="-0.12015493251719" calcext:value-type="float">
            <text:p>-0.12015493251719</text:p>
          </table:table-cell>
          <table:table-cell table:style-name="ce32" office:value-type="float" office:value="-2.91000955355624" calcext:value-type="float">
            <text:p>-2.91000955355624</text:p>
          </table:table-cell>
          <table:table-cell table:style-name="ce33" office:value-type="float" office:value="-1.47141603146528" calcext:value-type="float">
            <text:p>-1.47141603146528</text:p>
          </table:table-cell>
          <table:table-cell table:style-name="ce34" office:value-type="float" office:value="-1.63426375108911" calcext:value-type="float">
            <text:p>-1.63426375108911</text:p>
          </table:table-cell>
          <table:table-cell table:style-name="ce35" office:value-type="float" office:value="-0.634267856698951" calcext:value-type="float">
            <text:p>-0.634267856698951</text:p>
          </table:table-cell>
          <table:table-cell table:style-name="ce36" office:value-type="float" office:value="0.17817586160303" calcext:value-type="float">
            <text:p>0.17817586160303</text:p>
          </table:table-cell>
          <table:table-cell table:style-name="ce37" office:value-type="float" office:value="0.813692462980096" calcext:value-type="float">
            <text:p>0.813692462980096</text:p>
          </table:table-cell>
          <table:table-cell table:style-name="ce38" office:value-type="float" office:value="1.06309422423096" calcext:value-type="float">
            <text:p>1.06309422423096</text:p>
          </table:table-cell>
          <table:table-cell table:style-name="ce39" office:value-type="float" office:value="0.573132625453412" calcext:value-type="float">
            <text:p>0.573132625453412</text:p>
          </table:table-cell>
          <table:table-cell table:style-name="ce40" office:value-type="float" office:value="-1.57872468304312" calcext:value-type="float">
            <text:p>-1.57872468304312</text:p>
          </table:table-cell>
          <table:table-cell table:style-name="ce41" office:value-type="float" office:value="1.59958198659662" calcext:value-type="float">
            <text:p>1.59958198659662</text:p>
          </table:table-cell>
          <table:table-cell table:style-name="ce42" office:value-type="float" office:value="1.95516323884193" calcext:value-type="float">
            <text:p>1.95516323884193</text:p>
          </table:table-cell>
          <table:table-cell table:style-name="ce43" office:value-type="float" office:value="-0.914562911694771" calcext:value-type="float">
            <text:p>-0.914562911694771</text:p>
          </table:table-cell>
          <table:table-cell table:style-name="ce44" office:value-type="float" office:value="-5.21891387103709" calcext:value-type="float">
            <text:p>-5.21891387103709</text:p>
          </table:table-cell>
          <table:table-cell table:style-name="ce45" office:value-type="float" office:value="-2.72577650181925" calcext:value-type="float">
            <text:p>-2.72577650181925</text:p>
          </table:table-cell>
          <table:table-cell table:style-name="ce46" office:value-type="float" office:value="-0.483256654814464" calcext:value-type="float">
            <text:p>-0.483256654814464</text:p>
          </table:table-cell>
          <table:table-cell table:style-name="ce47" office:value-type="float" office:value="0.886889411765104" calcext:value-type="float">
            <text:p>0.886889411765104</text:p>
          </table:table-cell>
          <table:table-cell table:style-name="ce48" office:value-type="float" office:value="1.6268513295463" calcext:value-type="float">
            <text:p>1.6268513295463</text:p>
          </table:table-cell>
          <table:table-cell table:style-name="ce49" office:value-type="float" office:value="-0.600474437688171" calcext:value-type="float">
            <text:p>-0.600474437688171</text:p>
          </table:table-cell>
          <table:table-cell table:style-name="ce50" office:value-type="float" office:value="-2.8760146500872" calcext:value-type="float">
            <text:p>-2.8760146500872</text:p>
          </table:table-cell>
          <table:table-cell table:style-name="ce51" office:value-type="float" office:value="0.119932072648839" calcext:value-type="float">
            <text:p>0.119932072648839</text:p>
          </table:table-cell>
          <table:table-cell table:style-name="ce52" office:value-type="float" office:value="1.51650361430962" calcext:value-type="float">
            <text:p>1.51650361430962</text:p>
          </table:table-cell>
          <table:table-cell table:style-name="ce53" office:value-type="float" office:value="-0.0107732702921902" calcext:value-type="float">
            <text:p>-0.01077327029219</text:p>
          </table:table-cell>
          <table:table-cell table:style-name="ce54" office:value-type="float" office:value="-3.62751085959334" calcext:value-type="float">
            <text:p>-3.62751085959334</text:p>
          </table:table-cell>
          <table:table-cell table:style-name="ce55" office:value-type="float" office:value="0.486948982865295" calcext:value-type="float">
            <text:p>0.486948982865295</text:p>
          </table:table-cell>
          <table:table-cell table:style-name="ce56" office:value-type="float" office:value="0.166659102333978" calcext:value-type="float">
            <text:p>0.166659102333978</text:p>
          </table:table-cell>
          <table:table-cell table:style-name="ce57" office:value-type="float" office:value="-1.04019731136692" calcext:value-type="float">
            <text:p>-1.04019731136692</text:p>
          </table:table-cell>
          <table:table-cell table:style-name="ce58" office:value-type="float" office:value="-0.752797309845292" calcext:value-type="float">
            <text:p>-0.752797309845292</text:p>
          </table:table-cell>
          <table:table-cell table:style-name="ce59" office:value-type="float" office:value="0.0702462035901139" calcext:value-type="float">
            <text:p>0.070246203590114</text:p>
          </table:table-cell>
          <table:table-cell table:style-name="ce60" office:value-type="float" office:value="0.382676400379045" calcext:value-type="float">
            <text:p>0.382676400379045</text:p>
          </table:table-cell>
          <table:table-cell table:style-name="ce61" office:value-type="float" office:value="0.823185314258318" calcext:value-type="float">
            <text:p>0.823185314258318</text:p>
          </table:table-cell>
          <table:table-cell table:style-name="ce62" office:value-type="float" office:value="0.28293652470907" calcext:value-type="float">
            <text:p>0.28293652470907</text:p>
          </table:table-cell>
          <table:table-cell table:style-name="ce63" office:value-type="float" office:value="-3.46013393765075" calcext:value-type="float">
            <text:p>-3.46013393765075</text:p>
          </table:table-cell>
          <table:table-cell table:style-name="ce64" office:value-type="float" office:value="-0.180440598626391" calcext:value-type="float">
            <text:p>-0.180440598626391</text:p>
          </table:table-cell>
          <table:table-cell table:style-name="ce65" office:value-type="float" office:value="-0.868626108533004" calcext:value-type="float">
            <text:p>-0.868626108533004</text:p>
          </table:table-cell>
          <table:table-cell table:style-name="ce66" office:value-type="float" office:value="3.54939215063162" calcext:value-type="float">
            <text:p>3.54939215063162</text:p>
          </table:table-cell>
          <table:table-cell table:style-name="ce67" office:value-type="float" office:value="0.515187721096862" calcext:value-type="float">
            <text:p>0.515187721096862</text:p>
          </table:table-cell>
          <table:table-cell table:style-name="ce68" office:value-type="float" office:value="1.22155969333406" calcext:value-type="float">
            <text:p>1.22155969333406</text:p>
          </table:table-cell>
          <table:table-cell table:style-name="ce69" office:value-type="float" office:value="-1.60478345150218" calcext:value-type="float">
            <text:p>-1.60478345150218</text:p>
          </table:table-cell>
          <table:table-cell table:style-name="ce70" office:value-type="float" office:value="-3.73982097902435" calcext:value-type="float">
            <text:p>-3.73982097902435</text:p>
          </table:table-cell>
          <table:table-cell table:style-name="ce71" office:value-type="float" office:value="0.974942584418884" calcext:value-type="float">
            <text:p>0.974942584418884</text:p>
          </table:table-cell>
          <table:table-cell table:style-name="ce72" office:value-type="float" office:value="1.86973218976828" calcext:value-type="float">
            <text:p>1.86973218976828</text:p>
          </table:table-cell>
          <table:table-cell table:style-name="ce73" office:value-type="float" office:value="9.25061319438233" calcext:value-type="float">
            <text:p>9.25061319438233</text:p>
          </table:table-cell>
          <table:table-cell table:style-name="ce74" office:value-type="float" office:value="1.64685977956992" calcext:value-type="float">
            <text:p>1.64685977956992</text:p>
          </table:table-cell>
          <table:table-cell table:style-name="ce75" office:value-type="float" office:value="-46.4880116404866" calcext:value-type="float">
            <text:p>-46.4880116404866</text:p>
          </table:table-cell>
          <table:table-cell table:style-name="ce76" office:value-type="float" office:value="3.5503337418242" calcext:value-type="float">
            <text:p>3.5503337418242</text:p>
          </table:table-cell>
          <table:table-cell table:style-name="ce77" office:value-type="float" office:value="0.831603325314767" calcext:value-type="float">
            <text:p>0.831603325314767</text:p>
          </table:table-cell>
          <table:table-cell table:style-name="ce78" office:value-type="float" office:value="-0.236448212240776" calcext:value-type="float">
            <text:p>-0.236448212240776</text:p>
          </table:table-cell>
          <table:table-cell table:style-name="ce79" office:value-type="float" office:value="-3.81014224414907" calcext:value-type="float">
            <text:p>-3.81014224414907</text:p>
          </table:table-cell>
          <table:table-cell table:style-name="ce80" office:value-type="float" office:value="0.329935472218807" calcext:value-type="float">
            <text:p>0.329935472218807</text:p>
          </table:table-cell>
          <table:table-cell table:style-name="ce81" office:value-type="float" office:value="2.47093964821271" calcext:value-type="float">
            <text:p>2.47093964821271</text:p>
          </table:table-cell>
          <table:table-cell table:style-name="ce82" office:value-type="float" office:value="-3.09181394801461" calcext:value-type="float">
            <text:p>-3.09181394801461</text:p>
          </table:table-cell>
          <table:table-cell table:style-name="ce83" office:value-type="float" office:value="-1.97242737564559" calcext:value-type="float">
            <text:p>-1.97242737564559</text:p>
          </table:table-cell>
          <table:table-cell table:style-name="ce84" office:value-type="float" office:value="0.182964452959135" calcext:value-type="float">
            <text:p>0.182964452959135</text:p>
          </table:table-cell>
          <table:table-cell table:style-name="ce85" office:value-type="float" office:value="0.435343857980323" calcext:value-type="float">
            <text:p>0.435343857980323</text:p>
          </table:table-cell>
          <table:table-cell table:style-name="ce86" office:value-type="float" office:value="0.468737916576849" calcext:value-type="float">
            <text:p>0.468737916576849</text:p>
          </table:table-cell>
          <table:table-cell table:style-name="ce87" office:value-type="float" office:value="-4.1266218592728" calcext:value-type="float">
            <text:p>-4.1266218592728</text:p>
          </table:table-cell>
          <table:table-cell table:style-name="ce88" office:value-type="float" office:value="-0.0892560294347775" calcext:value-type="float">
            <text:p>-0.089256029434778</text:p>
          </table:table-cell>
          <table:table-cell table:style-name="ce89" office:value-type="float" office:value="0.705446156455759" calcext:value-type="float">
            <text:p>0.705446156455759</text:p>
          </table:table-cell>
          <table:table-cell table:style-name="ce90" office:value-type="float" office:value="0.178150696330182" calcext:value-type="float">
            <text:p>0.178150696330182</text:p>
          </table:table-cell>
          <table:table-cell table:style-name="ce91" office:value-type="float" office:value="0.272746498639014" calcext:value-type="float">
            <text:p>0.272746498639014</text:p>
          </table:table-cell>
          <table:table-cell table:style-name="ce92" office:value-type="float" office:value="-1.41834380022407" calcext:value-type="float">
            <text:p>-1.41834380022407</text:p>
          </table:table-cell>
          <table:table-cell table:style-name="ce93" office:value-type="float" office:value="-2.16379496589198" calcext:value-type="float">
            <text:p>-2.16379496589198</text:p>
          </table:table-cell>
          <table:table-cell table:style-name="ce94" office:value-type="float" office:value="-1.14350220101184" calcext:value-type="float">
            <text:p>-1.14350220101184</text:p>
          </table:table-cell>
          <table:table-cell table:style-name="ce95" office:value-type="float" office:value="-0.871152856383176" calcext:value-type="float">
            <text:p>-0.871152856383176</text:p>
          </table:table-cell>
          <table:table-cell table:style-name="ce96" office:value-type="float" office:value="-2.03374750050309" calcext:value-type="float">
            <text:p>-2.03374750050309</text:p>
          </table:table-cell>
          <table:table-cell table:style-name="ce97" office:value-type="float" office:value="-1.15567034757604" calcext:value-type="float">
            <text:p>-1.15567034757604</text:p>
          </table:table-cell>
          <table:table-cell table:style-name="ce98" office:value-type="float" office:value="0.641051035759614" calcext:value-type="float">
            <text:p>0.641051035759614</text:p>
          </table:table-cell>
          <table:table-cell table:style-name="ce99" office:value-type="float" office:value="-5.84179732497654" calcext:value-type="float">
            <text:p>-5.84179732497654</text:p>
          </table:table-cell>
          <table:table-cell table:style-name="ce100" office:value-type="float" office:value="-1.77904001055447" calcext:value-type="float">
            <text:p>-1.77904001055447</text:p>
          </table:table-cell>
          <table:table-cell table:style-name="ce101" office:value-type="float" office:value="-0.809524639190029" calcext:value-type="float">
            <text:p>-0.809524639190029</text:p>
          </table:table-cell>
          <table:table-cell table:style-name="ce102" office:value-type="float" office:value="-0.135092529264902" calcext:value-type="float">
            <text:p>-0.135092529264902</text:p>
          </table:table-cell>
          <table:table-cell table:style-name="ce103" office:value-type="float" office:value="1.11091855817865" calcext:value-type="float">
            <text:p>1.11091855817865</text:p>
          </table:table-cell>
          <table:table-cell table:style-name="ce104" office:value-type="float" office:value="1.2858038140915" calcext:value-type="float">
            <text:p>1.2858038140915</text:p>
          </table:table-cell>
          <table:table-cell table:style-name="ce105" office:value-type="float" office:value="0.828809367657115" calcext:value-type="float">
            <text:p>0.828809367657115</text:p>
          </table:table-cell>
          <table:table-cell table:style-name="ce106" office:value-type="float" office:value="0.515187721096862" calcext:value-type="float">
            <text:p>0.515187721096862</text:p>
          </table:table-cell>
          <table:table-cell table:style-name="ce107" office:value-type="float" office:value="0.926060402711224" calcext:value-type="float">
            <text:p>0.926060402711224</text:p>
          </table:table-cell>
          <table:table-cell table:style-name="ce108" office:value-type="float" office:value="1.33153554882168" calcext:value-type="float">
            <text:p>1.33153554882168</text:p>
          </table:table-cell>
          <table:table-cell table:style-name="ce109" office:value-type="float" office:value="0.233973579106171" calcext:value-type="float">
            <text:p>0.233973579106171</text:p>
          </table:table-cell>
          <table:table-cell table:style-name="ce110" office:value-type="float" office:value="-0.701727299832876" calcext:value-type="float">
            <text:p>-0.701727299832876</text:p>
          </table:table-cell>
          <table:table-cell table:style-name="ce111" office:value-type="float" office:value="1.74983094957502" calcext:value-type="float">
            <text:p>1.74983094957502</text:p>
          </table:table-cell>
          <table:table-cell table:style-name="ce112" office:value-type="float" office:value="-4.03072371488482" calcext:value-type="float">
            <text:p>-4.03072371488482</text:p>
          </table:table-cell>
          <table:table-cell table:style-name="ce113" office:value-type="float" office:value="-0.818417865360575" calcext:value-type="float">
            <text:p>-0.818417865360575</text:p>
          </table:table-cell>
          <table:table-cell table:style-name="ce114" office:value-type="float" office:value="2.34301035350861" calcext:value-type="float">
            <text:p>2.34301035350861</text:p>
          </table:table-cell>
          <table:table-cell table:number-columns-repeated="907"/>
        </table:table-row>
        <table:table-row table:style-name="ro1">
          <table:table-cell/>
          <table:table-cell table:style-name="ce3" office:value-type="float" office:value="-0.890067608357213" calcext:value-type="float">
            <text:p>-0.890067608357213</text:p>
          </table:table-cell>
          <table:table-cell table:style-name="ce4" office:value-type="float" office:value="-0.307653875492654" calcext:value-type="float">
            <text:p>-0.307653875492654</text:p>
          </table:table-cell>
          <table:table-cell table:style-name="ce5" office:value-type="float" office:value="0.0603778305184004" calcext:value-type="float">
            <text:p>0.0603778305184</text:p>
          </table:table-cell>
          <table:table-cell table:style-name="ce6" office:value-type="float" office:value="0.165541391059818" calcext:value-type="float">
            <text:p>0.165541391059818</text:p>
          </table:table-cell>
          <table:table-cell table:style-name="ce7" office:value-type="float" office:value="0.139903960962517" calcext:value-type="float">
            <text:p>0.139903960962517</text:p>
          </table:table-cell>
          <table:table-cell table:style-name="ce8" office:value-type="float" office:value="-0.738878223634112" calcext:value-type="float">
            <text:p>-0.738878223634112</text:p>
          </table:table-cell>
          <table:table-cell table:style-name="ce9" office:value-type="float" office:value="-1.05298362849911" calcext:value-type="float">
            <text:p>-1.05298362849911</text:p>
          </table:table-cell>
          <table:table-cell table:style-name="ce10" office:value-type="float" office:value="-1.01702620020395" calcext:value-type="float">
            <text:p>-1.01702620020395</text:p>
          </table:table-cell>
          <table:table-cell table:style-name="ce11" office:value-type="float" office:value="-0.0623456371804021" calcext:value-type="float">
            <text:p>-0.062345637180402</text:p>
          </table:table-cell>
          <table:table-cell table:style-name="ce12" office:value-type="float" office:value="-0.00824949541700233" calcext:value-type="float">
            <text:p>-0.008249495417002</text:p>
          </table:table-cell>
          <table:table-cell table:style-name="ce13" office:value-type="float" office:value="-0.207909290712943" calcext:value-type="float">
            <text:p>-0.207909290712943</text:p>
          </table:table-cell>
          <table:table-cell table:style-name="ce14" office:value-type="float" office:value="-0.414648475604859" calcext:value-type="float">
            <text:p>-0.414648475604859</text:p>
          </table:table-cell>
          <table:table-cell table:style-name="ce15" office:value-type="float" office:value="-0.205191380734295" calcext:value-type="float">
            <text:p>-0.205191380734295</text:p>
          </table:table-cell>
          <table:table-cell table:style-name="ce16" office:value-type="float" office:value="-0.537665438273511" calcext:value-type="float">
            <text:p>-0.537665438273511</text:p>
          </table:table-cell>
          <table:table-cell table:style-name="ce17" office:value-type="float" office:value="0.425025056078311" calcext:value-type="float">
            <text:p>0.425025056078311</text:p>
          </table:table-cell>
          <table:table-cell table:style-name="ce18" office:value-type="float" office:value="-1.88111751000589" calcext:value-type="float">
            <text:p>-1.88111751000589</text:p>
          </table:table-cell>
          <table:table-cell table:style-name="ce19" office:value-type="float" office:value="-0.0739659285562724" calcext:value-type="float">
            <text:p>-0.073965928556272</text:p>
          </table:table-cell>
          <table:table-cell table:style-name="ce20" office:value-type="float" office:value="-0.0750399059850359" calcext:value-type="float">
            <text:p>-0.075039905985036</text:p>
          </table:table-cell>
          <table:table-cell table:style-name="ce21" office:value-type="float" office:value="-0.919983040332922" calcext:value-type="float">
            <text:p>-0.919983040332922</text:p>
          </table:table-cell>
          <table:table-cell table:style-name="ce22" office:value-type="float" office:value="0.144335629703912" calcext:value-type="float">
            <text:p>0.144335629703912</text:p>
          </table:table-cell>
          <table:table-cell table:style-name="ce23" office:value-type="float" office:value="-0.0822673068614138" calcext:value-type="float">
            <text:p>-0.082267306861414</text:p>
          </table:table-cell>
          <table:table-cell table:style-name="ce24" office:value-type="float" office:value="1.17032365385246" calcext:value-type="float">
            <text:p>1.17032365385246</text:p>
          </table:table-cell>
          <table:table-cell table:style-name="ce25" office:value-type="float" office:value="-0.224975238201362" calcext:value-type="float">
            <text:p>-0.224975238201362</text:p>
          </table:table-cell>
          <table:table-cell table:style-name="ce26" office:value-type="float" office:value="0.024164250007672" calcext:value-type="float">
            <text:p>0.024164250007672</text:p>
          </table:table-cell>
          <table:table-cell table:style-name="ce27" office:value-type="float" office:value="0.470574336664912" calcext:value-type="float">
            <text:p>0.470574336664912</text:p>
          </table:table-cell>
          <table:table-cell table:style-name="ce28" office:value-type="float" office:value="-0.643945525542879" calcext:value-type="float">
            <text:p>-0.643945525542879</text:p>
          </table:table-cell>
          <table:table-cell table:style-name="ce29" office:value-type="float" office:value="0.139868879121137" calcext:value-type="float">
            <text:p>0.139868879121137</text:p>
          </table:table-cell>
          <table:table-cell table:style-name="ce30" office:value-type="float" office:value="-0.727208042983644" calcext:value-type="float">
            <text:p>-0.727208042983644</text:p>
          </table:table-cell>
          <table:table-cell table:style-name="ce31" office:value-type="float" office:value="-0.917859245120026" calcext:value-type="float">
            <text:p>-0.917859245120026</text:p>
          </table:table-cell>
          <table:table-cell table:style-name="ce32" office:value-type="float" office:value="-0.626035518004014" calcext:value-type="float">
            <text:p>-0.626035518004014</text:p>
          </table:table-cell>
          <table:table-cell table:style-name="ce33" office:value-type="float" office:value="0.0113182014187876" calcext:value-type="float">
            <text:p>0.011318201418788</text:p>
          </table:table-cell>
          <table:table-cell table:style-name="ce34" office:value-type="float" office:value="0.927043198557261" calcext:value-type="float">
            <text:p>0.927043198557261</text:p>
          </table:table-cell>
          <table:table-cell table:style-name="ce35" office:value-type="float" office:value="-0.381430752011297" calcext:value-type="float">
            <text:p>-0.381430752011297</text:p>
          </table:table-cell>
          <table:table-cell table:style-name="ce36" office:value-type="float" office:value="-0.300607443789472" calcext:value-type="float">
            <text:p>-0.300607443789472</text:p>
          </table:table-cell>
          <table:table-cell table:style-name="ce37" office:value-type="float" office:value="-0.245586284042918" calcext:value-type="float">
            <text:p>-0.245586284042918</text:p>
          </table:table-cell>
          <table:table-cell table:style-name="ce38" office:value-type="float" office:value="-0.152178440434889" calcext:value-type="float">
            <text:p>-0.152178440434889</text:p>
          </table:table-cell>
          <table:table-cell table:style-name="ce39" office:value-type="float" office:value="1.11528487972531" calcext:value-type="float">
            <text:p>1.11528487972531</text:p>
          </table:table-cell>
          <table:table-cell table:style-name="ce40" office:value-type="float" office:value="0.139744477501013" calcext:value-type="float">
            <text:p>0.139744477501013</text:p>
          </table:table-cell>
          <table:table-cell table:style-name="ce41" office:value-type="float" office:value="-0.596628154858774" calcext:value-type="float">
            <text:p>-0.596628154858774</text:p>
          </table:table-cell>
          <table:table-cell table:style-name="ce42" office:value-type="float" office:value="-0.0401012449332162" calcext:value-type="float">
            <text:p>-0.040101244933216</text:p>
          </table:table-cell>
          <table:table-cell table:style-name="ce43" office:value-type="float" office:value="0.251989542486156" calcext:value-type="float">
            <text:p>0.251989542486156</text:p>
          </table:table-cell>
          <table:table-cell table:style-name="ce44" office:value-type="float" office:value="-0.38935999546566" calcext:value-type="float">
            <text:p>-0.38935999546566</text:p>
          </table:table-cell>
          <table:table-cell table:style-name="ce45" office:value-type="float" office:value="-0.131789525146211" calcext:value-type="float">
            <text:p>-0.131789525146211</text:p>
          </table:table-cell>
          <table:table-cell table:style-name="ce46" office:value-type="float" office:value="2.57428472936393" calcext:value-type="float">
            <text:p>2.57428472936393</text:p>
          </table:table-cell>
          <table:table-cell table:style-name="ce47" office:value-type="float" office:value="2.86009100418935" calcext:value-type="float">
            <text:p>2.86009100418935</text:p>
          </table:table-cell>
          <table:table-cell table:style-name="ce48" office:value-type="float" office:value="-1.09418744151895" calcext:value-type="float">
            <text:p>-1.09418744151895</text:p>
          </table:table-cell>
          <table:table-cell table:style-name="ce49" office:value-type="float" office:value="0.206796428530355" calcext:value-type="float">
            <text:p>0.206796428530355</text:p>
          </table:table-cell>
          <table:table-cell table:style-name="ce50" office:value-type="float" office:value="-0.433792988390837" calcext:value-type="float">
            <text:p>-0.433792988390837</text:p>
          </table:table-cell>
          <table:table-cell table:style-name="ce51" office:value-type="float" office:value="-0.197586221615205" calcext:value-type="float">
            <text:p>-0.197586221615205</text:p>
          </table:table-cell>
          <table:table-cell table:style-name="ce52" office:value-type="float" office:value="-0.61065312071715" calcext:value-type="float">
            <text:p>-0.61065312071715</text:p>
          </table:table-cell>
          <table:table-cell table:style-name="ce53" office:value-type="float" office:value="1.01045738754977" calcext:value-type="float">
            <text:p>1.01045738754977</text:p>
          </table:table-cell>
          <table:table-cell table:style-name="ce54" office:value-type="float" office:value="-0.524704745775856" calcext:value-type="float">
            <text:p>-0.524704745775856</text:p>
          </table:table-cell>
          <table:table-cell table:style-name="ce55" office:value-type="float" office:value="-0.0365819838287707" calcext:value-type="float">
            <text:p>-0.036581983828771</text:p>
          </table:table-cell>
          <table:table-cell table:style-name="ce56" office:value-type="float" office:value="0.160148544179814" calcext:value-type="float">
            <text:p>0.160148544179814</text:p>
          </table:table-cell>
          <table:table-cell table:style-name="ce57" office:value-type="float" office:value="0.948396435110352" calcext:value-type="float">
            <text:p>0.948396435110352</text:p>
          </table:table-cell>
          <table:table-cell table:style-name="ce58" office:value-type="float" office:value="0.191999613391288" calcext:value-type="float">
            <text:p>0.191999613391288</text:p>
          </table:table-cell>
          <table:table-cell table:style-name="ce59" office:value-type="float" office:value="1.27812410521024" calcext:value-type="float">
            <text:p>1.27812410521024</text:p>
          </table:table-cell>
          <table:table-cell table:style-name="ce60" office:value-type="float" office:value="-0.56392160671171" calcext:value-type="float">
            <text:p>-0.56392160671171</text:p>
          </table:table-cell>
          <table:table-cell table:style-name="ce61" office:value-type="float" office:value="1.71488470710532" calcext:value-type="float">
            <text:p>1.71488470710532</text:p>
          </table:table-cell>
          <table:table-cell table:style-name="ce62" office:value-type="float" office:value="0.499947206658739" calcext:value-type="float">
            <text:p>0.499947206658739</text:p>
          </table:table-cell>
          <table:table-cell table:style-name="ce63" office:value-type="float" office:value="-0.529750273066796" calcext:value-type="float">
            <text:p>-0.529750273066796</text:p>
          </table:table-cell>
          <table:table-cell table:style-name="ce64" office:value-type="float" office:value="0.535114271635497" calcext:value-type="float">
            <text:p>0.535114271635497</text:p>
          </table:table-cell>
          <table:table-cell table:style-name="ce65" office:value-type="float" office:value="0.0204888659899661" calcext:value-type="float">
            <text:p>0.020488865989966</text:p>
          </table:table-cell>
          <table:table-cell table:style-name="ce66" office:value-type="float" office:value="-3.0452194262912" calcext:value-type="float">
            <text:p>-3.0452194262912</text:p>
          </table:table-cell>
          <table:table-cell table:style-name="ce67" office:value-type="float" office:value="-0.807460621363383" calcext:value-type="float">
            <text:p>-0.807460621363383</text:p>
          </table:table-cell>
          <table:table-cell table:style-name="ce68" office:value-type="float" office:value="0.323080060446918" calcext:value-type="float">
            <text:p>0.323080060446918</text:p>
          </table:table-cell>
          <table:table-cell table:style-name="ce69" office:value-type="float" office:value="0.542108811592545" calcext:value-type="float">
            <text:p>0.542108811592545</text:p>
          </table:table-cell>
          <table:table-cell table:style-name="ce70" office:value-type="float" office:value="-0.915599353654096" calcext:value-type="float">
            <text:p>-0.915599353654096</text:p>
          </table:table-cell>
          <table:table-cell table:style-name="ce71" office:value-type="float" office:value="-0.993563806851147" calcext:value-type="float">
            <text:p>-0.993563806851147</text:p>
          </table:table-cell>
          <table:table-cell table:style-name="ce72" office:value-type="float" office:value="-1.17761708198371" calcext:value-type="float">
            <text:p>-1.17761708198371</text:p>
          </table:table-cell>
          <table:table-cell table:style-name="ce73" office:value-type="float" office:value="-16.5047557961991" calcext:value-type="float">
            <text:p>-16.5047557961991</text:p>
          </table:table-cell>
          <table:table-cell table:style-name="ce74" office:value-type="float" office:value="0.183695131480411" calcext:value-type="float">
            <text:p>0.183695131480411</text:p>
          </table:table-cell>
          <table:table-cell table:style-name="ce75" office:value-type="float" office:value="-8.88711791507606" calcext:value-type="float">
            <text:p>-8.88711791507606</text:p>
          </table:table-cell>
          <table:table-cell table:style-name="ce76" office:value-type="float" office:value="-3.57096163730478" calcext:value-type="float">
            <text:p>-3.57096163730478</text:p>
          </table:table-cell>
          <table:table-cell table:style-name="ce77" office:value-type="float" office:value="0.59650417496356" calcext:value-type="float">
            <text:p>0.59650417496356</text:p>
          </table:table-cell>
          <table:table-cell table:style-name="ce78" office:value-type="float" office:value="4.51074656766977" calcext:value-type="float">
            <text:p>4.51074656766977</text:p>
          </table:table-cell>
          <table:table-cell table:style-name="ce79" office:value-type="float" office:value="-0.558382878419487" calcext:value-type="float">
            <text:p>-0.558382878419487</text:p>
          </table:table-cell>
          <table:table-cell table:style-name="ce80" office:value-type="float" office:value="0.625017505838991" calcext:value-type="float">
            <text:p>0.625017505838991</text:p>
          </table:table-cell>
          <table:table-cell table:style-name="ce81" office:value-type="float" office:value="-0.65732214060569" calcext:value-type="float">
            <text:p>-0.65732214060569</text:p>
          </table:table-cell>
          <table:table-cell table:style-name="ce82" office:value-type="float" office:value="-0.677693195547212" calcext:value-type="float">
            <text:p>-0.677693195547212</text:p>
          </table:table-cell>
          <table:table-cell table:style-name="ce83" office:value-type="float" office:value="-0.848107683926639" calcext:value-type="float">
            <text:p>-0.848107683926639</text:p>
          </table:table-cell>
          <table:table-cell table:style-name="ce84" office:value-type="float" office:value="-0.303792362646994" calcext:value-type="float">
            <text:p>-0.303792362646994</text:p>
          </table:table-cell>
          <table:table-cell table:style-name="ce85" office:value-type="float" office:value="1.1303521275116" calcext:value-type="float">
            <text:p>1.1303521275116</text:p>
          </table:table-cell>
          <table:table-cell table:style-name="ce86" office:value-type="float" office:value="0.157341244732912" calcext:value-type="float">
            <text:p>0.157341244732912</text:p>
          </table:table-cell>
          <table:table-cell table:style-name="ce87" office:value-type="float" office:value="-1.44689130861714" calcext:value-type="float">
            <text:p>-1.44689130861714</text:p>
          </table:table-cell>
          <table:table-cell table:style-name="ce88" office:value-type="float" office:value="-0.685551226431247" calcext:value-type="float">
            <text:p>-0.685551226431247</text:p>
          </table:table-cell>
          <table:table-cell table:style-name="ce89" office:value-type="float" office:value="-0.656319373913279" calcext:value-type="float">
            <text:p>-0.656319373913279</text:p>
          </table:table-cell>
          <table:table-cell table:style-name="ce90" office:value-type="float" office:value="0.662279114617587" calcext:value-type="float">
            <text:p>0.662279114617587</text:p>
          </table:table-cell>
          <table:table-cell table:style-name="ce91" office:value-type="float" office:value="2.3926074514796" calcext:value-type="float">
            <text:p>2.3926074514796</text:p>
          </table:table-cell>
          <table:table-cell table:style-name="ce92" office:value-type="float" office:value="1.91360644662565" calcext:value-type="float">
            <text:p>1.91360644662565</text:p>
          </table:table-cell>
          <table:table-cell table:style-name="ce93" office:value-type="float" office:value="-0.290738581065492" calcext:value-type="float">
            <text:p>-0.290738581065492</text:p>
          </table:table-cell>
          <table:table-cell table:style-name="ce94" office:value-type="float" office:value="-0.927379713026717" calcext:value-type="float">
            <text:p>-0.927379713026717</text:p>
          </table:table-cell>
          <table:table-cell table:style-name="ce95" office:value-type="float" office:value="-0.467776518629444" calcext:value-type="float">
            <text:p>-0.467776518629444</text:p>
          </table:table-cell>
          <table:table-cell table:style-name="ce96" office:value-type="float" office:value="-0.127608385385929" calcext:value-type="float">
            <text:p>-0.127608385385929</text:p>
          </table:table-cell>
          <table:table-cell table:style-name="ce97" office:value-type="float" office:value="0.0199633910403414" calcext:value-type="float">
            <text:p>0.019963391040341</text:p>
          </table:table-cell>
          <table:table-cell table:style-name="ce98" office:value-type="float" office:value="-0.437301124972491" calcext:value-type="float">
            <text:p>-0.437301124972491</text:p>
          </table:table-cell>
          <table:table-cell table:style-name="ce99" office:value-type="float" office:value="-1.00090007156475" calcext:value-type="float">
            <text:p>-1.00090007156475</text:p>
          </table:table-cell>
          <table:table-cell table:style-name="ce100" office:value-type="float" office:value="-1.51183999217569" calcext:value-type="float">
            <text:p>-1.51183999217569</text:p>
          </table:table-cell>
          <table:table-cell table:style-name="ce101" office:value-type="float" office:value="-0.184032946245426" calcext:value-type="float">
            <text:p>-0.184032946245426</text:p>
          </table:table-cell>
          <table:table-cell table:style-name="ce102" office:value-type="float" office:value="-0.221745812586652" calcext:value-type="float">
            <text:p>-0.221745812586652</text:p>
          </table:table-cell>
          <table:table-cell table:style-name="ce103" office:value-type="float" office:value="0.739153736954328" calcext:value-type="float">
            <text:p>0.739153736954328</text:p>
          </table:table-cell>
          <table:table-cell table:style-name="ce104" office:value-type="float" office:value="0.0344212439172973" calcext:value-type="float">
            <text:p>0.034421243917297</text:p>
          </table:table-cell>
          <table:table-cell table:style-name="ce105" office:value-type="float" office:value="-0.573101441400261" calcext:value-type="float">
            <text:p>-0.573101441400261</text:p>
          </table:table-cell>
          <table:table-cell table:style-name="ce106" office:value-type="float" office:value="-0.807460621363383" calcext:value-type="float">
            <text:p>-0.807460621363383</text:p>
          </table:table-cell>
          <table:table-cell table:style-name="ce107" office:value-type="float" office:value="1.81783006754333" calcext:value-type="float">
            <text:p>1.81783006754333</text:p>
          </table:table-cell>
          <table:table-cell table:style-name="ce108" office:value-type="float" office:value="-0.145026211035448" calcext:value-type="float">
            <text:p>-0.145026211035448</text:p>
          </table:table-cell>
          <table:table-cell table:style-name="ce109" office:value-type="float" office:value="0.544813161803443" calcext:value-type="float">
            <text:p>0.544813161803443</text:p>
          </table:table-cell>
          <table:table-cell table:style-name="ce110" office:value-type="float" office:value="-0.799728572203678" calcext:value-type="float">
            <text:p>-0.799728572203678</text:p>
          </table:table-cell>
          <table:table-cell table:style-name="ce111" office:value-type="float" office:value="0.583278806358306" calcext:value-type="float">
            <text:p>0.583278806358306</text:p>
          </table:table-cell>
          <table:table-cell table:style-name="ce112" office:value-type="float" office:value="-0.678430379704037" calcext:value-type="float">
            <text:p>-0.678430379704037</text:p>
          </table:table-cell>
          <table:table-cell table:style-name="ce113" office:value-type="float" office:value="0.976089111723898" calcext:value-type="float">
            <text:p>0.976089111723898</text:p>
          </table:table-cell>
          <table:table-cell table:style-name="ce114" office:value-type="float" office:value="-2.33824213786024" calcext:value-type="float">
            <text:p>-2.33824213786024</text:p>
          </table:table-cell>
          <table:table-cell table:number-columns-repeated="907"/>
        </table:table-row>
        <table:table-row table:style-name="ro1">
          <table:table-cell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13"/>
          <table:table-cell table:style-name="ce114"/>
          <table:table-cell table:number-columns-repeated="907"/>
        </table:table-row>
        <calcext:conditional-formats>
          <calcext:conditional-format calcext:target-range-address="'lsi__arg-dblim=0-num=5-min=25-thr=100-db=data_training_results'.B660:'lsi__arg-dblim=0-num=5-min=25-thr=100-db=data_training_results'.B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660:'lsi__arg-dblim=0-num=5-min=25-thr=100-db=data_training_results'.C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660:'lsi__arg-dblim=0-num=5-min=25-thr=100-db=data_training_results'.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E660:'lsi__arg-dblim=0-num=5-min=25-thr=100-db=data_training_results'.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F660:'lsi__arg-dblim=0-num=5-min=25-thr=100-db=data_training_results'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G660:'lsi__arg-dblim=0-num=5-min=25-thr=100-db=data_training_results'.G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H660:'lsi__arg-dblim=0-num=5-min=25-thr=100-db=data_training_results'.H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I660:'lsi__arg-dblim=0-num=5-min=25-thr=100-db=data_training_results'.I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J660:'lsi__arg-dblim=0-num=5-min=25-thr=100-db=data_training_results'.J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K660:'lsi__arg-dblim=0-num=5-min=25-thr=100-db=data_training_results'.K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L660:'lsi__arg-dblim=0-num=5-min=25-thr=100-db=data_training_results'.L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M660:'lsi__arg-dblim=0-num=5-min=25-thr=100-db=data_training_results'.M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N660:'lsi__arg-dblim=0-num=5-min=25-thr=100-db=data_training_results'.N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O660:'lsi__arg-dblim=0-num=5-min=25-thr=100-db=data_training_results'.O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P660:'lsi__arg-dblim=0-num=5-min=25-thr=100-db=data_training_results'.P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Q660:'lsi__arg-dblim=0-num=5-min=25-thr=100-db=data_training_results'.Q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R660:'lsi__arg-dblim=0-num=5-min=25-thr=100-db=data_training_results'.R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S660:'lsi__arg-dblim=0-num=5-min=25-thr=100-db=data_training_results'.S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T660:'lsi__arg-dblim=0-num=5-min=25-thr=100-db=data_training_results'.T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U660:'lsi__arg-dblim=0-num=5-min=25-thr=100-db=data_training_results'.U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V660:'lsi__arg-dblim=0-num=5-min=25-thr=100-db=data_training_results'.V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W660:'lsi__arg-dblim=0-num=5-min=25-thr=100-db=data_training_results'.W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X660:'lsi__arg-dblim=0-num=5-min=25-thr=100-db=data_training_results'.X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Y660:'lsi__arg-dblim=0-num=5-min=25-thr=100-db=data_training_results'.Y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Z660:'lsi__arg-dblim=0-num=5-min=25-thr=100-db=data_training_results'.Z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A660:'lsi__arg-dblim=0-num=5-min=25-thr=100-db=data_training_results'.AA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B660:'lsi__arg-dblim=0-num=5-min=25-thr=100-db=data_training_results'.AB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C660:'lsi__arg-dblim=0-num=5-min=25-thr=100-db=data_training_results'.AC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D660:'lsi__arg-dblim=0-num=5-min=25-thr=100-db=data_training_results'.A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E660:'lsi__arg-dblim=0-num=5-min=25-thr=100-db=data_training_results'.A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F660:'lsi__arg-dblim=0-num=5-min=25-thr=100-db=data_training_results'.A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G660:'lsi__arg-dblim=0-num=5-min=25-thr=100-db=data_training_results'.AG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H660:'lsi__arg-dblim=0-num=5-min=25-thr=100-db=data_training_results'.AH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I660:'lsi__arg-dblim=0-num=5-min=25-thr=100-db=data_training_results'.AI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J660:'lsi__arg-dblim=0-num=5-min=25-thr=100-db=data_training_results'.AJ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K660:'lsi__arg-dblim=0-num=5-min=25-thr=100-db=data_training_results'.AK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L660:'lsi__arg-dblim=0-num=5-min=25-thr=100-db=data_training_results'.AL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M660:'lsi__arg-dblim=0-num=5-min=25-thr=100-db=data_training_results'.AM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N660:'lsi__arg-dblim=0-num=5-min=25-thr=100-db=data_training_results'.AN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O660:'lsi__arg-dblim=0-num=5-min=25-thr=100-db=data_training_results'.AO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P660:'lsi__arg-dblim=0-num=5-min=25-thr=100-db=data_training_results'.AP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Q660:'lsi__arg-dblim=0-num=5-min=25-thr=100-db=data_training_results'.AQ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R660:'lsi__arg-dblim=0-num=5-min=25-thr=100-db=data_training_results'.AR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S660:'lsi__arg-dblim=0-num=5-min=25-thr=100-db=data_training_results'.AS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T660:'lsi__arg-dblim=0-num=5-min=25-thr=100-db=data_training_results'.AT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U660:'lsi__arg-dblim=0-num=5-min=25-thr=100-db=data_training_results'.AU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V660:'lsi__arg-dblim=0-num=5-min=25-thr=100-db=data_training_results'.AV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W660:'lsi__arg-dblim=0-num=5-min=25-thr=100-db=data_training_results'.AW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X660:'lsi__arg-dblim=0-num=5-min=25-thr=100-db=data_training_results'.AX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Y660:'lsi__arg-dblim=0-num=5-min=25-thr=100-db=data_training_results'.AY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Z660:'lsi__arg-dblim=0-num=5-min=25-thr=100-db=data_training_results'.AZ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A660:'lsi__arg-dblim=0-num=5-min=25-thr=100-db=data_training_results'.BA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B660:'lsi__arg-dblim=0-num=5-min=25-thr=100-db=data_training_results'.BB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C660:'lsi__arg-dblim=0-num=5-min=25-thr=100-db=data_training_results'.BC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D660:'lsi__arg-dblim=0-num=5-min=25-thr=100-db=data_training_results'.B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E660:'lsi__arg-dblim=0-num=5-min=25-thr=100-db=data_training_results'.B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F660:'lsi__arg-dblim=0-num=5-min=25-thr=100-db=data_training_results'.B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G660:'lsi__arg-dblim=0-num=5-min=25-thr=100-db=data_training_results'.BG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H660:'lsi__arg-dblim=0-num=5-min=25-thr=100-db=data_training_results'.BH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I660:'lsi__arg-dblim=0-num=5-min=25-thr=100-db=data_training_results'.BI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J660:'lsi__arg-dblim=0-num=5-min=25-thr=100-db=data_training_results'.BJ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K660:'lsi__arg-dblim=0-num=5-min=25-thr=100-db=data_training_results'.BK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L660:'lsi__arg-dblim=0-num=5-min=25-thr=100-db=data_training_results'.BL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M660:'lsi__arg-dblim=0-num=5-min=25-thr=100-db=data_training_results'.BM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N660:'lsi__arg-dblim=0-num=5-min=25-thr=100-db=data_training_results'.BN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O660:'lsi__arg-dblim=0-num=5-min=25-thr=100-db=data_training_results'.BO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P660:'lsi__arg-dblim=0-num=5-min=25-thr=100-db=data_training_results'.BP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Q660:'lsi__arg-dblim=0-num=5-min=25-thr=100-db=data_training_results'.BQ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R660:'lsi__arg-dblim=0-num=5-min=25-thr=100-db=data_training_results'.BR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S660:'lsi__arg-dblim=0-num=5-min=25-thr=100-db=data_training_results'.BS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T660:'lsi__arg-dblim=0-num=5-min=25-thr=100-db=data_training_results'.BT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U660:'lsi__arg-dblim=0-num=5-min=25-thr=100-db=data_training_results'.BU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V660:'lsi__arg-dblim=0-num=5-min=25-thr=100-db=data_training_results'.BV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W660:'lsi__arg-dblim=0-num=5-min=25-thr=100-db=data_training_results'.BW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X660:'lsi__arg-dblim=0-num=5-min=25-thr=100-db=data_training_results'.BX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Y660:'lsi__arg-dblim=0-num=5-min=25-thr=100-db=data_training_results'.BY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BZ660:'lsi__arg-dblim=0-num=5-min=25-thr=100-db=data_training_results'.BZ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A660:'lsi__arg-dblim=0-num=5-min=25-thr=100-db=data_training_results'.CA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B660:'lsi__arg-dblim=0-num=5-min=25-thr=100-db=data_training_results'.CB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C660:'lsi__arg-dblim=0-num=5-min=25-thr=100-db=data_training_results'.CC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D660:'lsi__arg-dblim=0-num=5-min=25-thr=100-db=data_training_results'.C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E660:'lsi__arg-dblim=0-num=5-min=25-thr=100-db=data_training_results'.C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F660:'lsi__arg-dblim=0-num=5-min=25-thr=100-db=data_training_results'.C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G660:'lsi__arg-dblim=0-num=5-min=25-thr=100-db=data_training_results'.CG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H660:'lsi__arg-dblim=0-num=5-min=25-thr=100-db=data_training_results'.CH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I660:'lsi__arg-dblim=0-num=5-min=25-thr=100-db=data_training_results'.CI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J660:'lsi__arg-dblim=0-num=5-min=25-thr=100-db=data_training_results'.CJ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K660:'lsi__arg-dblim=0-num=5-min=25-thr=100-db=data_training_results'.CK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L660:'lsi__arg-dblim=0-num=5-min=25-thr=100-db=data_training_results'.CL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M660:'lsi__arg-dblim=0-num=5-min=25-thr=100-db=data_training_results'.CM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N660:'lsi__arg-dblim=0-num=5-min=25-thr=100-db=data_training_results'.CN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O660:'lsi__arg-dblim=0-num=5-min=25-thr=100-db=data_training_results'.CO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P660:'lsi__arg-dblim=0-num=5-min=25-thr=100-db=data_training_results'.CP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Q660:'lsi__arg-dblim=0-num=5-min=25-thr=100-db=data_training_results'.CQ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R660:'lsi__arg-dblim=0-num=5-min=25-thr=100-db=data_training_results'.CR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S660:'lsi__arg-dblim=0-num=5-min=25-thr=100-db=data_training_results'.CS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T660:'lsi__arg-dblim=0-num=5-min=25-thr=100-db=data_training_results'.CT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U660:'lsi__arg-dblim=0-num=5-min=25-thr=100-db=data_training_results'.CU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V660:'lsi__arg-dblim=0-num=5-min=25-thr=100-db=data_training_results'.CV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W660:'lsi__arg-dblim=0-num=5-min=25-thr=100-db=data_training_results'.CW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X660:'lsi__arg-dblim=0-num=5-min=25-thr=100-db=data_training_results'.CX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Y660:'lsi__arg-dblim=0-num=5-min=25-thr=100-db=data_training_results'.CY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CZ660:'lsi__arg-dblim=0-num=5-min=25-thr=100-db=data_training_results'.CZ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A660:'lsi__arg-dblim=0-num=5-min=25-thr=100-db=data_training_results'.DA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B660:'lsi__arg-dblim=0-num=5-min=25-thr=100-db=data_training_results'.DB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C660:'lsi__arg-dblim=0-num=5-min=25-thr=100-db=data_training_results'.DC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D660:'lsi__arg-dblim=0-num=5-min=25-thr=100-db=data_training_results'.D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E660:'lsi__arg-dblim=0-num=5-min=25-thr=100-db=data_training_results'.D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F660:'lsi__arg-dblim=0-num=5-min=25-thr=100-db=data_training_results'.D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G660:'lsi__arg-dblim=0-num=5-min=25-thr=100-db=data_training_results'.DG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H660:'lsi__arg-dblim=0-num=5-min=25-thr=100-db=data_training_results'.DH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DI660:'lsi__arg-dblim=0-num=5-min=25-thr=100-db=data_training_results'.DI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-db=data_training_results'.A658:'lsi__arg-dblim=0-num=5-min=25-thr=100-db=data_training_results'.AMJ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21:30:46.882225299</dc:date>
    <meta:editing-duration>PT7M4S</meta:editing-duration>
    <meta:editing-cycles>2</meta:editing-cycles>
    <meta:generator>LibreOffice/6.2.7.1$Linux_X86_64 LibreOffice_project/20$Build-1</meta:generator>
    <meta:document-statistic meta:table-count="1" meta:cell-count="4701" meta:object-count="0"/>
  </office:meta>
</office:document-meta>
</file>